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4.22mm" svg:height="260.84mm" svg:x="137.76mm" svg:y="19.5mm">
            <draw:object draw:notify-on-update-of-ranges="Sheet1.A2:Sheet1.A1001 Sheet1.B1:Sheet1.B1 Sheet1.B2:Sheet1.B1001 Sheet1.C1:Sheet1.C1 Sheet1.C2:Sheet1.C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poche</text:p>
          </table:table-cell>
          <table:table-cell office:value-type="string" calcext:value-type="string">
            <text:p>Random Search</text:p>
          </table:table-cell>
          <table:table-cell office:value-type="string" calcext:value-type="string">
            <text:p>Monte Carlo Tree Sear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008970123" calcext:value-type="float">
            <text:p>0.49008970123</text:p>
          </table:table-cell>
          <table:table-cell office:value-type="float" office:value="0.401201201206787" calcext:value-type="float">
            <text:p>0.401201201206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0275111109041" calcext:value-type="float">
            <text:p>0.490275111109041</text:p>
          </table:table-cell>
          <table:table-cell office:value-type="float" office:value="0.401269677242163" calcext:value-type="float">
            <text:p>0.401269677242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0453914268161" calcext:value-type="float">
            <text:p>0.490453914268161</text:p>
          </table:table-cell>
          <table:table-cell office:value-type="float" office:value="0.401369641012841" calcext:value-type="float">
            <text:p>0.401369641012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0534334064073" calcext:value-type="float">
            <text:p>0.490534334064073</text:p>
          </table:table-cell>
          <table:table-cell office:value-type="float" office:value="0.401406449038423" calcext:value-type="float">
            <text:p>0.401406449038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055240934357" calcext:value-type="float">
            <text:p>0.49055240934357</text:p>
          </table:table-cell>
          <table:table-cell office:value-type="float" office:value="0.401468833448628" calcext:value-type="float">
            <text:p>0.4014688334486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0679116513464" calcext:value-type="float">
            <text:p>0.490679116513464</text:p>
          </table:table-cell>
          <table:table-cell office:value-type="float" office:value="0.401557182879123" calcext:value-type="float">
            <text:p>0.4015571828791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0869792205161" calcext:value-type="float">
            <text:p>0.490869792205161</text:p>
          </table:table-cell>
          <table:table-cell office:value-type="float" office:value="0.401602897668958" calcext:value-type="float">
            <text:p>0.4016028976689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0988472286797" calcext:value-type="float">
            <text:p>0.490988472286797</text:p>
          </table:table-cell>
          <table:table-cell office:value-type="float" office:value="0.401632420149677" calcext:value-type="float">
            <text:p>0.401632420149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1060887400913" calcext:value-type="float">
            <text:p>0.491060887400913</text:p>
          </table:table-cell>
          <table:table-cell office:value-type="float" office:value="0.401673967756581" calcext:value-type="float">
            <text:p>0.4016739677565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1201021318708" calcext:value-type="float">
            <text:p>0.491201021318708</text:p>
          </table:table-cell>
          <table:table-cell office:value-type="float" office:value="0.401737100835381" calcext:value-type="float">
            <text:p>0.4017371008353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1254325946819" calcext:value-type="float">
            <text:p>0.491254325946819</text:p>
          </table:table-cell>
          <table:table-cell office:value-type="float" office:value="0.401826114492094" calcext:value-type="float">
            <text:p>0.4018261144920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9128579044045" calcext:value-type="float">
            <text:p>0.49128579044045</text:p>
          </table:table-cell>
          <table:table-cell office:value-type="float" office:value="0.401925796438556" calcext:value-type="float">
            <text:p>0.401925796438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1354484785433" calcext:value-type="float">
            <text:p>0.491354484785433</text:p>
          </table:table-cell>
          <table:table-cell office:value-type="float" office:value="0.402005484894203" calcext:value-type="float">
            <text:p>0.402005484894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91485557284069" calcext:value-type="float">
            <text:p>0.491485557284069</text:p>
          </table:table-cell>
          <table:table-cell office:value-type="float" office:value="0.402050197116439" calcext:value-type="float">
            <text:p>0.4020501971164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1552717273764" calcext:value-type="float">
            <text:p>0.491552717273764</text:p>
          </table:table-cell>
          <table:table-cell office:value-type="float" office:value="0.402147726842018" calcext:value-type="float">
            <text:p>0.402147726842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1617038508413" calcext:value-type="float">
            <text:p>0.491617038508413</text:p>
          </table:table-cell>
          <table:table-cell office:value-type="float" office:value="0.402179021009486" calcext:value-type="float">
            <text:p>0.402179021009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91706500977906" calcext:value-type="float">
            <text:p>0.491706500977906</text:p>
          </table:table-cell>
          <table:table-cell office:value-type="float" office:value="0.40227679014409" calcext:value-type="float">
            <text:p>0.402276790144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1779731452085" calcext:value-type="float">
            <text:p>0.491779731452085</text:p>
          </table:table-cell>
          <table:table-cell office:value-type="float" office:value="0.402291629477975" calcext:value-type="float">
            <text:p>0.4022916294779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1784994117518" calcext:value-type="float">
            <text:p>0.491784994117518</text:p>
          </table:table-cell>
          <table:table-cell office:value-type="float" office:value="0.402374248642564" calcext:value-type="float">
            <text:p>0.4023742486425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1867085771618" calcext:value-type="float">
            <text:p>0.491867085771618</text:p>
          </table:table-cell>
          <table:table-cell office:value-type="float" office:value="0.402423596247392" calcext:value-type="float">
            <text:p>0.4024235962473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92043029186152" calcext:value-type="float">
            <text:p>0.492043029186152</text:p>
          </table:table-cell>
          <table:table-cell office:value-type="float" office:value="0.402488613937525" calcext:value-type="float">
            <text:p>0.4024886139375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92219281365545" calcext:value-type="float">
            <text:p>0.492219281365545</text:p>
          </table:table-cell>
          <table:table-cell office:value-type="float" office:value="0.402542264314072" calcext:value-type="float">
            <text:p>0.402542264314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92332102837662" calcext:value-type="float">
            <text:p>0.492332102837662</text:p>
          </table:table-cell>
          <table:table-cell office:value-type="float" office:value="0.402591484538985" calcext:value-type="float">
            <text:p>0.4025914845389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237182657639" calcext:value-type="float">
            <text:p>0.49237182657639</text:p>
          </table:table-cell>
          <table:table-cell office:value-type="float" office:value="0.402599038029073" calcext:value-type="float">
            <text:p>0.4025990380290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2443754431712" calcext:value-type="float">
            <text:p>0.492443754431712</text:p>
          </table:table-cell>
          <table:table-cell office:value-type="float" office:value="0.40263223424452" calcext:value-type="float">
            <text:p>0.402632234244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2490194308453" calcext:value-type="float">
            <text:p>0.492490194308453</text:p>
          </table:table-cell>
          <table:table-cell office:value-type="float" office:value="0.402700219149157" calcext:value-type="float">
            <text:p>0.4027002191491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92673898489504" calcext:value-type="float">
            <text:p>0.492673898489504</text:p>
          </table:table-cell>
          <table:table-cell office:value-type="float" office:value="0.402730326081975" calcext:value-type="float">
            <text:p>0.4027303260819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92770814768728" calcext:value-type="float">
            <text:p>0.492770814768728</text:p>
          </table:table-cell>
          <table:table-cell office:value-type="float" office:value="0.402802267826705" calcext:value-type="float">
            <text:p>0.4028022678267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2832291017473" calcext:value-type="float">
            <text:p>0.492832291017473</text:p>
          </table:table-cell>
          <table:table-cell office:value-type="float" office:value="0.402866084183986" calcext:value-type="float">
            <text:p>0.4028660841839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285606963121" calcext:value-type="float">
            <text:p>0.49285606963121</text:p>
          </table:table-cell>
          <table:table-cell office:value-type="float" office:value="0.402918897605912" calcext:value-type="float">
            <text:p>0.4029188976059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93041304844191" calcext:value-type="float">
            <text:p>0.493041304844191</text:p>
          </table:table-cell>
          <table:table-cell office:value-type="float" office:value="0.402945247228226" calcext:value-type="float">
            <text:p>0.4029452472282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93111361035936" calcext:value-type="float">
            <text:p>0.493111361035936</text:p>
          </table:table-cell>
          <table:table-cell office:value-type="float" office:value="0.403022541271385" calcext:value-type="float">
            <text:p>0.4030225412713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9321446313571" calcext:value-type="float">
            <text:p>0.49321446313571</text:p>
          </table:table-cell>
          <table:table-cell office:value-type="float" office:value="0.403103243467272" calcext:value-type="float">
            <text:p>0.4031032434672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93329994445676" calcext:value-type="float">
            <text:p>0.493329994445676</text:p>
          </table:table-cell>
          <table:table-cell office:value-type="float" office:value="0.403105251856911" calcext:value-type="float">
            <text:p>0.4031052518569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93378474259362" calcext:value-type="float">
            <text:p>0.493378474259362</text:p>
          </table:table-cell>
          <table:table-cell office:value-type="float" office:value="0.403167728495456" calcext:value-type="float">
            <text:p>0.403167728495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93417909720458" calcext:value-type="float">
            <text:p>0.493417909720458</text:p>
          </table:table-cell>
          <table:table-cell office:value-type="float" office:value="0.403210824564168" calcext:value-type="float">
            <text:p>0.4032108245641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93432899246814" calcext:value-type="float">
            <text:p>0.493432899246814</text:p>
          </table:table-cell>
          <table:table-cell office:value-type="float" office:value="0.403250232348713" calcext:value-type="float">
            <text:p>0.4032502323487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93626003778051" calcext:value-type="float">
            <text:p>0.493626003778051</text:p>
          </table:table-cell>
          <table:table-cell office:value-type="float" office:value="0.403288219498417" calcext:value-type="float">
            <text:p>0.4032882194984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93738819491302" calcext:value-type="float">
            <text:p>0.493738819491302</text:p>
          </table:table-cell>
          <table:table-cell office:value-type="float" office:value="0.403343892846589" calcext:value-type="float">
            <text:p>0.4033438928465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3936077326468" calcext:value-type="float">
            <text:p>0.493936077326468</text:p>
          </table:table-cell>
          <table:table-cell office:value-type="float" office:value="0.403402237731643" calcext:value-type="float">
            <text:p>0.4034022377316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9396404647601" calcext:value-type="float">
            <text:p>0.49396404647601</text:p>
          </table:table-cell>
          <table:table-cell office:value-type="float" office:value="0.40342654897152" calcext:value-type="float">
            <text:p>0.40342654897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93975637386949" calcext:value-type="float">
            <text:p>0.493975637386949</text:p>
          </table:table-cell>
          <table:table-cell office:value-type="float" office:value="0.403518047512767" calcext:value-type="float">
            <text:p>0.4035180475127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940533236461" calcext:value-type="float">
            <text:p>0.4940533236461</text:p>
          </table:table-cell>
          <table:table-cell office:value-type="float" office:value="0.403573875806926" calcext:value-type="float">
            <text:p>0.4035738758069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94147624132576" calcext:value-type="float">
            <text:p>0.494147624132576</text:p>
          </table:table-cell>
          <table:table-cell office:value-type="float" office:value="0.403610231220252" calcext:value-type="float">
            <text:p>0.4036102312202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4237582144492" calcext:value-type="float">
            <text:p>0.494237582144492</text:p>
          </table:table-cell>
          <table:table-cell office:value-type="float" office:value="0.403668313871798" calcext:value-type="float">
            <text:p>0.4036683138717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94326277764017" calcext:value-type="float">
            <text:p>0.494326277764017</text:p>
          </table:table-cell>
          <table:table-cell office:value-type="float" office:value="0.403738409863012" calcext:value-type="float">
            <text:p>0.4037384098630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94455718283456" calcext:value-type="float">
            <text:p>0.494455718283456</text:p>
          </table:table-cell>
          <table:table-cell office:value-type="float" office:value="0.403749948475966" calcext:value-type="float">
            <text:p>0.4037499484759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94490513823435" calcext:value-type="float">
            <text:p>0.494490513823435</text:p>
          </table:table-cell>
          <table:table-cell office:value-type="float" office:value="0.403806021584032" calcext:value-type="float">
            <text:p>0.4038060215840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94514769959416" calcext:value-type="float">
            <text:p>0.494514769959416</text:p>
          </table:table-cell>
          <table:table-cell office:value-type="float" office:value="0.403855911818619" calcext:value-type="float">
            <text:p>0.4038559118186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4568387934548" calcext:value-type="float">
            <text:p>0.494568387934548</text:p>
          </table:table-cell>
          <table:table-cell office:value-type="float" office:value="0.403940049684786" calcext:value-type="float">
            <text:p>0.4039400496847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94578859827111" calcext:value-type="float">
            <text:p>0.494578859827111</text:p>
          </table:table-cell>
          <table:table-cell office:value-type="float" office:value="0.403982599870325" calcext:value-type="float">
            <text:p>0.4039825998703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94588966671436" calcext:value-type="float">
            <text:p>0.494588966671436</text:p>
          </table:table-cell>
          <table:table-cell office:value-type="float" office:value="0.404016502412139" calcext:value-type="float">
            <text:p>0.4040165024121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469262258373" calcext:value-type="float">
            <text:p>0.49469262258373</text:p>
          </table:table-cell>
          <table:table-cell office:value-type="float" office:value="0.404033420886973" calcext:value-type="float">
            <text:p>0.4040334208869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9476775206244" calcext:value-type="float">
            <text:p>0.49476775206244</text:p>
          </table:table-cell>
          <table:table-cell office:value-type="float" office:value="0.404034247181989" calcext:value-type="float">
            <text:p>0.4040342471819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4918462058618" calcext:value-type="float">
            <text:p>0.494918462058618</text:p>
          </table:table-cell>
          <table:table-cell office:value-type="float" office:value="0.404041258993044" calcext:value-type="float">
            <text:p>0.4040412589930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94920100896393" calcext:value-type="float">
            <text:p>0.494920100896393</text:p>
          </table:table-cell>
          <table:table-cell office:value-type="float" office:value="0.404050766336926" calcext:value-type="float">
            <text:p>0.4040507663369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4997902015323" calcext:value-type="float">
            <text:p>0.494997902015323</text:p>
          </table:table-cell>
          <table:table-cell office:value-type="float" office:value="0.40412533915389" calcext:value-type="float">
            <text:p>0.404125339153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95121775819112" calcext:value-type="float">
            <text:p>0.495121775819112</text:p>
          </table:table-cell>
          <table:table-cell office:value-type="float" office:value="0.404218303670319" calcext:value-type="float">
            <text:p>0.4042183036703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5140871925097" calcext:value-type="float">
            <text:p>0.495140871925097</text:p>
          </table:table-cell>
          <table:table-cell office:value-type="float" office:value="0.404231712579047" calcext:value-type="float">
            <text:p>0.4042317125790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5275401812648" calcext:value-type="float">
            <text:p>0.495275401812648</text:p>
          </table:table-cell>
          <table:table-cell office:value-type="float" office:value="0.404298805006795" calcext:value-type="float">
            <text:p>0.4042988050067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95383677133632" calcext:value-type="float">
            <text:p>0.495383677133632</text:p>
          </table:table-cell>
          <table:table-cell office:value-type="float" office:value="0.404334212205894" calcext:value-type="float">
            <text:p>0.4043342122058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95563685477347" calcext:value-type="float">
            <text:p>0.495563685477347</text:p>
          </table:table-cell>
          <table:table-cell office:value-type="float" office:value="0.404428785777306" calcext:value-type="float">
            <text:p>0.4044287857773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95751848753945" calcext:value-type="float">
            <text:p>0.495751848753945</text:p>
          </table:table-cell>
          <table:table-cell office:value-type="float" office:value="0.404472906932081" calcext:value-type="float">
            <text:p>0.4044729069320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9577964816083" calcext:value-type="float">
            <text:p>0.49577964816083</text:p>
          </table:table-cell>
          <table:table-cell office:value-type="float" office:value="0.404508016260129" calcext:value-type="float">
            <text:p>0.4045080162601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95827655986073" calcext:value-type="float">
            <text:p>0.495827655986073</text:p>
          </table:table-cell>
          <table:table-cell office:value-type="float" office:value="0.404529432865508" calcext:value-type="float">
            <text:p>0.4045294328655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95922692754773" calcext:value-type="float">
            <text:p>0.495922692754773</text:p>
          </table:table-cell>
          <table:table-cell office:value-type="float" office:value="0.404558274514192" calcext:value-type="float">
            <text:p>0.4045582745141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96103898719522" calcext:value-type="float">
            <text:p>0.496103898719522</text:p>
          </table:table-cell>
          <table:table-cell office:value-type="float" office:value="0.404657723748603" calcext:value-type="float">
            <text:p>0.4046577237486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96139708514215" calcext:value-type="float">
            <text:p>0.496139708514215</text:p>
          </table:table-cell>
          <table:table-cell office:value-type="float" office:value="0.404680566652752" calcext:value-type="float">
            <text:p>0.4046805666527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96298435049311" calcext:value-type="float">
            <text:p>0.496298435049311</text:p>
          </table:table-cell>
          <table:table-cell office:value-type="float" office:value="0.404681137192846" calcext:value-type="float">
            <text:p>0.4046811371928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96300649271675" calcext:value-type="float">
            <text:p>0.496300649271675</text:p>
          </table:table-cell>
          <table:table-cell office:value-type="float" office:value="0.404685848246666" calcext:value-type="float">
            <text:p>0.4046858482466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96371031377464" calcext:value-type="float">
            <text:p>0.496371031377464</text:p>
          </table:table-cell>
          <table:table-cell office:value-type="float" office:value="0.404719418453888" calcext:value-type="float">
            <text:p>0.4047194184538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96547655696005" calcext:value-type="float">
            <text:p>0.496547655696005</text:p>
          </table:table-cell>
          <table:table-cell office:value-type="float" office:value="0.404724481740046" calcext:value-type="float">
            <text:p>0.4047244817400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96554676307164" calcext:value-type="float">
            <text:p>0.496554676307164</text:p>
          </table:table-cell>
          <table:table-cell office:value-type="float" office:value="0.40479952705661" calcext:value-type="float">
            <text:p>0.404799527056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96748341915209" calcext:value-type="float">
            <text:p>0.496748341915209</text:p>
          </table:table-cell>
          <table:table-cell office:value-type="float" office:value="0.404899318808215" calcext:value-type="float">
            <text:p>0.4048993188082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96797068318295" calcext:value-type="float">
            <text:p>0.496797068318295</text:p>
          </table:table-cell>
          <table:table-cell office:value-type="float" office:value="0.404980071160166" calcext:value-type="float">
            <text:p>0.4049800711601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96893338693755" calcext:value-type="float">
            <text:p>0.496893338693755</text:p>
          </table:table-cell>
          <table:table-cell office:value-type="float" office:value="0.404988549168498" calcext:value-type="float">
            <text:p>0.4049885491684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97087543141235" calcext:value-type="float">
            <text:p>0.497087543141235</text:p>
          </table:table-cell>
          <table:table-cell office:value-type="float" office:value="0.405047235405378" calcext:value-type="float">
            <text:p>0.4050472354053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97200502153384" calcext:value-type="float">
            <text:p>0.497200502153384</text:p>
          </table:table-cell>
          <table:table-cell office:value-type="float" office:value="0.405095422821977" calcext:value-type="float">
            <text:p>0.4050954228219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97336850716582" calcext:value-type="float">
            <text:p>0.497336850716582</text:p>
          </table:table-cell>
          <table:table-cell office:value-type="float" office:value="0.405148770104727" calcext:value-type="float">
            <text:p>0.4051487701047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7429783141983" calcext:value-type="float">
            <text:p>0.497429783141983</text:p>
          </table:table-cell>
          <table:table-cell office:value-type="float" office:value="0.405211196253287" calcext:value-type="float">
            <text:p>0.4052111962532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97548011551105" calcext:value-type="float">
            <text:p>0.497548011551105</text:p>
          </table:table-cell>
          <table:table-cell office:value-type="float" office:value="0.405291253704281" calcext:value-type="float">
            <text:p>0.4052912537042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97595640034602" calcext:value-type="float">
            <text:p>0.497595640034602</text:p>
          </table:table-cell>
          <table:table-cell office:value-type="float" office:value="0.405383877376034" calcext:value-type="float">
            <text:p>0.4053838773760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7605899419485" calcext:value-type="float">
            <text:p>0.497605899419485</text:p>
          </table:table-cell>
          <table:table-cell office:value-type="float" office:value="0.405389285800294" calcext:value-type="float">
            <text:p>0.4053892858002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97627796342388" calcext:value-type="float">
            <text:p>0.497627796342388</text:p>
          </table:table-cell>
          <table:table-cell office:value-type="float" office:value="0.405440720406564" calcext:value-type="float">
            <text:p>0.4054407204065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9780752202851" calcext:value-type="float">
            <text:p>0.49780752202851</text:p>
          </table:table-cell>
          <table:table-cell office:value-type="float" office:value="0.405448951044583" calcext:value-type="float">
            <text:p>0.405448951044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787741126755" calcext:value-type="float">
            <text:p>0.49787741126755</text:p>
          </table:table-cell>
          <table:table-cell office:value-type="float" office:value="0.405545310133499" calcext:value-type="float">
            <text:p>0.4055453101334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979848680871" calcext:value-type="float">
            <text:p>0.4979848680871</text:p>
          </table:table-cell>
          <table:table-cell office:value-type="float" office:value="0.405563136154761" calcext:value-type="float">
            <text:p>0.4055631361547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112063883125" calcext:value-type="float">
            <text:p>0.498112063883125</text:p>
          </table:table-cell>
          <table:table-cell office:value-type="float" office:value="0.40563646225545" calcext:value-type="float">
            <text:p>0.405636462255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8180996957307" calcext:value-type="float">
            <text:p>0.498180996957307</text:p>
          </table:table-cell>
          <table:table-cell office:value-type="float" office:value="0.405681250223104" calcext:value-type="float">
            <text:p>0.4056812502231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8328574633638" calcext:value-type="float">
            <text:p>0.498328574633638</text:p>
          </table:table-cell>
          <table:table-cell office:value-type="float" office:value="0.4056911568351" calcext:value-type="float">
            <text:p>0.4056911568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98343103240409" calcext:value-type="float">
            <text:p>0.498343103240409</text:p>
          </table:table-cell>
          <table:table-cell office:value-type="float" office:value="0.405694054314396" calcext:value-type="float">
            <text:p>0.40569405431439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98476986565322" calcext:value-type="float">
            <text:p>0.498476986565322</text:p>
          </table:table-cell>
          <table:table-cell office:value-type="float" office:value="0.405698573349909" calcext:value-type="float">
            <text:p>0.40569857334990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98581386988664" calcext:value-type="float">
            <text:p>0.498581386988664</text:p>
          </table:table-cell>
          <table:table-cell office:value-type="float" office:value="0.405726601851126" calcext:value-type="float">
            <text:p>0.40572660185112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98617486686285" calcext:value-type="float">
            <text:p>0.498617486686285</text:p>
          </table:table-cell>
          <table:table-cell office:value-type="float" office:value="0.405800585659203" calcext:value-type="float">
            <text:p>0.4058005856592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98755786109791" calcext:value-type="float">
            <text:p>0.498755786109791</text:p>
          </table:table-cell>
          <table:table-cell office:value-type="float" office:value="0.405892863678362" calcext:value-type="float">
            <text:p>0.4058928636783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98776613071276" calcext:value-type="float">
            <text:p>0.498776613071276</text:p>
          </table:table-cell>
          <table:table-cell office:value-type="float" office:value="0.405961746054962" calcext:value-type="float">
            <text:p>0.4059617460549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98822776757732" calcext:value-type="float">
            <text:p>0.498822776757732</text:p>
          </table:table-cell>
          <table:table-cell office:value-type="float" office:value="0.406053684004305" calcext:value-type="float">
            <text:p>0.4060536840043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98828003069048" calcext:value-type="float">
            <text:p>0.498828003069048</text:p>
          </table:table-cell>
          <table:table-cell office:value-type="float" office:value="0.406134337895166" calcext:value-type="float">
            <text:p>0.4061343378951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98956848191811" calcext:value-type="float">
            <text:p>0.498956848191811</text:p>
          </table:table-cell>
          <table:table-cell office:value-type="float" office:value="0.406214200304053" calcext:value-type="float">
            <text:p>0.4062142003040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9037768211757" calcext:value-type="float">
            <text:p>0.499037768211757</text:p>
          </table:table-cell>
          <table:table-cell office:value-type="float" office:value="0.406224421301188" calcext:value-type="float">
            <text:p>0.4062244213011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99162089006781" calcext:value-type="float">
            <text:p>0.499162089006781</text:p>
          </table:table-cell>
          <table:table-cell office:value-type="float" office:value="0.406270433931361" calcext:value-type="float">
            <text:p>0.40627043393136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9932920809581" calcext:value-type="float">
            <text:p>0.49932920809581</text:p>
          </table:table-cell>
          <table:table-cell office:value-type="float" office:value="0.406320373469904" calcext:value-type="float">
            <text:p>0.4063203734699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0937761427184" calcext:value-type="float">
            <text:p>0.50937761427184</text:p>
          </table:table-cell>
          <table:table-cell office:value-type="float" office:value="0.414403343356528" calcext:value-type="float">
            <text:p>0.41440334335652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09510949651506" calcext:value-type="float">
            <text:p>0.509510949651506</text:p>
          </table:table-cell>
          <table:table-cell office:value-type="float" office:value="0.414490265203698" calcext:value-type="float">
            <text:p>0.4144902652036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09568588488235" calcext:value-type="float">
            <text:p>0.509568588488235</text:p>
          </table:table-cell>
          <table:table-cell office:value-type="float" office:value="0.414517560224973" calcext:value-type="float">
            <text:p>0.4145175602249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09637564070679" calcext:value-type="float">
            <text:p>0.509637564070679</text:p>
          </table:table-cell>
          <table:table-cell office:value-type="float" office:value="0.414551599636885" calcext:value-type="float">
            <text:p>0.4145515996368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09817499677133" calcext:value-type="float">
            <text:p>0.509817499677133</text:p>
          </table:table-cell>
          <table:table-cell office:value-type="float" office:value="0.414586180789761" calcext:value-type="float">
            <text:p>0.4145861807897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9855048007045" calcext:value-type="float">
            <text:p>0.509855048007045</text:p>
          </table:table-cell>
          <table:table-cell office:value-type="float" office:value="0.414641067267679" calcext:value-type="float">
            <text:p>0.4146410672676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09976631302647" calcext:value-type="float">
            <text:p>0.509976631302647</text:p>
          </table:table-cell>
          <table:table-cell office:value-type="float" office:value="0.414645767338098" calcext:value-type="float">
            <text:p>0.41464576733809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10149775096541" calcext:value-type="float">
            <text:p>0.510149775096541</text:p>
          </table:table-cell>
          <table:table-cell office:value-type="float" office:value="0.414715855255898" calcext:value-type="float">
            <text:p>0.4147158552558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10202247983065" calcext:value-type="float">
            <text:p>0.510202247983065</text:p>
          </table:table-cell>
          <table:table-cell office:value-type="float" office:value="0.414758585727852" calcext:value-type="float">
            <text:p>0.4147585857278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10236212176147" calcext:value-type="float">
            <text:p>0.510236212176147</text:p>
          </table:table-cell>
          <table:table-cell office:value-type="float" office:value="0.414836503508895" calcext:value-type="float">
            <text:p>0.41483650350889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10358312423972" calcext:value-type="float">
            <text:p>0.510358312423972</text:p>
          </table:table-cell>
          <table:table-cell office:value-type="float" office:value="0.414848181719552" calcext:value-type="float">
            <text:p>0.4148481817195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10552491769159" calcext:value-type="float">
            <text:p>0.510552491769159</text:p>
          </table:table-cell>
          <table:table-cell office:value-type="float" office:value="0.414865271302429" calcext:value-type="float">
            <text:p>0.41486527130242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1059921095017" calcext:value-type="float">
            <text:p>0.51059921095017</text:p>
          </table:table-cell>
          <table:table-cell office:value-type="float" office:value="0.414907340550918" calcext:value-type="float">
            <text:p>0.4149073405509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10733659145689" calcext:value-type="float">
            <text:p>0.510733659145689</text:p>
          </table:table-cell>
          <table:table-cell office:value-type="float" office:value="0.41494482381825" calcext:value-type="float">
            <text:p>0.414944823818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10793769486923" calcext:value-type="float">
            <text:p>0.510793769486923</text:p>
          </table:table-cell>
          <table:table-cell office:value-type="float" office:value="0.41495919566081" calcext:value-type="float">
            <text:p>0.414959195660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10913115117288" calcext:value-type="float">
            <text:p>0.510913115117288</text:p>
          </table:table-cell>
          <table:table-cell office:value-type="float" office:value="0.415024320622236" calcext:value-type="float">
            <text:p>0.41502432062223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11033368247401" calcext:value-type="float">
            <text:p>0.511033368247401</text:p>
          </table:table-cell>
          <table:table-cell office:value-type="float" office:value="0.415081665917006" calcext:value-type="float">
            <text:p>0.41508166591700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11207412858298" calcext:value-type="float">
            <text:p>0.511207412858298</text:p>
          </table:table-cell>
          <table:table-cell office:value-type="float" office:value="0.415141882500151" calcext:value-type="float">
            <text:p>0.4151418825001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11323359339633" calcext:value-type="float">
            <text:p>0.511323359339633</text:p>
          </table:table-cell>
          <table:table-cell office:value-type="float" office:value="0.41520425277604" calcext:value-type="float">
            <text:p>0.415204252776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11414922447889" calcext:value-type="float">
            <text:p>0.511414922447889</text:p>
          </table:table-cell>
          <table:table-cell office:value-type="float" office:value="0.415271681379983" calcext:value-type="float">
            <text:p>0.4152716813799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11518103939431" calcext:value-type="float">
            <text:p>0.511518103939431</text:p>
          </table:table-cell>
          <table:table-cell office:value-type="float" office:value="0.415280289322261" calcext:value-type="float">
            <text:p>0.4152802893222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11528203454374" calcext:value-type="float">
            <text:p>0.511528203454374</text:p>
          </table:table-cell>
          <table:table-cell office:value-type="float" office:value="0.415323772174816" calcext:value-type="float">
            <text:p>0.4153237721748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11678778662772" calcext:value-type="float">
            <text:p>0.511678778662772</text:p>
          </table:table-cell>
          <table:table-cell office:value-type="float" office:value="0.415338219307205" calcext:value-type="float">
            <text:p>0.4153382193072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11716196423791" calcext:value-type="float">
            <text:p>0.511716196423791</text:p>
          </table:table-cell>
          <table:table-cell office:value-type="float" office:value="0.415405466261076" calcext:value-type="float">
            <text:p>0.4154054662610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11881919044632" calcext:value-type="float">
            <text:p>0.511881919044632</text:p>
          </table:table-cell>
          <table:table-cell office:value-type="float" office:value="0.415450794650608" calcext:value-type="float">
            <text:p>0.4154507946506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11883811514929" calcext:value-type="float">
            <text:p>0.511883811514929</text:p>
          </table:table-cell>
          <table:table-cell office:value-type="float" office:value="0.41546842731965" calcext:value-type="float">
            <text:p>0.415468427319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11967254214872" calcext:value-type="float">
            <text:p>0.511967254214872</text:p>
          </table:table-cell>
          <table:table-cell office:value-type="float" office:value="0.415518626989358" calcext:value-type="float">
            <text:p>0.41551862698935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12115737265752" calcext:value-type="float">
            <text:p>0.512115737265752</text:p>
          </table:table-cell>
          <table:table-cell office:value-type="float" office:value="0.415614576626828" calcext:value-type="float">
            <text:p>0.4156145766268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1225945235549" calcext:value-type="float">
            <text:p>0.51225945235549</text:p>
          </table:table-cell>
          <table:table-cell office:value-type="float" office:value="0.415699973381079" calcext:value-type="float">
            <text:p>0.41569997338107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12268476678589" calcext:value-type="float">
            <text:p>0.512268476678589</text:p>
          </table:table-cell>
          <table:table-cell office:value-type="float" office:value="0.415721283275757" calcext:value-type="float">
            <text:p>0.41572128327575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12411102815889" calcext:value-type="float">
            <text:p>0.512411102815889</text:p>
          </table:table-cell>
          <table:table-cell office:value-type="float" office:value="0.415734892163754" calcext:value-type="float">
            <text:p>0.4157348921637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12588492583748" calcext:value-type="float">
            <text:p>0.512588492583748</text:p>
          </table:table-cell>
          <table:table-cell office:value-type="float" office:value="0.415788928187677" calcext:value-type="float">
            <text:p>0.41578892818767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12682252926796" calcext:value-type="float">
            <text:p>0.512682252926796</text:p>
          </table:table-cell>
          <table:table-cell office:value-type="float" office:value="0.415885299678924" calcext:value-type="float">
            <text:p>0.4158852996789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12852319497443" calcext:value-type="float">
            <text:p>0.512852319497443</text:p>
          </table:table-cell>
          <table:table-cell office:value-type="float" office:value="0.415963679561533" calcext:value-type="float">
            <text:p>0.4159636795615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12873958861616" calcext:value-type="float">
            <text:p>0.512873958861616</text:p>
          </table:table-cell>
          <table:table-cell office:value-type="float" office:value="0.416005777033381" calcext:value-type="float">
            <text:p>0.41600577703338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12979589168835" calcext:value-type="float">
            <text:p>0.512979589168835</text:p>
          </table:table-cell>
          <table:table-cell office:value-type="float" office:value="0.416087095365018" calcext:value-type="float">
            <text:p>0.416087095365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513170733556308" calcext:value-type="float">
            <text:p>0.513170733556308</text:p>
          </table:table-cell>
          <table:table-cell office:value-type="float" office:value="0.41615553376619" calcext:value-type="float">
            <text:p>0.4161555337661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13341463406406" calcext:value-type="float">
            <text:p>0.513341463406406</text:p>
          </table:table-cell>
          <table:table-cell office:value-type="float" office:value="0.416218039255685" calcext:value-type="float">
            <text:p>0.4162180392556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513454463605459" calcext:value-type="float">
            <text:p>0.513454463605459</text:p>
          </table:table-cell>
          <table:table-cell office:value-type="float" office:value="0.41625775913506" calcext:value-type="float">
            <text:p>0.416257759135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51364875724008" calcext:value-type="float">
            <text:p>0.51364875724008</text:p>
          </table:table-cell>
          <table:table-cell office:value-type="float" office:value="0.416337700235735" calcext:value-type="float">
            <text:p>0.4163377002357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13798708265679" calcext:value-type="float">
            <text:p>0.513798708265679</text:p>
          </table:table-cell>
          <table:table-cell office:value-type="float" office:value="0.416355991199676" calcext:value-type="float">
            <text:p>0.4163559911996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13924596807538" calcext:value-type="float">
            <text:p>0.513924596807538</text:p>
          </table:table-cell>
          <table:table-cell office:value-type="float" office:value="0.416386882436703" calcext:value-type="float">
            <text:p>0.41638688243670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14111903726158" calcext:value-type="float">
            <text:p>0.514111903726158</text:p>
          </table:table-cell>
          <table:table-cell office:value-type="float" office:value="0.416454091031626" calcext:value-type="float">
            <text:p>0.41645409103162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14286206636339" calcext:value-type="float">
            <text:p>0.514286206636339</text:p>
          </table:table-cell>
          <table:table-cell office:value-type="float" office:value="0.416541790027483" calcext:value-type="float">
            <text:p>0.4165417900274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14446309606456" calcext:value-type="float">
            <text:p>0.514446309606456</text:p>
          </table:table-cell>
          <table:table-cell office:value-type="float" office:value="0.416584773551457" calcext:value-type="float">
            <text:p>0.4165847735514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14520660636003" calcext:value-type="float">
            <text:p>0.514520660636003</text:p>
          </table:table-cell>
          <table:table-cell office:value-type="float" office:value="0.416683609917794" calcext:value-type="float">
            <text:p>0.41668360991779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14554557413995" calcext:value-type="float">
            <text:p>0.514554557413995</text:p>
          </table:table-cell>
          <table:table-cell office:value-type="float" office:value="0.416768239343468" calcext:value-type="float">
            <text:p>0.4167682393434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14648077165595" calcext:value-type="float">
            <text:p>0.514648077165595</text:p>
          </table:table-cell>
          <table:table-cell office:value-type="float" office:value="0.416853856311162" calcext:value-type="float">
            <text:p>0.4168538563111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14827168964327" calcext:value-type="float">
            <text:p>0.514827168964327</text:p>
          </table:table-cell>
          <table:table-cell office:value-type="float" office:value="0.416912048028197" calcext:value-type="float">
            <text:p>0.41691204802819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15006288111578" calcext:value-type="float">
            <text:p>0.515006288111578</text:p>
          </table:table-cell>
          <table:table-cell office:value-type="float" office:value="0.416991725583479" calcext:value-type="float">
            <text:p>0.41699172558347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15200377836082" calcext:value-type="float">
            <text:p>0.515200377836082</text:p>
          </table:table-cell>
          <table:table-cell office:value-type="float" office:value="0.417025044868656" calcext:value-type="float">
            <text:p>0.4170250448686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5153721632612" calcext:value-type="float">
            <text:p>0.5153721632612</text:p>
          </table:table-cell>
          <table:table-cell office:value-type="float" office:value="0.41712086310204" calcext:value-type="float">
            <text:p>0.417120863102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515543987204818" calcext:value-type="float">
            <text:p>0.515543987204818</text:p>
          </table:table-cell>
          <table:table-cell office:value-type="float" office:value="0.417169696480163" calcext:value-type="float">
            <text:p>0.4171696964801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15568605862535" calcext:value-type="float">
            <text:p>0.515568605862535</text:p>
          </table:table-cell>
          <table:table-cell office:value-type="float" office:value="0.417205163056934" calcext:value-type="float">
            <text:p>0.41720516305693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15710454493959" calcext:value-type="float">
            <text:p>0.515710454493959</text:p>
          </table:table-cell>
          <table:table-cell office:value-type="float" office:value="0.41726340253251" calcext:value-type="float">
            <text:p>0.417263402532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15827263335165" calcext:value-type="float">
            <text:p>0.515827263335165</text:p>
          </table:table-cell>
          <table:table-cell office:value-type="float" office:value="0.417355594388455" calcext:value-type="float">
            <text:p>0.41735559438845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15912067366283" calcext:value-type="float">
            <text:p>0.515912067366283</text:p>
          </table:table-cell>
          <table:table-cell office:value-type="float" office:value="0.417416259425305" calcext:value-type="float">
            <text:p>0.4174162594253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1604797260047" calcext:value-type="float">
            <text:p>0.51604797260047</text:p>
          </table:table-cell>
          <table:table-cell office:value-type="float" office:value="0.417444807242294" calcext:value-type="float">
            <text:p>0.41744480724229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16210810412185" calcext:value-type="float">
            <text:p>0.516210810412185</text:p>
          </table:table-cell>
          <table:table-cell office:value-type="float" office:value="0.417472558415934" calcext:value-type="float">
            <text:p>0.41747255841593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516397038932996" calcext:value-type="float">
            <text:p>0.516397038932996</text:p>
          </table:table-cell>
          <table:table-cell office:value-type="float" office:value="0.417516227469842" calcext:value-type="float">
            <text:p>0.4175162274698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16418900566191" calcext:value-type="float">
            <text:p>0.516418900566191</text:p>
          </table:table-cell>
          <table:table-cell office:value-type="float" office:value="0.41757530325888" calcext:value-type="float">
            <text:p>0.417575303258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16585454319322" calcext:value-type="float">
            <text:p>0.516585454319322</text:p>
          </table:table-cell>
          <table:table-cell office:value-type="float" office:value="0.417640831825045" calcext:value-type="float">
            <text:p>0.41764083182504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516751969130917" calcext:value-type="float">
            <text:p>0.516751969130917</text:p>
          </table:table-cell>
          <table:table-cell office:value-type="float" office:value="0.417692789741904" calcext:value-type="float">
            <text:p>0.4176927897419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16777764509289" calcext:value-type="float">
            <text:p>0.516777764509289</text:p>
          </table:table-cell>
          <table:table-cell office:value-type="float" office:value="0.417790109221959" calcext:value-type="float">
            <text:p>0.41779010922195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16814563904764" calcext:value-type="float">
            <text:p>0.516814563904764</text:p>
          </table:table-cell>
          <table:table-cell office:value-type="float" office:value="0.417790848269666" calcext:value-type="float">
            <text:p>0.4177908482696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16894513289282" calcext:value-type="float">
            <text:p>0.516894513289282</text:p>
          </table:table-cell>
          <table:table-cell office:value-type="float" office:value="0.417862116204558" calcext:value-type="float">
            <text:p>0.41786211620455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17078630586923" calcext:value-type="float">
            <text:p>0.517078630586923</text:p>
          </table:table-cell>
          <table:table-cell office:value-type="float" office:value="0.417951933468782" calcext:value-type="float">
            <text:p>0.4179519334687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517160821857545" calcext:value-type="float">
            <text:p>0.517160821857545</text:p>
          </table:table-cell>
          <table:table-cell office:value-type="float" office:value="0.417966260118542" calcext:value-type="float">
            <text:p>0.41796626011854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17190608565272" calcext:value-type="float">
            <text:p>0.517190608565272</text:p>
          </table:table-cell>
          <table:table-cell office:value-type="float" office:value="0.418065649075675" calcext:value-type="float">
            <text:p>0.4180656490756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1726531967755" calcext:value-type="float">
            <text:p>0.51726531967755</text:p>
          </table:table-cell>
          <table:table-cell office:value-type="float" office:value="0.418092161114437" calcext:value-type="float">
            <text:p>0.4180921611144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17445445612656" calcext:value-type="float">
            <text:p>0.517445445612656</text:p>
          </table:table-cell>
          <table:table-cell office:value-type="float" office:value="0.418135355089332" calcext:value-type="float">
            <text:p>0.41813535508933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17473708107083" calcext:value-type="float">
            <text:p>0.517473708107083</text:p>
          </table:table-cell>
          <table:table-cell office:value-type="float" office:value="0.418226803629159" calcext:value-type="float">
            <text:p>0.4182268036291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7557933593331" calcext:value-type="float">
            <text:p>0.517557933593331</text:p>
          </table:table-cell>
          <table:table-cell office:value-type="float" office:value="0.418300034724255" calcext:value-type="float">
            <text:p>0.4183000347242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51763131771233" calcext:value-type="float">
            <text:p>0.51763131771233</text:p>
          </table:table-cell>
          <table:table-cell office:value-type="float" office:value="0.418341554280307" calcext:value-type="float">
            <text:p>0.41834155428030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17753522944948" calcext:value-type="float">
            <text:p>0.517753522944948</text:p>
          </table:table-cell>
          <table:table-cell office:value-type="float" office:value="0.418363734265135" calcext:value-type="float">
            <text:p>0.4183637342651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517842663843566" calcext:value-type="float">
            <text:p>0.517842663843566</text:p>
          </table:table-cell>
          <table:table-cell office:value-type="float" office:value="0.418453641719992" calcext:value-type="float">
            <text:p>0.41845364171999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18001480091202" calcext:value-type="float">
            <text:p>0.518001480091202</text:p>
          </table:table-cell>
          <table:table-cell office:value-type="float" office:value="0.418513085839575" calcext:value-type="float">
            <text:p>0.4185130858395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18178012686007" calcext:value-type="float">
            <text:p>0.518178012686007</text:p>
          </table:table-cell>
          <table:table-cell office:value-type="float" office:value="0.41854985299062" calcext:value-type="float">
            <text:p>0.418549852990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18329499623229" calcext:value-type="float">
            <text:p>0.518329499623229</text:p>
          </table:table-cell>
          <table:table-cell office:value-type="float" office:value="0.418607278282862" calcext:value-type="float">
            <text:p>0.41860727828286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18426593469431" calcext:value-type="float">
            <text:p>0.518426593469431</text:p>
          </table:table-cell>
          <table:table-cell office:value-type="float" office:value="0.418648117368431" calcext:value-type="float">
            <text:p>0.4186481173684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18566918388207" calcext:value-type="float">
            <text:p>0.518566918388207</text:p>
          </table:table-cell>
          <table:table-cell office:value-type="float" office:value="0.418670763860714" calcext:value-type="float">
            <text:p>0.4186707638607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1874802570113" calcext:value-type="float">
            <text:p>0.51874802570113</text:p>
          </table:table-cell>
          <table:table-cell office:value-type="float" office:value="0.418699394308627" calcext:value-type="float">
            <text:p>0.41869939430862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18777025917954" calcext:value-type="float">
            <text:p>0.518777025917954</text:p>
          </table:table-cell>
          <table:table-cell office:value-type="float" office:value="0.418778281682048" calcext:value-type="float">
            <text:p>0.4187782816820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18939518299598" calcext:value-type="float">
            <text:p>0.518939518299598</text:p>
          </table:table-cell>
          <table:table-cell office:value-type="float" office:value="0.418829647013434" calcext:value-type="float">
            <text:p>0.41882964701343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19110301490412" calcext:value-type="float">
            <text:p>0.519110301490412</text:p>
          </table:table-cell>
          <table:table-cell office:value-type="float" office:value="0.418913060060717" calcext:value-type="float">
            <text:p>0.4189130600607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19270321271643" calcext:value-type="float">
            <text:p>0.519270321271643</text:p>
          </table:table-cell>
          <table:table-cell office:value-type="float" office:value="0.418915950333956" calcext:value-type="float">
            <text:p>0.41891595033395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19274343425583" calcext:value-type="float">
            <text:p>0.519274343425583</text:p>
          </table:table-cell>
          <table:table-cell office:value-type="float" office:value="0.419008680278308" calcext:value-type="float">
            <text:p>0.4190086802783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19308498774118" calcext:value-type="float">
            <text:p>0.519308498774118</text:p>
          </table:table-cell>
          <table:table-cell office:value-type="float" office:value="0.419093216567361" calcext:value-type="float">
            <text:p>0.4190932165673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19348383912195" calcext:value-type="float">
            <text:p>0.519348383912195</text:p>
          </table:table-cell>
          <table:table-cell office:value-type="float" office:value="0.419100217643496" calcext:value-type="float">
            <text:p>0.41910021764349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19546620799426" calcext:value-type="float">
            <text:p>0.519546620799426</text:p>
          </table:table-cell>
          <table:table-cell office:value-type="float" office:value="0.419110570351364" calcext:value-type="float">
            <text:p>0.4191105703513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19736334913545" calcext:value-type="float">
            <text:p>0.519736334913545</text:p>
          </table:table-cell>
          <table:table-cell office:value-type="float" office:value="0.419153055313127" calcext:value-type="float">
            <text:p>0.4191530553131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19929673460668" calcext:value-type="float">
            <text:p>0.519929673460668</text:p>
          </table:table-cell>
          <table:table-cell office:value-type="float" office:value="0.419212905249218" calcext:value-type="float">
            <text:p>0.4192129052492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20011059884949" calcext:value-type="float">
            <text:p>0.520011059884949</text:p>
          </table:table-cell>
          <table:table-cell office:value-type="float" office:value="0.419312323909269" calcext:value-type="float">
            <text:p>0.41931232390926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20181350120942" calcext:value-type="float">
            <text:p>0.520181350120942</text:p>
          </table:table-cell>
          <table:table-cell office:value-type="float" office:value="0.419401767791232" calcext:value-type="float">
            <text:p>0.4194017677912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20331565571391" calcext:value-type="float">
            <text:p>0.520331565571391</text:p>
          </table:table-cell>
          <table:table-cell office:value-type="float" office:value="0.419423160818639" calcext:value-type="float">
            <text:p>0.4194231608186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20516634228714" calcext:value-type="float">
            <text:p>0.520516634228714</text:p>
          </table:table-cell>
          <table:table-cell office:value-type="float" office:value="0.41946770538866" calcext:value-type="float">
            <text:p>0.419467705388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20526579352733" calcext:value-type="float">
            <text:p>0.520526579352733</text:p>
          </table:table-cell>
          <table:table-cell office:value-type="float" office:value="0.419535700713604" calcext:value-type="float">
            <text:p>0.4195357007136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20699635735657" calcext:value-type="float">
            <text:p>0.520699635735657</text:p>
          </table:table-cell>
          <table:table-cell office:value-type="float" office:value="0.419542164498231" calcext:value-type="float">
            <text:p>0.4195421644982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20817975235361" calcext:value-type="float">
            <text:p>0.520817975235361</text:p>
          </table:table-cell>
          <table:table-cell office:value-type="float" office:value="0.419572825325871" calcext:value-type="float">
            <text:p>0.41957282532587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2094113861546" calcext:value-type="float">
            <text:p>0.52094113861546</text:p>
          </table:table-cell>
          <table:table-cell office:value-type="float" office:value="0.419588335905672" calcext:value-type="float">
            <text:p>0.41958833590567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209978076731" calcext:value-type="float">
            <text:p>0.5209978076731</text:p>
          </table:table-cell>
          <table:table-cell office:value-type="float" office:value="0.419596274002127" calcext:value-type="float">
            <text:p>0.41959627400212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21064287223366" calcext:value-type="float">
            <text:p>0.521064287223366</text:p>
          </table:table-cell>
          <table:table-cell office:value-type="float" office:value="0.419671723295436" calcext:value-type="float">
            <text:p>0.41967172329543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21237248042312" calcext:value-type="float">
            <text:p>0.521237248042312</text:p>
          </table:table-cell>
          <table:table-cell office:value-type="float" office:value="0.419711435098617" calcext:value-type="float">
            <text:p>0.41971143509861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21249128406523" calcext:value-type="float">
            <text:p>0.521249128406523</text:p>
          </table:table-cell>
          <table:table-cell office:value-type="float" office:value="0.419735831611191" calcext:value-type="float">
            <text:p>0.41973583161119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21322897191916" calcext:value-type="float">
            <text:p>0.521322897191916</text:p>
          </table:table-cell>
          <table:table-cell office:value-type="float" office:value="0.419820812394353" calcext:value-type="float">
            <text:p>0.41982081239435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21372952558188" calcext:value-type="float">
            <text:p>0.521372952558188</text:p>
          </table:table-cell>
          <table:table-cell office:value-type="float" office:value="0.419840041076393" calcext:value-type="float">
            <text:p>0.41984004107639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21506169660061" calcext:value-type="float">
            <text:p>0.521506169660061</text:p>
          </table:table-cell>
          <table:table-cell office:value-type="float" office:value="0.419866500526738" calcext:value-type="float">
            <text:p>0.4198665005267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21522775084618" calcext:value-type="float">
            <text:p>0.521522775084618</text:p>
          </table:table-cell>
          <table:table-cell office:value-type="float" office:value="0.419955802913183" calcext:value-type="float">
            <text:p>0.41995580291318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2164763357904" calcext:value-type="float">
            <text:p>0.52164763357904</text:p>
          </table:table-cell>
          <table:table-cell office:value-type="float" office:value="0.420029477317322" calcext:value-type="float">
            <text:p>0.4200294773173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21768126407082" calcext:value-type="float">
            <text:p>0.521768126407082</text:p>
          </table:table-cell>
          <table:table-cell office:value-type="float" office:value="0.420071028063514" calcext:value-type="float">
            <text:p>0.42007102806351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21779160225386" calcext:value-type="float">
            <text:p>0.521779160225386</text:p>
          </table:table-cell>
          <table:table-cell office:value-type="float" office:value="0.420122783431821" calcext:value-type="float">
            <text:p>0.4201227834318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21940283514698" calcext:value-type="float">
            <text:p>0.521940283514698</text:p>
          </table:table-cell>
          <table:table-cell office:value-type="float" office:value="0.420179565225704" calcext:value-type="float">
            <text:p>0.4201795652257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22127745989271" calcext:value-type="float">
            <text:p>0.522127745989271</text:p>
          </table:table-cell>
          <table:table-cell office:value-type="float" office:value="0.420215172174441" calcext:value-type="float">
            <text:p>0.42021517217444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22278663517863" calcext:value-type="float">
            <text:p>0.522278663517863</text:p>
          </table:table-cell>
          <table:table-cell office:value-type="float" office:value="0.42024562959192" calcext:value-type="float">
            <text:p>0.420245629591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22420850161498" calcext:value-type="float">
            <text:p>0.522420850161498</text:p>
          </table:table-cell>
          <table:table-cell office:value-type="float" office:value="0.420334497189034" calcext:value-type="float">
            <text:p>0.42033449718903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22529699929476" calcext:value-type="float">
            <text:p>0.522529699929476</text:p>
          </table:table-cell>
          <table:table-cell office:value-type="float" office:value="0.420406019003394" calcext:value-type="float">
            <text:p>0.42040601900339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22586333696255" calcext:value-type="float">
            <text:p>0.522586333696255</text:p>
          </table:table-cell>
          <table:table-cell office:value-type="float" office:value="0.420470699256784" calcext:value-type="float">
            <text:p>0.42047069925678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22593118361663" calcext:value-type="float">
            <text:p>0.522593118361663</text:p>
          </table:table-cell>
          <table:table-cell office:value-type="float" office:value="0.420473654593147" calcext:value-type="float">
            <text:p>0.42047365459314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22649369200694" calcext:value-type="float">
            <text:p>0.522649369200694</text:p>
          </table:table-cell>
          <table:table-cell office:value-type="float" office:value="0.420481484881607" calcext:value-type="float">
            <text:p>0.4204814848816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22824354472913" calcext:value-type="float">
            <text:p>0.522824354472913</text:p>
          </table:table-cell>
          <table:table-cell office:value-type="float" office:value="0.420560196809739" calcext:value-type="float">
            <text:p>0.42056019680973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2292666481834" calcext:value-type="float">
            <text:p>0.52292666481834</text:p>
          </table:table-cell>
          <table:table-cell office:value-type="float" office:value="0.420654056497844" calcext:value-type="float">
            <text:p>0.42065405649784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23112080523348" calcext:value-type="float">
            <text:p>0.523112080523348</text:p>
          </table:table-cell>
          <table:table-cell office:value-type="float" office:value="0.420672324162105" calcext:value-type="float">
            <text:p>0.4206723241621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23207510467435" calcext:value-type="float">
            <text:p>0.523207510467435</text:p>
          </table:table-cell>
          <table:table-cell office:value-type="float" office:value="0.420756462766476" calcext:value-type="float">
            <text:p>0.42075646276647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2334386603638" calcext:value-type="float">
            <text:p>0.52334386603638</text:p>
          </table:table-cell>
          <table:table-cell office:value-type="float" office:value="0.420829500021028" calcext:value-type="float">
            <text:p>0.42082950002102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23493443984498" calcext:value-type="float">
            <text:p>0.523493443984498</text:p>
          </table:table-cell>
          <table:table-cell office:value-type="float" office:value="0.420860748634598" calcext:value-type="float">
            <text:p>0.4208607486345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23552484900031" calcext:value-type="float">
            <text:p>0.523552484900031</text:p>
          </table:table-cell>
          <table:table-cell office:value-type="float" office:value="0.4209599965181" calcext:value-type="float">
            <text:p>0.420959996518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2366526749958" calcext:value-type="float">
            <text:p>0.52366526749958</text:p>
          </table:table-cell>
          <table:table-cell office:value-type="float" office:value="0.420997296395003" calcext:value-type="float">
            <text:p>0.4209972963950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23674135841126" calcext:value-type="float">
            <text:p>0.523674135841126</text:p>
          </table:table-cell>
          <table:table-cell office:value-type="float" office:value="0.421096300012542" calcext:value-type="float">
            <text:p>0.42109630001254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23732879070782" calcext:value-type="float">
            <text:p>0.523732879070782</text:p>
          </table:table-cell>
          <table:table-cell office:value-type="float" office:value="0.421142053404043" calcext:value-type="float">
            <text:p>0.4211420534040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23803740301446" calcext:value-type="float">
            <text:p>0.523803740301446</text:p>
          </table:table-cell>
          <table:table-cell office:value-type="float" office:value="0.421184462588673" calcext:value-type="float">
            <text:p>0.42118446258867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23891136064291" calcext:value-type="float">
            <text:p>0.523891136064291</text:p>
          </table:table-cell>
          <table:table-cell office:value-type="float" office:value="0.4212253547892" calcext:value-type="float">
            <text:p>0.421225354789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24089683601136" calcext:value-type="float">
            <text:p>0.524089683601136</text:p>
          </table:table-cell>
          <table:table-cell office:value-type="float" office:value="0.421251204899807" calcext:value-type="float">
            <text:p>0.4212512048998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24240718786748" calcext:value-type="float">
            <text:p>0.524240718786748</text:p>
          </table:table-cell>
          <table:table-cell office:value-type="float" office:value="0.421274818683154" calcext:value-type="float">
            <text:p>0.42127481868315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24394462001551" calcext:value-type="float">
            <text:p>0.524394462001551</text:p>
          </table:table-cell>
          <table:table-cell office:value-type="float" office:value="0.421309714034172" calcext:value-type="float">
            <text:p>0.42130971403417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24560811689197" calcext:value-type="float">
            <text:p>0.524560811689197</text:p>
          </table:table-cell>
          <table:table-cell office:value-type="float" office:value="0.421324059054957" calcext:value-type="float">
            <text:p>0.4213240590549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24621014056389" calcext:value-type="float">
            <text:p>0.524621014056389</text:p>
          </table:table-cell>
          <table:table-cell office:value-type="float" office:value="0.421422453465443" calcext:value-type="float">
            <text:p>0.42142245346544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24761902692022" calcext:value-type="float">
            <text:p>0.524761902692022</text:p>
          </table:table-cell>
          <table:table-cell office:value-type="float" office:value="0.421519028790647" calcext:value-type="float">
            <text:p>0.4215190287906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24942235632644" calcext:value-type="float">
            <text:p>0.524942235632644</text:p>
          </table:table-cell>
          <table:table-cell office:value-type="float" office:value="0.421599857345772" calcext:value-type="float">
            <text:p>0.42159985734577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25019664666498" calcext:value-type="float">
            <text:p>0.525019664666498</text:p>
          </table:table-cell>
          <table:table-cell office:value-type="float" office:value="0.421649274405937" calcext:value-type="float">
            <text:p>0.42164927440593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25192333941474" calcext:value-type="float">
            <text:p>0.525192333941474</text:p>
          </table:table-cell>
          <table:table-cell office:value-type="float" office:value="0.421657099114948" calcext:value-type="float">
            <text:p>0.4216570991149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25230357656502" calcext:value-type="float">
            <text:p>0.525230357656502</text:p>
          </table:table-cell>
          <table:table-cell office:value-type="float" office:value="0.421709830065709" calcext:value-type="float">
            <text:p>0.42170983006570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25378071106054" calcext:value-type="float">
            <text:p>0.525378071106054</text:p>
          </table:table-cell>
          <table:table-cell office:value-type="float" office:value="0.42172228214544" calcext:value-type="float">
            <text:p>0.421722282145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25518788939212" calcext:value-type="float">
            <text:p>0.525518788939212</text:p>
          </table:table-cell>
          <table:table-cell office:value-type="float" office:value="0.421800120398789" calcext:value-type="float">
            <text:p>0.42180012039878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25527024105868" calcext:value-type="float">
            <text:p>0.525527024105868</text:p>
          </table:table-cell>
          <table:table-cell office:value-type="float" office:value="0.421843355477514" calcext:value-type="float">
            <text:p>0.4218433554775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25582030577656" calcext:value-type="float">
            <text:p>0.525582030577656</text:p>
          </table:table-cell>
          <table:table-cell office:value-type="float" office:value="0.421850978245679" calcext:value-type="float">
            <text:p>0.42185097824567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25588566465286" calcext:value-type="float">
            <text:p>0.525588566465286</text:p>
          </table:table-cell>
          <table:table-cell office:value-type="float" office:value="0.421912424872367" calcext:value-type="float">
            <text:p>0.4219124248723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25597313242944" calcext:value-type="float">
            <text:p>0.525597313242944</text:p>
          </table:table-cell>
          <table:table-cell office:value-type="float" office:value="0.421920820824396" calcext:value-type="float">
            <text:p>0.42192082082439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25710427697898" calcext:value-type="float">
            <text:p>0.525710427697898</text:p>
          </table:table-cell>
          <table:table-cell office:value-type="float" office:value="0.422011904264863" calcext:value-type="float">
            <text:p>0.4220119042648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2578219726072" calcext:value-type="float">
            <text:p>0.52578219726072</text:p>
          </table:table-cell>
          <table:table-cell office:value-type="float" office:value="0.422049863170241" calcext:value-type="float">
            <text:p>0.42204986317024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25834755137125" calcext:value-type="float">
            <text:p>0.525834755137125</text:p>
          </table:table-cell>
          <table:table-cell office:value-type="float" office:value="0.422082446304924" calcext:value-type="float">
            <text:p>0.42208244630492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25948358459805" calcext:value-type="float">
            <text:p>0.525948358459805</text:p>
          </table:table-cell>
          <table:table-cell office:value-type="float" office:value="0.422148172542119" calcext:value-type="float">
            <text:p>0.4221481725421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26010458960972" calcext:value-type="float">
            <text:p>0.526010458960972</text:p>
          </table:table-cell>
          <table:table-cell office:value-type="float" office:value="0.42224332565077" calcext:value-type="float">
            <text:p>0.422243325650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26179457768642" calcext:value-type="float">
            <text:p>0.526179457768642</text:p>
          </table:table-cell>
          <table:table-cell office:value-type="float" office:value="0.4223072860252" calcext:value-type="float">
            <text:p>0.42230728602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26224407046816" calcext:value-type="float">
            <text:p>0.526224407046816</text:p>
          </table:table-cell>
          <table:table-cell office:value-type="float" office:value="0.422373498046596" calcext:value-type="float">
            <text:p>0.4223734980465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26298636369351" calcext:value-type="float">
            <text:p>0.526298636369351</text:p>
          </table:table-cell>
          <table:table-cell office:value-type="float" office:value="0.422395264077544" calcext:value-type="float">
            <text:p>0.42239526407754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2647288190892" calcext:value-type="float">
            <text:p>0.52647288190892</text:p>
          </table:table-cell>
          <table:table-cell office:value-type="float" office:value="0.422476947326806" calcext:value-type="float">
            <text:p>0.4224769473268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26642052267711" calcext:value-type="float">
            <text:p>0.526642052267711</text:p>
          </table:table-cell>
          <table:table-cell office:value-type="float" office:value="0.422502680872288" calcext:value-type="float">
            <text:p>0.42250268087228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26758156205017" calcext:value-type="float">
            <text:p>0.526758156205017</text:p>
          </table:table-cell>
          <table:table-cell office:value-type="float" office:value="0.422534112608197" calcext:value-type="float">
            <text:p>0.42253411260819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26939974894338" calcext:value-type="float">
            <text:p>0.526939974894338</text:p>
          </table:table-cell>
          <table:table-cell office:value-type="float" office:value="0.42256228981683" calcext:value-type="float">
            <text:p>0.4225622898168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27015573040736" calcext:value-type="float">
            <text:p>0.527015573040736</text:p>
          </table:table-cell>
          <table:table-cell office:value-type="float" office:value="0.422621520523394" calcext:value-type="float">
            <text:p>0.42262152052339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27022868114819" calcext:value-type="float">
            <text:p>0.527022868114819</text:p>
          </table:table-cell>
          <table:table-cell office:value-type="float" office:value="0.422672143123719" calcext:value-type="float">
            <text:p>0.42267214312371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2708365684804" calcext:value-type="float">
            <text:p>0.52708365684804</text:p>
          </table:table-cell>
          <table:table-cell office:value-type="float" office:value="0.422673030063118" calcext:value-type="float">
            <text:p>0.4226730300631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27258327886778" calcext:value-type="float">
            <text:p>0.527258327886778</text:p>
          </table:table-cell>
          <table:table-cell office:value-type="float" office:value="0.422687516182559" calcext:value-type="float">
            <text:p>0.42268751618255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27290932145683" calcext:value-type="float">
            <text:p>0.527290932145683</text:p>
          </table:table-cell>
          <table:table-cell office:value-type="float" office:value="0.422738004966367" calcext:value-type="float">
            <text:p>0.4227380049663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27410495746912" calcext:value-type="float">
            <text:p>0.527410495746912</text:p>
          </table:table-cell>
          <table:table-cell office:value-type="float" office:value="0.422808715096234" calcext:value-type="float">
            <text:p>0.42280871509623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27521187447211" calcext:value-type="float">
            <text:p>0.527521187447211</text:p>
          </table:table-cell>
          <table:table-cell office:value-type="float" office:value="0.422894549892521" calcext:value-type="float">
            <text:p>0.4228945498925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27628920326047" calcext:value-type="float">
            <text:p>0.527628920326047</text:p>
          </table:table-cell>
          <table:table-cell office:value-type="float" office:value="0.422982889070519" calcext:value-type="float">
            <text:p>0.4229828890705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27703354570819" calcext:value-type="float">
            <text:p>0.527703354570819</text:p>
          </table:table-cell>
          <table:table-cell office:value-type="float" office:value="0.423053116256163" calcext:value-type="float">
            <text:p>0.42305311625616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27874588311675" calcext:value-type="float">
            <text:p>0.527874588311675</text:p>
          </table:table-cell>
          <table:table-cell office:value-type="float" office:value="0.423133129600453" calcext:value-type="float">
            <text:p>0.42313312960045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27951273960362" calcext:value-type="float">
            <text:p>0.527951273960362</text:p>
          </table:table-cell>
          <table:table-cell office:value-type="float" office:value="0.423180361452859" calcext:value-type="float">
            <text:p>0.42318036145285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28069328370152" calcext:value-type="float">
            <text:p>0.528069328370152</text:p>
          </table:table-cell>
          <table:table-cell office:value-type="float" office:value="0.423262460339404" calcext:value-type="float">
            <text:p>0.4232624603394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28177414644415" calcext:value-type="float">
            <text:p>0.528177414644415</text:p>
          </table:table-cell>
          <table:table-cell office:value-type="float" office:value="0.423275281398521" calcext:value-type="float">
            <text:p>0.4232752813985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2833895910463" calcext:value-type="float">
            <text:p>0.52833895910463</text:p>
          </table:table-cell>
          <table:table-cell office:value-type="float" office:value="0.423292458817278" calcext:value-type="float">
            <text:p>0.4232924588172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28520930824998" calcext:value-type="float">
            <text:p>0.528520930824998</text:p>
          </table:table-cell>
          <table:table-cell office:value-type="float" office:value="0.423380889164665" calcext:value-type="float">
            <text:p>0.42338088916466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28691502173483" calcext:value-type="float">
            <text:p>0.528691502173483</text:p>
          </table:table-cell>
          <table:table-cell office:value-type="float" office:value="0.4234216977003" calcext:value-type="float">
            <text:p>0.42342169770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28870226071151" calcext:value-type="float">
            <text:p>0.528870226071151</text:p>
          </table:table-cell>
          <table:table-cell office:value-type="float" office:value="0.423460410255753" calcext:value-type="float">
            <text:p>0.4234604102557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2899037183121" calcext:value-type="float">
            <text:p>0.52899037183121</text:p>
          </table:table-cell>
          <table:table-cell office:value-type="float" office:value="0.423527850977321" calcext:value-type="float">
            <text:p>0.4235278509773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29127484538814" calcext:value-type="float">
            <text:p>0.529127484538814</text:p>
          </table:table-cell>
          <table:table-cell office:value-type="float" office:value="0.423617901222686" calcext:value-type="float">
            <text:p>0.42361790122268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29232624827606" calcext:value-type="float">
            <text:p>0.529232624827606</text:p>
          </table:table-cell>
          <table:table-cell office:value-type="float" office:value="0.42364150439862" calcext:value-type="float">
            <text:p>0.4236415043986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29366429051884" calcext:value-type="float">
            <text:p>0.529366429051884</text:p>
          </table:table-cell>
          <table:table-cell office:value-type="float" office:value="0.423725411050282" calcext:value-type="float">
            <text:p>0.423725411050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29377484714691" calcext:value-type="float">
            <text:p>0.529377484714691</text:p>
          </table:table-cell>
          <table:table-cell office:value-type="float" office:value="0.423750421071777" calcext:value-type="float">
            <text:p>0.42375042107177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29477220112694" calcext:value-type="float">
            <text:p>0.529477220112694</text:p>
          </table:table-cell>
          <table:table-cell office:value-type="float" office:value="0.423817699736431" calcext:value-type="float">
            <text:p>0.4238176997364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29618060954769" calcext:value-type="float">
            <text:p>0.529618060954769</text:p>
          </table:table-cell>
          <table:table-cell office:value-type="float" office:value="0.423854693609693" calcext:value-type="float">
            <text:p>0.42385469360969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29654457143524" calcext:value-type="float">
            <text:p>0.529654457143524</text:p>
          </table:table-cell>
          <table:table-cell office:value-type="float" office:value="0.423940648645057" calcext:value-type="float">
            <text:p>0.42394064864505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29748036957367" calcext:value-type="float">
            <text:p>0.529748036957367</text:p>
          </table:table-cell>
          <table:table-cell office:value-type="float" office:value="0.424011982661032" calcext:value-type="float">
            <text:p>0.42401198266103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2985711107855" calcext:value-type="float">
            <text:p>0.52985711107855</text:p>
          </table:table-cell>
          <table:table-cell office:value-type="float" office:value="0.424033352623288" calcext:value-type="float">
            <text:p>0.424033352623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30004047981667" calcext:value-type="float">
            <text:p>0.530004047981667</text:p>
          </table:table-cell>
          <table:table-cell office:value-type="float" office:value="0.424119220897428" calcext:value-type="float">
            <text:p>0.42411922089742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30175741399701" calcext:value-type="float">
            <text:p>0.530175741399701</text:p>
          </table:table-cell>
          <table:table-cell office:value-type="float" office:value="0.424202289238036" calcext:value-type="float">
            <text:p>0.4242022892380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30191810177575" calcext:value-type="float">
            <text:p>0.530191810177575</text:p>
          </table:table-cell>
          <table:table-cell office:value-type="float" office:value="0.424250752526147" calcext:value-type="float">
            <text:p>0.42425075252614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354787011361" calcext:value-type="float">
            <text:p>0.530354787011361</text:p>
          </table:table-cell>
          <table:table-cell office:value-type="float" office:value="0.424261706551425" calcext:value-type="float">
            <text:p>0.4242617065514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30501246999274" calcext:value-type="float">
            <text:p>0.530501246999274</text:p>
          </table:table-cell>
          <table:table-cell office:value-type="float" office:value="0.424303739988622" calcext:value-type="float">
            <text:p>0.42430373998862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3054705516816" calcext:value-type="float">
            <text:p>0.53054705516816</text:p>
          </table:table-cell>
          <table:table-cell office:value-type="float" office:value="0.424363504111568" calcext:value-type="float">
            <text:p>0.42436350411156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30716040581885" calcext:value-type="float">
            <text:p>0.530716040581885</text:p>
          </table:table-cell>
          <table:table-cell office:value-type="float" office:value="0.424377043895434" calcext:value-type="float">
            <text:p>0.42437704389543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30865960853247" calcext:value-type="float">
            <text:p>0.530865960853247</text:p>
          </table:table-cell>
          <table:table-cell office:value-type="float" office:value="0.424468036354204" calcext:value-type="float">
            <text:p>0.4244680363542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31016867978454" calcext:value-type="float">
            <text:p>0.531016867978454</text:p>
          </table:table-cell>
          <table:table-cell office:value-type="float" office:value="0.424542047093795" calcext:value-type="float">
            <text:p>0.42454204709379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31176828175319" calcext:value-type="float">
            <text:p>0.531176828175319</text:p>
          </table:table-cell>
          <table:table-cell office:value-type="float" office:value="0.424625587034882" calcext:value-type="float">
            <text:p>0.42462558703488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31208175860372" calcext:value-type="float">
            <text:p>0.531208175860372</text:p>
          </table:table-cell>
          <table:table-cell office:value-type="float" office:value="0.424679444954269" calcext:value-type="float">
            <text:p>0.42467944495426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31268896348982" calcext:value-type="float">
            <text:p>0.531268896348982</text:p>
          </table:table-cell>
          <table:table-cell office:value-type="float" office:value="0.42473529269321" calcext:value-type="float">
            <text:p>0.424735292693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31296286785479" calcext:value-type="float">
            <text:p>0.531296286785479</text:p>
          </table:table-cell>
          <table:table-cell office:value-type="float" office:value="0.424794046569501" calcext:value-type="float">
            <text:p>0.4247940465695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31352926313056" calcext:value-type="float">
            <text:p>0.531352926313056</text:p>
          </table:table-cell>
          <table:table-cell office:value-type="float" office:value="0.424865208794874" calcext:value-type="float">
            <text:p>0.42486520879487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31507578365646" calcext:value-type="float">
            <text:p>0.531507578365646</text:p>
          </table:table-cell>
          <table:table-cell office:value-type="float" office:value="0.424908881442261" calcext:value-type="float">
            <text:p>0.42490888144226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531571746178062" calcext:value-type="float">
            <text:p>0.531571746178062</text:p>
          </table:table-cell>
          <table:table-cell office:value-type="float" office:value="0.424939322427336" calcext:value-type="float">
            <text:p>0.42493932242733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531587067944856" calcext:value-type="float">
            <text:p>0.531587067944856</text:p>
          </table:table-cell>
          <table:table-cell office:value-type="float" office:value="0.424974066419935" calcext:value-type="float">
            <text:p>0.42497406641993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31598256456286" calcext:value-type="float">
            <text:p>0.531598256456286</text:p>
          </table:table-cell>
          <table:table-cell office:value-type="float" office:value="0.425034806273647" calcext:value-type="float">
            <text:p>0.42503480627364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31790513488282" calcext:value-type="float">
            <text:p>0.531790513488282</text:p>
          </table:table-cell>
          <table:table-cell office:value-type="float" office:value="0.425125614412414" calcext:value-type="float">
            <text:p>0.4251256144124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531914349278694" calcext:value-type="float">
            <text:p>0.531914349278694</text:p>
          </table:table-cell>
          <table:table-cell office:value-type="float" office:value="0.425152318004954" calcext:value-type="float">
            <text:p>0.4251523180049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320261720672" calcext:value-type="float">
            <text:p>0.5320261720672</text:p>
          </table:table-cell>
          <table:table-cell office:value-type="float" office:value="0.425222129710171" calcext:value-type="float">
            <text:p>0.42522212971017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32165179595902" calcext:value-type="float">
            <text:p>0.532165179595902</text:p>
          </table:table-cell>
          <table:table-cell office:value-type="float" office:value="0.425229839720574" calcext:value-type="float">
            <text:p>0.42522983972057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532180195591531" calcext:value-type="float">
            <text:p>0.532180195591531</text:p>
          </table:table-cell>
          <table:table-cell office:value-type="float" office:value="0.42525915795029" calcext:value-type="float">
            <text:p>0.4252591579502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32271222197409" calcext:value-type="float">
            <text:p>0.532271222197409</text:p>
          </table:table-cell>
          <table:table-cell office:value-type="float" office:value="0.425310397364279" calcext:value-type="float">
            <text:p>0.4253103973642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532386798642651" calcext:value-type="float">
            <text:p>0.532386798642651</text:p>
          </table:table-cell>
          <table:table-cell office:value-type="float" office:value="0.425340749311153" calcext:value-type="float">
            <text:p>0.4253407493111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532452629186925" calcext:value-type="float">
            <text:p>0.532452629186925</text:p>
          </table:table-cell>
          <table:table-cell office:value-type="float" office:value="0.425396759508296" calcext:value-type="float">
            <text:p>0.4253967595082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532540936148702" calcext:value-type="float">
            <text:p>0.532540936148702</text:p>
          </table:table-cell>
          <table:table-cell office:value-type="float" office:value="0.425493207261856" calcext:value-type="float">
            <text:p>0.42549320726185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32642832641611" calcext:value-type="float">
            <text:p>0.532642832641611</text:p>
          </table:table-cell>
          <table:table-cell office:value-type="float" office:value="0.425498309170084" calcext:value-type="float">
            <text:p>0.42549830917008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532801472086509" calcext:value-type="float">
            <text:p>0.532801472086509</text:p>
          </table:table-cell>
          <table:table-cell office:value-type="float" office:value="0.425558341329114" calcext:value-type="float">
            <text:p>0.4255583413291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53285887092507" calcext:value-type="float">
            <text:p>0.53285887092507</text:p>
          </table:table-cell>
          <table:table-cell office:value-type="float" office:value="0.425571733261474" calcext:value-type="float">
            <text:p>0.42557173326147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32863981092907" calcext:value-type="float">
            <text:p>0.532863981092907</text:p>
          </table:table-cell>
          <table:table-cell office:value-type="float" office:value="0.425627194939611" calcext:value-type="float">
            <text:p>0.4256271949396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53302901867924" calcext:value-type="float">
            <text:p>0.53302901867924</text:p>
          </table:table-cell>
          <table:table-cell office:value-type="float" office:value="0.425664249259629" calcext:value-type="float">
            <text:p>0.42566424925962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533115872872808" calcext:value-type="float">
            <text:p>0.533115872872808</text:p>
          </table:table-cell>
          <table:table-cell office:value-type="float" office:value="0.425682414579199" calcext:value-type="float">
            <text:p>0.42568241457919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33127071001459" calcext:value-type="float">
            <text:p>0.533127071001459</text:p>
          </table:table-cell>
          <table:table-cell office:value-type="float" office:value="0.42574051703372" calcext:value-type="float">
            <text:p>0.425740517033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33161958330098" calcext:value-type="float">
            <text:p>0.533161958330098</text:p>
          </table:table-cell>
          <table:table-cell office:value-type="float" office:value="0.425772071736869" calcext:value-type="float">
            <text:p>0.42577207173686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33282597127655" calcext:value-type="float">
            <text:p>0.533282597127655</text:p>
          </table:table-cell>
          <table:table-cell office:value-type="float" office:value="0.425870807923583" calcext:value-type="float">
            <text:p>0.42587080792358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33381339428225" calcext:value-type="float">
            <text:p>0.533381339428225</text:p>
          </table:table-cell>
          <table:table-cell office:value-type="float" office:value="0.425884676798543" calcext:value-type="float">
            <text:p>0.4258846767985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33522589216492" calcext:value-type="float">
            <text:p>0.533522589216492</text:p>
          </table:table-cell>
          <table:table-cell office:value-type="float" office:value="0.425946502607896" calcext:value-type="float">
            <text:p>0.42594650260789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54371658894397" calcext:value-type="float">
            <text:p>0.54371658894397</text:p>
          </table:table-cell>
          <table:table-cell office:value-type="float" office:value="0.433965979905307" calcext:value-type="float">
            <text:p>0.43396597990530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543897719901461" calcext:value-type="float">
            <text:p>0.543897719901461</text:p>
          </table:table-cell>
          <table:table-cell office:value-type="float" office:value="0.434004907570448" calcext:value-type="float">
            <text:p>0.43400490757044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543994403196615" calcext:value-type="float">
            <text:p>0.543994403196615</text:p>
          </table:table-cell>
          <table:table-cell office:value-type="float" office:value="0.434044832736135" calcext:value-type="float">
            <text:p>0.4340448327361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544159852638159" calcext:value-type="float">
            <text:p>0.544159852638159</text:p>
          </table:table-cell>
          <table:table-cell office:value-type="float" office:value="0.434095158675442" calcext:value-type="float">
            <text:p>0.43409515867544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44183807172711" calcext:value-type="float">
            <text:p>0.544183807172711</text:p>
          </table:table-cell>
          <table:table-cell office:value-type="float" office:value="0.434155800351006" calcext:value-type="float">
            <text:p>0.43415580035100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544314509393599" calcext:value-type="float">
            <text:p>0.544314509393599</text:p>
          </table:table-cell>
          <table:table-cell office:value-type="float" office:value="0.434254495093346" calcext:value-type="float">
            <text:p>0.4342544950933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544466880076745" calcext:value-type="float">
            <text:p>0.544466880076745</text:p>
          </table:table-cell>
          <table:table-cell office:value-type="float" office:value="0.434336713888034" calcext:value-type="float">
            <text:p>0.43433671388803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44577392168938" calcext:value-type="float">
            <text:p>0.544577392168938</text:p>
          </table:table-cell>
          <table:table-cell office:value-type="float" office:value="0.434346612538654" calcext:value-type="float">
            <text:p>0.43434661253865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544762267385526" calcext:value-type="float">
            <text:p>0.544762267385526</text:p>
          </table:table-cell>
          <table:table-cell office:value-type="float" office:value="0.434372651291258" calcext:value-type="float">
            <text:p>0.43437265129125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449210974493" calcext:value-type="float">
            <text:p>0.5449210974493</text:p>
          </table:table-cell>
          <table:table-cell office:value-type="float" office:value="0.434423612772507" calcext:value-type="float">
            <text:p>0.43442361277250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545065637239411" calcext:value-type="float">
            <text:p>0.545065637239411</text:p>
          </table:table-cell>
          <table:table-cell office:value-type="float" office:value="0.434481763963319" calcext:value-type="float">
            <text:p>0.43448176396331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545178940924052" calcext:value-type="float">
            <text:p>0.545178940924052</text:p>
          </table:table-cell>
          <table:table-cell office:value-type="float" office:value="0.43450444175396" calcext:value-type="float">
            <text:p>0.4345044417539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54536940365937" calcext:value-type="float">
            <text:p>0.54536940365937</text:p>
          </table:table-cell>
          <table:table-cell office:value-type="float" office:value="0.434591201440474" calcext:value-type="float">
            <text:p>0.43459120144047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545457713067733" calcext:value-type="float">
            <text:p>0.545457713067733</text:p>
          </table:table-cell>
          <table:table-cell office:value-type="float" office:value="0.434639175013035" calcext:value-type="float">
            <text:p>0.43463917501303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545647527840377" calcext:value-type="float">
            <text:p>0.545647527840377</text:p>
          </table:table-cell>
          <table:table-cell office:value-type="float" office:value="0.434642248804794" calcext:value-type="float">
            <text:p>0.43464224880479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545827556890758" calcext:value-type="float">
            <text:p>0.545827556890758</text:p>
          </table:table-cell>
          <table:table-cell office:value-type="float" office:value="0.434710408828363" calcext:value-type="float">
            <text:p>0.43471040882836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45846362108063" calcext:value-type="float">
            <text:p>0.545846362108063</text:p>
          </table:table-cell>
          <table:table-cell office:value-type="float" office:value="0.434768062439569" calcext:value-type="float">
            <text:p>0.43476806243956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545978638892344" calcext:value-type="float">
            <text:p>0.545978638892344</text:p>
          </table:table-cell>
          <table:table-cell office:value-type="float" office:value="0.434795940517911" calcext:value-type="float">
            <text:p>0.4347959405179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546160350820848" calcext:value-type="float">
            <text:p>0.546160350820848</text:p>
          </table:table-cell>
          <table:table-cell office:value-type="float" office:value="0.434848064771463" calcext:value-type="float">
            <text:p>0.43484806477146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54618706415742" calcext:value-type="float">
            <text:p>0.54618706415742</text:p>
          </table:table-cell>
          <table:table-cell office:value-type="float" office:value="0.43492626380374" calcext:value-type="float">
            <text:p>0.4349262638037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546203100358809" calcext:value-type="float">
            <text:p>0.546203100358809</text:p>
          </table:table-cell>
          <table:table-cell office:value-type="float" office:value="0.434992053737031" calcext:value-type="float">
            <text:p>0.4349920537370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546380073509028" calcext:value-type="float">
            <text:p>0.546380073509028</text:p>
          </table:table-cell>
          <table:table-cell office:value-type="float" office:value="0.435004876637534" calcext:value-type="float">
            <text:p>0.4350048766375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546507767612653" calcext:value-type="float">
            <text:p>0.546507767612653</text:p>
          </table:table-cell>
          <table:table-cell office:value-type="float" office:value="0.435018259942006" calcext:value-type="float">
            <text:p>0.43501825994200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5466251670208" calcext:value-type="float">
            <text:p>0.5466251670208</text:p>
          </table:table-cell>
          <table:table-cell office:value-type="float" office:value="0.435090963447004" calcext:value-type="float">
            <text:p>0.43509096344700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546658396145695" calcext:value-type="float">
            <text:p>0.546658396145695</text:p>
          </table:table-cell>
          <table:table-cell office:value-type="float" office:value="0.435096976599092" calcext:value-type="float">
            <text:p>0.43509697659909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46742374358709" calcext:value-type="float">
            <text:p>0.546742374358709</text:p>
          </table:table-cell>
          <table:table-cell office:value-type="float" office:value="0.435101836873916" calcext:value-type="float">
            <text:p>0.43510183687391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5467939425377" calcext:value-type="float">
            <text:p>0.5467939425377</text:p>
          </table:table-cell>
          <table:table-cell office:value-type="float" office:value="0.435149920056444" calcext:value-type="float">
            <text:p>0.4351499200564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546883147646416" calcext:value-type="float">
            <text:p>0.546883147646416</text:p>
          </table:table-cell>
          <table:table-cell office:value-type="float" office:value="0.435155464682453" calcext:value-type="float">
            <text:p>0.43515546468245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546927160394566" calcext:value-type="float">
            <text:p>0.546927160394566</text:p>
          </table:table-cell>
          <table:table-cell office:value-type="float" office:value="0.435241054243673" calcext:value-type="float">
            <text:p>0.43524105424367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546941376894746" calcext:value-type="float">
            <text:p>0.546941376894746</text:p>
          </table:table-cell>
          <table:table-cell office:value-type="float" office:value="0.435320165459764" calcext:value-type="float">
            <text:p>0.43532016545976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547089388372798" calcext:value-type="float">
            <text:p>0.547089388372798</text:p>
          </table:table-cell>
          <table:table-cell office:value-type="float" office:value="0.435381333077831" calcext:value-type="float">
            <text:p>0.4353813330778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547114648993728" calcext:value-type="float">
            <text:p>0.547114648993728</text:p>
          </table:table-cell>
          <table:table-cell office:value-type="float" office:value="0.435465937189213" calcext:value-type="float">
            <text:p>0.4354659371892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547219174427459" calcext:value-type="float">
            <text:p>0.547219174427459</text:p>
          </table:table-cell>
          <table:table-cell office:value-type="float" office:value="0.435506841111794" calcext:value-type="float">
            <text:p>0.4355068411117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547288681486198" calcext:value-type="float">
            <text:p>0.547288681486198</text:p>
          </table:table-cell>
          <table:table-cell office:value-type="float" office:value="0.435531003020808" calcext:value-type="float">
            <text:p>0.4355310030208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4745843075093" calcext:value-type="float">
            <text:p>0.54745843075093</text:p>
          </table:table-cell>
          <table:table-cell office:value-type="float" office:value="0.435590905834839" calcext:value-type="float">
            <text:p>0.43559090583483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547645837832567" calcext:value-type="float">
            <text:p>0.547645837832567</text:p>
          </table:table-cell>
          <table:table-cell office:value-type="float" office:value="0.435631448720854" calcext:value-type="float">
            <text:p>0.43563144872085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547793224508895" calcext:value-type="float">
            <text:p>0.547793224508895</text:p>
          </table:table-cell>
          <table:table-cell office:value-type="float" office:value="0.435645124577342" calcext:value-type="float">
            <text:p>0.43564512457734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547873331786733" calcext:value-type="float">
            <text:p>0.547873331786733</text:p>
          </table:table-cell>
          <table:table-cell office:value-type="float" office:value="0.435651903950324" calcext:value-type="float">
            <text:p>0.43565190395032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547941550518769" calcext:value-type="float">
            <text:p>0.547941550518769</text:p>
          </table:table-cell>
          <table:table-cell office:value-type="float" office:value="0.43572103522106" calcext:value-type="float">
            <text:p>0.4357210352210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548106524703752" calcext:value-type="float">
            <text:p>0.548106524703752</text:p>
          </table:table-cell>
          <table:table-cell office:value-type="float" office:value="0.435755016162653" calcext:value-type="float">
            <text:p>0.43575501616265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548197003833927" calcext:value-type="float">
            <text:p>0.548197003833927</text:p>
          </table:table-cell>
          <table:table-cell office:value-type="float" office:value="0.435846458774689" calcext:value-type="float">
            <text:p>0.43584645877468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548320969992477" calcext:value-type="float">
            <text:p>0.548320969992477</text:p>
          </table:table-cell>
          <table:table-cell office:value-type="float" office:value="0.435937151248976" calcext:value-type="float">
            <text:p>0.43593715124897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548480294090472" calcext:value-type="float">
            <text:p>0.548480294090472</text:p>
          </table:table-cell>
          <table:table-cell office:value-type="float" office:value="0.436033883700389" calcext:value-type="float">
            <text:p>0.43603388370038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48669890986161" calcext:value-type="float">
            <text:p>0.548669890986161</text:p>
          </table:table-cell>
          <table:table-cell office:value-type="float" office:value="0.436124597097038" calcext:value-type="float">
            <text:p>0.43612459709703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548796942910531" calcext:value-type="float">
            <text:p>0.548796942910531</text:p>
          </table:table-cell>
          <table:table-cell office:value-type="float" office:value="0.436175712958247" calcext:value-type="float">
            <text:p>0.43617571295824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548919198340244" calcext:value-type="float">
            <text:p>0.548919198340244</text:p>
          </table:table-cell>
          <table:table-cell office:value-type="float" office:value="0.436264650810238" calcext:value-type="float">
            <text:p>0.43626465081023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549061698830874" calcext:value-type="float">
            <text:p>0.549061698830874</text:p>
          </table:table-cell>
          <table:table-cell office:value-type="float" office:value="0.436270597105021" calcext:value-type="float">
            <text:p>0.43627059710502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549185815845228" calcext:value-type="float">
            <text:p>0.549185815845228</text:p>
          </table:table-cell>
          <table:table-cell office:value-type="float" office:value="0.436349332446792" calcext:value-type="float">
            <text:p>0.4363493324467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549304706167146" calcext:value-type="float">
            <text:p>0.549304706167146</text:p>
          </table:table-cell>
          <table:table-cell office:value-type="float" office:value="0.436410105456214" calcext:value-type="float">
            <text:p>0.43641010545621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49311008527222" calcext:value-type="float">
            <text:p>0.549311008527222</text:p>
          </table:table-cell>
          <table:table-cell office:value-type="float" office:value="0.436423621787492" calcext:value-type="float">
            <text:p>0.43642362178749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549345945720579" calcext:value-type="float">
            <text:p>0.549345945720579</text:p>
          </table:table-cell>
          <table:table-cell office:value-type="float" office:value="0.436464378793462" calcext:value-type="float">
            <text:p>0.43646437879346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49447839026778" calcext:value-type="float">
            <text:p>0.549447839026778</text:p>
          </table:table-cell>
          <table:table-cell office:value-type="float" office:value="0.436477867085003" calcext:value-type="float">
            <text:p>0.4364778670850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49479734334044" calcext:value-type="float">
            <text:p>0.549479734334044</text:p>
          </table:table-cell>
          <table:table-cell office:value-type="float" office:value="0.436563683565158" calcext:value-type="float">
            <text:p>0.43656368356515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4956787439134" calcext:value-type="float">
            <text:p>0.54956787439134</text:p>
          </table:table-cell>
          <table:table-cell office:value-type="float" office:value="0.436582371181444" calcext:value-type="float">
            <text:p>0.43658237118144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549767360781954" calcext:value-type="float">
            <text:p>0.549767360781954</text:p>
          </table:table-cell>
          <table:table-cell office:value-type="float" office:value="0.436630768273768" calcext:value-type="float">
            <text:p>0.43663076827376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54978626268113" calcext:value-type="float">
            <text:p>0.54978626268113</text:p>
          </table:table-cell>
          <table:table-cell office:value-type="float" office:value="0.436634275599719" calcext:value-type="float">
            <text:p>0.43663427559971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49901639912389" calcext:value-type="float">
            <text:p>0.549901639912389</text:p>
          </table:table-cell>
          <table:table-cell office:value-type="float" office:value="0.436733483206707" calcext:value-type="float">
            <text:p>0.43673348320670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549904920140444" calcext:value-type="float">
            <text:p>0.549904920140444</text:p>
          </table:table-cell>
          <table:table-cell office:value-type="float" office:value="0.436766994669661" calcext:value-type="float">
            <text:p>0.43676699466966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549906631036578" calcext:value-type="float">
            <text:p>0.549906631036578</text:p>
          </table:table-cell>
          <table:table-cell office:value-type="float" office:value="0.436832613356012" calcext:value-type="float">
            <text:p>0.43683261335601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549996630328058" calcext:value-type="float">
            <text:p>0.549996630328058</text:p>
          </table:table-cell>
          <table:table-cell office:value-type="float" office:value="0.436910061615165" calcext:value-type="float">
            <text:p>0.43691006161516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550116258893869" calcext:value-type="float">
            <text:p>0.550116258893869</text:p>
          </table:table-cell>
          <table:table-cell office:value-type="float" office:value="0.436999483101817" calcext:value-type="float">
            <text:p>0.4369994831018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50144450058816" calcext:value-type="float">
            <text:p>0.550144450058816</text:p>
          </table:table-cell>
          <table:table-cell office:value-type="float" office:value="0.437078106074871" calcext:value-type="float">
            <text:p>0.43707810607487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550282523590455" calcext:value-type="float">
            <text:p>0.550282523590455</text:p>
          </table:table-cell>
          <table:table-cell office:value-type="float" office:value="0.437105805914266" calcext:value-type="float">
            <text:p>0.4371058059142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50390780792029" calcext:value-type="float">
            <text:p>0.550390780792029</text:p>
          </table:table-cell>
          <table:table-cell office:value-type="float" office:value="0.437121586876248" calcext:value-type="float">
            <text:p>0.43712158687624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550441592453889" calcext:value-type="float">
            <text:p>0.550441592453889</text:p>
          </table:table-cell>
          <table:table-cell office:value-type="float" office:value="0.437136605079626" calcext:value-type="float">
            <text:p>0.43713660507962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550509152083125" calcext:value-type="float">
            <text:p>0.550509152083125</text:p>
          </table:table-cell>
          <table:table-cell office:value-type="float" office:value="0.437205286532457" calcext:value-type="float">
            <text:p>0.43720528653245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550683949078198" calcext:value-type="float">
            <text:p>0.550683949078198</text:p>
          </table:table-cell>
          <table:table-cell office:value-type="float" office:value="0.437297029153029" calcext:value-type="float">
            <text:p>0.43729702915302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550769826269527" calcext:value-type="float">
            <text:p>0.550769826269527</text:p>
          </table:table-cell>
          <table:table-cell office:value-type="float" office:value="0.437317072737901" calcext:value-type="float">
            <text:p>0.43731707273790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550871489069161" calcext:value-type="float">
            <text:p>0.550871489069161</text:p>
          </table:table-cell>
          <table:table-cell office:value-type="float" office:value="0.437334481388948" calcext:value-type="float">
            <text:p>0.43733448138894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550878320625505" calcext:value-type="float">
            <text:p>0.550878320625505</text:p>
          </table:table-cell>
          <table:table-cell office:value-type="float" office:value="0.437336032493083" calcext:value-type="float">
            <text:p>0.43733603249308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50984504877601" calcext:value-type="float">
            <text:p>0.550984504877601</text:p>
          </table:table-cell>
          <table:table-cell office:value-type="float" office:value="0.437383420905509" calcext:value-type="float">
            <text:p>0.43738342090550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551083218725446" calcext:value-type="float">
            <text:p>0.551083218725446</text:p>
          </table:table-cell>
          <table:table-cell office:value-type="float" office:value="0.437460321741513" calcext:value-type="float">
            <text:p>0.4374603217415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551130806296119" calcext:value-type="float">
            <text:p>0.551130806296119</text:p>
          </table:table-cell>
          <table:table-cell office:value-type="float" office:value="0.437544115947424" calcext:value-type="float">
            <text:p>0.4375441159474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51226712788214" calcext:value-type="float">
            <text:p>0.551226712788214</text:p>
          </table:table-cell>
          <table:table-cell office:value-type="float" office:value="0.437628246937759" calcext:value-type="float">
            <text:p>0.4376282469377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551240371475573" calcext:value-type="float">
            <text:p>0.551240371475573</text:p>
          </table:table-cell>
          <table:table-cell office:value-type="float" office:value="0.43772434443166" calcext:value-type="float">
            <text:p>0.4377243444316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551260934261175" calcext:value-type="float">
            <text:p>0.551260934261175</text:p>
          </table:table-cell>
          <table:table-cell office:value-type="float" office:value="0.437798735704921" calcext:value-type="float">
            <text:p>0.43779873570492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551374818002762" calcext:value-type="float">
            <text:p>0.551374818002762</text:p>
          </table:table-cell>
          <table:table-cell office:value-type="float" office:value="0.437848118258031" calcext:value-type="float">
            <text:p>0.43784811825803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551469312416018" calcext:value-type="float">
            <text:p>0.551469312416018</text:p>
          </table:table-cell>
          <table:table-cell office:value-type="float" office:value="0.437947441304739" calcext:value-type="float">
            <text:p>0.43794744130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551470481627859" calcext:value-type="float">
            <text:p>0.551470481627859</text:p>
          </table:table-cell>
          <table:table-cell office:value-type="float" office:value="0.438046165572479" calcext:value-type="float">
            <text:p>0.43804616557247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5155554940889" calcext:value-type="float">
            <text:p>0.55155554940889</text:p>
          </table:table-cell>
          <table:table-cell office:value-type="float" office:value="0.438080848769434" calcext:value-type="float">
            <text:p>0.43808084876943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551719044397748" calcext:value-type="float">
            <text:p>0.551719044397748</text:p>
          </table:table-cell>
          <table:table-cell office:value-type="float" office:value="0.438087447215264" calcext:value-type="float">
            <text:p>0.43808744721526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551765982554455" calcext:value-type="float">
            <text:p>0.551765982554455</text:p>
          </table:table-cell>
          <table:table-cell office:value-type="float" office:value="0.43814927645884" calcext:value-type="float">
            <text:p>0.4381492764588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551797693803024" calcext:value-type="float">
            <text:p>0.551797693803024</text:p>
          </table:table-cell>
          <table:table-cell office:value-type="float" office:value="0.438237292281347" calcext:value-type="float">
            <text:p>0.4382372922813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55181117081597" calcext:value-type="float">
            <text:p>0.55181117081597</text:p>
          </table:table-cell>
          <table:table-cell office:value-type="float" office:value="0.438267661280473" calcext:value-type="float">
            <text:p>0.43826766128047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55190256183023" calcext:value-type="float">
            <text:p>0.55190256183023</text:p>
          </table:table-cell>
          <table:table-cell office:value-type="float" office:value="0.438332593063872" calcext:value-type="float">
            <text:p>0.43833259306387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551997679229645" calcext:value-type="float">
            <text:p>0.551997679229645</text:p>
          </table:table-cell>
          <table:table-cell office:value-type="float" office:value="0.438377676694721" calcext:value-type="float">
            <text:p>0.43837767669472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552163552268913" calcext:value-type="float">
            <text:p>0.552163552268913</text:p>
          </table:table-cell>
          <table:table-cell office:value-type="float" office:value="0.438409681365437" calcext:value-type="float">
            <text:p>0.43840968136543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552180479512385" calcext:value-type="float">
            <text:p>0.552180479512385</text:p>
          </table:table-cell>
          <table:table-cell office:value-type="float" office:value="0.438501379363969" calcext:value-type="float">
            <text:p>0.43850137936396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52238426181974" calcext:value-type="float">
            <text:p>0.552238426181974</text:p>
          </table:table-cell>
          <table:table-cell office:value-type="float" office:value="0.438530129504214" calcext:value-type="float">
            <text:p>0.4385301295042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552409854520076" calcext:value-type="float">
            <text:p>0.552409854520076</text:p>
          </table:table-cell>
          <table:table-cell office:value-type="float" office:value="0.438605812116221" calcext:value-type="float">
            <text:p>0.43860581211622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552489493835894" calcext:value-type="float">
            <text:p>0.552489493835894</text:p>
          </table:table-cell>
          <table:table-cell office:value-type="float" office:value="0.4386326495204" calcext:value-type="float">
            <text:p>0.438632649520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552610490479975" calcext:value-type="float">
            <text:p>0.552610490479975</text:p>
          </table:table-cell>
          <table:table-cell office:value-type="float" office:value="0.438638040169715" calcext:value-type="float">
            <text:p>0.4386380401697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552768052897056" calcext:value-type="float">
            <text:p>0.552768052897056</text:p>
          </table:table-cell>
          <table:table-cell office:value-type="float" office:value="0.438673024119353" calcext:value-type="float">
            <text:p>0.4386730241193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552902895605862" calcext:value-type="float">
            <text:p>0.552902895605862</text:p>
          </table:table-cell>
          <table:table-cell office:value-type="float" office:value="0.438747773574419" calcext:value-type="float">
            <text:p>0.43874777357441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553087177894172" calcext:value-type="float">
            <text:p>0.553087177894172</text:p>
          </table:table-cell>
          <table:table-cell office:value-type="float" office:value="0.438776106082041" calcext:value-type="float">
            <text:p>0.43877610608204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553104416908862" calcext:value-type="float">
            <text:p>0.553104416908862</text:p>
          </table:table-cell>
          <table:table-cell office:value-type="float" office:value="0.438806634405369" calcext:value-type="float">
            <text:p>0.43880663440536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553233121329111" calcext:value-type="float">
            <text:p>0.553233121329111</text:p>
          </table:table-cell>
          <table:table-cell office:value-type="float" office:value="0.438822022416339" calcext:value-type="float">
            <text:p>0.4388220224163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5329101433277" calcext:value-type="float">
            <text:p>0.55329101433277</text:p>
          </table:table-cell>
          <table:table-cell office:value-type="float" office:value="0.438915603872133" calcext:value-type="float">
            <text:p>0.43891560387213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55336869306488" calcext:value-type="float">
            <text:p>0.55336869306488</text:p>
          </table:table-cell>
          <table:table-cell office:value-type="float" office:value="0.439000365057027" calcext:value-type="float">
            <text:p>0.4390003650570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553523259788998" calcext:value-type="float">
            <text:p>0.553523259788998</text:p>
          </table:table-cell>
          <table:table-cell office:value-type="float" office:value="0.439085403774182" calcext:value-type="float">
            <text:p>0.43908540377418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553579246146284" calcext:value-type="float">
            <text:p>0.553579246146284</text:p>
          </table:table-cell>
          <table:table-cell office:value-type="float" office:value="0.439157607512296" calcext:value-type="float">
            <text:p>0.43915760751229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553762584851028" calcext:value-type="float">
            <text:p>0.553762584851028</text:p>
          </table:table-cell>
          <table:table-cell office:value-type="float" office:value="0.43915761000983" calcext:value-type="float">
            <text:p>0.4391576100098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553812840960234" calcext:value-type="float">
            <text:p>0.553812840960234</text:p>
          </table:table-cell>
          <table:table-cell office:value-type="float" office:value="0.439229345757089" calcext:value-type="float">
            <text:p>0.43922934575708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53846640763447" calcext:value-type="float">
            <text:p>0.553846640763447</text:p>
          </table:table-cell>
          <table:table-cell office:value-type="float" office:value="0.439321488235123" calcext:value-type="float">
            <text:p>0.4393214882351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553981998661234" calcext:value-type="float">
            <text:p>0.553981998661234</text:p>
          </table:table-cell>
          <table:table-cell office:value-type="float" office:value="0.439340336896664" calcext:value-type="float">
            <text:p>0.43934033689666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554048069573425" calcext:value-type="float">
            <text:p>0.554048069573425</text:p>
          </table:table-cell>
          <table:table-cell office:value-type="float" office:value="0.439388602704877" calcext:value-type="float">
            <text:p>0.43938860270487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54128220094391" calcext:value-type="float">
            <text:p>0.554128220094391</text:p>
          </table:table-cell>
          <table:table-cell office:value-type="float" office:value="0.439425507188043" calcext:value-type="float">
            <text:p>0.4394255071880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554261689086698" calcext:value-type="float">
            <text:p>0.554261689086698</text:p>
          </table:table-cell>
          <table:table-cell office:value-type="float" office:value="0.439431688463975" calcext:value-type="float">
            <text:p>0.43943168846397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554401242367295" calcext:value-type="float">
            <text:p>0.554401242367295</text:p>
          </table:table-cell>
          <table:table-cell office:value-type="float" office:value="0.439476334173064" calcext:value-type="float">
            <text:p>0.43947633417306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554416455071582" calcext:value-type="float">
            <text:p>0.554416455071582</text:p>
          </table:table-cell>
          <table:table-cell office:value-type="float" office:value="0.439510165025982" calcext:value-type="float">
            <text:p>0.4395101650259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55445701992983" calcext:value-type="float">
            <text:p>0.55445701992983</text:p>
          </table:table-cell>
          <table:table-cell office:value-type="float" office:value="0.439551370865463" calcext:value-type="float">
            <text:p>0.43955137086546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554591300500425" calcext:value-type="float">
            <text:p>0.554591300500425</text:p>
          </table:table-cell>
          <table:table-cell office:value-type="float" office:value="0.439624803061366" calcext:value-type="float">
            <text:p>0.43962480306136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55478330520189" calcext:value-type="float">
            <text:p>0.55478330520189</text:p>
          </table:table-cell>
          <table:table-cell office:value-type="float" office:value="0.439683945819309" calcext:value-type="float">
            <text:p>0.43968394581930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554886138981236" calcext:value-type="float">
            <text:p>0.554886138981236</text:p>
          </table:table-cell>
          <table:table-cell office:value-type="float" office:value="0.43977975840085" calcext:value-type="float">
            <text:p>0.4397797584008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555021016173468" calcext:value-type="float">
            <text:p>0.555021016173468</text:p>
          </table:table-cell>
          <table:table-cell office:value-type="float" office:value="0.439857607442807" calcext:value-type="float">
            <text:p>0.43985760744280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55064665718396" calcext:value-type="float">
            <text:p>0.555064665718396</text:p>
          </table:table-cell>
          <table:table-cell office:value-type="float" office:value="0.439868034648701" calcext:value-type="float">
            <text:p>0.43986803464870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555186249247336" calcext:value-type="float">
            <text:p>0.555186249247336</text:p>
          </table:table-cell>
          <table:table-cell office:value-type="float" office:value="0.439887037197171" calcext:value-type="float">
            <text:p>0.43988703719717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555186590099473" calcext:value-type="float">
            <text:p>0.555186590099473</text:p>
          </table:table-cell>
          <table:table-cell office:value-type="float" office:value="0.439933450768294" calcext:value-type="float">
            <text:p>0.43993345076829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555233362451619" calcext:value-type="float">
            <text:p>0.555233362451619</text:p>
          </table:table-cell>
          <table:table-cell office:value-type="float" office:value="0.439969758528603" calcext:value-type="float">
            <text:p>0.43996975852860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555331180575507" calcext:value-type="float">
            <text:p>0.555331180575507</text:p>
          </table:table-cell>
          <table:table-cell office:value-type="float" office:value="0.440040106451402" calcext:value-type="float">
            <text:p>0.44004010645140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555439425423774" calcext:value-type="float">
            <text:p>0.555439425423774</text:p>
          </table:table-cell>
          <table:table-cell office:value-type="float" office:value="0.440092299547417" calcext:value-type="float">
            <text:p>0.4400922995474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555541786274864" calcext:value-type="float">
            <text:p>0.555541786274864</text:p>
          </table:table-cell>
          <table:table-cell office:value-type="float" office:value="0.44017304942145" calcext:value-type="float">
            <text:p>0.4401730494214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55554651894068" calcext:value-type="float">
            <text:p>0.55554651894068</text:p>
          </table:table-cell>
          <table:table-cell office:value-type="float" office:value="0.440196735701256" calcext:value-type="float">
            <text:p>0.4401967357012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555740487687828" calcext:value-type="float">
            <text:p>0.555740487687828</text:p>
          </table:table-cell>
          <table:table-cell office:value-type="float" office:value="0.440233919693661" calcext:value-type="float">
            <text:p>0.44023391969366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55574116034964" calcext:value-type="float">
            <text:p>0.55574116034964</text:p>
          </table:table-cell>
          <table:table-cell office:value-type="float" office:value="0.440283587510114" calcext:value-type="float">
            <text:p>0.44028358751011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555915141637684" calcext:value-type="float">
            <text:p>0.555915141637684</text:p>
          </table:table-cell>
          <table:table-cell office:value-type="float" office:value="0.440285895759549" calcext:value-type="float">
            <text:p>0.44028589575954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56088761240585" calcext:value-type="float">
            <text:p>0.556088761240585</text:p>
          </table:table-cell>
          <table:table-cell office:value-type="float" office:value="0.440315865993976" calcext:value-type="float">
            <text:p>0.44031586599397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56203082920539" calcext:value-type="float">
            <text:p>0.556203082920539</text:p>
          </table:table-cell>
          <table:table-cell office:value-type="float" office:value="0.440366277046399" calcext:value-type="float">
            <text:p>0.44036627704639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556388843656287" calcext:value-type="float">
            <text:p>0.556388843656287</text:p>
          </table:table-cell>
          <table:table-cell office:value-type="float" office:value="0.440436974010948" calcext:value-type="float">
            <text:p>0.44043697401094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556562516397605" calcext:value-type="float">
            <text:p>0.556562516397605</text:p>
          </table:table-cell>
          <table:table-cell office:value-type="float" office:value="0.440510815541951" calcext:value-type="float">
            <text:p>0.44051081554195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556653218931917" calcext:value-type="float">
            <text:p>0.556653218931917</text:p>
          </table:table-cell>
          <table:table-cell office:value-type="float" office:value="0.44058775038438" calcext:value-type="float">
            <text:p>0.440587750384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5566614988164" calcext:value-type="float">
            <text:p>0.5566614988164</text:p>
          </table:table-cell>
          <table:table-cell office:value-type="float" office:value="0.440634870717542" calcext:value-type="float">
            <text:p>0.44063487071754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55682654788039" calcext:value-type="float">
            <text:p>0.55682654788039</text:p>
          </table:table-cell>
          <table:table-cell office:value-type="float" office:value="0.440733570689094" calcext:value-type="float">
            <text:p>0.44073357068909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56847845976349" calcext:value-type="float">
            <text:p>0.556847845976349</text:p>
          </table:table-cell>
          <table:table-cell office:value-type="float" office:value="0.440751123555252" calcext:value-type="float">
            <text:p>0.44075112355525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557030484606842" calcext:value-type="float">
            <text:p>0.557030484606842</text:p>
          </table:table-cell>
          <table:table-cell office:value-type="float" office:value="0.440760496530392" calcext:value-type="float">
            <text:p>0.44076049653039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557187584211985" calcext:value-type="float">
            <text:p>0.557187584211985</text:p>
          </table:table-cell>
          <table:table-cell office:value-type="float" office:value="0.440810176910342" calcext:value-type="float">
            <text:p>0.44081017691034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55727563627021" calcext:value-type="float">
            <text:p>0.55727563627021</text:p>
          </table:table-cell>
          <table:table-cell office:value-type="float" office:value="0.440825046806435" calcext:value-type="float">
            <text:p>0.44082504680643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55736506194237" calcext:value-type="float">
            <text:p>0.55736506194237</text:p>
          </table:table-cell>
          <table:table-cell office:value-type="float" office:value="0.440921242967261" calcext:value-type="float">
            <text:p>0.44092124296726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557499000198551" calcext:value-type="float">
            <text:p>0.557499000198551</text:p>
          </table:table-cell>
          <table:table-cell office:value-type="float" office:value="0.440931896142049" calcext:value-type="float">
            <text:p>0.44093189614204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557576996925925" calcext:value-type="float">
            <text:p>0.557576996925925</text:p>
          </table:table-cell>
          <table:table-cell office:value-type="float" office:value="0.44098612029549" calcext:value-type="float">
            <text:p>0.4409861202954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557628337725204" calcext:value-type="float">
            <text:p>0.557628337725204</text:p>
          </table:table-cell>
          <table:table-cell office:value-type="float" office:value="0.441054275217779" calcext:value-type="float">
            <text:p>0.44105427521777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557738439815236" calcext:value-type="float">
            <text:p>0.557738439815236</text:p>
          </table:table-cell>
          <table:table-cell office:value-type="float" office:value="0.44105479776994" calcext:value-type="float">
            <text:p>0.4410547977699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57833128858397" calcext:value-type="float">
            <text:p>0.557833128858397</text:p>
          </table:table-cell>
          <table:table-cell office:value-type="float" office:value="0.441126920553402" calcext:value-type="float">
            <text:p>0.44112692055340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557962366144861" calcext:value-type="float">
            <text:p>0.557962366144861</text:p>
          </table:table-cell>
          <table:table-cell office:value-type="float" office:value="0.441151325548583" calcext:value-type="float">
            <text:p>0.44115132554858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558049895374984" calcext:value-type="float">
            <text:p>0.558049895374984</text:p>
          </table:table-cell>
          <table:table-cell office:value-type="float" office:value="0.441243791463843" calcext:value-type="float">
            <text:p>0.4412437914638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55822843393543" calcext:value-type="float">
            <text:p>0.55822843393543</text:p>
          </table:table-cell>
          <table:table-cell office:value-type="float" office:value="0.44129492977988" calcext:value-type="float">
            <text:p>0.4412949297798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558287768574816" calcext:value-type="float">
            <text:p>0.558287768574816</text:p>
          </table:table-cell>
          <table:table-cell office:value-type="float" office:value="0.441317491323497" calcext:value-type="float">
            <text:p>0.44131749132349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558338945167661" calcext:value-type="float">
            <text:p>0.558338945167661</text:p>
          </table:table-cell>
          <table:table-cell office:value-type="float" office:value="0.44141717854367" calcext:value-type="float">
            <text:p>0.4414171785436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558488847107308" calcext:value-type="float">
            <text:p>0.558488847107308</text:p>
          </table:table-cell>
          <table:table-cell office:value-type="float" office:value="0.441515451814649" calcext:value-type="float">
            <text:p>0.44151545181464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558541212729456" calcext:value-type="float">
            <text:p>0.558541212729456</text:p>
          </table:table-cell>
          <table:table-cell office:value-type="float" office:value="0.441596239322315" calcext:value-type="float">
            <text:p>0.4415962393223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558579199784888" calcext:value-type="float">
            <text:p>0.558579199784888</text:p>
          </table:table-cell>
          <table:table-cell office:value-type="float" office:value="0.441627059479749" calcext:value-type="float">
            <text:p>0.44162705947974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58715604990519" calcext:value-type="float">
            <text:p>0.558715604990519</text:p>
          </table:table-cell>
          <table:table-cell office:value-type="float" office:value="0.441677598941017" calcext:value-type="float">
            <text:p>0.4416775989410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558852231715459" calcext:value-type="float">
            <text:p>0.558852231715459</text:p>
          </table:table-cell>
          <table:table-cell office:value-type="float" office:value="0.441690685753775" calcext:value-type="float">
            <text:p>0.4416906857537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58903838504517" calcext:value-type="float">
            <text:p>0.558903838504517</text:p>
          </table:table-cell>
          <table:table-cell office:value-type="float" office:value="0.441767320270656" calcext:value-type="float">
            <text:p>0.44176732027065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559023142693712" calcext:value-type="float">
            <text:p>0.559023142693712</text:p>
          </table:table-cell>
          <table:table-cell office:value-type="float" office:value="0.441781871204773" calcext:value-type="float">
            <text:p>0.44178187120477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559037102905732" calcext:value-type="float">
            <text:p>0.559037102905732</text:p>
          </table:table-cell>
          <table:table-cell office:value-type="float" office:value="0.441782508412832" calcext:value-type="float">
            <text:p>0.44178250841283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559131151615799" calcext:value-type="float">
            <text:p>0.559131151615799</text:p>
          </table:table-cell>
          <table:table-cell office:value-type="float" office:value="0.441856256765783" calcext:value-type="float">
            <text:p>0.4418562567657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559184504098286" calcext:value-type="float">
            <text:p>0.559184504098286</text:p>
          </table:table-cell>
          <table:table-cell office:value-type="float" office:value="0.441857487980278" calcext:value-type="float">
            <text:p>0.44185748798027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55922087920489" calcext:value-type="float">
            <text:p>0.55922087920489</text:p>
          </table:table-cell>
          <table:table-cell office:value-type="float" office:value="0.441930420157607" calcext:value-type="float">
            <text:p>0.4419304201576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559351232561698" calcext:value-type="float">
            <text:p>0.559351232561698</text:p>
          </table:table-cell>
          <table:table-cell office:value-type="float" office:value="0.441967821504332" calcext:value-type="float">
            <text:p>0.44196782150433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595050226317" calcext:value-type="float">
            <text:p>0.5595050226317</text:p>
          </table:table-cell>
          <table:table-cell office:value-type="float" office:value="0.442004657189838" calcext:value-type="float">
            <text:p>0.44200465718983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559625944243428" calcext:value-type="float">
            <text:p>0.559625944243428</text:p>
          </table:table-cell>
          <table:table-cell office:value-type="float" office:value="0.442085438513171" calcext:value-type="float">
            <text:p>0.44208543851317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559736381022335" calcext:value-type="float">
            <text:p>0.559736381022335</text:p>
          </table:table-cell>
          <table:table-cell office:value-type="float" office:value="0.442173197205968" calcext:value-type="float">
            <text:p>0.44217319720596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559851566993517" calcext:value-type="float">
            <text:p>0.559851566993517</text:p>
          </table:table-cell>
          <table:table-cell office:value-type="float" office:value="0.442238221908122" calcext:value-type="float">
            <text:p>0.44223822190812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55992333817113" calcext:value-type="float">
            <text:p>0.55992333817113</text:p>
          </table:table-cell>
          <table:table-cell office:value-type="float" office:value="0.442302286441666" calcext:value-type="float">
            <text:p>0.44230228644166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560119795656175" calcext:value-type="float">
            <text:p>0.560119795656175</text:p>
          </table:table-cell>
          <table:table-cell office:value-type="float" office:value="0.442393602709083" calcext:value-type="float">
            <text:p>0.44239360270908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560305196492667" calcext:value-type="float">
            <text:p>0.560305196492667</text:p>
          </table:table-cell>
          <table:table-cell office:value-type="float" office:value="0.442443197036224" calcext:value-type="float">
            <text:p>0.44244319703622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560307865020852" calcext:value-type="float">
            <text:p>0.560307865020852</text:p>
          </table:table-cell>
          <table:table-cell office:value-type="float" office:value="0.442451227691203" calcext:value-type="float">
            <text:p>0.44245122769120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56047682374301" calcext:value-type="float">
            <text:p>0.56047682374301</text:p>
          </table:table-cell>
          <table:table-cell office:value-type="float" office:value="0.442520896201204" calcext:value-type="float">
            <text:p>0.44252089620120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60548152475103" calcext:value-type="float">
            <text:p>0.560548152475103</text:p>
          </table:table-cell>
          <table:table-cell office:value-type="float" office:value="0.442580250723763" calcext:value-type="float">
            <text:p>0.4425802507237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560719453716465" calcext:value-type="float">
            <text:p>0.560719453716465</text:p>
          </table:table-cell>
          <table:table-cell office:value-type="float" office:value="0.442584432939116" calcext:value-type="float">
            <text:p>0.4425844329391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560836656362494" calcext:value-type="float">
            <text:p>0.560836656362494</text:p>
          </table:table-cell>
          <table:table-cell office:value-type="float" office:value="0.44260429497704" calcext:value-type="float">
            <text:p>0.4426042949770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560916207958979" calcext:value-type="float">
            <text:p>0.560916207958979</text:p>
          </table:table-cell>
          <table:table-cell office:value-type="float" office:value="0.442629096230874" calcext:value-type="float">
            <text:p>0.4426290962308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561086913217552" calcext:value-type="float">
            <text:p>0.561086913217552</text:p>
          </table:table-cell>
          <table:table-cell office:value-type="float" office:value="0.442644941649189" calcext:value-type="float">
            <text:p>0.44264494164918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561220000331239" calcext:value-type="float">
            <text:p>0.561220000331239</text:p>
          </table:table-cell>
          <table:table-cell office:value-type="float" office:value="0.442718407269318" calcext:value-type="float">
            <text:p>0.4427184072693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56127280278572" calcext:value-type="float">
            <text:p>0.56127280278572</text:p>
          </table:table-cell>
          <table:table-cell office:value-type="float" office:value="0.442783411248293" calcext:value-type="float">
            <text:p>0.44278341124829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561411983924474" calcext:value-type="float">
            <text:p>0.561411983924474</text:p>
          </table:table-cell>
          <table:table-cell office:value-type="float" office:value="0.442802369311877" calcext:value-type="float">
            <text:p>0.44280236931187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561421596866979" calcext:value-type="float">
            <text:p>0.561421596866979</text:p>
          </table:table-cell>
          <table:table-cell office:value-type="float" office:value="0.44281232832567" calcext:value-type="float">
            <text:p>0.4428123283256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61580342852936" calcext:value-type="float">
            <text:p>0.561580342852936</text:p>
          </table:table-cell>
          <table:table-cell office:value-type="float" office:value="0.442910056519786" calcext:value-type="float">
            <text:p>0.44291005651978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561679547780759" calcext:value-type="float">
            <text:p>0.561679547780759</text:p>
          </table:table-cell>
          <table:table-cell office:value-type="float" office:value="0.442980452002905" calcext:value-type="float">
            <text:p>0.44298045200290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561748331753434" calcext:value-type="float">
            <text:p>0.561748331753434</text:p>
          </table:table-cell>
          <table:table-cell office:value-type="float" office:value="0.443034362781327" calcext:value-type="float">
            <text:p>0.44303436278132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61791003273918" calcext:value-type="float">
            <text:p>0.561791003273918</text:p>
          </table:table-cell>
          <table:table-cell office:value-type="float" office:value="0.443094584282954" calcext:value-type="float">
            <text:p>0.44309458428295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57183094985106" calcext:value-type="float">
            <text:p>0.57183094985106</text:p>
          </table:table-cell>
          <table:table-cell office:value-type="float" office:value="0.451159319921777" calcext:value-type="float">
            <text:p>0.45115931992177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57202447143716" calcext:value-type="float">
            <text:p>0.57202447143716</text:p>
          </table:table-cell>
          <table:table-cell office:value-type="float" office:value="0.451159937613982" calcext:value-type="float">
            <text:p>0.45115993761398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572125667047056" calcext:value-type="float">
            <text:p>0.572125667047056</text:p>
          </table:table-cell>
          <table:table-cell office:value-type="float" office:value="0.451203209992549" calcext:value-type="float">
            <text:p>0.4512032099925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572317998508332" calcext:value-type="float">
            <text:p>0.572317998508332</text:p>
          </table:table-cell>
          <table:table-cell office:value-type="float" office:value="0.45128127439681" calcext:value-type="float">
            <text:p>0.4512812743968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572404712678379" calcext:value-type="float">
            <text:p>0.572404712678379</text:p>
          </table:table-cell>
          <table:table-cell office:value-type="float" office:value="0.451339632393802" calcext:value-type="float">
            <text:p>0.45133963239380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72505524188802" calcext:value-type="float">
            <text:p>0.572505524188802</text:p>
          </table:table-cell>
          <table:table-cell office:value-type="float" office:value="0.451372772016027" calcext:value-type="float">
            <text:p>0.45137277201602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572546966419891" calcext:value-type="float">
            <text:p>0.572546966419891</text:p>
          </table:table-cell>
          <table:table-cell office:value-type="float" office:value="0.451451009980423" calcext:value-type="float">
            <text:p>0.4514510099804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572717133218233" calcext:value-type="float">
            <text:p>0.572717133218233</text:p>
          </table:table-cell>
          <table:table-cell office:value-type="float" office:value="0.451537231223959" calcext:value-type="float">
            <text:p>0.45153723122395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572886696036144" calcext:value-type="float">
            <text:p>0.572886696036144</text:p>
          </table:table-cell>
          <table:table-cell office:value-type="float" office:value="0.451581018451659" calcext:value-type="float">
            <text:p>0.45158101845165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573084967066351" calcext:value-type="float">
            <text:p>0.573084967066351</text:p>
          </table:table-cell>
          <table:table-cell office:value-type="float" office:value="0.451618340931038" calcext:value-type="float">
            <text:p>0.4516183409310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573174492285805" calcext:value-type="float">
            <text:p>0.573174492285805</text:p>
          </table:table-cell>
          <table:table-cell office:value-type="float" office:value="0.451700436199708" calcext:value-type="float">
            <text:p>0.45170043619970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573365858728552" calcext:value-type="float">
            <text:p>0.573365858728552</text:p>
          </table:table-cell>
          <table:table-cell office:value-type="float" office:value="0.451705703147584" calcext:value-type="float">
            <text:p>0.45170570314758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573561368892405" calcext:value-type="float">
            <text:p>0.573561368892405</text:p>
          </table:table-cell>
          <table:table-cell office:value-type="float" office:value="0.451764755109459" calcext:value-type="float">
            <text:p>0.45176475510945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573623380553841" calcext:value-type="float">
            <text:p>0.573623380553841</text:p>
          </table:table-cell>
          <table:table-cell office:value-type="float" office:value="0.451772940354533" calcext:value-type="float">
            <text:p>0.45177294035453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573695982014172" calcext:value-type="float">
            <text:p>0.573695982014172</text:p>
          </table:table-cell>
          <table:table-cell office:value-type="float" office:value="0.451861585935258" calcext:value-type="float">
            <text:p>0.45186158593525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573708294627629" calcext:value-type="float">
            <text:p>0.573708294627629</text:p>
          </table:table-cell>
          <table:table-cell office:value-type="float" office:value="0.451897355223174" calcext:value-type="float">
            <text:p>0.45189735522317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573845554554764" calcext:value-type="float">
            <text:p>0.573845554554764</text:p>
          </table:table-cell>
          <table:table-cell office:value-type="float" office:value="0.451967211150484" calcext:value-type="float">
            <text:p>0.4519672111504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573926751121183" calcext:value-type="float">
            <text:p>0.573926751121183</text:p>
          </table:table-cell>
          <table:table-cell office:value-type="float" office:value="0.452066471464445" calcext:value-type="float">
            <text:p>0.45206647146444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573944493355978" calcext:value-type="float">
            <text:p>0.573944493355978</text:p>
          </table:table-cell>
          <table:table-cell office:value-type="float" office:value="0.452111153773584" calcext:value-type="float">
            <text:p>0.45211115377358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573986217451224" calcext:value-type="float">
            <text:p>0.573986217451224</text:p>
          </table:table-cell>
          <table:table-cell office:value-type="float" office:value="0.452151892841213" calcext:value-type="float">
            <text:p>0.4521518928412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574134451132821" calcext:value-type="float">
            <text:p>0.574134451132821</text:p>
          </table:table-cell>
          <table:table-cell office:value-type="float" office:value="0.452196188040047" calcext:value-type="float">
            <text:p>0.4521961880400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58431058021636" calcext:value-type="float">
            <text:p>0.58431058021636</text:p>
          </table:table-cell>
          <table:table-cell office:value-type="float" office:value="0.460293722856915" calcext:value-type="float">
            <text:p>0.4602937228569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584321560357638" calcext:value-type="float">
            <text:p>0.584321560357638</text:p>
          </table:table-cell>
          <table:table-cell office:value-type="float" office:value="0.460381826980977" calcext:value-type="float">
            <text:p>0.46038182698097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84322087538999" calcext:value-type="float">
            <text:p>0.584322087538999</text:p>
          </table:table-cell>
          <table:table-cell office:value-type="float" office:value="0.460395647114068" calcext:value-type="float">
            <text:p>0.46039564711406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584494763557937" calcext:value-type="float">
            <text:p>0.584494763557937</text:p>
          </table:table-cell>
          <table:table-cell office:value-type="float" office:value="0.460488316144173" calcext:value-type="float">
            <text:p>0.46048831614417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584687128323507" calcext:value-type="float">
            <text:p>0.584687128323507</text:p>
          </table:table-cell>
          <table:table-cell office:value-type="float" office:value="0.460551678179583" calcext:value-type="float">
            <text:p>0.46055167817958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584836389151079" calcext:value-type="float">
            <text:p>0.584836389151079</text:p>
          </table:table-cell>
          <table:table-cell office:value-type="float" office:value="0.460633276619998" calcext:value-type="float">
            <text:p>0.46063327661999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584880733271729" calcext:value-type="float">
            <text:p>0.584880733271729</text:p>
          </table:table-cell>
          <table:table-cell office:value-type="float" office:value="0.460679840153" calcext:value-type="float">
            <text:p>0.46067984015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58500672500247" calcext:value-type="float">
            <text:p>0.58500672500247</text:p>
          </table:table-cell>
          <table:table-cell office:value-type="float" office:value="0.460755562580585" calcext:value-type="float">
            <text:p>0.46075556258058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585140846948667" calcext:value-type="float">
            <text:p>0.585140846948667</text:p>
          </table:table-cell>
          <table:table-cell office:value-type="float" office:value="0.46083256472444" calcext:value-type="float">
            <text:p>0.4608325647244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585275828597194" calcext:value-type="float">
            <text:p>0.585275828597194</text:p>
          </table:table-cell>
          <table:table-cell office:value-type="float" office:value="0.460870366720768" calcext:value-type="float">
            <text:p>0.46087036672076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585380288561674" calcext:value-type="float">
            <text:p>0.585380288561674</text:p>
          </table:table-cell>
          <table:table-cell office:value-type="float" office:value="0.460929982856565" calcext:value-type="float">
            <text:p>0.46092998285656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85483925828213" calcext:value-type="float">
            <text:p>0.585483925828213</text:p>
          </table:table-cell>
          <table:table-cell office:value-type="float" office:value="0.460984300588412" calcext:value-type="float">
            <text:p>0.46098430058841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58555733536185" calcext:value-type="float">
            <text:p>0.58555733536185</text:p>
          </table:table-cell>
          <table:table-cell office:value-type="float" office:value="0.460997595065325" calcext:value-type="float">
            <text:p>0.4609975950653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585599594530759" calcext:value-type="float">
            <text:p>0.585599594530759</text:p>
          </table:table-cell>
          <table:table-cell office:value-type="float" office:value="0.461032132631012" calcext:value-type="float">
            <text:p>0.4610321326310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85773409455319" calcext:value-type="float">
            <text:p>0.585773409455319</text:p>
          </table:table-cell>
          <table:table-cell office:value-type="float" office:value="0.461044843214333" calcext:value-type="float">
            <text:p>0.46104484321433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585861573748851" calcext:value-type="float">
            <text:p>0.585861573748851</text:p>
          </table:table-cell>
          <table:table-cell office:value-type="float" office:value="0.461066237073653" calcext:value-type="float">
            <text:p>0.46106623707365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58601302137072" calcext:value-type="float">
            <text:p>0.58601302137072</text:p>
          </table:table-cell>
          <table:table-cell office:value-type="float" office:value="0.461147768161239" calcext:value-type="float">
            <text:p>0.46114776816123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586077326585069" calcext:value-type="float">
            <text:p>0.586077326585069</text:p>
          </table:table-cell>
          <table:table-cell office:value-type="float" office:value="0.461200888857181" calcext:value-type="float">
            <text:p>0.46120088885718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586223123369642" calcext:value-type="float">
            <text:p>0.586223123369642</text:p>
          </table:table-cell>
          <table:table-cell office:value-type="float" office:value="0.461267212080331" calcext:value-type="float">
            <text:p>0.46126721208033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586237881586635" calcext:value-type="float">
            <text:p>0.586237881586635</text:p>
          </table:table-cell>
          <table:table-cell office:value-type="float" office:value="0.46130082105424" calcext:value-type="float">
            <text:p>0.4613008210542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86306886823513" calcext:value-type="float">
            <text:p>0.586306886823513</text:p>
          </table:table-cell>
          <table:table-cell office:value-type="float" office:value="0.461385326565964" calcext:value-type="float">
            <text:p>0.46138532656596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586307502725863" calcext:value-type="float">
            <text:p>0.586307502725863</text:p>
          </table:table-cell>
          <table:table-cell office:value-type="float" office:value="0.461405246227996" calcext:value-type="float">
            <text:p>0.46140524622799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586348887567124" calcext:value-type="float">
            <text:p>0.586348887567124</text:p>
          </table:table-cell>
          <table:table-cell office:value-type="float" office:value="0.461426026927975" calcext:value-type="float">
            <text:p>0.46142602692797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586376118615651" calcext:value-type="float">
            <text:p>0.586376118615651</text:p>
          </table:table-cell>
          <table:table-cell office:value-type="float" office:value="0.461525047560963" calcext:value-type="float">
            <text:p>0.46152504756096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586435776139213" calcext:value-type="float">
            <text:p>0.586435776139213</text:p>
          </table:table-cell>
          <table:table-cell office:value-type="float" office:value="0.461596959542297" calcext:value-type="float">
            <text:p>0.46159695954229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586585986277296" calcext:value-type="float">
            <text:p>0.586585986277296</text:p>
          </table:table-cell>
          <table:table-cell office:value-type="float" office:value="0.461678655442334" calcext:value-type="float">
            <text:p>0.46167865544233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86599354613365" calcext:value-type="float">
            <text:p>0.586599354613365</text:p>
          </table:table-cell>
          <table:table-cell office:value-type="float" office:value="0.461772303948821" calcext:value-type="float">
            <text:p>0.46177230394882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86640017181217" calcext:value-type="float">
            <text:p>0.586640017181217</text:p>
          </table:table-cell>
          <table:table-cell office:value-type="float" office:value="0.461826034393803" calcext:value-type="float">
            <text:p>0.46182603439380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86646055617209" calcext:value-type="float">
            <text:p>0.586646055617209</text:p>
          </table:table-cell>
          <table:table-cell office:value-type="float" office:value="0.461851797984702" calcext:value-type="float">
            <text:p>0.46185179798470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86798881973599" calcext:value-type="float">
            <text:p>0.586798881973599</text:p>
          </table:table-cell>
          <table:table-cell office:value-type="float" office:value="0.461888677692853" calcext:value-type="float">
            <text:p>0.46188867769285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86897017525409" calcext:value-type="float">
            <text:p>0.586897017525409</text:p>
          </table:table-cell>
          <table:table-cell office:value-type="float" office:value="0.461972849617356" calcext:value-type="float">
            <text:p>0.46197284961735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587061543110847" calcext:value-type="float">
            <text:p>0.587061543110847</text:p>
          </table:table-cell>
          <table:table-cell office:value-type="float" office:value="0.462017035933426" calcext:value-type="float">
            <text:p>0.46201703593342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587136603396468" calcext:value-type="float">
            <text:p>0.587136603396468</text:p>
          </table:table-cell>
          <table:table-cell office:value-type="float" office:value="0.462095873424129" calcext:value-type="float">
            <text:p>0.46209587342412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587209023490504" calcext:value-type="float">
            <text:p>0.587209023490504</text:p>
          </table:table-cell>
          <table:table-cell office:value-type="float" office:value="0.462174047558985" calcext:value-type="float">
            <text:p>0.46217404755898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587393851784273" calcext:value-type="float">
            <text:p>0.587393851784273</text:p>
          </table:table-cell>
          <table:table-cell office:value-type="float" office:value="0.462187050633617" calcext:value-type="float">
            <text:p>0.4621870506336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587544564730509" calcext:value-type="float">
            <text:p>0.587544564730509</text:p>
          </table:table-cell>
          <table:table-cell office:value-type="float" office:value="0.462232207233385" calcext:value-type="float">
            <text:p>0.46223220723338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587677063106903" calcext:value-type="float">
            <text:p>0.587677063106903</text:p>
          </table:table-cell>
          <table:table-cell office:value-type="float" office:value="0.462270151516028" calcext:value-type="float">
            <text:p>0.46227015151602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587867697466763" calcext:value-type="float">
            <text:p>0.587867697466763</text:p>
          </table:table-cell>
          <table:table-cell office:value-type="float" office:value="0.462351931352059" calcext:value-type="float">
            <text:p>0.46235193135205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87937632636504" calcext:value-type="float">
            <text:p>0.587937632636504</text:p>
          </table:table-cell>
          <table:table-cell office:value-type="float" office:value="0.46241722366464" calcext:value-type="float">
            <text:p>0.4624172236646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588042706655485" calcext:value-type="float">
            <text:p>0.588042706655485</text:p>
          </table:table-cell>
          <table:table-cell office:value-type="float" office:value="0.462517221763113" calcext:value-type="float">
            <text:p>0.46251722176311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588095291077028" calcext:value-type="float">
            <text:p>0.588095291077028</text:p>
          </table:table-cell>
          <table:table-cell office:value-type="float" office:value="0.462589576027422" calcext:value-type="float">
            <text:p>0.46258957602742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588218544063041" calcext:value-type="float">
            <text:p>0.588218544063041</text:p>
          </table:table-cell>
          <table:table-cell office:value-type="float" office:value="0.462680750194884" calcext:value-type="float">
            <text:p>0.46268075019488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588223424546386" calcext:value-type="float">
            <text:p>0.588223424546386</text:p>
          </table:table-cell>
          <table:table-cell office:value-type="float" office:value="0.462684587091032" calcext:value-type="float">
            <text:p>0.46268458709103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588225863150664" calcext:value-type="float">
            <text:p>0.588225863150664</text:p>
          </table:table-cell>
          <table:table-cell office:value-type="float" office:value="0.462767185005313" calcext:value-type="float">
            <text:p>0.46276718500531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5883841230292" calcext:value-type="float">
            <text:p>0.5883841230292</text:p>
          </table:table-cell>
          <table:table-cell office:value-type="float" office:value="0.462832266049757" calcext:value-type="float">
            <text:p>0.46283226604975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598499450072604" calcext:value-type="float">
            <text:p>0.598499450072604</text:p>
          </table:table-cell>
          <table:table-cell office:value-type="float" office:value="0.470919977775076" calcext:value-type="float">
            <text:p>0.47091997777507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598622298021312" calcext:value-type="float">
            <text:p>0.598622298021312</text:p>
          </table:table-cell>
          <table:table-cell office:value-type="float" office:value="0.470989798113998" calcext:value-type="float">
            <text:p>0.47098979811399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598748291294037" calcext:value-type="float">
            <text:p>0.598748291294037</text:p>
          </table:table-cell>
          <table:table-cell office:value-type="float" office:value="0.471017066874758" calcext:value-type="float">
            <text:p>0.47101706687475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598755926977171" calcext:value-type="float">
            <text:p>0.598755926977171</text:p>
          </table:table-cell>
          <table:table-cell office:value-type="float" office:value="0.471055030603662" calcext:value-type="float">
            <text:p>0.47105503060366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598869222015834" calcext:value-type="float">
            <text:p>0.598869222015834</text:p>
          </table:table-cell>
          <table:table-cell office:value-type="float" office:value="0.471124279160736" calcext:value-type="float">
            <text:p>0.47112427916073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599026296724391" calcext:value-type="float">
            <text:p>0.599026296724391</text:p>
          </table:table-cell>
          <table:table-cell office:value-type="float" office:value="0.471201534802834" calcext:value-type="float">
            <text:p>0.47120153480283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599165011042075" calcext:value-type="float">
            <text:p>0.599165011042075</text:p>
          </table:table-cell>
          <table:table-cell office:value-type="float" office:value="0.471256677929243" calcext:value-type="float">
            <text:p>0.47125667792924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599197381906137" calcext:value-type="float">
            <text:p>0.599197381906137</text:p>
          </table:table-cell>
          <table:table-cell office:value-type="float" office:value="0.471356663528128" calcext:value-type="float">
            <text:p>0.47135666352812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599273046797231" calcext:value-type="float">
            <text:p>0.599273046797231</text:p>
          </table:table-cell>
          <table:table-cell office:value-type="float" office:value="0.47145002607106" calcext:value-type="float">
            <text:p>0.471450026071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599417093254729" calcext:value-type="float">
            <text:p>0.599417093254729</text:p>
          </table:table-cell>
          <table:table-cell office:value-type="float" office:value="0.47152537849989" calcext:value-type="float">
            <text:p>0.4715253784998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599427180286583" calcext:value-type="float">
            <text:p>0.599427180286583</text:p>
          </table:table-cell>
          <table:table-cell office:value-type="float" office:value="0.471551501953485" calcext:value-type="float">
            <text:p>0.4715515019534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99475771824357" calcext:value-type="float">
            <text:p>0.599475771824357</text:p>
          </table:table-cell>
          <table:table-cell office:value-type="float" office:value="0.47161974009251" calcext:value-type="float">
            <text:p>0.4716197400925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59952474964688" calcext:value-type="float">
            <text:p>0.59952474964688</text:p>
          </table:table-cell>
          <table:table-cell office:value-type="float" office:value="0.471641364270154" calcext:value-type="float">
            <text:p>0.47164136427015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599535202285331" calcext:value-type="float">
            <text:p>0.599535202285331</text:p>
          </table:table-cell>
          <table:table-cell office:value-type="float" office:value="0.471671395327968" calcext:value-type="float">
            <text:p>0.47167139532796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599584112178233" calcext:value-type="float">
            <text:p>0.599584112178233</text:p>
          </table:table-cell>
          <table:table-cell office:value-type="float" office:value="0.471672452822383" calcext:value-type="float">
            <text:p>0.47167245282238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599657429926859" calcext:value-type="float">
            <text:p>0.599657429926859</text:p>
          </table:table-cell>
          <table:table-cell office:value-type="float" office:value="0.471752292757425" calcext:value-type="float">
            <text:p>0.4717522927574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599826599008505" calcext:value-type="float">
            <text:p>0.599826599008505</text:p>
          </table:table-cell>
          <table:table-cell office:value-type="float" office:value="0.47180697542295" calcext:value-type="float">
            <text:p>0.4718069754229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599931262881358" calcext:value-type="float">
            <text:p>0.599931262881358</text:p>
          </table:table-cell>
          <table:table-cell office:value-type="float" office:value="0.471900858434169" calcext:value-type="float">
            <text:p>0.47190085843416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599967965494266" calcext:value-type="float">
            <text:p>0.599967965494266</text:p>
          </table:table-cell>
          <table:table-cell office:value-type="float" office:value="0.471979698955026" calcext:value-type="float">
            <text:p>0.47197969895502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00088595925879" calcext:value-type="float">
            <text:p>0.600088595925879</text:p>
          </table:table-cell>
          <table:table-cell office:value-type="float" office:value="0.472020668414587" calcext:value-type="float">
            <text:p>0.47202066841458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0232539957336" calcext:value-type="float">
            <text:p>0.600232539957336</text:p>
          </table:table-cell>
          <table:table-cell office:value-type="float" office:value="0.472084239043483" calcext:value-type="float">
            <text:p>0.47208423904348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00252656448332" calcext:value-type="float">
            <text:p>0.600252656448332</text:p>
          </table:table-cell>
          <table:table-cell office:value-type="float" office:value="0.472090074377871" calcext:value-type="float">
            <text:p>0.47209007437787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00381595909406" calcext:value-type="float">
            <text:p>0.600381595909406</text:p>
          </table:table-cell>
          <table:table-cell office:value-type="float" office:value="0.47215836409492" calcext:value-type="float">
            <text:p>0.4721583640949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00579994208335" calcext:value-type="float">
            <text:p>0.600579994208335</text:p>
          </table:table-cell>
          <table:table-cell office:value-type="float" office:value="0.472159348166828" calcext:value-type="float">
            <text:p>0.47215934816682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00584103491468" calcext:value-type="float">
            <text:p>0.600584103491468</text:p>
          </table:table-cell>
          <table:table-cell office:value-type="float" office:value="0.472218011303091" calcext:value-type="float">
            <text:p>0.4722180113030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0587355873928" calcext:value-type="float">
            <text:p>0.600587355873928</text:p>
          </table:table-cell>
          <table:table-cell office:value-type="float" office:value="0.472312117170233" calcext:value-type="float">
            <text:p>0.47231211717023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061901209388" calcext:value-type="float">
            <text:p>0.60061901209388</text:p>
          </table:table-cell>
          <table:table-cell office:value-type="float" office:value="0.472365189319546" calcext:value-type="float">
            <text:p>0.47236518931954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0789175747917" calcext:value-type="float">
            <text:p>0.600789175747917</text:p>
          </table:table-cell>
          <table:table-cell office:value-type="float" office:value="0.472389671326024" calcext:value-type="float">
            <text:p>0.47238967132602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0834727089987" calcext:value-type="float">
            <text:p>0.600834727089987</text:p>
          </table:table-cell>
          <table:table-cell office:value-type="float" office:value="0.472461447316678" calcext:value-type="float">
            <text:p>0.47246144731667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0981054678982" calcext:value-type="float">
            <text:p>0.600981054678982</text:p>
          </table:table-cell>
          <table:table-cell office:value-type="float" office:value="0.472491890320147" calcext:value-type="float">
            <text:p>0.47249189032014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1045838038965" calcext:value-type="float">
            <text:p>0.601045838038965</text:p>
          </table:table-cell>
          <table:table-cell office:value-type="float" office:value="0.472498234863844" calcext:value-type="float">
            <text:p>0.47249823486384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112353865464" calcext:value-type="float">
            <text:p>0.60112353865464</text:p>
          </table:table-cell>
          <table:table-cell office:value-type="float" office:value="0.472505957808575" calcext:value-type="float">
            <text:p>0.47250595780857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1242298530306" calcext:value-type="float">
            <text:p>0.601242298530306</text:p>
          </table:table-cell>
          <table:table-cell office:value-type="float" office:value="0.472561515021612" calcext:value-type="float">
            <text:p>0.47256151502161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1323795258918" calcext:value-type="float">
            <text:p>0.601323795258918</text:p>
          </table:table-cell>
          <table:table-cell office:value-type="float" office:value="0.472614788776919" calcext:value-type="float">
            <text:p>0.47261478877691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139306749253" calcext:value-type="float">
            <text:p>0.60139306749253</text:p>
          </table:table-cell>
          <table:table-cell office:value-type="float" office:value="0.472617114352575" calcext:value-type="float">
            <text:p>0.4726171143525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01477632035477" calcext:value-type="float">
            <text:p>0.601477632035477</text:p>
          </table:table-cell>
          <table:table-cell office:value-type="float" office:value="0.472671916767122" calcext:value-type="float">
            <text:p>0.47267191676712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01673716846116" calcext:value-type="float">
            <text:p>0.601673716846116</text:p>
          </table:table-cell>
          <table:table-cell office:value-type="float" office:value="0.472767439903269" calcext:value-type="float">
            <text:p>0.47276743990326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0173699424424" calcext:value-type="float">
            <text:p>0.60173699424424</text:p>
          </table:table-cell>
          <table:table-cell office:value-type="float" office:value="0.472864388423766" calcext:value-type="float">
            <text:p>0.47286438842376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01790070267968" calcext:value-type="float">
            <text:p>0.601790070267968</text:p>
          </table:table-cell>
          <table:table-cell office:value-type="float" office:value="0.472942995661852" calcext:value-type="float">
            <text:p>0.47294299566185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1888147570676" calcext:value-type="float">
            <text:p>0.601888147570676</text:p>
          </table:table-cell>
          <table:table-cell office:value-type="float" office:value="0.472957138314194" calcext:value-type="float">
            <text:p>0.47295713831419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01940207116003" calcext:value-type="float">
            <text:p>0.601940207116003</text:p>
          </table:table-cell>
          <table:table-cell office:value-type="float" office:value="0.472959954958697" calcext:value-type="float">
            <text:p>0.47295995495869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2080215556342" calcext:value-type="float">
            <text:p>0.602080215556342</text:p>
          </table:table-cell>
          <table:table-cell office:value-type="float" office:value="0.473007185114508" calcext:value-type="float">
            <text:p>0.47300718511450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02115653938073" calcext:value-type="float">
            <text:p>0.602115653938073</text:p>
          </table:table-cell>
          <table:table-cell office:value-type="float" office:value="0.473045995837304" calcext:value-type="float">
            <text:p>0.47304599583730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02168493514207" calcext:value-type="float">
            <text:p>0.602168493514207</text:p>
          </table:table-cell>
          <table:table-cell office:value-type="float" office:value="0.473118787619506" calcext:value-type="float">
            <text:p>0.47311878761950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02228293687399" calcext:value-type="float">
            <text:p>0.602228293687399</text:p>
          </table:table-cell>
          <table:table-cell office:value-type="float" office:value="0.473183185857001" calcext:value-type="float">
            <text:p>0.47318318585700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02239832274282" calcext:value-type="float">
            <text:p>0.602239832274282</text:p>
          </table:table-cell>
          <table:table-cell office:value-type="float" office:value="0.473232519214005" calcext:value-type="float">
            <text:p>0.47323251921400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2385037704226" calcext:value-type="float">
            <text:p>0.602385037704226</text:p>
          </table:table-cell>
          <table:table-cell office:value-type="float" office:value="0.473283287474268" calcext:value-type="float">
            <text:p>0.47328328747426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02462296906594" calcext:value-type="float">
            <text:p>0.602462296906594</text:p>
          </table:table-cell>
          <table:table-cell office:value-type="float" office:value="0.473310199383308" calcext:value-type="float">
            <text:p>0.47331019938330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02471782952778" calcext:value-type="float">
            <text:p>0.602471782952778</text:p>
          </table:table-cell>
          <table:table-cell office:value-type="float" office:value="0.473376685810323" calcext:value-type="float">
            <text:p>0.47337668581032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02630272633362" calcext:value-type="float">
            <text:p>0.602630272633362</text:p>
          </table:table-cell>
          <table:table-cell office:value-type="float" office:value="0.473428917961455" calcext:value-type="float">
            <text:p>0.47342891796145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2715994039456" calcext:value-type="float">
            <text:p>0.602715994039456</text:p>
          </table:table-cell>
          <table:table-cell office:value-type="float" office:value="0.473522558044729" calcext:value-type="float">
            <text:p>0.47352255804472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2743071041403" calcext:value-type="float">
            <text:p>0.602743071041403</text:p>
          </table:table-cell>
          <table:table-cell office:value-type="float" office:value="0.473572296242276" calcext:value-type="float">
            <text:p>0.47357229624227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0278386919185" calcext:value-type="float">
            <text:p>0.60278386919185</text:p>
          </table:table-cell>
          <table:table-cell office:value-type="float" office:value="0.473611488568768" calcext:value-type="float">
            <text:p>0.47361148856876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02828774374488" calcext:value-type="float">
            <text:p>0.602828774374488</text:p>
          </table:table-cell>
          <table:table-cell office:value-type="float" office:value="0.473655551974862" calcext:value-type="float">
            <text:p>0.47365555197486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02951072626125" calcext:value-type="float">
            <text:p>0.602951072626125</text:p>
          </table:table-cell>
          <table:table-cell office:value-type="float" office:value="0.473716307464205" calcext:value-type="float">
            <text:p>0.4737163074642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03129410692908" calcext:value-type="float">
            <text:p>0.603129410692908</text:p>
          </table:table-cell>
          <table:table-cell office:value-type="float" office:value="0.473786454358069" calcext:value-type="float">
            <text:p>0.47378645435806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3214195694408" calcext:value-type="float">
            <text:p>0.603214195694408</text:p>
          </table:table-cell>
          <table:table-cell office:value-type="float" office:value="0.473801669943168" calcext:value-type="float">
            <text:p>0.47380166994316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3368643790372" calcext:value-type="float">
            <text:p>0.603368643790372</text:p>
          </table:table-cell>
          <table:table-cell office:value-type="float" office:value="0.473826823059942" calcext:value-type="float">
            <text:p>0.47382682305994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03546899585601" calcext:value-type="float">
            <text:p>0.603546899585601</text:p>
          </table:table-cell>
          <table:table-cell office:value-type="float" office:value="0.473834642993829" calcext:value-type="float">
            <text:p>0.47383464299382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3556627036125" calcext:value-type="float">
            <text:p>0.603556627036125</text:p>
          </table:table-cell>
          <table:table-cell office:value-type="float" office:value="0.473835046866762" calcext:value-type="float">
            <text:p>0.47383504686676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03695393359932" calcext:value-type="float">
            <text:p>0.603695393359932</text:p>
          </table:table-cell>
          <table:table-cell office:value-type="float" office:value="0.473859044782008" calcext:value-type="float">
            <text:p>0.47385904478200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03731044710153" calcext:value-type="float">
            <text:p>0.603731044710153</text:p>
          </table:table-cell>
          <table:table-cell office:value-type="float" office:value="0.473936343193131" calcext:value-type="float">
            <text:p>0.47393634319313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03791955729307" calcext:value-type="float">
            <text:p>0.603791955729307</text:p>
          </table:table-cell>
          <table:table-cell office:value-type="float" office:value="0.474015794724426" calcext:value-type="float">
            <text:p>0.47401579472442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03981741184494" calcext:value-type="float">
            <text:p>0.603981741184494</text:p>
          </table:table-cell>
          <table:table-cell office:value-type="float" office:value="0.474022134554051" calcext:value-type="float">
            <text:p>0.47402213455405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03998430059937" calcext:value-type="float">
            <text:p>0.603998430059937</text:p>
          </table:table-cell>
          <table:table-cell office:value-type="float" office:value="0.474055687226449" calcext:value-type="float">
            <text:p>0.47405568722644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4147219579027" calcext:value-type="float">
            <text:p>0.604147219579027</text:p>
          </table:table-cell>
          <table:table-cell office:value-type="float" office:value="0.47407654171285" calcext:value-type="float">
            <text:p>0.4740765417128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04183565065771" calcext:value-type="float">
            <text:p>0.604183565065771</text:p>
          </table:table-cell>
          <table:table-cell office:value-type="float" office:value="0.474113042898811" calcext:value-type="float">
            <text:p>0.4741130428988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04194073155726" calcext:value-type="float">
            <text:p>0.604194073155726</text:p>
          </table:table-cell>
          <table:table-cell office:value-type="float" office:value="0.47411608130739" calcext:value-type="float">
            <text:p>0.4741160813073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04278083219409" calcext:value-type="float">
            <text:p>0.604278083219409</text:p>
          </table:table-cell>
          <table:table-cell office:value-type="float" office:value="0.474163393361939" calcext:value-type="float">
            <text:p>0.47416339336193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04285217012799" calcext:value-type="float">
            <text:p>0.604285217012799</text:p>
          </table:table-cell>
          <table:table-cell office:value-type="float" office:value="0.474213709574198" calcext:value-type="float">
            <text:p>0.47421370957419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4343515886778" calcext:value-type="float">
            <text:p>0.604343515886778</text:p>
          </table:table-cell>
          <table:table-cell office:value-type="float" office:value="0.474265145298884" calcext:value-type="float">
            <text:p>0.47426514529888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04411264470354" calcext:value-type="float">
            <text:p>0.604411264470354</text:p>
          </table:table-cell>
          <table:table-cell office:value-type="float" office:value="0.474276257409684" calcext:value-type="float">
            <text:p>0.47427625740968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04498129801654" calcext:value-type="float">
            <text:p>0.604498129801654</text:p>
          </table:table-cell>
          <table:table-cell office:value-type="float" office:value="0.474375509158514" calcext:value-type="float">
            <text:p>0.47437550915851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04648015855741" calcext:value-type="float">
            <text:p>0.604648015855741</text:p>
          </table:table-cell>
          <table:table-cell office:value-type="float" office:value="0.474392872404709" calcext:value-type="float">
            <text:p>0.47439287240470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04835712728585" calcext:value-type="float">
            <text:p>0.604835712728585</text:p>
          </table:table-cell>
          <table:table-cell office:value-type="float" office:value="0.474489240682257" calcext:value-type="float">
            <text:p>0.47448924068225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05000538706507" calcext:value-type="float">
            <text:p>0.605000538706507</text:p>
          </table:table-cell>
          <table:table-cell office:value-type="float" office:value="0.474521884976738" calcext:value-type="float">
            <text:p>0.47452188497673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05022561660978" calcext:value-type="float">
            <text:p>0.605022561660978</text:p>
          </table:table-cell>
          <table:table-cell office:value-type="float" office:value="0.474572272046065" calcext:value-type="float">
            <text:p>0.47457227204606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05104164139358" calcext:value-type="float">
            <text:p>0.605104164139358</text:p>
          </table:table-cell>
          <table:table-cell office:value-type="float" office:value="0.474599857685442" calcext:value-type="float">
            <text:p>0.47459985768544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05118945085463" calcext:value-type="float">
            <text:p>0.605118945085463</text:p>
          </table:table-cell>
          <table:table-cell office:value-type="float" office:value="0.474673518755882" calcext:value-type="float">
            <text:p>0.47467351875588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5150745037492" calcext:value-type="float">
            <text:p>0.605150745037492</text:p>
          </table:table-cell>
          <table:table-cell office:value-type="float" office:value="0.474725515471615" calcext:value-type="float">
            <text:p>0.4747255154716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05319227351607" calcext:value-type="float">
            <text:p>0.605319227351607</text:p>
          </table:table-cell>
          <table:table-cell office:value-type="float" office:value="0.474801889708903" calcext:value-type="float">
            <text:p>0.47480188970890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05321476342569" calcext:value-type="float">
            <text:p>0.605321476342569</text:p>
          </table:table-cell>
          <table:table-cell office:value-type="float" office:value="0.47488304812154" calcext:value-type="float">
            <text:p>0.4748830481215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536397062521" calcext:value-type="float">
            <text:p>0.60536397062521</text:p>
          </table:table-cell>
          <table:table-cell office:value-type="float" office:value="0.474939476484732" calcext:value-type="float">
            <text:p>0.47493947648473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05379639269914" calcext:value-type="float">
            <text:p>0.605379639269914</text:p>
          </table:table-cell>
          <table:table-cell office:value-type="float" office:value="0.475030835650937" calcext:value-type="float">
            <text:p>0.47503083565093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05473989462297" calcext:value-type="float">
            <text:p>0.605473989462297</text:p>
          </table:table-cell>
          <table:table-cell office:value-type="float" office:value="0.475091325550506" calcext:value-type="float">
            <text:p>0.47509132555050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05491143571946" calcext:value-type="float">
            <text:p>0.605491143571946</text:p>
          </table:table-cell>
          <table:table-cell office:value-type="float" office:value="0.475153090668085" calcext:value-type="float">
            <text:p>0.47515309066808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05688957796065" calcext:value-type="float">
            <text:p>0.605688957796065</text:p>
          </table:table-cell>
          <table:table-cell office:value-type="float" office:value="0.475190121163916" calcext:value-type="float">
            <text:p>0.4751901211639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05689350753982" calcext:value-type="float">
            <text:p>0.605689350753982</text:p>
          </table:table-cell>
          <table:table-cell office:value-type="float" office:value="0.47521402616528" calcext:value-type="float">
            <text:p>0.4752140261652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05716229137679" calcext:value-type="float">
            <text:p>0.605716229137679</text:p>
          </table:table-cell>
          <table:table-cell office:value-type="float" office:value="0.475222391070346" calcext:value-type="float">
            <text:p>0.47522239107034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057886732119" calcext:value-type="float">
            <text:p>0.6057886732119</text:p>
          </table:table-cell>
          <table:table-cell office:value-type="float" office:value="0.475233624114349" calcext:value-type="float">
            <text:p>0.47523362411434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05888772044149" calcext:value-type="float">
            <text:p>0.605888772044149</text:p>
          </table:table-cell>
          <table:table-cell office:value-type="float" office:value="0.475330743972527" calcext:value-type="float">
            <text:p>0.47533074397252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06000579277188" calcext:value-type="float">
            <text:p>0.606000579277188</text:p>
          </table:table-cell>
          <table:table-cell office:value-type="float" office:value="0.475346102190849" calcext:value-type="float">
            <text:p>0.47534610219084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6095354683454" calcext:value-type="float">
            <text:p>0.606095354683454</text:p>
          </table:table-cell>
          <table:table-cell office:value-type="float" office:value="0.475388448581801" calcext:value-type="float">
            <text:p>0.47538844858180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06253673094907" calcext:value-type="float">
            <text:p>0.606253673094907</text:p>
          </table:table-cell>
          <table:table-cell office:value-type="float" office:value="0.475431450551591" calcext:value-type="float">
            <text:p>0.47543145055159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06431673690869" calcext:value-type="float">
            <text:p>0.606431673690869</text:p>
          </table:table-cell>
          <table:table-cell office:value-type="float" office:value="0.475482022631283" calcext:value-type="float">
            <text:p>0.47548202263128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06556003995658" calcext:value-type="float">
            <text:p>0.606556003995658</text:p>
          </table:table-cell>
          <table:table-cell office:value-type="float" office:value="0.475527240362152" calcext:value-type="float">
            <text:p>0.47552724036215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06684624248839" calcext:value-type="float">
            <text:p>0.606684624248839</text:p>
          </table:table-cell>
          <table:table-cell office:value-type="float" office:value="0.475607243364334" calcext:value-type="float">
            <text:p>0.47560724336433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06690003848003" calcext:value-type="float">
            <text:p>0.606690003848003</text:p>
          </table:table-cell>
          <table:table-cell office:value-type="float" office:value="0.475632698083683" calcext:value-type="float">
            <text:p>0.47563269808368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06729541830264" calcext:value-type="float">
            <text:p>0.606729541830264</text:p>
          </table:table-cell>
          <table:table-cell office:value-type="float" office:value="0.475684085454823" calcext:value-type="float">
            <text:p>0.47568408545482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06734401414983" calcext:value-type="float">
            <text:p>0.606734401414983</text:p>
          </table:table-cell>
          <table:table-cell office:value-type="float" office:value="0.47577195119788" calcext:value-type="float">
            <text:p>0.4757719511978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06890965287741" calcext:value-type="float">
            <text:p>0.606890965287741</text:p>
          </table:table-cell>
          <table:table-cell office:value-type="float" office:value="0.47583820671725" calcext:value-type="float">
            <text:p>0.4758382067172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07066571972" calcext:value-type="float">
            <text:p>0.607066571972</text:p>
          </table:table-cell>
          <table:table-cell office:value-type="float" office:value="0.475861154993834" calcext:value-type="float">
            <text:p>0.47586115499383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7160302969106" calcext:value-type="float">
            <text:p>0.607160302969106</text:p>
          </table:table-cell>
          <table:table-cell office:value-type="float" office:value="0.475948237972805" calcext:value-type="float">
            <text:p>0.47594823797280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07235375269154" calcext:value-type="float">
            <text:p>0.607235375269154</text:p>
          </table:table-cell>
          <table:table-cell office:value-type="float" office:value="0.476020804411828" calcext:value-type="float">
            <text:p>0.47602080441182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734720010328" calcext:value-type="float">
            <text:p>0.60734720010328</text:p>
          </table:table-cell>
          <table:table-cell office:value-type="float" office:value="0.476060998321738" calcext:value-type="float">
            <text:p>0.47606099832173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07478009344079" calcext:value-type="float">
            <text:p>0.607478009344079</text:p>
          </table:table-cell>
          <table:table-cell office:value-type="float" office:value="0.47614596274542" calcext:value-type="float">
            <text:p>0.476145962745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7587233336893" calcext:value-type="float">
            <text:p>0.607587233336893</text:p>
          </table:table-cell>
          <table:table-cell office:value-type="float" office:value="0.47617822768772" calcext:value-type="float">
            <text:p>0.4761782276877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07663530658523" calcext:value-type="float">
            <text:p>0.607663530658523</text:p>
          </table:table-cell>
          <table:table-cell office:value-type="float" office:value="0.476195185964267" calcext:value-type="float">
            <text:p>0.47619518596426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07706518046284" calcext:value-type="float">
            <text:p>0.607706518046284</text:p>
          </table:table-cell>
          <table:table-cell office:value-type="float" office:value="0.476198480293017" calcext:value-type="float">
            <text:p>0.47619848029301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07728120244392" calcext:value-type="float">
            <text:p>0.607728120244392</text:p>
          </table:table-cell>
          <table:table-cell office:value-type="float" office:value="0.476217472091262" calcext:value-type="float">
            <text:p>0.47621747209126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778996761933" calcext:value-type="float">
            <text:p>0.60778996761933</text:p>
          </table:table-cell>
          <table:table-cell office:value-type="float" office:value="0.476251828921329" calcext:value-type="float">
            <text:p>0.47625182892132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0790345552185" calcext:value-type="float">
            <text:p>0.60790345552185</text:p>
          </table:table-cell>
          <table:table-cell office:value-type="float" office:value="0.476259578415064" calcext:value-type="float">
            <text:p>0.47625957841506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07988767020184" calcext:value-type="float">
            <text:p>0.607988767020184</text:p>
          </table:table-cell>
          <table:table-cell office:value-type="float" office:value="0.476352161291214" calcext:value-type="float">
            <text:p>0.476352161291214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18147533249482" calcext:value-type="float">
            <text:p>0.618147533249482</text:p>
          </table:table-cell>
          <table:table-cell office:value-type="float" office:value="0.484372502340964" calcext:value-type="float">
            <text:p>0.48437250234096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18166096760477" calcext:value-type="float">
            <text:p>0.618166096760477</text:p>
          </table:table-cell>
          <table:table-cell office:value-type="float" office:value="0.484462463070822" calcext:value-type="float">
            <text:p>0.48446246307082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18308008750316" calcext:value-type="float">
            <text:p>0.618308008750316</text:p>
          </table:table-cell>
          <table:table-cell office:value-type="float" office:value="0.484484725032609" calcext:value-type="float">
            <text:p>0.48448472503260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18392342930401" calcext:value-type="float">
            <text:p>0.618392342930401</text:p>
          </table:table-cell>
          <table:table-cell office:value-type="float" office:value="0.484493195023331" calcext:value-type="float">
            <text:p>0.48449319502333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18468435422269" calcext:value-type="float">
            <text:p>0.618468435422269</text:p>
          </table:table-cell>
          <table:table-cell office:value-type="float" office:value="0.48452415472529" calcext:value-type="float">
            <text:p>0.4845241547252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18568385584731" calcext:value-type="float">
            <text:p>0.618568385584731</text:p>
          </table:table-cell>
          <table:table-cell office:value-type="float" office:value="0.484586207745026" calcext:value-type="float">
            <text:p>0.48458620774502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28742466558093" calcext:value-type="float">
            <text:p>0.628742466558093</text:p>
          </table:table-cell>
          <table:table-cell office:value-type="float" office:value="0.492666240653433" calcext:value-type="float">
            <text:p>0.49266624065343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28776613440982" calcext:value-type="float">
            <text:p>0.628776613440982</text:p>
          </table:table-cell>
          <table:table-cell office:value-type="float" office:value="0.492667765098" calcext:value-type="float">
            <text:p>0.49266776509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28778199722108" calcext:value-type="float">
            <text:p>0.628778199722108</text:p>
          </table:table-cell>
          <table:table-cell office:value-type="float" office:value="0.492728994722046" calcext:value-type="float">
            <text:p>0.49272899472204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38934346766249" calcext:value-type="float">
            <text:p>0.638934346766249</text:p>
          </table:table-cell>
          <table:table-cell office:value-type="float" office:value="0.500777579602066" calcext:value-type="float">
            <text:p>0.50077757960206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3896678953414" calcext:value-type="float">
            <text:p>0.63896678953414</text:p>
          </table:table-cell>
          <table:table-cell office:value-type="float" office:value="0.500824423996446" calcext:value-type="float">
            <text:p>0.50082442399644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3899767217076" calcext:value-type="float">
            <text:p>0.63899767217076</text:p>
          </table:table-cell>
          <table:table-cell office:value-type="float" office:value="0.500904928496785" calcext:value-type="float">
            <text:p>0.50090492849678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3906629644994" calcext:value-type="float">
            <text:p>0.63906629644994</text:p>
          </table:table-cell>
          <table:table-cell office:value-type="float" office:value="0.500915932557206" calcext:value-type="float">
            <text:p>0.50091593255720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39224211984668" calcext:value-type="float">
            <text:p>0.639224211984668</text:p>
          </table:table-cell>
          <table:table-cell office:value-type="float" office:value="0.501010270463822" calcext:value-type="float">
            <text:p>0.50101027046382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39238753495628" calcext:value-type="float">
            <text:p>0.639238753495628</text:p>
          </table:table-cell>
          <table:table-cell office:value-type="float" office:value="0.501058194059687" calcext:value-type="float">
            <text:p>0.50105819405968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39270462307071" calcext:value-type="float">
            <text:p>0.639270462307071</text:p>
          </table:table-cell>
          <table:table-cell office:value-type="float" office:value="0.501153888848283" calcext:value-type="float">
            <text:p>0.50115388884828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39431618693672" calcext:value-type="float">
            <text:p>0.639431618693672</text:p>
          </table:table-cell>
          <table:table-cell office:value-type="float" office:value="0.501215900479185" calcext:value-type="float">
            <text:p>0.50121590047918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39597520916699" calcext:value-type="float">
            <text:p>0.639597520916699</text:p>
          </table:table-cell>
          <table:table-cell office:value-type="float" office:value="0.501228113686259" calcext:value-type="float">
            <text:p>0.50122811368625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3963479679799" calcext:value-type="float">
            <text:p>0.63963479679799</text:p>
          </table:table-cell>
          <table:table-cell office:value-type="float" office:value="0.501319659754728" calcext:value-type="float">
            <text:p>0.50131965975472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39679711093451" calcext:value-type="float">
            <text:p>0.639679711093451</text:p>
          </table:table-cell>
          <table:table-cell office:value-type="float" office:value="0.501361481504568" calcext:value-type="float">
            <text:p>0.50136148150456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3968309620511" calcext:value-type="float">
            <text:p>0.63968309620511</text:p>
          </table:table-cell>
          <table:table-cell office:value-type="float" office:value="0.501383820380833" calcext:value-type="float">
            <text:p>0.50138382038083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39799426074576" calcext:value-type="float">
            <text:p>0.639799426074576</text:p>
          </table:table-cell>
          <table:table-cell office:value-type="float" office:value="0.501401351131277" calcext:value-type="float">
            <text:p>0.50140135113127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39803968041301" calcext:value-type="float">
            <text:p>0.639803968041301</text:p>
          </table:table-cell>
          <table:table-cell office:value-type="float" office:value="0.501432032904285" calcext:value-type="float">
            <text:p>0.50143203290428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39945361456755" calcext:value-type="float">
            <text:p>0.639945361456755</text:p>
          </table:table-cell>
          <table:table-cell office:value-type="float" office:value="0.50143917862416" calcext:value-type="float">
            <text:p>0.501439178624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40053969739194" calcext:value-type="float">
            <text:p>0.640053969739194</text:p>
          </table:table-cell>
          <table:table-cell office:value-type="float" office:value="0.501485485410661" calcext:value-type="float">
            <text:p>0.50148548541066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40191930973452" calcext:value-type="float">
            <text:p>0.640191930973452</text:p>
          </table:table-cell>
          <table:table-cell office:value-type="float" office:value="0.501502108133438" calcext:value-type="float">
            <text:p>0.50150210813343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40280027769769" calcext:value-type="float">
            <text:p>0.640280027769769</text:p>
          </table:table-cell>
          <table:table-cell office:value-type="float" office:value="0.501553603816717" calcext:value-type="float">
            <text:p>0.5015536038167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40327070356242" calcext:value-type="float">
            <text:p>0.640327070356242</text:p>
          </table:table-cell>
          <table:table-cell office:value-type="float" office:value="0.501632617824452" calcext:value-type="float">
            <text:p>0.50163261782445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40446651834832" calcext:value-type="float">
            <text:p>0.640446651834832</text:p>
          </table:table-cell>
          <table:table-cell office:value-type="float" office:value="0.501680790585573" calcext:value-type="float">
            <text:p>0.50168079058557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40470223979564" calcext:value-type="float">
            <text:p>0.640470223979564</text:p>
          </table:table-cell>
          <table:table-cell office:value-type="float" office:value="0.501767437538838" calcext:value-type="float">
            <text:p>0.50176743753883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40555962354613" calcext:value-type="float">
            <text:p>0.640555962354613</text:p>
          </table:table-cell>
          <table:table-cell office:value-type="float" office:value="0.501811385593682" calcext:value-type="float">
            <text:p>0.50181138559368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40660932439491" calcext:value-type="float">
            <text:p>0.640660932439491</text:p>
          </table:table-cell>
          <table:table-cell office:value-type="float" office:value="0.501837975156681" calcext:value-type="float">
            <text:p>0.50183797515668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40846667389479" calcext:value-type="float">
            <text:p>0.640846667389479</text:p>
          </table:table-cell>
          <table:table-cell office:value-type="float" office:value="0.501931988197982" calcext:value-type="float">
            <text:p>0.50193198819798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40874668276454" calcext:value-type="float">
            <text:p>0.640874668276454</text:p>
          </table:table-cell>
          <table:table-cell office:value-type="float" office:value="0.501983665960006" calcext:value-type="float">
            <text:p>0.50198366596000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41069177340488" calcext:value-type="float">
            <text:p>0.641069177340488</text:p>
          </table:table-cell>
          <table:table-cell office:value-type="float" office:value="0.502047807113786" calcext:value-type="float">
            <text:p>0.50204780711378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41083879409922" calcext:value-type="float">
            <text:p>0.641083879409922</text:p>
          </table:table-cell>
          <table:table-cell office:value-type="float" office:value="0.50210420863656" calcext:value-type="float">
            <text:p>0.5021042086365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41123306208862" calcext:value-type="float">
            <text:p>0.641123306208862</text:p>
          </table:table-cell>
          <table:table-cell office:value-type="float" office:value="0.502124212528844" calcext:value-type="float">
            <text:p>0.50212421252884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41133093931009" calcext:value-type="float">
            <text:p>0.641133093931009</text:p>
          </table:table-cell>
          <table:table-cell office:value-type="float" office:value="0.502144119382622" calcext:value-type="float">
            <text:p>0.50214411938262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41236384456483" calcext:value-type="float">
            <text:p>0.641236384456483</text:p>
          </table:table-cell>
          <table:table-cell office:value-type="float" office:value="0.502206814159746" calcext:value-type="float">
            <text:p>0.50220681415974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41249193894329" calcext:value-type="float">
            <text:p>0.641249193894329</text:p>
          </table:table-cell>
          <table:table-cell office:value-type="float" office:value="0.502208831576666" calcext:value-type="float">
            <text:p>0.50220883157666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41262553410395" calcext:value-type="float">
            <text:p>0.641262553410395</text:p>
          </table:table-cell>
          <table:table-cell office:value-type="float" office:value="0.502254862916348" calcext:value-type="float">
            <text:p>0.50225486291634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41360574822627" calcext:value-type="float">
            <text:p>0.641360574822627</text:p>
          </table:table-cell>
          <table:table-cell office:value-type="float" office:value="0.502352574828131" calcext:value-type="float">
            <text:p>0.5023525748281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41450653844904" calcext:value-type="float">
            <text:p>0.641450653844904</text:p>
          </table:table-cell>
          <table:table-cell office:value-type="float" office:value="0.502403183472424" calcext:value-type="float">
            <text:p>0.50240318347242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41474431617867" calcext:value-type="float">
            <text:p>0.641474431617867</text:p>
          </table:table-cell>
          <table:table-cell office:value-type="float" office:value="0.502410094298" calcext:value-type="float">
            <text:p>0.50241009429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41634858082087" calcext:value-type="float">
            <text:p>0.641634858082087</text:p>
          </table:table-cell>
          <table:table-cell office:value-type="float" office:value="0.502446465894533" calcext:value-type="float">
            <text:p>0.50244646589453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41773874965849" calcext:value-type="float">
            <text:p>0.641773874965849</text:p>
          </table:table-cell>
          <table:table-cell office:value-type="float" office:value="0.502468807060635" calcext:value-type="float">
            <text:p>0.50246880706063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41871363786338" calcext:value-type="float">
            <text:p>0.641871363786338</text:p>
          </table:table-cell>
          <table:table-cell office:value-type="float" office:value="0.502564967086972" calcext:value-type="float">
            <text:p>0.50256496708697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41955621870384" calcext:value-type="float">
            <text:p>0.641955621870384</text:p>
          </table:table-cell>
          <table:table-cell office:value-type="float" office:value="0.502616674163958" calcext:value-type="float">
            <text:p>0.50261667416395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41962801227476" calcext:value-type="float">
            <text:p>0.641962801227476</text:p>
          </table:table-cell>
          <table:table-cell office:value-type="float" office:value="0.502670500989695" calcext:value-type="float">
            <text:p>0.50267050098969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42130973572235" calcext:value-type="float">
            <text:p>0.642130973572235</text:p>
          </table:table-cell>
          <table:table-cell office:value-type="float" office:value="0.502724997071456" calcext:value-type="float">
            <text:p>0.50272499707145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42190747780698" calcext:value-type="float">
            <text:p>0.642190747780698</text:p>
          </table:table-cell>
          <table:table-cell office:value-type="float" office:value="0.502727215429061" calcext:value-type="float">
            <text:p>0.50272721542906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42278648720582" calcext:value-type="float">
            <text:p>0.642278648720582</text:p>
          </table:table-cell>
          <table:table-cell office:value-type="float" office:value="0.502765083155305" calcext:value-type="float">
            <text:p>0.50276508315530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42364426257995" calcext:value-type="float">
            <text:p>0.642364426257995</text:p>
          </table:table-cell>
          <table:table-cell office:value-type="float" office:value="0.502829235802198" calcext:value-type="float">
            <text:p>0.50282923580219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42537036565396" calcext:value-type="float">
            <text:p>0.642537036565396</text:p>
          </table:table-cell>
          <table:table-cell office:value-type="float" office:value="0.502926853483433" calcext:value-type="float">
            <text:p>0.50292685348343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52729343380253" calcext:value-type="float">
            <text:p>0.652729343380253</text:p>
          </table:table-cell>
          <table:table-cell office:value-type="float" office:value="0.511016962447719" calcext:value-type="float">
            <text:p>0.51101696244771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52902439574952" calcext:value-type="float">
            <text:p>0.652902439574952</text:p>
          </table:table-cell>
          <table:table-cell office:value-type="float" office:value="0.511072184589206" calcext:value-type="float">
            <text:p>0.51107218458920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52925420295934" calcext:value-type="float">
            <text:p>0.652925420295934</text:p>
          </table:table-cell>
          <table:table-cell office:value-type="float" office:value="0.511144702364079" calcext:value-type="float">
            <text:p>0.51114470236407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52959518946935" calcext:value-type="float">
            <text:p>0.652959518946935</text:p>
          </table:table-cell>
          <table:table-cell office:value-type="float" office:value="0.511185562648082" calcext:value-type="float">
            <text:p>0.51118556264808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53090060117766" calcext:value-type="float">
            <text:p>0.653090060117766</text:p>
          </table:table-cell>
          <table:table-cell office:value-type="float" office:value="0.511243350698392" calcext:value-type="float">
            <text:p>0.51124335069839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53179200466803" calcext:value-type="float">
            <text:p>0.653179200466803</text:p>
          </table:table-cell>
          <table:table-cell office:value-type="float" office:value="0.511333743661467" calcext:value-type="float">
            <text:p>0.51133374366146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53259270677386" calcext:value-type="float">
            <text:p>0.653259270677386</text:p>
          </table:table-cell>
          <table:table-cell office:value-type="float" office:value="0.511380857137884" calcext:value-type="float">
            <text:p>0.51138085713788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53390004071668" calcext:value-type="float">
            <text:p>0.653390004071668</text:p>
          </table:table-cell>
          <table:table-cell office:value-type="float" office:value="0.511408835666863" calcext:value-type="float">
            <text:p>0.51140883566686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53448404510054" calcext:value-type="float">
            <text:p>0.653448404510054</text:p>
          </table:table-cell>
          <table:table-cell office:value-type="float" office:value="0.51146658849389" calcext:value-type="float">
            <text:p>0.5114665884938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53488838393621" calcext:value-type="float">
            <text:p>0.653488838393621</text:p>
          </table:table-cell>
          <table:table-cell office:value-type="float" office:value="0.511555806282751" calcext:value-type="float">
            <text:p>0.51155580628275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53623120588877" calcext:value-type="float">
            <text:p>0.653623120588877</text:p>
          </table:table-cell>
          <table:table-cell office:value-type="float" office:value="0.511603565481355" calcext:value-type="float">
            <text:p>0.51160356548135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53676197775328" calcext:value-type="float">
            <text:p>0.653676197775328</text:p>
          </table:table-cell>
          <table:table-cell office:value-type="float" office:value="0.511626567435515" calcext:value-type="float">
            <text:p>0.51162656743551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53851223059837" calcext:value-type="float">
            <text:p>0.653851223059837</text:p>
          </table:table-cell>
          <table:table-cell office:value-type="float" office:value="0.511648230166315" calcext:value-type="float">
            <text:p>0.5116482301663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53939029549125" calcext:value-type="float">
            <text:p>0.653939029549125</text:p>
          </table:table-cell>
          <table:table-cell office:value-type="float" office:value="0.511727019174781" calcext:value-type="float">
            <text:p>0.51172701917478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5396675462438" calcext:value-type="float">
            <text:p>0.65396675462438</text:p>
          </table:table-cell>
          <table:table-cell office:value-type="float" office:value="0.511818019247118" calcext:value-type="float">
            <text:p>0.5118180192471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54156890977656" calcext:value-type="float">
            <text:p>0.654156890977656</text:p>
          </table:table-cell>
          <table:table-cell office:value-type="float" office:value="0.511849912878347" calcext:value-type="float">
            <text:p>0.51184991287834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54171113184564" calcext:value-type="float">
            <text:p>0.654171113184564</text:p>
          </table:table-cell>
          <table:table-cell office:value-type="float" office:value="0.511855624528384" calcext:value-type="float">
            <text:p>0.5118556245283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54177500736663" calcext:value-type="float">
            <text:p>0.654177500736663</text:p>
          </table:table-cell>
          <table:table-cell office:value-type="float" office:value="0.511935109535172" calcext:value-type="float">
            <text:p>0.51193510953517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5421520641042" calcext:value-type="float">
            <text:p>0.65421520641042</text:p>
          </table:table-cell>
          <table:table-cell office:value-type="float" office:value="0.51201647292765" calcext:value-type="float">
            <text:p>0.5120164729276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54301402417874" calcext:value-type="float">
            <text:p>0.654301402417874</text:p>
          </table:table-cell>
          <table:table-cell office:value-type="float" office:value="0.512070398775126" calcext:value-type="float">
            <text:p>0.51207039877512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54427081589004" calcext:value-type="float">
            <text:p>0.654427081589004</text:p>
          </table:table-cell>
          <table:table-cell office:value-type="float" office:value="0.512114238426206" calcext:value-type="float">
            <text:p>0.51211423842620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54597276419927" calcext:value-type="float">
            <text:p>0.654597276419927</text:p>
          </table:table-cell>
          <table:table-cell office:value-type="float" office:value="0.512182251793938" calcext:value-type="float">
            <text:p>0.51218225179393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54708771627508" calcext:value-type="float">
            <text:p>0.654708771627508</text:p>
          </table:table-cell>
          <table:table-cell office:value-type="float" office:value="0.512280021459875" calcext:value-type="float">
            <text:p>0.51228002145987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54717759434506" calcext:value-type="float">
            <text:p>0.654717759434506</text:p>
          </table:table-cell>
          <table:table-cell office:value-type="float" office:value="0.512303659771956" calcext:value-type="float">
            <text:p>0.51230365977195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54789327734674" calcext:value-type="float">
            <text:p>0.654789327734674</text:p>
          </table:table-cell>
          <table:table-cell office:value-type="float" office:value="0.512344808906255" calcext:value-type="float">
            <text:p>0.51234480890625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54922922448834" calcext:value-type="float">
            <text:p>0.654922922448834</text:p>
          </table:table-cell>
          <table:table-cell office:value-type="float" office:value="0.512388213965807" calcext:value-type="float">
            <text:p>0.51238821396580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54976111402157" calcext:value-type="float">
            <text:p>0.654976111402157</text:p>
          </table:table-cell>
          <table:table-cell office:value-type="float" office:value="0.512470594326019" calcext:value-type="float">
            <text:p>0.51247059432601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55152241494653" calcext:value-type="float">
            <text:p>0.655152241494653</text:p>
          </table:table-cell>
          <table:table-cell office:value-type="float" office:value="0.512540130234392" calcext:value-type="float">
            <text:p>0.51254013023439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55255527318773" calcext:value-type="float">
            <text:p>0.655255527318773</text:p>
          </table:table-cell>
          <table:table-cell office:value-type="float" office:value="0.51261005991808" calcext:value-type="float">
            <text:p>0.512610059918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55266344351665" calcext:value-type="float">
            <text:p>0.655266344351665</text:p>
          </table:table-cell>
          <table:table-cell office:value-type="float" office:value="0.51269246836135" calcext:value-type="float">
            <text:p>0.5126924683613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55285897941949" calcext:value-type="float">
            <text:p>0.655285897941949</text:p>
          </table:table-cell>
          <table:table-cell office:value-type="float" office:value="0.512781203592795" calcext:value-type="float">
            <text:p>0.51278120359279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55323928228302" calcext:value-type="float">
            <text:p>0.655323928228302</text:p>
          </table:table-cell>
          <table:table-cell office:value-type="float" office:value="0.512828413663454" calcext:value-type="float">
            <text:p>0.51282841366345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55353250449486" calcext:value-type="float">
            <text:p>0.655353250449486</text:p>
          </table:table-cell>
          <table:table-cell office:value-type="float" office:value="0.512901637340494" calcext:value-type="float">
            <text:p>0.51290163734049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55515772966874" calcext:value-type="float">
            <text:p>0.655515772966874</text:p>
          </table:table-cell>
          <table:table-cell office:value-type="float" office:value="0.512985225734321" calcext:value-type="float">
            <text:p>0.5129852257343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55666310225802" calcext:value-type="float">
            <text:p>0.655666310225802</text:p>
          </table:table-cell>
          <table:table-cell office:value-type="float" office:value="0.513004503564874" calcext:value-type="float">
            <text:p>0.51300450356487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55864539230883" calcext:value-type="float">
            <text:p>0.655864539230883</text:p>
          </table:table-cell>
          <table:table-cell office:value-type="float" office:value="0.513087009658405" calcext:value-type="float">
            <text:p>0.5130870096584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55898944120111" calcext:value-type="float">
            <text:p>0.655898944120111</text:p>
          </table:table-cell>
          <table:table-cell office:value-type="float" office:value="0.513101295222634" calcext:value-type="float">
            <text:p>0.51310129522263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55968740950822" calcext:value-type="float">
            <text:p>0.655968740950822</text:p>
          </table:table-cell>
          <table:table-cell office:value-type="float" office:value="0.51314390536519" calcext:value-type="float">
            <text:p>0.5131439053651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56130221369455" calcext:value-type="float">
            <text:p>0.656130221369455</text:p>
          </table:table-cell>
          <table:table-cell office:value-type="float" office:value="0.513163519686502" calcext:value-type="float">
            <text:p>0.51316351968650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56263836303921" calcext:value-type="float">
            <text:p>0.656263836303921</text:p>
          </table:table-cell>
          <table:table-cell office:value-type="float" office:value="0.51325148707832" calcext:value-type="float">
            <text:p>0.5132514870783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56455092568785" calcext:value-type="float">
            <text:p>0.656455092568785</text:p>
          </table:table-cell>
          <table:table-cell office:value-type="float" office:value="0.513341015364982" calcext:value-type="float">
            <text:p>0.51334101536498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56576237488403" calcext:value-type="float">
            <text:p>0.656576237488403</text:p>
          </table:table-cell>
          <table:table-cell office:value-type="float" office:value="0.513350016393166" calcext:value-type="float">
            <text:p>0.51335001639316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56596547483768" calcext:value-type="float">
            <text:p>0.656596547483768</text:p>
          </table:table-cell>
          <table:table-cell office:value-type="float" office:value="0.513397948532084" calcext:value-type="float">
            <text:p>0.51339794853208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56746443294436" calcext:value-type="float">
            <text:p>0.656746443294436</text:p>
          </table:table-cell>
          <table:table-cell office:value-type="float" office:value="0.513427859676323" calcext:value-type="float">
            <text:p>0.51342785967632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569417535521" calcext:value-type="float">
            <text:p>0.6569417535521</text:p>
          </table:table-cell>
          <table:table-cell office:value-type="float" office:value="0.513430489096869" calcext:value-type="float">
            <text:p>0.51343048909686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57141722484697" calcext:value-type="float">
            <text:p>0.657141722484697</text:p>
          </table:table-cell>
          <table:table-cell office:value-type="float" office:value="0.513512844719179" calcext:value-type="float">
            <text:p>0.51351284471917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57296953326375" calcext:value-type="float">
            <text:p>0.657296953326375</text:p>
          </table:table-cell>
          <table:table-cell office:value-type="float" office:value="0.513607718617635" calcext:value-type="float">
            <text:p>0.51360771861763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57390880197349" calcext:value-type="float">
            <text:p>0.657390880197349</text:p>
          </table:table-cell>
          <table:table-cell office:value-type="float" office:value="0.513702672456661" calcext:value-type="float">
            <text:p>0.51370267245666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57529675043585" calcext:value-type="float">
            <text:p>0.657529675043585</text:p>
          </table:table-cell>
          <table:table-cell office:value-type="float" office:value="0.513761851614401" calcext:value-type="float">
            <text:p>0.51376185161440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57715226493537" calcext:value-type="float">
            <text:p>0.657715226493537</text:p>
          </table:table-cell>
          <table:table-cell office:value-type="float" office:value="0.513766023559756" calcext:value-type="float">
            <text:p>0.51376602355975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57912156550609" calcext:value-type="float">
            <text:p>0.657912156550609</text:p>
          </table:table-cell>
          <table:table-cell office:value-type="float" office:value="0.513808491781357" calcext:value-type="float">
            <text:p>0.51380849178135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57999993095148" calcext:value-type="float">
            <text:p>0.657999993095148</text:p>
          </table:table-cell>
          <table:table-cell office:value-type="float" office:value="0.513818800978599" calcext:value-type="float">
            <text:p>0.51381880097859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58156997387492" calcext:value-type="float">
            <text:p>0.658156997387492</text:p>
          </table:table-cell>
          <table:table-cell office:value-type="float" office:value="0.513899560846039" calcext:value-type="float">
            <text:p>0.51389956084603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5832900672757" calcext:value-type="float">
            <text:p>0.65832900672757</text:p>
          </table:table-cell>
          <table:table-cell office:value-type="float" office:value="0.513930161077012" calcext:value-type="float">
            <text:p>0.51393016107701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58518985775764" calcext:value-type="float">
            <text:p>0.658518985775764</text:p>
          </table:table-cell>
          <table:table-cell office:value-type="float" office:value="0.514005789694374" calcext:value-type="float">
            <text:p>0.51400578969437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58559256669201" calcext:value-type="float">
            <text:p>0.658559256669201</text:p>
          </table:table-cell>
          <table:table-cell office:value-type="float" office:value="0.514051088572798" calcext:value-type="float">
            <text:p>0.51405108857279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58694752351833" calcext:value-type="float">
            <text:p>0.658694752351833</text:p>
          </table:table-cell>
          <table:table-cell office:value-type="float" office:value="0.514125630438492" calcext:value-type="float">
            <text:p>0.51412563043849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58731629960265" calcext:value-type="float">
            <text:p>0.658731629960265</text:p>
          </table:table-cell>
          <table:table-cell office:value-type="float" office:value="0.514156217925304" calcext:value-type="float">
            <text:p>0.5141562179253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58758614614372" calcext:value-type="float">
            <text:p>0.658758614614372</text:p>
          </table:table-cell>
          <table:table-cell office:value-type="float" office:value="0.514227373073116" calcext:value-type="float">
            <text:p>0.5142273730731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5890835977063" calcext:value-type="float">
            <text:p>0.65890835977063</text:p>
          </table:table-cell>
          <table:table-cell office:value-type="float" office:value="0.514273237191938" calcext:value-type="float">
            <text:p>0.51427323719193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59003626143514" calcext:value-type="float">
            <text:p>0.659003626143514</text:p>
          </table:table-cell>
          <table:table-cell office:value-type="float" office:value="0.514284210410024" calcext:value-type="float">
            <text:p>0.51428421041002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59012751053411" calcext:value-type="float">
            <text:p>0.659012751053411</text:p>
          </table:table-cell>
          <table:table-cell office:value-type="float" office:value="0.514364929421378" calcext:value-type="float">
            <text:p>0.51436492942137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59054229638923" calcext:value-type="float">
            <text:p>0.659054229638923</text:p>
          </table:table-cell>
          <table:table-cell office:value-type="float" office:value="0.514417680782129" calcext:value-type="float">
            <text:p>0.51441768078212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59232918724924" calcext:value-type="float">
            <text:p>0.659232918724924</text:p>
          </table:table-cell>
          <table:table-cell office:value-type="float" office:value="0.514464287426229" calcext:value-type="float">
            <text:p>0.51446428742622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5942498798572" calcext:value-type="float">
            <text:p>0.65942498798572</text:p>
          </table:table-cell>
          <table:table-cell office:value-type="float" office:value="0.514513480934903" calcext:value-type="float">
            <text:p>0.51451348093490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5947249380499" calcext:value-type="float">
            <text:p>0.65947249380499</text:p>
          </table:table-cell>
          <table:table-cell office:value-type="float" office:value="0.514561273944044" calcext:value-type="float">
            <text:p>0.51456127394404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59474257706672" calcext:value-type="float">
            <text:p>0.659474257706672</text:p>
          </table:table-cell>
          <table:table-cell office:value-type="float" office:value="0.514648909585145" calcext:value-type="float">
            <text:p>0.5146489095851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59613070502433" calcext:value-type="float">
            <text:p>0.659613070502433</text:p>
          </table:table-cell>
          <table:table-cell office:value-type="float" office:value="0.514675776128389" calcext:value-type="float">
            <text:p>0.51467577612838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59706203444117" calcext:value-type="float">
            <text:p>0.659706203444117</text:p>
          </table:table-cell>
          <table:table-cell office:value-type="float" office:value="0.514712650991884" calcext:value-type="float">
            <text:p>0.51471265099188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59888969973799" calcext:value-type="float">
            <text:p>0.659888969973799</text:p>
          </table:table-cell>
          <table:table-cell office:value-type="float" office:value="0.514788003840578" calcext:value-type="float">
            <text:p>0.5147880038405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59893364788414" calcext:value-type="float">
            <text:p>0.659893364788414</text:p>
          </table:table-cell>
          <table:table-cell office:value-type="float" office:value="0.514793493294141" calcext:value-type="float">
            <text:p>0.51479349329414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59966730821631" calcext:value-type="float">
            <text:p>0.659966730821631</text:p>
          </table:table-cell>
          <table:table-cell office:value-type="float" office:value="0.514852959692902" calcext:value-type="float">
            <text:p>0.51485295969290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60026981039269" calcext:value-type="float">
            <text:p>0.660026981039269</text:p>
          </table:table-cell>
          <table:table-cell office:value-type="float" office:value="0.514881289691695" calcext:value-type="float">
            <text:p>0.51488128969169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60097670359952" calcext:value-type="float">
            <text:p>0.660097670359952</text:p>
          </table:table-cell>
          <table:table-cell office:value-type="float" office:value="0.514928286091818" calcext:value-type="float">
            <text:p>0.5149282860918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60218339674525" calcext:value-type="float">
            <text:p>0.660218339674525</text:p>
          </table:table-cell>
          <table:table-cell office:value-type="float" office:value="0.515001755803107" calcext:value-type="float">
            <text:p>0.51500175580310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70238515431238" calcext:value-type="float">
            <text:p>0.670238515431238</text:p>
          </table:table-cell>
          <table:table-cell office:value-type="float" office:value="0.523066968341349" calcext:value-type="float">
            <text:p>0.52306696834134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80363539062024" calcext:value-type="float">
            <text:p>0.680363539062024</text:p>
          </table:table-cell>
          <table:table-cell office:value-type="float" office:value="0.531099035641042" calcext:value-type="float">
            <text:p>0.53109903564104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80542346883357" calcext:value-type="float">
            <text:p>0.680542346883357</text:p>
          </table:table-cell>
          <table:table-cell office:value-type="float" office:value="0.531164174357652" calcext:value-type="float">
            <text:p>0.53116417435765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80583052158469" calcext:value-type="float">
            <text:p>0.680583052158469</text:p>
          </table:table-cell>
          <table:table-cell office:value-type="float" office:value="0.531262337946089" calcext:value-type="float">
            <text:p>0.53126233794608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80622208524968" calcext:value-type="float">
            <text:p>0.680622208524968</text:p>
          </table:table-cell>
          <table:table-cell office:value-type="float" office:value="0.531310569485794" calcext:value-type="float">
            <text:p>0.53131056948579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8069579281113" calcext:value-type="float">
            <text:p>0.68069579281113</text:p>
          </table:table-cell>
          <table:table-cell office:value-type="float" office:value="0.53134731809223" calcext:value-type="float">
            <text:p>0.5313473180922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80853602096132" calcext:value-type="float">
            <text:p>0.680853602096132</text:p>
          </table:table-cell>
          <table:table-cell office:value-type="float" office:value="0.531417632281857" calcext:value-type="float">
            <text:p>0.53141763228185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80926112639101" calcext:value-type="float">
            <text:p>0.680926112639101</text:p>
          </table:table-cell>
          <table:table-cell office:value-type="float" office:value="0.53151310903448" calcext:value-type="float">
            <text:p>0.5315131090344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8102755977367" calcext:value-type="float">
            <text:p>0.68102755977367</text:p>
          </table:table-cell>
          <table:table-cell office:value-type="float" office:value="0.531568794251805" calcext:value-type="float">
            <text:p>0.53156879425180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8119533578087" calcext:value-type="float">
            <text:p>0.68119533578087</text:p>
          </table:table-cell>
          <table:table-cell office:value-type="float" office:value="0.531651812948019" calcext:value-type="float">
            <text:p>0.53165181294801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81348812767075" calcext:value-type="float">
            <text:p>0.681348812767075</text:p>
          </table:table-cell>
          <table:table-cell office:value-type="float" office:value="0.531671504498585" calcext:value-type="float">
            <text:p>0.53167150449858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81391903749958" calcext:value-type="float">
            <text:p>0.681391903749958</text:p>
          </table:table-cell>
          <table:table-cell office:value-type="float" office:value="0.531747299788199" calcext:value-type="float">
            <text:p>0.53174729978819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8153275928359" calcext:value-type="float">
            <text:p>0.68153275928359</text:p>
          </table:table-cell>
          <table:table-cell office:value-type="float" office:value="0.531772935040747" calcext:value-type="float">
            <text:p>0.53177293504074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81566970861104" calcext:value-type="float">
            <text:p>0.681566970861104</text:p>
          </table:table-cell>
          <table:table-cell office:value-type="float" office:value="0.53183059197504" calcext:value-type="float">
            <text:p>0.5318305919750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81719364056393" calcext:value-type="float">
            <text:p>0.681719364056393</text:p>
          </table:table-cell>
          <table:table-cell office:value-type="float" office:value="0.531872335229909" calcext:value-type="float">
            <text:p>0.53187233522990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81840825053421" calcext:value-type="float">
            <text:p>0.681840825053421</text:p>
          </table:table-cell>
          <table:table-cell office:value-type="float" office:value="0.531930677232518" calcext:value-type="float">
            <text:p>0.5319306772325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81869539207105" calcext:value-type="float">
            <text:p>0.681869539207105</text:p>
          </table:table-cell>
          <table:table-cell office:value-type="float" office:value="0.531946652053265" calcext:value-type="float">
            <text:p>0.53194665205326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81926712555095" calcext:value-type="float">
            <text:p>0.681926712555095</text:p>
          </table:table-cell>
          <table:table-cell office:value-type="float" office:value="0.53203348093945" calcext:value-type="float">
            <text:p>0.5320334809394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82098855244475" calcext:value-type="float">
            <text:p>0.682098855244475</text:p>
          </table:table-cell>
          <table:table-cell office:value-type="float" office:value="0.532071342839615" calcext:value-type="float">
            <text:p>0.5320713428396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8211053778112" calcext:value-type="float">
            <text:p>0.68211053778112</text:p>
          </table:table-cell>
          <table:table-cell office:value-type="float" office:value="0.532123827350732" calcext:value-type="float">
            <text:p>0.53212382735073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82128343113933" calcext:value-type="float">
            <text:p>0.682128343113933</text:p>
          </table:table-cell>
          <table:table-cell office:value-type="float" office:value="0.532140004728095" calcext:value-type="float">
            <text:p>0.53214000472809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82154568521356" calcext:value-type="float">
            <text:p>0.682154568521356</text:p>
          </table:table-cell>
          <table:table-cell office:value-type="float" office:value="0.532174715035669" calcext:value-type="float">
            <text:p>0.53217471503566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8222731984875" calcext:value-type="float">
            <text:p>0.68222731984875</text:p>
          </table:table-cell>
          <table:table-cell office:value-type="float" office:value="0.532188196884411" calcext:value-type="float">
            <text:p>0.53218819688441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82339642238051" calcext:value-type="float">
            <text:p>0.682339642238051</text:p>
          </table:table-cell>
          <table:table-cell office:value-type="float" office:value="0.532262861597038" calcext:value-type="float">
            <text:p>0.53226286159703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82402371762618" calcext:value-type="float">
            <text:p>0.682402371762618</text:p>
          </table:table-cell>
          <table:table-cell office:value-type="float" office:value="0.532271749801025" calcext:value-type="float">
            <text:p>0.53227174980102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82591199233764" calcext:value-type="float">
            <text:p>0.682591199233764</text:p>
          </table:table-cell>
          <table:table-cell office:value-type="float" office:value="0.532286224455489" calcext:value-type="float">
            <text:p>0.53228622445548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82771163839614" calcext:value-type="float">
            <text:p>0.682771163839614</text:p>
          </table:table-cell>
          <table:table-cell office:value-type="float" office:value="0.532333026882275" calcext:value-type="float">
            <text:p>0.53233302688227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82787561176698" calcext:value-type="float">
            <text:p>0.682787561176698</text:p>
          </table:table-cell>
          <table:table-cell office:value-type="float" office:value="0.532398440926492" calcext:value-type="float">
            <text:p>0.53239844092649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82926022614066" calcext:value-type="float">
            <text:p>0.682926022614066</text:p>
          </table:table-cell>
          <table:table-cell office:value-type="float" office:value="0.532489400832879" calcext:value-type="float">
            <text:p>0.53248940083287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82953080134314" calcext:value-type="float">
            <text:p>0.682953080134314</text:p>
          </table:table-cell>
          <table:table-cell office:value-type="float" office:value="0.53254677488787" calcext:value-type="float">
            <text:p>0.5325467748878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83016418503517" calcext:value-type="float">
            <text:p>0.683016418503517</text:p>
          </table:table-cell>
          <table:table-cell office:value-type="float" office:value="0.532626396163394" calcext:value-type="float">
            <text:p>0.53262639616339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83153612284107" calcext:value-type="float">
            <text:p>0.683153612284107</text:p>
          </table:table-cell>
          <table:table-cell office:value-type="float" office:value="0.532668291230435" calcext:value-type="float">
            <text:p>0.53266829123043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83234267749908" calcext:value-type="float">
            <text:p>0.683234267749908</text:p>
          </table:table-cell>
          <table:table-cell office:value-type="float" office:value="0.532762372291057" calcext:value-type="float">
            <text:p>0.53276237229105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83254684063069" calcext:value-type="float">
            <text:p>0.683254684063069</text:p>
          </table:table-cell>
          <table:table-cell office:value-type="float" office:value="0.532830414714617" calcext:value-type="float">
            <text:p>0.53283041471461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83351052628523" calcext:value-type="float">
            <text:p>0.683351052628523</text:p>
          </table:table-cell>
          <table:table-cell office:value-type="float" office:value="0.532852865555594" calcext:value-type="float">
            <text:p>0.53285286555559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83414884979855" calcext:value-type="float">
            <text:p>0.683414884979855</text:p>
          </table:table-cell>
          <table:table-cell office:value-type="float" office:value="0.532907743896122" calcext:value-type="float">
            <text:p>0.53290774389612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83516968349738" calcext:value-type="float">
            <text:p>0.683516968349738</text:p>
          </table:table-cell>
          <table:table-cell office:value-type="float" office:value="0.532950327655562" calcext:value-type="float">
            <text:p>0.53295032765556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83600273926081" calcext:value-type="float">
            <text:p>0.683600273926081</text:p>
          </table:table-cell>
          <table:table-cell office:value-type="float" office:value="0.532992758052343" calcext:value-type="float">
            <text:p>0.53299275805234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83767301100743" calcext:value-type="float">
            <text:p>0.683767301100743</text:p>
          </table:table-cell>
          <table:table-cell office:value-type="float" office:value="0.532994446008088" calcext:value-type="float">
            <text:p>0.53299444600808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83803051264416" calcext:value-type="float">
            <text:p>0.683803051264416</text:p>
          </table:table-cell>
          <table:table-cell office:value-type="float" office:value="0.533020583645459" calcext:value-type="float">
            <text:p>0.53302058364545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83846572035776" calcext:value-type="float">
            <text:p>0.683846572035776</text:p>
          </table:table-cell>
          <table:table-cell office:value-type="float" office:value="0.533085467672442" calcext:value-type="float">
            <text:p>0.53308546767244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83894780991996" calcext:value-type="float">
            <text:p>0.683894780991996</text:p>
          </table:table-cell>
          <table:table-cell office:value-type="float" office:value="0.533089304220986" calcext:value-type="float">
            <text:p>0.53308930422098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83895597545862" calcext:value-type="float">
            <text:p>0.683895597545862</text:p>
          </table:table-cell>
          <table:table-cell office:value-type="float" office:value="0.533165575913382" calcext:value-type="float">
            <text:p>0.53316557591338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84074341926887" calcext:value-type="float">
            <text:p>0.684074341926887</text:p>
          </table:table-cell>
          <table:table-cell office:value-type="float" office:value="0.533258556728093" calcext:value-type="float">
            <text:p>0.53325855672809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84120766829145" calcext:value-type="float">
            <text:p>0.684120766829145</text:p>
          </table:table-cell>
          <table:table-cell office:value-type="float" office:value="0.533349637817826" calcext:value-type="float">
            <text:p>0.53334963781782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84294565359564" calcext:value-type="float">
            <text:p>0.684294565359564</text:p>
          </table:table-cell>
          <table:table-cell office:value-type="float" office:value="0.533377470871785" calcext:value-type="float">
            <text:p>0.53337747087178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84484780845714" calcext:value-type="float">
            <text:p>0.684484780845714</text:p>
          </table:table-cell>
          <table:table-cell office:value-type="float" office:value="0.533432298234671" calcext:value-type="float">
            <text:p>0.53343229823467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84620274723317" calcext:value-type="float">
            <text:p>0.684620274723317</text:p>
          </table:table-cell>
          <table:table-cell office:value-type="float" office:value="0.533507087204405" calcext:value-type="float">
            <text:p>0.53350708720440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84657760982582" calcext:value-type="float">
            <text:p>0.684657760982582</text:p>
          </table:table-cell>
          <table:table-cell office:value-type="float" office:value="0.533542698553486" calcext:value-type="float">
            <text:p>0.53354269855348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84675407165894" calcext:value-type="float">
            <text:p>0.684675407165894</text:p>
          </table:table-cell>
          <table:table-cell office:value-type="float" office:value="0.53361603165546" calcext:value-type="float">
            <text:p>0.5336160316554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84719924685537" calcext:value-type="float">
            <text:p>0.684719924685537</text:p>
          </table:table-cell>
          <table:table-cell office:value-type="float" office:value="0.533639998787144" calcext:value-type="float">
            <text:p>0.53363999878714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84896377590289" calcext:value-type="float">
            <text:p>0.684896377590289</text:p>
          </table:table-cell>
          <table:table-cell office:value-type="float" office:value="0.533665004115663" calcext:value-type="float">
            <text:p>0.53366500411566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8501470705832" calcext:value-type="float">
            <text:p>0.68501470705832</text:p>
          </table:table-cell>
          <table:table-cell office:value-type="float" office:value="0.533718136410667" calcext:value-type="float">
            <text:p>0.53371813641066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95190952085802" calcext:value-type="float">
            <text:p>0.695190952085802</text:p>
          </table:table-cell>
          <table:table-cell office:value-type="float" office:value="0.541736957830178" calcext:value-type="float">
            <text:p>0.54173695783017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95379803041774" calcext:value-type="float">
            <text:p>0.695379803041774</text:p>
          </table:table-cell>
          <table:table-cell office:value-type="float" office:value="0.541760324657522" calcext:value-type="float">
            <text:p>0.541760324657522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95560537612967" calcext:value-type="float">
            <text:p>0.695560537612967</text:p>
          </table:table-cell>
          <table:table-cell office:value-type="float" office:value="0.541765579572904" calcext:value-type="float">
            <text:p>0.54176557957290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95569430097373" calcext:value-type="float">
            <text:p>0.695569430097373</text:p>
          </table:table-cell>
          <table:table-cell office:value-type="float" office:value="0.541803562781686" calcext:value-type="float">
            <text:p>0.54180356278168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95692412197262" calcext:value-type="float">
            <text:p>0.695692412197262</text:p>
          </table:table-cell>
          <table:table-cell office:value-type="float" office:value="0.54182057541493" calcext:value-type="float">
            <text:p>0.5418205754149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95724406768073" calcext:value-type="float">
            <text:p>0.695724406768073</text:p>
          </table:table-cell>
          <table:table-cell office:value-type="float" office:value="0.541845970781556" calcext:value-type="float">
            <text:p>0.54184597078155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95858007696645" calcext:value-type="float">
            <text:p>0.695858007696645</text:p>
          </table:table-cell>
          <table:table-cell office:value-type="float" office:value="0.541886555755522" calcext:value-type="float">
            <text:p>0.54188655575552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95936557650459" calcext:value-type="float">
            <text:p>0.695936557650459</text:p>
          </table:table-cell>
          <table:table-cell office:value-type="float" office:value="0.541931400486091" calcext:value-type="float">
            <text:p>0.54193140048609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95946525623683" calcext:value-type="float">
            <text:p>0.695946525623683</text:p>
          </table:table-cell>
          <table:table-cell office:value-type="float" office:value="0.542028181089057" calcext:value-type="float">
            <text:p>0.54202818108905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96121209034891" calcext:value-type="float">
            <text:p>0.696121209034891</text:p>
          </table:table-cell>
          <table:table-cell office:value-type="float" office:value="0.542097426804997" calcext:value-type="float">
            <text:p>0.54209742680499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96205198420859" calcext:value-type="float">
            <text:p>0.696205198420859</text:p>
          </table:table-cell>
          <table:table-cell office:value-type="float" office:value="0.542102030088334" calcext:value-type="float">
            <text:p>0.54210203008833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96381264152443" calcext:value-type="float">
            <text:p>0.696381264152443</text:p>
          </table:table-cell>
          <table:table-cell office:value-type="float" office:value="0.542110699135293" calcext:value-type="float">
            <text:p>0.54211069913529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96399353817592" calcext:value-type="float">
            <text:p>0.696399353817592</text:p>
          </table:table-cell>
          <table:table-cell office:value-type="float" office:value="0.542132401812914" calcext:value-type="float">
            <text:p>0.54213240181291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9650728627694" calcext:value-type="float">
            <text:p>0.69650728627694</text:p>
          </table:table-cell>
          <table:table-cell office:value-type="float" office:value="0.542150923436841" calcext:value-type="float">
            <text:p>0.54215092343684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96693032897717" calcext:value-type="float">
            <text:p>0.696693032897717</text:p>
          </table:table-cell>
          <table:table-cell office:value-type="float" office:value="0.542170924837834" calcext:value-type="float">
            <text:p>0.54217092483783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96773520750203" calcext:value-type="float">
            <text:p>0.696773520750203</text:p>
          </table:table-cell>
          <table:table-cell office:value-type="float" office:value="0.542198490706234" calcext:value-type="float">
            <text:p>0.54219849070623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96897163814412" calcext:value-type="float">
            <text:p>0.696897163814412</text:p>
          </table:table-cell>
          <table:table-cell office:value-type="float" office:value="0.542284767244988" calcext:value-type="float">
            <text:p>0.54228476724498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97032156649395" calcext:value-type="float">
            <text:p>0.697032156649395</text:p>
          </table:table-cell>
          <table:table-cell office:value-type="float" office:value="0.542332125594673" calcext:value-type="float">
            <text:p>0.54233212559467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97131564329678" calcext:value-type="float">
            <text:p>0.697131564329678</text:p>
          </table:table-cell>
          <table:table-cell office:value-type="float" office:value="0.542389812285809" calcext:value-type="float">
            <text:p>0.5423898122858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9721711575653" calcext:value-type="float">
            <text:p>0.69721711575653</text:p>
          </table:table-cell>
          <table:table-cell office:value-type="float" office:value="0.542397838291062" calcext:value-type="float">
            <text:p>0.54239783829106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97376907844537" calcext:value-type="float">
            <text:p>0.697376907844537</text:p>
          </table:table-cell>
          <table:table-cell office:value-type="float" office:value="0.542476600135307" calcext:value-type="float">
            <text:p>0.54247660013530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97445352697974" calcext:value-type="float">
            <text:p>0.697445352697974</text:p>
          </table:table-cell>
          <table:table-cell office:value-type="float" office:value="0.542547671577295" calcext:value-type="float">
            <text:p>0.54254767157729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97537049022108" calcext:value-type="float">
            <text:p>0.697537049022108</text:p>
          </table:table-cell>
          <table:table-cell office:value-type="float" office:value="0.542641168808761" calcext:value-type="float">
            <text:p>0.54264116880876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97546235780123" calcext:value-type="float">
            <text:p>0.697546235780123</text:p>
          </table:table-cell>
          <table:table-cell office:value-type="float" office:value="0.542719369408019" calcext:value-type="float">
            <text:p>0.54271936940801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97572408741453" calcext:value-type="float">
            <text:p>0.697572408741453</text:p>
          </table:table-cell>
          <table:table-cell office:value-type="float" office:value="0.542742907620475" calcext:value-type="float">
            <text:p>0.54274290762047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97713427850686" calcext:value-type="float">
            <text:p>0.697713427850686</text:p>
          </table:table-cell>
          <table:table-cell office:value-type="float" office:value="0.542743676933712" calcext:value-type="float">
            <text:p>0.54274367693371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97864807999508" calcext:value-type="float">
            <text:p>0.697864807999508</text:p>
          </table:table-cell>
          <table:table-cell office:value-type="float" office:value="0.542841924796984" calcext:value-type="float">
            <text:p>0.54284192479698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97984302130296" calcext:value-type="float">
            <text:p>0.697984302130296</text:p>
          </table:table-cell>
          <table:table-cell office:value-type="float" office:value="0.542845215555746" calcext:value-type="float">
            <text:p>0.54284521555574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98058446966697" calcext:value-type="float">
            <text:p>0.698058446966697</text:p>
          </table:table-cell>
          <table:table-cell office:value-type="float" office:value="0.542922905024122" calcext:value-type="float">
            <text:p>0.54292290502412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98075803455547" calcext:value-type="float">
            <text:p>0.698075803455547</text:p>
          </table:table-cell>
          <table:table-cell office:value-type="float" office:value="0.542963539441146" calcext:value-type="float">
            <text:p>0.5429635394411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98217043295394" calcext:value-type="float">
            <text:p>0.698217043295394</text:p>
          </table:table-cell>
          <table:table-cell office:value-type="float" office:value="0.542995896613708" calcext:value-type="float">
            <text:p>0.54299589661370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98276265368467" calcext:value-type="float">
            <text:p>0.698276265368467</text:p>
          </table:table-cell>
          <table:table-cell office:value-type="float" office:value="0.54306590023574" calcext:value-type="float">
            <text:p>0.5430659002357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98423520389452" calcext:value-type="float">
            <text:p>0.698423520389452</text:p>
          </table:table-cell>
          <table:table-cell office:value-type="float" office:value="0.543094905240321" calcext:value-type="float">
            <text:p>0.54309490524032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98438780896629" calcext:value-type="float">
            <text:p>0.698438780896629</text:p>
          </table:table-cell>
          <table:table-cell office:value-type="float" office:value="0.543164036844566" calcext:value-type="float">
            <text:p>0.54316403684456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98619934885507" calcext:value-type="float">
            <text:p>0.698619934885507</text:p>
          </table:table-cell>
          <table:table-cell office:value-type="float" office:value="0.543178605854481" calcext:value-type="float">
            <text:p>0.54317860585448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98781828142043" calcext:value-type="float">
            <text:p>0.698781828142043</text:p>
          </table:table-cell>
          <table:table-cell office:value-type="float" office:value="0.543257319721609" calcext:value-type="float">
            <text:p>0.54325731972160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98969627334953" calcext:value-type="float">
            <text:p>0.698969627334953</text:p>
          </table:table-cell>
          <table:table-cell office:value-type="float" office:value="0.543339959726406" calcext:value-type="float">
            <text:p>0.54333995972640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99136284577568" calcext:value-type="float">
            <text:p>0.699136284577568</text:p>
          </table:table-cell>
          <table:table-cell office:value-type="float" office:value="0.543366183133298" calcext:value-type="float">
            <text:p>0.54336618313329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99329567592524" calcext:value-type="float">
            <text:p>0.699329567592524</text:p>
          </table:table-cell>
          <table:table-cell office:value-type="float" office:value="0.543371804075541" calcext:value-type="float">
            <text:p>0.54337180407554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99474341476604" calcext:value-type="float">
            <text:p>0.699474341476604</text:p>
          </table:table-cell>
          <table:table-cell office:value-type="float" office:value="0.543415367264944" calcext:value-type="float">
            <text:p>0.54341536726494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99517581016002" calcext:value-type="float">
            <text:p>0.699517581016002</text:p>
          </table:table-cell>
          <table:table-cell office:value-type="float" office:value="0.543510392569572" calcext:value-type="float">
            <text:p>0.54351039256957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99626693295045" calcext:value-type="float">
            <text:p>0.699626693295045</text:p>
          </table:table-cell>
          <table:table-cell office:value-type="float" office:value="0.543599813789393" calcext:value-type="float">
            <text:p>0.54359981378939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99820789847936" calcext:value-type="float">
            <text:p>0.699820789847936</text:p>
          </table:table-cell>
          <table:table-cell office:value-type="float" office:value="0.543664547459485" calcext:value-type="float">
            <text:p>0.54366454745948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99875918377329" calcext:value-type="float">
            <text:p>0.699875918377329</text:p>
          </table:table-cell>
          <table:table-cell office:value-type="float" office:value="0.543754221268467" calcext:value-type="float">
            <text:p>0.54375422126846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99977591413183" calcext:value-type="float">
            <text:p>0.699977591413183</text:p>
          </table:table-cell>
          <table:table-cell office:value-type="float" office:value="0.543781833363758" calcext:value-type="float">
            <text:p>0.54378183336375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700058285675758" calcext:value-type="float">
            <text:p>0.700058285675758</text:p>
          </table:table-cell>
          <table:table-cell office:value-type="float" office:value="0.543789287002119" calcext:value-type="float">
            <text:p>0.54378928700211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700078856814034" calcext:value-type="float">
            <text:p>0.700078856814034</text:p>
          </table:table-cell>
          <table:table-cell office:value-type="float" office:value="0.543857376668628" calcext:value-type="float">
            <text:p>0.54385737666862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700189727998064" calcext:value-type="float">
            <text:p>0.700189727998064</text:p>
          </table:table-cell>
          <table:table-cell office:value-type="float" office:value="0.543868549684552" calcext:value-type="float">
            <text:p>0.54386854968455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700237270038711" calcext:value-type="float">
            <text:p>0.700237270038711</text:p>
          </table:table-cell>
          <table:table-cell office:value-type="float" office:value="0.543959469707542" calcext:value-type="float">
            <text:p>0.54395946970754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700380685378414" calcext:value-type="float">
            <text:p>0.700380685378414</text:p>
          </table:table-cell>
          <table:table-cell office:value-type="float" office:value="0.544052863145819" calcext:value-type="float">
            <text:p>0.54405286314581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700530657222554" calcext:value-type="float">
            <text:p>0.700530657222554</text:p>
          </table:table-cell>
          <table:table-cell office:value-type="float" office:value="0.544093329585849" calcext:value-type="float">
            <text:p>0.54409332958584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700727015852664" calcext:value-type="float">
            <text:p>0.700727015852664</text:p>
          </table:table-cell>
          <table:table-cell office:value-type="float" office:value="0.54410281905078" calcext:value-type="float">
            <text:p>0.5441028190507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700902749463401" calcext:value-type="float">
            <text:p>0.700902749463401</text:p>
          </table:table-cell>
          <table:table-cell office:value-type="float" office:value="0.544118576057633" calcext:value-type="float">
            <text:p>0.54411857605763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701023173306175" calcext:value-type="float">
            <text:p>0.701023173306175</text:p>
          </table:table-cell>
          <table:table-cell office:value-type="float" office:value="0.544131712509093" calcext:value-type="float">
            <text:p>0.54413171250909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70106092551259" calcext:value-type="float">
            <text:p>0.70106092551259</text:p>
          </table:table-cell>
          <table:table-cell office:value-type="float" office:value="0.544211115216143" calcext:value-type="float">
            <text:p>0.54421111521614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701083027458157" calcext:value-type="float">
            <text:p>0.701083027458157</text:p>
          </table:table-cell>
          <table:table-cell office:value-type="float" office:value="0.544281121638735" calcext:value-type="float">
            <text:p>0.54428112163873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701161227620502" calcext:value-type="float">
            <text:p>0.701161227620502</text:p>
          </table:table-cell>
          <table:table-cell office:value-type="float" office:value="0.544289354652683" calcext:value-type="float">
            <text:p>0.54428935465268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701267629777932" calcext:value-type="float">
            <text:p>0.701267629777932</text:p>
          </table:table-cell>
          <table:table-cell office:value-type="float" office:value="0.544322400551618" calcext:value-type="float">
            <text:p>0.5443224005516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70133504681475" calcext:value-type="float">
            <text:p>0.70133504681475</text:p>
          </table:table-cell>
          <table:table-cell office:value-type="float" office:value="0.544408331163816" calcext:value-type="float">
            <text:p>0.54440833116381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701467021698426" calcext:value-type="float">
            <text:p>0.701467021698426</text:p>
          </table:table-cell>
          <table:table-cell office:value-type="float" office:value="0.544433415422898" calcext:value-type="float">
            <text:p>0.54443341542289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701550652744047" calcext:value-type="float">
            <text:p>0.701550652744047</text:p>
          </table:table-cell>
          <table:table-cell office:value-type="float" office:value="0.544447158619892" calcext:value-type="float">
            <text:p>0.54444715861989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701730542147821" calcext:value-type="float">
            <text:p>0.701730542147821</text:p>
          </table:table-cell>
          <table:table-cell office:value-type="float" office:value="0.544469899309304" calcext:value-type="float">
            <text:p>0.54446989930930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701841361316299" calcext:value-type="float">
            <text:p>0.701841361316299</text:p>
          </table:table-cell>
          <table:table-cell office:value-type="float" office:value="0.544499141199024" calcext:value-type="float">
            <text:p>0.54449914119902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711894933736819" calcext:value-type="float">
            <text:p>0.711894933736819</text:p>
          </table:table-cell>
          <table:table-cell office:value-type="float" office:value="0.552517961363406" calcext:value-type="float">
            <text:p>0.55251796136340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711960072507049" calcext:value-type="float">
            <text:p>0.711960072507049</text:p>
          </table:table-cell>
          <table:table-cell office:value-type="float" office:value="0.552601910352791" calcext:value-type="float">
            <text:p>0.55260191035279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711983799175227" calcext:value-type="float">
            <text:p>0.711983799175227</text:p>
          </table:table-cell>
          <table:table-cell office:value-type="float" office:value="0.552614463412034" calcext:value-type="float">
            <text:p>0.55261446341203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712046299897831" calcext:value-type="float">
            <text:p>0.712046299897831</text:p>
          </table:table-cell>
          <table:table-cell office:value-type="float" office:value="0.5526667888607" calcext:value-type="float">
            <text:p>0.55266678886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712112947066052" calcext:value-type="float">
            <text:p>0.712112947066052</text:p>
          </table:table-cell>
          <table:table-cell office:value-type="float" office:value="0.552683216336525" calcext:value-type="float">
            <text:p>0.55268321633652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712113059480435" calcext:value-type="float">
            <text:p>0.712113059480435</text:p>
          </table:table-cell>
          <table:table-cell office:value-type="float" office:value="0.552698432606664" calcext:value-type="float">
            <text:p>0.55269843260666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71220178170801" calcext:value-type="float">
            <text:p>0.71220178170801</text:p>
          </table:table-cell>
          <table:table-cell office:value-type="float" office:value="0.552730075425869" calcext:value-type="float">
            <text:p>0.55273007542586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722265301526245" calcext:value-type="float">
            <text:p>0.722265301526245</text:p>
          </table:table-cell>
          <table:table-cell office:value-type="float" office:value="0.560768347403668" calcext:value-type="float">
            <text:p>0.56076834740366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722433464136499" calcext:value-type="float">
            <text:p>0.722433464136499</text:p>
          </table:table-cell>
          <table:table-cell office:value-type="float" office:value="0.560812706839716" calcext:value-type="float">
            <text:p>0.5608127068397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722456770018938" calcext:value-type="float">
            <text:p>0.722456770018938</text:p>
          </table:table-cell>
          <table:table-cell office:value-type="float" office:value="0.560872875053539" calcext:value-type="float">
            <text:p>0.56087287505353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722486510351869" calcext:value-type="float">
            <text:p>0.722486510351869</text:p>
          </table:table-cell>
          <table:table-cell office:value-type="float" office:value="0.560902156542254" calcext:value-type="float">
            <text:p>0.56090215654225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722676178018569" calcext:value-type="float">
            <text:p>0.722676178018569</text:p>
          </table:table-cell>
          <table:table-cell office:value-type="float" office:value="0.560988648385267" calcext:value-type="float">
            <text:p>0.56098864838526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722711384204967" calcext:value-type="float">
            <text:p>0.722711384204967</text:p>
          </table:table-cell>
          <table:table-cell office:value-type="float" office:value="0.561056274044262" calcext:value-type="float">
            <text:p>0.56105627404426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722743032602392" calcext:value-type="float">
            <text:p>0.722743032602392</text:p>
          </table:table-cell>
          <table:table-cell office:value-type="float" office:value="0.56106484812452" calcext:value-type="float">
            <text:p>0.5610648481245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722777082196516" calcext:value-type="float">
            <text:p>0.722777082196516</text:p>
          </table:table-cell>
          <table:table-cell office:value-type="float" office:value="0.561136935023452" calcext:value-type="float">
            <text:p>0.56113693502345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722973150349643" calcext:value-type="float">
            <text:p>0.722973150349643</text:p>
          </table:table-cell>
          <table:table-cell office:value-type="float" office:value="0.561222743280784" calcext:value-type="float">
            <text:p>0.56122274328078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723152346424475" calcext:value-type="float">
            <text:p>0.723152346424475</text:p>
          </table:table-cell>
          <table:table-cell office:value-type="float" office:value="0.561316828705097" calcext:value-type="float">
            <text:p>0.56131682870509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723182361339188" calcext:value-type="float">
            <text:p>0.723182361339188</text:p>
          </table:table-cell>
          <table:table-cell office:value-type="float" office:value="0.561384709713347" calcext:value-type="float">
            <text:p>0.56138470971334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72328248996485" calcext:value-type="float">
            <text:p>0.72328248996485</text:p>
          </table:table-cell>
          <table:table-cell office:value-type="float" office:value="0.561425156391039" calcext:value-type="float">
            <text:p>0.56142515639103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723437338045967" calcext:value-type="float">
            <text:p>0.723437338045967</text:p>
          </table:table-cell>
          <table:table-cell office:value-type="float" office:value="0.561462069904558" calcext:value-type="float">
            <text:p>0.56146206990455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723579880162651" calcext:value-type="float">
            <text:p>0.723579880162651</text:p>
          </table:table-cell>
          <table:table-cell office:value-type="float" office:value="0.561492153596375" calcext:value-type="float">
            <text:p>0.56149215359637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72377134777122" calcext:value-type="float">
            <text:p>0.72377134777122</text:p>
          </table:table-cell>
          <table:table-cell office:value-type="float" office:value="0.561506672208601" calcext:value-type="float">
            <text:p>0.56150667220860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723784566144267" calcext:value-type="float">
            <text:p>0.723784566144267</text:p>
          </table:table-cell>
          <table:table-cell office:value-type="float" office:value="0.561530982088753" calcext:value-type="float">
            <text:p>0.56153098208875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72389751482308" calcext:value-type="float">
            <text:p>0.72389751482308</text:p>
          </table:table-cell>
          <table:table-cell office:value-type="float" office:value="0.56159995375845" calcext:value-type="float">
            <text:p>0.5615999537584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724040568611365" calcext:value-type="float">
            <text:p>0.724040568611365</text:p>
          </table:table-cell>
          <table:table-cell office:value-type="float" office:value="0.561691980502211" calcext:value-type="float">
            <text:p>0.56169198050221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724173509946067" calcext:value-type="float">
            <text:p>0.724173509946067</text:p>
          </table:table-cell>
          <table:table-cell office:value-type="float" office:value="0.561748006314419" calcext:value-type="float">
            <text:p>0.56174800631441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724308041562429" calcext:value-type="float">
            <text:p>0.724308041562429</text:p>
          </table:table-cell>
          <table:table-cell office:value-type="float" office:value="0.561763106691672" calcext:value-type="float">
            <text:p>0.56176310669167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724347959681322" calcext:value-type="float">
            <text:p>0.724347959681322</text:p>
          </table:table-cell>
          <table:table-cell office:value-type="float" office:value="0.561820048726565" calcext:value-type="float">
            <text:p>0.56182004872656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724491623918781" calcext:value-type="float">
            <text:p>0.724491623918781</text:p>
          </table:table-cell>
          <table:table-cell office:value-type="float" office:value="0.561877407128553" calcext:value-type="float">
            <text:p>0.56187740712855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724679401237772" calcext:value-type="float">
            <text:p>0.724679401237772</text:p>
          </table:table-cell>
          <table:table-cell office:value-type="float" office:value="0.561951590075957" calcext:value-type="float">
            <text:p>0.56195159007595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724840175000812" calcext:value-type="float">
            <text:p>0.724840175000812</text:p>
          </table:table-cell>
          <table:table-cell office:value-type="float" office:value="0.561957669471598" calcext:value-type="float">
            <text:p>0.5619576694715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724899267733486" calcext:value-type="float">
            <text:p>0.724899267733486</text:p>
          </table:table-cell>
          <table:table-cell office:value-type="float" office:value="0.562057303035781" calcext:value-type="float">
            <text:p>0.56205730303578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725043679719759" calcext:value-type="float">
            <text:p>0.725043679719759</text:p>
          </table:table-cell>
          <table:table-cell office:value-type="float" office:value="0.562081487094654" calcext:value-type="float">
            <text:p>0.56208148709465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725138663508524" calcext:value-type="float">
            <text:p>0.725138663508524</text:p>
          </table:table-cell>
          <table:table-cell office:value-type="float" office:value="0.562142670897566" calcext:value-type="float">
            <text:p>0.5621426708975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725165288383771" calcext:value-type="float">
            <text:p>0.725165288383771</text:p>
          </table:table-cell>
          <table:table-cell office:value-type="float" office:value="0.562197764459727" calcext:value-type="float">
            <text:p>0.56219776445972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725318205227209" calcext:value-type="float">
            <text:p>0.725318205227209</text:p>
          </table:table-cell>
          <table:table-cell office:value-type="float" office:value="0.56224217719981" calcext:value-type="float">
            <text:p>0.5622421771998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725497151944628" calcext:value-type="float">
            <text:p>0.725497151944628</text:p>
          </table:table-cell>
          <table:table-cell office:value-type="float" office:value="0.562288179070845" calcext:value-type="float">
            <text:p>0.56228817907084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725616245911732" calcext:value-type="float">
            <text:p>0.725616245911732</text:p>
          </table:table-cell>
          <table:table-cell office:value-type="float" office:value="0.562360942470549" calcext:value-type="float">
            <text:p>0.56236094247054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725784108780882" calcext:value-type="float">
            <text:p>0.725784108780882</text:p>
          </table:table-cell>
          <table:table-cell office:value-type="float" office:value="0.562383109992673" calcext:value-type="float">
            <text:p>0.56238310999267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725810434465003" calcext:value-type="float">
            <text:p>0.725810434465003</text:p>
          </table:table-cell>
          <table:table-cell office:value-type="float" office:value="0.562390813402902" calcext:value-type="float">
            <text:p>0.56239081340290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725861672898955" calcext:value-type="float">
            <text:p>0.725861672898955</text:p>
          </table:table-cell>
          <table:table-cell office:value-type="float" office:value="0.562488053100101" calcext:value-type="float">
            <text:p>0.56248805310010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726032715370174" calcext:value-type="float">
            <text:p>0.726032715370174</text:p>
          </table:table-cell>
          <table:table-cell office:value-type="float" office:value="0.562572755077584" calcext:value-type="float">
            <text:p>0.56257275507758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726042957214684" calcext:value-type="float">
            <text:p>0.726042957214684</text:p>
          </table:table-cell>
          <table:table-cell office:value-type="float" office:value="0.562651457928914" calcext:value-type="float">
            <text:p>0.56265145792891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726146907419133" calcext:value-type="float">
            <text:p>0.726146907419133</text:p>
          </table:table-cell>
          <table:table-cell office:value-type="float" office:value="0.56266773940105" calcext:value-type="float">
            <text:p>0.5626677394010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726286455375933" calcext:value-type="float">
            <text:p>0.726286455375933</text:p>
          </table:table-cell>
          <table:table-cell office:value-type="float" office:value="0.562718807608186" calcext:value-type="float">
            <text:p>0.56271880760818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726388532530809" calcext:value-type="float">
            <text:p>0.726388532530809</text:p>
          </table:table-cell>
          <table:table-cell office:value-type="float" office:value="0.562762149436938" calcext:value-type="float">
            <text:p>0.56276214943693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726493490316593" calcext:value-type="float">
            <text:p>0.726493490316593</text:p>
          </table:table-cell>
          <table:table-cell office:value-type="float" office:value="0.56285843163385" calcext:value-type="float">
            <text:p>0.5628584316338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726580323965976" calcext:value-type="float">
            <text:p>0.726580323965976</text:p>
          </table:table-cell>
          <table:table-cell office:value-type="float" office:value="0.562885370106172" calcext:value-type="float">
            <text:p>0.56288537010617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726742431901506" calcext:value-type="float">
            <text:p>0.726742431901506</text:p>
          </table:table-cell>
          <table:table-cell office:value-type="float" office:value="0.562946016998675" calcext:value-type="float">
            <text:p>0.56294601699867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726852365965844" calcext:value-type="float">
            <text:p>0.726852365965844</text:p>
          </table:table-cell>
          <table:table-cell office:value-type="float" office:value="0.563031418229548" calcext:value-type="float">
            <text:p>0.56303141822954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727027948546868" calcext:value-type="float">
            <text:p>0.727027948546868</text:p>
          </table:table-cell>
          <table:table-cell office:value-type="float" office:value="0.563106446718996" calcext:value-type="float">
            <text:p>0.56310644671899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727108959118171" calcext:value-type="float">
            <text:p>0.727108959118171</text:p>
          </table:table-cell>
          <table:table-cell office:value-type="float" office:value="0.563107001662192" calcext:value-type="float">
            <text:p>0.56310700166219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727116242340539" calcext:value-type="float">
            <text:p>0.727116242340539</text:p>
          </table:table-cell>
          <table:table-cell office:value-type="float" office:value="0.563113431641801" calcext:value-type="float">
            <text:p>0.56311343164180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727133637296574" calcext:value-type="float">
            <text:p>0.727133637296574</text:p>
          </table:table-cell>
          <table:table-cell office:value-type="float" office:value="0.563124828184379" calcext:value-type="float">
            <text:p>0.56312482818437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727298343597335" calcext:value-type="float">
            <text:p>0.727298343597335</text:p>
          </table:table-cell>
          <table:table-cell office:value-type="float" office:value="0.563158143256004" calcext:value-type="float">
            <text:p>0.56315814325600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727348187676644" calcext:value-type="float">
            <text:p>0.727348187676644</text:p>
          </table:table-cell>
          <table:table-cell office:value-type="float" office:value="0.563170433457026" calcext:value-type="float">
            <text:p>0.56317043345702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72749565470797" calcext:value-type="float">
            <text:p>0.72749565470797</text:p>
          </table:table-cell>
          <table:table-cell office:value-type="float" office:value="0.563228472340022" calcext:value-type="float">
            <text:p>0.56322847234002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727583164549206" calcext:value-type="float">
            <text:p>0.727583164549206</text:p>
          </table:table-cell>
          <table:table-cell office:value-type="float" office:value="0.563289910354564" calcext:value-type="float">
            <text:p>0.56328991035456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727656798189087" calcext:value-type="float">
            <text:p>0.727656798189087</text:p>
          </table:table-cell>
          <table:table-cell office:value-type="float" office:value="0.563364699082045" calcext:value-type="float">
            <text:p>0.56336469908204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727751751453618" calcext:value-type="float">
            <text:p>0.727751751453618</text:p>
          </table:table-cell>
          <table:table-cell office:value-type="float" office:value="0.563365493928809" calcext:value-type="float">
            <text:p>0.56336549392880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727825400993052" calcext:value-type="float">
            <text:p>0.727825400993052</text:p>
          </table:table-cell>
          <table:table-cell office:value-type="float" office:value="0.563438546067647" calcext:value-type="float">
            <text:p>0.56343854606764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727951898951345" calcext:value-type="float">
            <text:p>0.727951898951345</text:p>
          </table:table-cell>
          <table:table-cell office:value-type="float" office:value="0.5635360536378" calcext:value-type="float">
            <text:p>0.563536053637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728000007726957" calcext:value-type="float">
            <text:p>0.728000007726957</text:p>
          </table:table-cell>
          <table:table-cell office:value-type="float" office:value="0.563567121550041" calcext:value-type="float">
            <text:p>0.56356712155004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728016878148867" calcext:value-type="float">
            <text:p>0.728016878148867</text:p>
          </table:table-cell>
          <table:table-cell office:value-type="float" office:value="0.563650983735471" calcext:value-type="float">
            <text:p>0.56365098373547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728044277657562" calcext:value-type="float">
            <text:p>0.728044277657562</text:p>
          </table:table-cell>
          <table:table-cell office:value-type="float" office:value="0.563724419158467" calcext:value-type="float">
            <text:p>0.56372441915846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728146588184224" calcext:value-type="float">
            <text:p>0.728146588184224</text:p>
          </table:table-cell>
          <table:table-cell office:value-type="float" office:value="0.563749127092456" calcext:value-type="float">
            <text:p>0.56374912709245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728314353499158" calcext:value-type="float">
            <text:p>0.728314353499158</text:p>
          </table:table-cell>
          <table:table-cell office:value-type="float" office:value="0.563842922514564" calcext:value-type="float">
            <text:p>0.5638429225145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28424952884596" calcext:value-type="float">
            <text:p>0.728424952884596</text:p>
          </table:table-cell>
          <table:table-cell office:value-type="float" office:value="0.563871975926822" calcext:value-type="float">
            <text:p>0.5638719759268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14:21:59.379175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Todor Balabanov</meta:initial-creator>
    <meta:creation-date>2020-02-26T13:39:21.802317502</meta:creation-date>
    <meta:generator>LibreOffice/6.3.3.2$MacOSX_X86_64 LibreOffice_project/a64200df03143b798afd1ec74a12ab50359878ed</meta:generator>
    <dc:date>2020-02-26T14:22:21.309446571</dc:date>
    <dc:creator>Todor Balabanov</dc:creator>
    <meta:editing-duration>PT22M4S</meta:editing-duration>
    <meta:editing-cycles>9</meta:editing-cycles>
    <meta:document-statistic meta:table-count="1" meta:cell-count="300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423cm" svg:height="26.085cm" xlink:href=".." xlink:type="simple" chart:class="chart:line" chart:style-name="ch1">
        <chart:title svg:x="10.527cm" svg:y="0.657cm" chart:style-name="ch2">
          <text:p>ANN Bot Success Rate vs RS and MCTS</text:p>
        </chart:title>
        <chart:legend chart:legend-position="bottom" svg:x="10.428cm" svg:y="25.486cm" style:legend-expansion="wide" chart:style-name="ch3"/>
        <chart:plot-area chart:style-name="ch4" table:cell-range-address="Sheet1.A2:Sheet1.C1001 Sheet1.B1:Sheet1.C1" chart:data-source-has-labels="both" svg:x="1.599cm" svg:y="1.957cm" svg:width="27.236cm" svg:height="21.843cm">
          <chartooo:coordinate-region svg:x="2.326cm" svg:y="1.957cm" svg:width="26.509cm" svg:height="20.72cm"/>
          <chart:axis chart:dimension="x" chart:name="primary-x" chart:style-name="ch5" chartooo:axis-type="auto">
            <chartooo:date-scale/>
            <chart:title svg:x="13.982cm" svg:y="24.321cm" chart:style-name="ch6">
              <text:p>Training Epochs</text:p>
            </chart:title>
            <chart:categories table:cell-range-address="Sheet1.A2:Sheet1.A1001"/>
          </chart:axis>
          <chart:axis chart:dimension="y" chart:name="primary-y" chart:style-name="ch5">
            <chart:title svg:x="0.451cm" svg:y="13.927cm" chart:style-name="ch7">
              <text:p>Success Rate</text:p>
            </chart:title>
            <chart:grid chart:style-name="ch8" chart:class="major"/>
          </chart:axis>
          <chart:series chart:style-name="ch9" chart:values-cell-range-address="Sheet1.B2:Sheet1.B1001" chart:label-cell-address="Sheet1.B1:Sheet1.B1" chart:class="chart:line">
            <chart:data-point chart:repeated="1000"/>
          </chart:series>
          <chart:series chart:style-name="ch10" chart:values-cell-range-address="Sheet1.C2:Sheet1.C1001" chart:label-cell-address="Sheet1.C1:Sheet1.C1" chart:class="chart:line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Search</text:p>
                <draw:g>
                  <svg:desc>Sheet1.B1:Sheet1.B1</svg:desc>
                </draw:g>
              </table:table-cell>
              <table:table-cell office:value-type="string">
                <text:p>Monte Carlo Tree Searc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01</svg:desc>
                </draw:g>
              </table:table-cell>
              <table:table-cell office:value-type="float" office:value="0.49008970123">
                <text:p>0.49008970123</text:p>
                <draw:g>
                  <svg:desc>Sheet1.B2:Sheet1.B1001</svg:desc>
                </draw:g>
              </table:table-cell>
              <table:table-cell office:value-type="float" office:value="0.401201201206787">
                <text:p>0.401201201206787</text:p>
                <draw:g>
                  <svg:desc>Sheet1.C2:Sheet1.C1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90275111109041">
                <text:p>0.490275111109041</text:p>
              </table:table-cell>
              <table:table-cell office:value-type="float" office:value="0.401269677242163">
                <text:p>0.4012696772421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0453914268161">
                <text:p>0.490453914268161</text:p>
              </table:table-cell>
              <table:table-cell office:value-type="float" office:value="0.401369641012841">
                <text:p>0.4013696410128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90534334064073">
                <text:p>0.490534334064073</text:p>
              </table:table-cell>
              <table:table-cell office:value-type="float" office:value="0.401406449038423">
                <text:p>0.4014064490384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9055240934357">
                <text:p>0.49055240934357</text:p>
              </table:table-cell>
              <table:table-cell office:value-type="float" office:value="0.401468833448628">
                <text:p>0.4014688334486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90679116513464">
                <text:p>0.490679116513464</text:p>
              </table:table-cell>
              <table:table-cell office:value-type="float" office:value="0.401557182879123">
                <text:p>0.4015571828791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90869792205161">
                <text:p>0.490869792205161</text:p>
              </table:table-cell>
              <table:table-cell office:value-type="float" office:value="0.401602897668958">
                <text:p>0.4016028976689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90988472286797">
                <text:p>0.490988472286797</text:p>
              </table:table-cell>
              <table:table-cell office:value-type="float" office:value="0.401632420149677">
                <text:p>0.4016324201496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91060887400913">
                <text:p>0.491060887400913</text:p>
              </table:table-cell>
              <table:table-cell office:value-type="float" office:value="0.401673967756581">
                <text:p>0.4016739677565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91201021318708">
                <text:p>0.491201021318708</text:p>
              </table:table-cell>
              <table:table-cell office:value-type="float" office:value="0.401737100835381">
                <text:p>0.4017371008353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91254325946819">
                <text:p>0.491254325946819</text:p>
              </table:table-cell>
              <table:table-cell office:value-type="float" office:value="0.401826114492094">
                <text:p>0.4018261144920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49128579044045">
                <text:p>0.49128579044045</text:p>
              </table:table-cell>
              <table:table-cell office:value-type="float" office:value="0.401925796438556">
                <text:p>0.4019257964385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91354484785433">
                <text:p>0.491354484785433</text:p>
              </table:table-cell>
              <table:table-cell office:value-type="float" office:value="0.402005484894203">
                <text:p>0.4020054848942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91485557284069">
                <text:p>0.491485557284069</text:p>
              </table:table-cell>
              <table:table-cell office:value-type="float" office:value="0.402050197116439">
                <text:p>0.4020501971164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91552717273764">
                <text:p>0.491552717273764</text:p>
              </table:table-cell>
              <table:table-cell office:value-type="float" office:value="0.402147726842018">
                <text:p>0.4021477268420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91617038508413">
                <text:p>0.491617038508413</text:p>
              </table:table-cell>
              <table:table-cell office:value-type="float" office:value="0.402179021009486">
                <text:p>0.40217902100948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91706500977906">
                <text:p>0.491706500977906</text:p>
              </table:table-cell>
              <table:table-cell office:value-type="float" office:value="0.40227679014409">
                <text:p>0.402276790144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91779731452085">
                <text:p>0.491779731452085</text:p>
              </table:table-cell>
              <table:table-cell office:value-type="float" office:value="0.402291629477975">
                <text:p>0.4022916294779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91784994117518">
                <text:p>0.491784994117518</text:p>
              </table:table-cell>
              <table:table-cell office:value-type="float" office:value="0.402374248642564">
                <text:p>0.40237424864256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91867085771618">
                <text:p>0.491867085771618</text:p>
              </table:table-cell>
              <table:table-cell office:value-type="float" office:value="0.402423596247392">
                <text:p>0.4024235962473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492043029186152">
                <text:p>0.492043029186152</text:p>
              </table:table-cell>
              <table:table-cell office:value-type="float" office:value="0.402488613937525">
                <text:p>0.4024886139375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492219281365545">
                <text:p>0.492219281365545</text:p>
              </table:table-cell>
              <table:table-cell office:value-type="float" office:value="0.402542264314072">
                <text:p>0.4025422643140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92332102837662">
                <text:p>0.492332102837662</text:p>
              </table:table-cell>
              <table:table-cell office:value-type="float" office:value="0.402591484538985">
                <text:p>0.40259148453898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9237182657639">
                <text:p>0.49237182657639</text:p>
              </table:table-cell>
              <table:table-cell office:value-type="float" office:value="0.402599038029073">
                <text:p>0.40259903802907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92443754431712">
                <text:p>0.492443754431712</text:p>
              </table:table-cell>
              <table:table-cell office:value-type="float" office:value="0.40263223424452">
                <text:p>0.402632234244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92490194308453">
                <text:p>0.492490194308453</text:p>
              </table:table-cell>
              <table:table-cell office:value-type="float" office:value="0.402700219149157">
                <text:p>0.40270021914915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92673898489504">
                <text:p>0.492673898489504</text:p>
              </table:table-cell>
              <table:table-cell office:value-type="float" office:value="0.402730326081975">
                <text:p>0.4027303260819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92770814768728">
                <text:p>0.492770814768728</text:p>
              </table:table-cell>
              <table:table-cell office:value-type="float" office:value="0.402802267826705">
                <text:p>0.40280226782670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92832291017473">
                <text:p>0.492832291017473</text:p>
              </table:table-cell>
              <table:table-cell office:value-type="float" office:value="0.402866084183986">
                <text:p>0.4028660841839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9285606963121">
                <text:p>0.49285606963121</text:p>
              </table:table-cell>
              <table:table-cell office:value-type="float" office:value="0.402918897605912">
                <text:p>0.4029188976059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93041304844191">
                <text:p>0.493041304844191</text:p>
              </table:table-cell>
              <table:table-cell office:value-type="float" office:value="0.402945247228226">
                <text:p>0.4029452472282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93111361035936">
                <text:p>0.493111361035936</text:p>
              </table:table-cell>
              <table:table-cell office:value-type="float" office:value="0.403022541271385">
                <text:p>0.40302254127138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9321446313571">
                <text:p>0.49321446313571</text:p>
              </table:table-cell>
              <table:table-cell office:value-type="float" office:value="0.403103243467272">
                <text:p>0.40310324346727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93329994445676">
                <text:p>0.493329994445676</text:p>
              </table:table-cell>
              <table:table-cell office:value-type="float" office:value="0.403105251856911">
                <text:p>0.4031052518569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93378474259362">
                <text:p>0.493378474259362</text:p>
              </table:table-cell>
              <table:table-cell office:value-type="float" office:value="0.403167728495456">
                <text:p>0.40316772849545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93417909720458">
                <text:p>0.493417909720458</text:p>
              </table:table-cell>
              <table:table-cell office:value-type="float" office:value="0.403210824564168">
                <text:p>0.4032108245641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93432899246814">
                <text:p>0.493432899246814</text:p>
              </table:table-cell>
              <table:table-cell office:value-type="float" office:value="0.403250232348713">
                <text:p>0.40325023234871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93626003778051">
                <text:p>0.493626003778051</text:p>
              </table:table-cell>
              <table:table-cell office:value-type="float" office:value="0.403288219498417">
                <text:p>0.4032882194984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93738819491302">
                <text:p>0.493738819491302</text:p>
              </table:table-cell>
              <table:table-cell office:value-type="float" office:value="0.403343892846589">
                <text:p>0.403343892846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93936077326468">
                <text:p>0.493936077326468</text:p>
              </table:table-cell>
              <table:table-cell office:value-type="float" office:value="0.403402237731643">
                <text:p>0.40340223773164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9396404647601">
                <text:p>0.49396404647601</text:p>
              </table:table-cell>
              <table:table-cell office:value-type="float" office:value="0.40342654897152">
                <text:p>0.4034265489715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93975637386949">
                <text:p>0.493975637386949</text:p>
              </table:table-cell>
              <table:table-cell office:value-type="float" office:value="0.403518047512767">
                <text:p>0.4035180475127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940533236461">
                <text:p>0.4940533236461</text:p>
              </table:table-cell>
              <table:table-cell office:value-type="float" office:value="0.403573875806926">
                <text:p>0.4035738758069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94147624132576">
                <text:p>0.494147624132576</text:p>
              </table:table-cell>
              <table:table-cell office:value-type="float" office:value="0.403610231220252">
                <text:p>0.4036102312202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94237582144492">
                <text:p>0.494237582144492</text:p>
              </table:table-cell>
              <table:table-cell office:value-type="float" office:value="0.403668313871798">
                <text:p>0.4036683138717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94326277764017">
                <text:p>0.494326277764017</text:p>
              </table:table-cell>
              <table:table-cell office:value-type="float" office:value="0.403738409863012">
                <text:p>0.4037384098630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94455718283456">
                <text:p>0.494455718283456</text:p>
              </table:table-cell>
              <table:table-cell office:value-type="float" office:value="0.403749948475966">
                <text:p>0.40374994847596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94490513823435">
                <text:p>0.494490513823435</text:p>
              </table:table-cell>
              <table:table-cell office:value-type="float" office:value="0.403806021584032">
                <text:p>0.40380602158403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94514769959416">
                <text:p>0.494514769959416</text:p>
              </table:table-cell>
              <table:table-cell office:value-type="float" office:value="0.403855911818619">
                <text:p>0.40385591181861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94568387934548">
                <text:p>0.494568387934548</text:p>
              </table:table-cell>
              <table:table-cell office:value-type="float" office:value="0.403940049684786">
                <text:p>0.40394004968478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94578859827111">
                <text:p>0.494578859827111</text:p>
              </table:table-cell>
              <table:table-cell office:value-type="float" office:value="0.403982599870325">
                <text:p>0.4039825998703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94588966671436">
                <text:p>0.494588966671436</text:p>
              </table:table-cell>
              <table:table-cell office:value-type="float" office:value="0.404016502412139">
                <text:p>0.40401650241213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9469262258373">
                <text:p>0.49469262258373</text:p>
              </table:table-cell>
              <table:table-cell office:value-type="float" office:value="0.404033420886973">
                <text:p>0.4040334208869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9476775206244">
                <text:p>0.49476775206244</text:p>
              </table:table-cell>
              <table:table-cell office:value-type="float" office:value="0.404034247181989">
                <text:p>0.40403424718198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94918462058618">
                <text:p>0.494918462058618</text:p>
              </table:table-cell>
              <table:table-cell office:value-type="float" office:value="0.404041258993044">
                <text:p>0.40404125899304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94920100896393">
                <text:p>0.494920100896393</text:p>
              </table:table-cell>
              <table:table-cell office:value-type="float" office:value="0.404050766336926">
                <text:p>0.40405076633692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94997902015323">
                <text:p>0.494997902015323</text:p>
              </table:table-cell>
              <table:table-cell office:value-type="float" office:value="0.40412533915389">
                <text:p>0.404125339153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95121775819112">
                <text:p>0.495121775819112</text:p>
              </table:table-cell>
              <table:table-cell office:value-type="float" office:value="0.404218303670319">
                <text:p>0.40421830367031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95140871925097">
                <text:p>0.495140871925097</text:p>
              </table:table-cell>
              <table:table-cell office:value-type="float" office:value="0.404231712579047">
                <text:p>0.40423171257904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95275401812648">
                <text:p>0.495275401812648</text:p>
              </table:table-cell>
              <table:table-cell office:value-type="float" office:value="0.404298805006795">
                <text:p>0.4042988050067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95383677133632">
                <text:p>0.495383677133632</text:p>
              </table:table-cell>
              <table:table-cell office:value-type="float" office:value="0.404334212205894">
                <text:p>0.40433421220589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495563685477347">
                <text:p>0.495563685477347</text:p>
              </table:table-cell>
              <table:table-cell office:value-type="float" office:value="0.404428785777306">
                <text:p>0.40442878577730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95751848753945">
                <text:p>0.495751848753945</text:p>
              </table:table-cell>
              <table:table-cell office:value-type="float" office:value="0.404472906932081">
                <text:p>0.4044729069320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9577964816083">
                <text:p>0.49577964816083</text:p>
              </table:table-cell>
              <table:table-cell office:value-type="float" office:value="0.404508016260129">
                <text:p>0.40450801626012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95827655986073">
                <text:p>0.495827655986073</text:p>
              </table:table-cell>
              <table:table-cell office:value-type="float" office:value="0.404529432865508">
                <text:p>0.40452943286550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95922692754773">
                <text:p>0.495922692754773</text:p>
              </table:table-cell>
              <table:table-cell office:value-type="float" office:value="0.404558274514192">
                <text:p>0.40455827451419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96103898719522">
                <text:p>0.496103898719522</text:p>
              </table:table-cell>
              <table:table-cell office:value-type="float" office:value="0.404657723748603">
                <text:p>0.40465772374860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496139708514215">
                <text:p>0.496139708514215</text:p>
              </table:table-cell>
              <table:table-cell office:value-type="float" office:value="0.404680566652752">
                <text:p>0.40468056665275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496298435049311">
                <text:p>0.496298435049311</text:p>
              </table:table-cell>
              <table:table-cell office:value-type="float" office:value="0.404681137192846">
                <text:p>0.4046811371928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96300649271675">
                <text:p>0.496300649271675</text:p>
              </table:table-cell>
              <table:table-cell office:value-type="float" office:value="0.404685848246666">
                <text:p>0.40468584824666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96371031377464">
                <text:p>0.496371031377464</text:p>
              </table:table-cell>
              <table:table-cell office:value-type="float" office:value="0.404719418453888">
                <text:p>0.40471941845388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496547655696005">
                <text:p>0.496547655696005</text:p>
              </table:table-cell>
              <table:table-cell office:value-type="float" office:value="0.404724481740046">
                <text:p>0.40472448174004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96554676307164">
                <text:p>0.496554676307164</text:p>
              </table:table-cell>
              <table:table-cell office:value-type="float" office:value="0.40479952705661">
                <text:p>0.4047995270566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96748341915209">
                <text:p>0.496748341915209</text:p>
              </table:table-cell>
              <table:table-cell office:value-type="float" office:value="0.404899318808215">
                <text:p>0.40489931880821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96797068318295">
                <text:p>0.496797068318295</text:p>
              </table:table-cell>
              <table:table-cell office:value-type="float" office:value="0.404980071160166">
                <text:p>0.40498007116016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96893338693755">
                <text:p>0.496893338693755</text:p>
              </table:table-cell>
              <table:table-cell office:value-type="float" office:value="0.404988549168498">
                <text:p>0.40498854916849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497087543141235">
                <text:p>0.497087543141235</text:p>
              </table:table-cell>
              <table:table-cell office:value-type="float" office:value="0.405047235405378">
                <text:p>0.40504723540537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97200502153384">
                <text:p>0.497200502153384</text:p>
              </table:table-cell>
              <table:table-cell office:value-type="float" office:value="0.405095422821977">
                <text:p>0.40509542282197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97336850716582">
                <text:p>0.497336850716582</text:p>
              </table:table-cell>
              <table:table-cell office:value-type="float" office:value="0.405148770104727">
                <text:p>0.4051487701047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97429783141983">
                <text:p>0.497429783141983</text:p>
              </table:table-cell>
              <table:table-cell office:value-type="float" office:value="0.405211196253287">
                <text:p>0.4052111962532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497548011551105">
                <text:p>0.497548011551105</text:p>
              </table:table-cell>
              <table:table-cell office:value-type="float" office:value="0.405291253704281">
                <text:p>0.4052912537042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497595640034602">
                <text:p>0.497595640034602</text:p>
              </table:table-cell>
              <table:table-cell office:value-type="float" office:value="0.405383877376034">
                <text:p>0.40538387737603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97605899419485">
                <text:p>0.497605899419485</text:p>
              </table:table-cell>
              <table:table-cell office:value-type="float" office:value="0.405389285800294">
                <text:p>0.40538928580029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97627796342388">
                <text:p>0.497627796342388</text:p>
              </table:table-cell>
              <table:table-cell office:value-type="float" office:value="0.405440720406564">
                <text:p>0.40544072040656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49780752202851">
                <text:p>0.49780752202851</text:p>
              </table:table-cell>
              <table:table-cell office:value-type="float" office:value="0.405448951044583">
                <text:p>0.4054489510445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9787741126755">
                <text:p>0.49787741126755</text:p>
              </table:table-cell>
              <table:table-cell office:value-type="float" office:value="0.405545310133499">
                <text:p>0.40554531013349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4979848680871">
                <text:p>0.4979848680871</text:p>
              </table:table-cell>
              <table:table-cell office:value-type="float" office:value="0.405563136154761">
                <text:p>0.40556313615476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98112063883125">
                <text:p>0.498112063883125</text:p>
              </table:table-cell>
              <table:table-cell office:value-type="float" office:value="0.40563646225545">
                <text:p>0.4056364622554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98180996957307">
                <text:p>0.498180996957307</text:p>
              </table:table-cell>
              <table:table-cell office:value-type="float" office:value="0.405681250223104">
                <text:p>0.4056812502231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98328574633638">
                <text:p>0.498328574633638</text:p>
              </table:table-cell>
              <table:table-cell office:value-type="float" office:value="0.4056911568351">
                <text:p>0.405691156835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98343103240409">
                <text:p>0.498343103240409</text:p>
              </table:table-cell>
              <table:table-cell office:value-type="float" office:value="0.405694054314396">
                <text:p>0.40569405431439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98476986565322">
                <text:p>0.498476986565322</text:p>
              </table:table-cell>
              <table:table-cell office:value-type="float" office:value="0.405698573349909">
                <text:p>0.40569857334990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98581386988664">
                <text:p>0.498581386988664</text:p>
              </table:table-cell>
              <table:table-cell office:value-type="float" office:value="0.405726601851126">
                <text:p>0.40572660185112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98617486686285">
                <text:p>0.498617486686285</text:p>
              </table:table-cell>
              <table:table-cell office:value-type="float" office:value="0.405800585659203">
                <text:p>0.40580058565920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98755786109791">
                <text:p>0.498755786109791</text:p>
              </table:table-cell>
              <table:table-cell office:value-type="float" office:value="0.405892863678362">
                <text:p>0.40589286367836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98776613071276">
                <text:p>0.498776613071276</text:p>
              </table:table-cell>
              <table:table-cell office:value-type="float" office:value="0.405961746054962">
                <text:p>0.40596174605496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498822776757732">
                <text:p>0.498822776757732</text:p>
              </table:table-cell>
              <table:table-cell office:value-type="float" office:value="0.406053684004305">
                <text:p>0.40605368400430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98828003069048">
                <text:p>0.498828003069048</text:p>
              </table:table-cell>
              <table:table-cell office:value-type="float" office:value="0.406134337895166">
                <text:p>0.40613433789516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498956848191811">
                <text:p>0.498956848191811</text:p>
              </table:table-cell>
              <table:table-cell office:value-type="float" office:value="0.406214200304053">
                <text:p>0.4062142003040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9037768211757">
                <text:p>0.499037768211757</text:p>
              </table:table-cell>
              <table:table-cell office:value-type="float" office:value="0.406224421301188">
                <text:p>0.40622442130118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99162089006781">
                <text:p>0.499162089006781</text:p>
              </table:table-cell>
              <table:table-cell office:value-type="float" office:value="0.406270433931361">
                <text:p>0.40627043393136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9932920809581">
                <text:p>0.49932920809581</text:p>
              </table:table-cell>
              <table:table-cell office:value-type="float" office:value="0.406320373469904">
                <text:p>0.4063203734699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50937761427184">
                <text:p>0.50937761427184</text:p>
              </table:table-cell>
              <table:table-cell office:value-type="float" office:value="0.414403343356528">
                <text:p>0.41440334335652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09510949651506">
                <text:p>0.509510949651506</text:p>
              </table:table-cell>
              <table:table-cell office:value-type="float" office:value="0.414490265203698">
                <text:p>0.41449026520369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09568588488235">
                <text:p>0.509568588488235</text:p>
              </table:table-cell>
              <table:table-cell office:value-type="float" office:value="0.414517560224973">
                <text:p>0.41451756022497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09637564070679">
                <text:p>0.509637564070679</text:p>
              </table:table-cell>
              <table:table-cell office:value-type="float" office:value="0.414551599636885">
                <text:p>0.41455159963688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09817499677133">
                <text:p>0.509817499677133</text:p>
              </table:table-cell>
              <table:table-cell office:value-type="float" office:value="0.414586180789761">
                <text:p>0.41458618078976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09855048007045">
                <text:p>0.509855048007045</text:p>
              </table:table-cell>
              <table:table-cell office:value-type="float" office:value="0.414641067267679">
                <text:p>0.41464106726767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09976631302647">
                <text:p>0.509976631302647</text:p>
              </table:table-cell>
              <table:table-cell office:value-type="float" office:value="0.414645767338098">
                <text:p>0.4146457673380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10149775096541">
                <text:p>0.510149775096541</text:p>
              </table:table-cell>
              <table:table-cell office:value-type="float" office:value="0.414715855255898">
                <text:p>0.41471585525589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10202247983065">
                <text:p>0.510202247983065</text:p>
              </table:table-cell>
              <table:table-cell office:value-type="float" office:value="0.414758585727852">
                <text:p>0.41475858572785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10236212176147">
                <text:p>0.510236212176147</text:p>
              </table:table-cell>
              <table:table-cell office:value-type="float" office:value="0.414836503508895">
                <text:p>0.41483650350889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510358312423972">
                <text:p>0.510358312423972</text:p>
              </table:table-cell>
              <table:table-cell office:value-type="float" office:value="0.414848181719552">
                <text:p>0.414848181719552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10552491769159">
                <text:p>0.510552491769159</text:p>
              </table:table-cell>
              <table:table-cell office:value-type="float" office:value="0.414865271302429">
                <text:p>0.41486527130242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51059921095017">
                <text:p>0.51059921095017</text:p>
              </table:table-cell>
              <table:table-cell office:value-type="float" office:value="0.414907340550918">
                <text:p>0.41490734055091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10733659145689">
                <text:p>0.510733659145689</text:p>
              </table:table-cell>
              <table:table-cell office:value-type="float" office:value="0.41494482381825">
                <text:p>0.4149448238182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510793769486923">
                <text:p>0.510793769486923</text:p>
              </table:table-cell>
              <table:table-cell office:value-type="float" office:value="0.41495919566081">
                <text:p>0.4149591956608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10913115117288">
                <text:p>0.510913115117288</text:p>
              </table:table-cell>
              <table:table-cell office:value-type="float" office:value="0.415024320622236">
                <text:p>0.41502432062223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11033368247401">
                <text:p>0.511033368247401</text:p>
              </table:table-cell>
              <table:table-cell office:value-type="float" office:value="0.415081665917006">
                <text:p>0.41508166591700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11207412858298">
                <text:p>0.511207412858298</text:p>
              </table:table-cell>
              <table:table-cell office:value-type="float" office:value="0.415141882500151">
                <text:p>0.41514188250015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11323359339633">
                <text:p>0.511323359339633</text:p>
              </table:table-cell>
              <table:table-cell office:value-type="float" office:value="0.41520425277604">
                <text:p>0.4152042527760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511414922447889">
                <text:p>0.511414922447889</text:p>
              </table:table-cell>
              <table:table-cell office:value-type="float" office:value="0.415271681379983">
                <text:p>0.41527168137998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11518103939431">
                <text:p>0.511518103939431</text:p>
              </table:table-cell>
              <table:table-cell office:value-type="float" office:value="0.415280289322261">
                <text:p>0.41528028932226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511528203454374">
                <text:p>0.511528203454374</text:p>
              </table:table-cell>
              <table:table-cell office:value-type="float" office:value="0.415323772174816">
                <text:p>0.41532377217481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511678778662772">
                <text:p>0.511678778662772</text:p>
              </table:table-cell>
              <table:table-cell office:value-type="float" office:value="0.415338219307205">
                <text:p>0.41533821930720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511716196423791">
                <text:p>0.511716196423791</text:p>
              </table:table-cell>
              <table:table-cell office:value-type="float" office:value="0.415405466261076">
                <text:p>0.41540546626107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11881919044632">
                <text:p>0.511881919044632</text:p>
              </table:table-cell>
              <table:table-cell office:value-type="float" office:value="0.415450794650608">
                <text:p>0.4154507946506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511883811514929">
                <text:p>0.511883811514929</text:p>
              </table:table-cell>
              <table:table-cell office:value-type="float" office:value="0.41546842731965">
                <text:p>0.4154684273196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11967254214872">
                <text:p>0.511967254214872</text:p>
              </table:table-cell>
              <table:table-cell office:value-type="float" office:value="0.415518626989358">
                <text:p>0.41551862698935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12115737265752">
                <text:p>0.512115737265752</text:p>
              </table:table-cell>
              <table:table-cell office:value-type="float" office:value="0.415614576626828">
                <text:p>0.41561457662682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1225945235549">
                <text:p>0.51225945235549</text:p>
              </table:table-cell>
              <table:table-cell office:value-type="float" office:value="0.415699973381079">
                <text:p>0.41569997338107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512268476678589">
                <text:p>0.512268476678589</text:p>
              </table:table-cell>
              <table:table-cell office:value-type="float" office:value="0.415721283275757">
                <text:p>0.41572128327575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12411102815889">
                <text:p>0.512411102815889</text:p>
              </table:table-cell>
              <table:table-cell office:value-type="float" office:value="0.415734892163754">
                <text:p>0.41573489216375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512588492583748">
                <text:p>0.512588492583748</text:p>
              </table:table-cell>
              <table:table-cell office:value-type="float" office:value="0.415788928187677">
                <text:p>0.41578892818767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512682252926796">
                <text:p>0.512682252926796</text:p>
              </table:table-cell>
              <table:table-cell office:value-type="float" office:value="0.415885299678924">
                <text:p>0.41588529967892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512852319497443">
                <text:p>0.512852319497443</text:p>
              </table:table-cell>
              <table:table-cell office:value-type="float" office:value="0.415963679561533">
                <text:p>0.41596367956153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512873958861616">
                <text:p>0.512873958861616</text:p>
              </table:table-cell>
              <table:table-cell office:value-type="float" office:value="0.416005777033381">
                <text:p>0.41600577703338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512979589168835">
                <text:p>0.512979589168835</text:p>
              </table:table-cell>
              <table:table-cell office:value-type="float" office:value="0.416087095365018">
                <text:p>0.41608709536501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13170733556308">
                <text:p>0.513170733556308</text:p>
              </table:table-cell>
              <table:table-cell office:value-type="float" office:value="0.41615553376619">
                <text:p>0.4161555337661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513341463406406">
                <text:p>0.513341463406406</text:p>
              </table:table-cell>
              <table:table-cell office:value-type="float" office:value="0.416218039255685">
                <text:p>0.41621803925568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13454463605459">
                <text:p>0.513454463605459</text:p>
              </table:table-cell>
              <table:table-cell office:value-type="float" office:value="0.41625775913506">
                <text:p>0.4162577591350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51364875724008">
                <text:p>0.51364875724008</text:p>
              </table:table-cell>
              <table:table-cell office:value-type="float" office:value="0.416337700235735">
                <text:p>0.41633770023573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13798708265679">
                <text:p>0.513798708265679</text:p>
              </table:table-cell>
              <table:table-cell office:value-type="float" office:value="0.416355991199676">
                <text:p>0.41635599119967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13924596807538">
                <text:p>0.513924596807538</text:p>
              </table:table-cell>
              <table:table-cell office:value-type="float" office:value="0.416386882436703">
                <text:p>0.41638688243670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14111903726158">
                <text:p>0.514111903726158</text:p>
              </table:table-cell>
              <table:table-cell office:value-type="float" office:value="0.416454091031626">
                <text:p>0.41645409103162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514286206636339">
                <text:p>0.514286206636339</text:p>
              </table:table-cell>
              <table:table-cell office:value-type="float" office:value="0.416541790027483">
                <text:p>0.41654179002748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14446309606456">
                <text:p>0.514446309606456</text:p>
              </table:table-cell>
              <table:table-cell office:value-type="float" office:value="0.416584773551457">
                <text:p>0.41658477355145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14520660636003">
                <text:p>0.514520660636003</text:p>
              </table:table-cell>
              <table:table-cell office:value-type="float" office:value="0.416683609917794">
                <text:p>0.41668360991779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14554557413995">
                <text:p>0.514554557413995</text:p>
              </table:table-cell>
              <table:table-cell office:value-type="float" office:value="0.416768239343468">
                <text:p>0.41676823934346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14648077165595">
                <text:p>0.514648077165595</text:p>
              </table:table-cell>
              <table:table-cell office:value-type="float" office:value="0.416853856311162">
                <text:p>0.41685385631116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514827168964327">
                <text:p>0.514827168964327</text:p>
              </table:table-cell>
              <table:table-cell office:value-type="float" office:value="0.416912048028197">
                <text:p>0.41691204802819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15006288111578">
                <text:p>0.515006288111578</text:p>
              </table:table-cell>
              <table:table-cell office:value-type="float" office:value="0.416991725583479">
                <text:p>0.41699172558347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515200377836082">
                <text:p>0.515200377836082</text:p>
              </table:table-cell>
              <table:table-cell office:value-type="float" office:value="0.417025044868656">
                <text:p>0.41702504486865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153721632612">
                <text:p>0.5153721632612</text:p>
              </table:table-cell>
              <table:table-cell office:value-type="float" office:value="0.41712086310204">
                <text:p>0.4171208631020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15543987204818">
                <text:p>0.515543987204818</text:p>
              </table:table-cell>
              <table:table-cell office:value-type="float" office:value="0.417169696480163">
                <text:p>0.41716969648016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15568605862535">
                <text:p>0.515568605862535</text:p>
              </table:table-cell>
              <table:table-cell office:value-type="float" office:value="0.417205163056934">
                <text:p>0.41720516305693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515710454493959">
                <text:p>0.515710454493959</text:p>
              </table:table-cell>
              <table:table-cell office:value-type="float" office:value="0.41726340253251">
                <text:p>0.4172634025325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515827263335165">
                <text:p>0.515827263335165</text:p>
              </table:table-cell>
              <table:table-cell office:value-type="float" office:value="0.417355594388455">
                <text:p>0.41735559438845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15912067366283">
                <text:p>0.515912067366283</text:p>
              </table:table-cell>
              <table:table-cell office:value-type="float" office:value="0.417416259425305">
                <text:p>0.4174162594253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51604797260047">
                <text:p>0.51604797260047</text:p>
              </table:table-cell>
              <table:table-cell office:value-type="float" office:value="0.417444807242294">
                <text:p>0.41744480724229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16210810412185">
                <text:p>0.516210810412185</text:p>
              </table:table-cell>
              <table:table-cell office:value-type="float" office:value="0.417472558415934">
                <text:p>0.41747255841593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16397038932996">
                <text:p>0.516397038932996</text:p>
              </table:table-cell>
              <table:table-cell office:value-type="float" office:value="0.417516227469842">
                <text:p>0.41751622746984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16418900566191">
                <text:p>0.516418900566191</text:p>
              </table:table-cell>
              <table:table-cell office:value-type="float" office:value="0.41757530325888">
                <text:p>0.4175753032588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516585454319322">
                <text:p>0.516585454319322</text:p>
              </table:table-cell>
              <table:table-cell office:value-type="float" office:value="0.417640831825045">
                <text:p>0.41764083182504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516751969130917">
                <text:p>0.516751969130917</text:p>
              </table:table-cell>
              <table:table-cell office:value-type="float" office:value="0.417692789741904">
                <text:p>0.41769278974190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516777764509289">
                <text:p>0.516777764509289</text:p>
              </table:table-cell>
              <table:table-cell office:value-type="float" office:value="0.417790109221959">
                <text:p>0.41779010922195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516814563904764">
                <text:p>0.516814563904764</text:p>
              </table:table-cell>
              <table:table-cell office:value-type="float" office:value="0.417790848269666">
                <text:p>0.41779084826966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516894513289282">
                <text:p>0.516894513289282</text:p>
              </table:table-cell>
              <table:table-cell office:value-type="float" office:value="0.417862116204558">
                <text:p>0.41786211620455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17078630586923">
                <text:p>0.517078630586923</text:p>
              </table:table-cell>
              <table:table-cell office:value-type="float" office:value="0.417951933468782">
                <text:p>0.41795193346878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517160821857545">
                <text:p>0.517160821857545</text:p>
              </table:table-cell>
              <table:table-cell office:value-type="float" office:value="0.417966260118542">
                <text:p>0.41796626011854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517190608565272">
                <text:p>0.517190608565272</text:p>
              </table:table-cell>
              <table:table-cell office:value-type="float" office:value="0.418065649075675">
                <text:p>0.41806564907567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51726531967755">
                <text:p>0.51726531967755</text:p>
              </table:table-cell>
              <table:table-cell office:value-type="float" office:value="0.418092161114437">
                <text:p>0.41809216111443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17445445612656">
                <text:p>0.517445445612656</text:p>
              </table:table-cell>
              <table:table-cell office:value-type="float" office:value="0.418135355089332">
                <text:p>0.41813535508933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17473708107083">
                <text:p>0.517473708107083</text:p>
              </table:table-cell>
              <table:table-cell office:value-type="float" office:value="0.418226803629159">
                <text:p>0.41822680362915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517557933593331">
                <text:p>0.517557933593331</text:p>
              </table:table-cell>
              <table:table-cell office:value-type="float" office:value="0.418300034724255">
                <text:p>0.41830003472425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1763131771233">
                <text:p>0.51763131771233</text:p>
              </table:table-cell>
              <table:table-cell office:value-type="float" office:value="0.418341554280307">
                <text:p>0.41834155428030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17753522944948">
                <text:p>0.517753522944948</text:p>
              </table:table-cell>
              <table:table-cell office:value-type="float" office:value="0.418363734265135">
                <text:p>0.41836373426513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517842663843566">
                <text:p>0.517842663843566</text:p>
              </table:table-cell>
              <table:table-cell office:value-type="float" office:value="0.418453641719992">
                <text:p>0.41845364171999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518001480091202">
                <text:p>0.518001480091202</text:p>
              </table:table-cell>
              <table:table-cell office:value-type="float" office:value="0.418513085839575">
                <text:p>0.4185130858395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518178012686007">
                <text:p>0.518178012686007</text:p>
              </table:table-cell>
              <table:table-cell office:value-type="float" office:value="0.41854985299062">
                <text:p>0.4185498529906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518329499623229">
                <text:p>0.518329499623229</text:p>
              </table:table-cell>
              <table:table-cell office:value-type="float" office:value="0.418607278282862">
                <text:p>0.41860727828286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518426593469431">
                <text:p>0.518426593469431</text:p>
              </table:table-cell>
              <table:table-cell office:value-type="float" office:value="0.418648117368431">
                <text:p>0.41864811736843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518566918388207">
                <text:p>0.518566918388207</text:p>
              </table:table-cell>
              <table:table-cell office:value-type="float" office:value="0.418670763860714">
                <text:p>0.41867076386071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51874802570113">
                <text:p>0.51874802570113</text:p>
              </table:table-cell>
              <table:table-cell office:value-type="float" office:value="0.418699394308627">
                <text:p>0.41869939430862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18777025917954">
                <text:p>0.518777025917954</text:p>
              </table:table-cell>
              <table:table-cell office:value-type="float" office:value="0.418778281682048">
                <text:p>0.41877828168204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518939518299598">
                <text:p>0.518939518299598</text:p>
              </table:table-cell>
              <table:table-cell office:value-type="float" office:value="0.418829647013434">
                <text:p>0.41882964701343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519110301490412">
                <text:p>0.519110301490412</text:p>
              </table:table-cell>
              <table:table-cell office:value-type="float" office:value="0.418913060060717">
                <text:p>0.41891306006071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19270321271643">
                <text:p>0.519270321271643</text:p>
              </table:table-cell>
              <table:table-cell office:value-type="float" office:value="0.418915950333956">
                <text:p>0.41891595033395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519274343425583">
                <text:p>0.519274343425583</text:p>
              </table:table-cell>
              <table:table-cell office:value-type="float" office:value="0.419008680278308">
                <text:p>0.41900868027830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519308498774118">
                <text:p>0.519308498774118</text:p>
              </table:table-cell>
              <table:table-cell office:value-type="float" office:value="0.419093216567361">
                <text:p>0.41909321656736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519348383912195">
                <text:p>0.519348383912195</text:p>
              </table:table-cell>
              <table:table-cell office:value-type="float" office:value="0.419100217643496">
                <text:p>0.41910021764349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519546620799426">
                <text:p>0.519546620799426</text:p>
              </table:table-cell>
              <table:table-cell office:value-type="float" office:value="0.419110570351364">
                <text:p>0.41911057035136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519736334913545">
                <text:p>0.519736334913545</text:p>
              </table:table-cell>
              <table:table-cell office:value-type="float" office:value="0.419153055313127">
                <text:p>0.41915305531312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519929673460668">
                <text:p>0.519929673460668</text:p>
              </table:table-cell>
              <table:table-cell office:value-type="float" office:value="0.419212905249218">
                <text:p>0.41921290524921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520011059884949">
                <text:p>0.520011059884949</text:p>
              </table:table-cell>
              <table:table-cell office:value-type="float" office:value="0.419312323909269">
                <text:p>0.41931232390926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520181350120942">
                <text:p>0.520181350120942</text:p>
              </table:table-cell>
              <table:table-cell office:value-type="float" office:value="0.419401767791232">
                <text:p>0.41940176779123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520331565571391">
                <text:p>0.520331565571391</text:p>
              </table:table-cell>
              <table:table-cell office:value-type="float" office:value="0.419423160818639">
                <text:p>0.41942316081863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520516634228714">
                <text:p>0.520516634228714</text:p>
              </table:table-cell>
              <table:table-cell office:value-type="float" office:value="0.41946770538866">
                <text:p>0.4194677053886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20526579352733">
                <text:p>0.520526579352733</text:p>
              </table:table-cell>
              <table:table-cell office:value-type="float" office:value="0.419535700713604">
                <text:p>0.4195357007136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20699635735657">
                <text:p>0.520699635735657</text:p>
              </table:table-cell>
              <table:table-cell office:value-type="float" office:value="0.419542164498231">
                <text:p>0.41954216449823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520817975235361">
                <text:p>0.520817975235361</text:p>
              </table:table-cell>
              <table:table-cell office:value-type="float" office:value="0.419572825325871">
                <text:p>0.41957282532587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52094113861546">
                <text:p>0.52094113861546</text:p>
              </table:table-cell>
              <table:table-cell office:value-type="float" office:value="0.419588335905672">
                <text:p>0.41958833590567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5209978076731">
                <text:p>0.5209978076731</text:p>
              </table:table-cell>
              <table:table-cell office:value-type="float" office:value="0.419596274002127">
                <text:p>0.41959627400212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21064287223366">
                <text:p>0.521064287223366</text:p>
              </table:table-cell>
              <table:table-cell office:value-type="float" office:value="0.419671723295436">
                <text:p>0.41967172329543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521237248042312">
                <text:p>0.521237248042312</text:p>
              </table:table-cell>
              <table:table-cell office:value-type="float" office:value="0.419711435098617">
                <text:p>0.419711435098617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521249128406523">
                <text:p>0.521249128406523</text:p>
              </table:table-cell>
              <table:table-cell office:value-type="float" office:value="0.419735831611191">
                <text:p>0.41973583161119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521322897191916">
                <text:p>0.521322897191916</text:p>
              </table:table-cell>
              <table:table-cell office:value-type="float" office:value="0.419820812394353">
                <text:p>0.41982081239435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521372952558188">
                <text:p>0.521372952558188</text:p>
              </table:table-cell>
              <table:table-cell office:value-type="float" office:value="0.419840041076393">
                <text:p>0.41984004107639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21506169660061">
                <text:p>0.521506169660061</text:p>
              </table:table-cell>
              <table:table-cell office:value-type="float" office:value="0.419866500526738">
                <text:p>0.41986650052673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521522775084618">
                <text:p>0.521522775084618</text:p>
              </table:table-cell>
              <table:table-cell office:value-type="float" office:value="0.419955802913183">
                <text:p>0.41995580291318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52164763357904">
                <text:p>0.52164763357904</text:p>
              </table:table-cell>
              <table:table-cell office:value-type="float" office:value="0.420029477317322">
                <text:p>0.42002947731732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521768126407082">
                <text:p>0.521768126407082</text:p>
              </table:table-cell>
              <table:table-cell office:value-type="float" office:value="0.420071028063514">
                <text:p>0.42007102806351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521779160225386">
                <text:p>0.521779160225386</text:p>
              </table:table-cell>
              <table:table-cell office:value-type="float" office:value="0.420122783431821">
                <text:p>0.42012278343182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21940283514698">
                <text:p>0.521940283514698</text:p>
              </table:table-cell>
              <table:table-cell office:value-type="float" office:value="0.420179565225704">
                <text:p>0.42017956522570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22127745989271">
                <text:p>0.522127745989271</text:p>
              </table:table-cell>
              <table:table-cell office:value-type="float" office:value="0.420215172174441">
                <text:p>0.42021517217444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522278663517863">
                <text:p>0.522278663517863</text:p>
              </table:table-cell>
              <table:table-cell office:value-type="float" office:value="0.42024562959192">
                <text:p>0.4202456295919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522420850161498">
                <text:p>0.522420850161498</text:p>
              </table:table-cell>
              <table:table-cell office:value-type="float" office:value="0.420334497189034">
                <text:p>0.42033449718903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522529699929476">
                <text:p>0.522529699929476</text:p>
              </table:table-cell>
              <table:table-cell office:value-type="float" office:value="0.420406019003394">
                <text:p>0.42040601900339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22586333696255">
                <text:p>0.522586333696255</text:p>
              </table:table-cell>
              <table:table-cell office:value-type="float" office:value="0.420470699256784">
                <text:p>0.42047069925678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522593118361663">
                <text:p>0.522593118361663</text:p>
              </table:table-cell>
              <table:table-cell office:value-type="float" office:value="0.420473654593147">
                <text:p>0.42047365459314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522649369200694">
                <text:p>0.522649369200694</text:p>
              </table:table-cell>
              <table:table-cell office:value-type="float" office:value="0.420481484881607">
                <text:p>0.42048148488160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522824354472913">
                <text:p>0.522824354472913</text:p>
              </table:table-cell>
              <table:table-cell office:value-type="float" office:value="0.420560196809739">
                <text:p>0.4205601968097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2292666481834">
                <text:p>0.52292666481834</text:p>
              </table:table-cell>
              <table:table-cell office:value-type="float" office:value="0.420654056497844">
                <text:p>0.42065405649784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523112080523348">
                <text:p>0.523112080523348</text:p>
              </table:table-cell>
              <table:table-cell office:value-type="float" office:value="0.420672324162105">
                <text:p>0.42067232416210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23207510467435">
                <text:p>0.523207510467435</text:p>
              </table:table-cell>
              <table:table-cell office:value-type="float" office:value="0.420756462766476">
                <text:p>0.42075646276647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52334386603638">
                <text:p>0.52334386603638</text:p>
              </table:table-cell>
              <table:table-cell office:value-type="float" office:value="0.420829500021028">
                <text:p>0.42082950002102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523493443984498">
                <text:p>0.523493443984498</text:p>
              </table:table-cell>
              <table:table-cell office:value-type="float" office:value="0.420860748634598">
                <text:p>0.42086074863459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523552484900031">
                <text:p>0.523552484900031</text:p>
              </table:table-cell>
              <table:table-cell office:value-type="float" office:value="0.4209599965181">
                <text:p>0.420959996518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2366526749958">
                <text:p>0.52366526749958</text:p>
              </table:table-cell>
              <table:table-cell office:value-type="float" office:value="0.420997296395003">
                <text:p>0.42099729639500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523674135841126">
                <text:p>0.523674135841126</text:p>
              </table:table-cell>
              <table:table-cell office:value-type="float" office:value="0.421096300012542">
                <text:p>0.42109630001254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523732879070782">
                <text:p>0.523732879070782</text:p>
              </table:table-cell>
              <table:table-cell office:value-type="float" office:value="0.421142053404043">
                <text:p>0.42114205340404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23803740301446">
                <text:p>0.523803740301446</text:p>
              </table:table-cell>
              <table:table-cell office:value-type="float" office:value="0.421184462588673">
                <text:p>0.42118446258867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523891136064291">
                <text:p>0.523891136064291</text:p>
              </table:table-cell>
              <table:table-cell office:value-type="float" office:value="0.4212253547892">
                <text:p>0.421225354789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524089683601136">
                <text:p>0.524089683601136</text:p>
              </table:table-cell>
              <table:table-cell office:value-type="float" office:value="0.421251204899807">
                <text:p>0.42125120489980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524240718786748">
                <text:p>0.524240718786748</text:p>
              </table:table-cell>
              <table:table-cell office:value-type="float" office:value="0.421274818683154">
                <text:p>0.42127481868315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524394462001551">
                <text:p>0.524394462001551</text:p>
              </table:table-cell>
              <table:table-cell office:value-type="float" office:value="0.421309714034172">
                <text:p>0.421309714034172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24560811689197">
                <text:p>0.524560811689197</text:p>
              </table:table-cell>
              <table:table-cell office:value-type="float" office:value="0.421324059054957">
                <text:p>0.42132405905495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24621014056389">
                <text:p>0.524621014056389</text:p>
              </table:table-cell>
              <table:table-cell office:value-type="float" office:value="0.421422453465443">
                <text:p>0.42142245346544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524761902692022">
                <text:p>0.524761902692022</text:p>
              </table:table-cell>
              <table:table-cell office:value-type="float" office:value="0.421519028790647">
                <text:p>0.4215190287906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524942235632644">
                <text:p>0.524942235632644</text:p>
              </table:table-cell>
              <table:table-cell office:value-type="float" office:value="0.421599857345772">
                <text:p>0.42159985734577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525019664666498">
                <text:p>0.525019664666498</text:p>
              </table:table-cell>
              <table:table-cell office:value-type="float" office:value="0.421649274405937">
                <text:p>0.42164927440593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525192333941474">
                <text:p>0.525192333941474</text:p>
              </table:table-cell>
              <table:table-cell office:value-type="float" office:value="0.421657099114948">
                <text:p>0.42165709911494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525230357656502">
                <text:p>0.525230357656502</text:p>
              </table:table-cell>
              <table:table-cell office:value-type="float" office:value="0.421709830065709">
                <text:p>0.42170983006570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25378071106054">
                <text:p>0.525378071106054</text:p>
              </table:table-cell>
              <table:table-cell office:value-type="float" office:value="0.42172228214544">
                <text:p>0.4217222821454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525518788939212">
                <text:p>0.525518788939212</text:p>
              </table:table-cell>
              <table:table-cell office:value-type="float" office:value="0.421800120398789">
                <text:p>0.42180012039878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525527024105868">
                <text:p>0.525527024105868</text:p>
              </table:table-cell>
              <table:table-cell office:value-type="float" office:value="0.421843355477514">
                <text:p>0.42184335547751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525582030577656">
                <text:p>0.525582030577656</text:p>
              </table:table-cell>
              <table:table-cell office:value-type="float" office:value="0.421850978245679">
                <text:p>0.42185097824567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25588566465286">
                <text:p>0.525588566465286</text:p>
              </table:table-cell>
              <table:table-cell office:value-type="float" office:value="0.421912424872367">
                <text:p>0.421912424872367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525597313242944">
                <text:p>0.525597313242944</text:p>
              </table:table-cell>
              <table:table-cell office:value-type="float" office:value="0.421920820824396">
                <text:p>0.4219208208243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25710427697898">
                <text:p>0.525710427697898</text:p>
              </table:table-cell>
              <table:table-cell office:value-type="float" office:value="0.422011904264863">
                <text:p>0.42201190426486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52578219726072">
                <text:p>0.52578219726072</text:p>
              </table:table-cell>
              <table:table-cell office:value-type="float" office:value="0.422049863170241">
                <text:p>0.42204986317024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525834755137125">
                <text:p>0.525834755137125</text:p>
              </table:table-cell>
              <table:table-cell office:value-type="float" office:value="0.422082446304924">
                <text:p>0.42208244630492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25948358459805">
                <text:p>0.525948358459805</text:p>
              </table:table-cell>
              <table:table-cell office:value-type="float" office:value="0.422148172542119">
                <text:p>0.42214817254211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26010458960972">
                <text:p>0.526010458960972</text:p>
              </table:table-cell>
              <table:table-cell office:value-type="float" office:value="0.42224332565077">
                <text:p>0.4222433256507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526179457768642">
                <text:p>0.526179457768642</text:p>
              </table:table-cell>
              <table:table-cell office:value-type="float" office:value="0.4223072860252">
                <text:p>0.42230728602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526224407046816">
                <text:p>0.526224407046816</text:p>
              </table:table-cell>
              <table:table-cell office:value-type="float" office:value="0.422373498046596">
                <text:p>0.42237349804659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26298636369351">
                <text:p>0.526298636369351</text:p>
              </table:table-cell>
              <table:table-cell office:value-type="float" office:value="0.422395264077544">
                <text:p>0.42239526407754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2647288190892">
                <text:p>0.52647288190892</text:p>
              </table:table-cell>
              <table:table-cell office:value-type="float" office:value="0.422476947326806">
                <text:p>0.42247694732680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526642052267711">
                <text:p>0.526642052267711</text:p>
              </table:table-cell>
              <table:table-cell office:value-type="float" office:value="0.422502680872288">
                <text:p>0.42250268087228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26758156205017">
                <text:p>0.526758156205017</text:p>
              </table:table-cell>
              <table:table-cell office:value-type="float" office:value="0.422534112608197">
                <text:p>0.42253411260819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26939974894338">
                <text:p>0.526939974894338</text:p>
              </table:table-cell>
              <table:table-cell office:value-type="float" office:value="0.42256228981683">
                <text:p>0.4225622898168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527015573040736">
                <text:p>0.527015573040736</text:p>
              </table:table-cell>
              <table:table-cell office:value-type="float" office:value="0.422621520523394">
                <text:p>0.42262152052339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27022868114819">
                <text:p>0.527022868114819</text:p>
              </table:table-cell>
              <table:table-cell office:value-type="float" office:value="0.422672143123719">
                <text:p>0.42267214312371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52708365684804">
                <text:p>0.52708365684804</text:p>
              </table:table-cell>
              <table:table-cell office:value-type="float" office:value="0.422673030063118">
                <text:p>0.42267303006311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527258327886778">
                <text:p>0.527258327886778</text:p>
              </table:table-cell>
              <table:table-cell office:value-type="float" office:value="0.422687516182559">
                <text:p>0.42268751618255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527290932145683">
                <text:p>0.527290932145683</text:p>
              </table:table-cell>
              <table:table-cell office:value-type="float" office:value="0.422738004966367">
                <text:p>0.42273800496636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527410495746912">
                <text:p>0.527410495746912</text:p>
              </table:table-cell>
              <table:table-cell office:value-type="float" office:value="0.422808715096234">
                <text:p>0.42280871509623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527521187447211">
                <text:p>0.527521187447211</text:p>
              </table:table-cell>
              <table:table-cell office:value-type="float" office:value="0.422894549892521">
                <text:p>0.42289454989252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527628920326047">
                <text:p>0.527628920326047</text:p>
              </table:table-cell>
              <table:table-cell office:value-type="float" office:value="0.422982889070519">
                <text:p>0.42298288907051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27703354570819">
                <text:p>0.527703354570819</text:p>
              </table:table-cell>
              <table:table-cell office:value-type="float" office:value="0.423053116256163">
                <text:p>0.42305311625616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527874588311675">
                <text:p>0.527874588311675</text:p>
              </table:table-cell>
              <table:table-cell office:value-type="float" office:value="0.423133129600453">
                <text:p>0.42313312960045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527951273960362">
                <text:p>0.527951273960362</text:p>
              </table:table-cell>
              <table:table-cell office:value-type="float" office:value="0.423180361452859">
                <text:p>0.42318036145285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528069328370152">
                <text:p>0.528069328370152</text:p>
              </table:table-cell>
              <table:table-cell office:value-type="float" office:value="0.423262460339404">
                <text:p>0.42326246033940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528177414644415">
                <text:p>0.528177414644415</text:p>
              </table:table-cell>
              <table:table-cell office:value-type="float" office:value="0.423275281398521">
                <text:p>0.42327528139852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52833895910463">
                <text:p>0.52833895910463</text:p>
              </table:table-cell>
              <table:table-cell office:value-type="float" office:value="0.423292458817278">
                <text:p>0.42329245881727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528520930824998">
                <text:p>0.528520930824998</text:p>
              </table:table-cell>
              <table:table-cell office:value-type="float" office:value="0.423380889164665">
                <text:p>0.42338088916466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28691502173483">
                <text:p>0.528691502173483</text:p>
              </table:table-cell>
              <table:table-cell office:value-type="float" office:value="0.4234216977003">
                <text:p>0.423421697700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28870226071151">
                <text:p>0.528870226071151</text:p>
              </table:table-cell>
              <table:table-cell office:value-type="float" office:value="0.423460410255753">
                <text:p>0.423460410255753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52899037183121">
                <text:p>0.52899037183121</text:p>
              </table:table-cell>
              <table:table-cell office:value-type="float" office:value="0.423527850977321">
                <text:p>0.42352785097732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529127484538814">
                <text:p>0.529127484538814</text:p>
              </table:table-cell>
              <table:table-cell office:value-type="float" office:value="0.423617901222686">
                <text:p>0.42361790122268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529232624827606">
                <text:p>0.529232624827606</text:p>
              </table:table-cell>
              <table:table-cell office:value-type="float" office:value="0.42364150439862">
                <text:p>0.42364150439862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529366429051884">
                <text:p>0.529366429051884</text:p>
              </table:table-cell>
              <table:table-cell office:value-type="float" office:value="0.423725411050282">
                <text:p>0.42372541105028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529377484714691">
                <text:p>0.529377484714691</text:p>
              </table:table-cell>
              <table:table-cell office:value-type="float" office:value="0.423750421071777">
                <text:p>0.423750421071777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29477220112694">
                <text:p>0.529477220112694</text:p>
              </table:table-cell>
              <table:table-cell office:value-type="float" office:value="0.423817699736431">
                <text:p>0.42381769973643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529618060954769">
                <text:p>0.529618060954769</text:p>
              </table:table-cell>
              <table:table-cell office:value-type="float" office:value="0.423854693609693">
                <text:p>0.42385469360969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29654457143524">
                <text:p>0.529654457143524</text:p>
              </table:table-cell>
              <table:table-cell office:value-type="float" office:value="0.423940648645057">
                <text:p>0.42394064864505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529748036957367">
                <text:p>0.529748036957367</text:p>
              </table:table-cell>
              <table:table-cell office:value-type="float" office:value="0.424011982661032">
                <text:p>0.42401198266103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52985711107855">
                <text:p>0.52985711107855</text:p>
              </table:table-cell>
              <table:table-cell office:value-type="float" office:value="0.424033352623288">
                <text:p>0.42403335262328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530004047981667">
                <text:p>0.530004047981667</text:p>
              </table:table-cell>
              <table:table-cell office:value-type="float" office:value="0.424119220897428">
                <text:p>0.42411922089742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530175741399701">
                <text:p>0.530175741399701</text:p>
              </table:table-cell>
              <table:table-cell office:value-type="float" office:value="0.424202289238036">
                <text:p>0.42420228923803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530191810177575">
                <text:p>0.530191810177575</text:p>
              </table:table-cell>
              <table:table-cell office:value-type="float" office:value="0.424250752526147">
                <text:p>0.42425075252614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530354787011361">
                <text:p>0.530354787011361</text:p>
              </table:table-cell>
              <table:table-cell office:value-type="float" office:value="0.424261706551425">
                <text:p>0.42426170655142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530501246999274">
                <text:p>0.530501246999274</text:p>
              </table:table-cell>
              <table:table-cell office:value-type="float" office:value="0.424303739988622">
                <text:p>0.42430373998862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53054705516816">
                <text:p>0.53054705516816</text:p>
              </table:table-cell>
              <table:table-cell office:value-type="float" office:value="0.424363504111568">
                <text:p>0.424363504111568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530716040581885">
                <text:p>0.530716040581885</text:p>
              </table:table-cell>
              <table:table-cell office:value-type="float" office:value="0.424377043895434">
                <text:p>0.42437704389543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530865960853247">
                <text:p>0.530865960853247</text:p>
              </table:table-cell>
              <table:table-cell office:value-type="float" office:value="0.424468036354204">
                <text:p>0.42446803635420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531016867978454">
                <text:p>0.531016867978454</text:p>
              </table:table-cell>
              <table:table-cell office:value-type="float" office:value="0.424542047093795">
                <text:p>0.42454204709379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531176828175319">
                <text:p>0.531176828175319</text:p>
              </table:table-cell>
              <table:table-cell office:value-type="float" office:value="0.424625587034882">
                <text:p>0.42462558703488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531208175860372">
                <text:p>0.531208175860372</text:p>
              </table:table-cell>
              <table:table-cell office:value-type="float" office:value="0.424679444954269">
                <text:p>0.42467944495426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31268896348982">
                <text:p>0.531268896348982</text:p>
              </table:table-cell>
              <table:table-cell office:value-type="float" office:value="0.42473529269321">
                <text:p>0.4247352926932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531296286785479">
                <text:p>0.531296286785479</text:p>
              </table:table-cell>
              <table:table-cell office:value-type="float" office:value="0.424794046569501">
                <text:p>0.424794046569501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531352926313056">
                <text:p>0.531352926313056</text:p>
              </table:table-cell>
              <table:table-cell office:value-type="float" office:value="0.424865208794874">
                <text:p>0.42486520879487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531507578365646">
                <text:p>0.531507578365646</text:p>
              </table:table-cell>
              <table:table-cell office:value-type="float" office:value="0.424908881442261">
                <text:p>0.42490888144226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531571746178062">
                <text:p>0.531571746178062</text:p>
              </table:table-cell>
              <table:table-cell office:value-type="float" office:value="0.424939322427336">
                <text:p>0.424939322427336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531587067944856">
                <text:p>0.531587067944856</text:p>
              </table:table-cell>
              <table:table-cell office:value-type="float" office:value="0.424974066419935">
                <text:p>0.42497406641993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531598256456286">
                <text:p>0.531598256456286</text:p>
              </table:table-cell>
              <table:table-cell office:value-type="float" office:value="0.425034806273647">
                <text:p>0.425034806273647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531790513488282">
                <text:p>0.531790513488282</text:p>
              </table:table-cell>
              <table:table-cell office:value-type="float" office:value="0.425125614412414">
                <text:p>0.425125614412414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531914349278694">
                <text:p>0.531914349278694</text:p>
              </table:table-cell>
              <table:table-cell office:value-type="float" office:value="0.425152318004954">
                <text:p>0.425152318004954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5320261720672">
                <text:p>0.5320261720672</text:p>
              </table:table-cell>
              <table:table-cell office:value-type="float" office:value="0.425222129710171">
                <text:p>0.42522212971017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532165179595902">
                <text:p>0.532165179595902</text:p>
              </table:table-cell>
              <table:table-cell office:value-type="float" office:value="0.425229839720574">
                <text:p>0.425229839720574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532180195591531">
                <text:p>0.532180195591531</text:p>
              </table:table-cell>
              <table:table-cell office:value-type="float" office:value="0.42525915795029">
                <text:p>0.4252591579502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532271222197409">
                <text:p>0.532271222197409</text:p>
              </table:table-cell>
              <table:table-cell office:value-type="float" office:value="0.425310397364279">
                <text:p>0.42531039736427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532386798642651">
                <text:p>0.532386798642651</text:p>
              </table:table-cell>
              <table:table-cell office:value-type="float" office:value="0.425340749311153">
                <text:p>0.42534074931115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532452629186925">
                <text:p>0.532452629186925</text:p>
              </table:table-cell>
              <table:table-cell office:value-type="float" office:value="0.425396759508296">
                <text:p>0.42539675950829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532540936148702">
                <text:p>0.532540936148702</text:p>
              </table:table-cell>
              <table:table-cell office:value-type="float" office:value="0.425493207261856">
                <text:p>0.425493207261856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532642832641611">
                <text:p>0.532642832641611</text:p>
              </table:table-cell>
              <table:table-cell office:value-type="float" office:value="0.425498309170084">
                <text:p>0.42549830917008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532801472086509">
                <text:p>0.532801472086509</text:p>
              </table:table-cell>
              <table:table-cell office:value-type="float" office:value="0.425558341329114">
                <text:p>0.42555834132911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53285887092507">
                <text:p>0.53285887092507</text:p>
              </table:table-cell>
              <table:table-cell office:value-type="float" office:value="0.425571733261474">
                <text:p>0.42557173326147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532863981092907">
                <text:p>0.532863981092907</text:p>
              </table:table-cell>
              <table:table-cell office:value-type="float" office:value="0.425627194939611">
                <text:p>0.42562719493961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53302901867924">
                <text:p>0.53302901867924</text:p>
              </table:table-cell>
              <table:table-cell office:value-type="float" office:value="0.425664249259629">
                <text:p>0.425664249259629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533115872872808">
                <text:p>0.533115872872808</text:p>
              </table:table-cell>
              <table:table-cell office:value-type="float" office:value="0.425682414579199">
                <text:p>0.42568241457919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533127071001459">
                <text:p>0.533127071001459</text:p>
              </table:table-cell>
              <table:table-cell office:value-type="float" office:value="0.42574051703372">
                <text:p>0.4257405170337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533161958330098">
                <text:p>0.533161958330098</text:p>
              </table:table-cell>
              <table:table-cell office:value-type="float" office:value="0.425772071736869">
                <text:p>0.42577207173686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533282597127655">
                <text:p>0.533282597127655</text:p>
              </table:table-cell>
              <table:table-cell office:value-type="float" office:value="0.425870807923583">
                <text:p>0.42587080792358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533381339428225">
                <text:p>0.533381339428225</text:p>
              </table:table-cell>
              <table:table-cell office:value-type="float" office:value="0.425884676798543">
                <text:p>0.42588467679854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533522589216492">
                <text:p>0.533522589216492</text:p>
              </table:table-cell>
              <table:table-cell office:value-type="float" office:value="0.425946502607896">
                <text:p>0.42594650260789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54371658894397">
                <text:p>0.54371658894397</text:p>
              </table:table-cell>
              <table:table-cell office:value-type="float" office:value="0.433965979905307">
                <text:p>0.433965979905307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543897719901461">
                <text:p>0.543897719901461</text:p>
              </table:table-cell>
              <table:table-cell office:value-type="float" office:value="0.434004907570448">
                <text:p>0.43400490757044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543994403196615">
                <text:p>0.543994403196615</text:p>
              </table:table-cell>
              <table:table-cell office:value-type="float" office:value="0.434044832736135">
                <text:p>0.43404483273613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544159852638159">
                <text:p>0.544159852638159</text:p>
              </table:table-cell>
              <table:table-cell office:value-type="float" office:value="0.434095158675442">
                <text:p>0.43409515867544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544183807172711">
                <text:p>0.544183807172711</text:p>
              </table:table-cell>
              <table:table-cell office:value-type="float" office:value="0.434155800351006">
                <text:p>0.43415580035100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544314509393599">
                <text:p>0.544314509393599</text:p>
              </table:table-cell>
              <table:table-cell office:value-type="float" office:value="0.434254495093346">
                <text:p>0.43425449509334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544466880076745">
                <text:p>0.544466880076745</text:p>
              </table:table-cell>
              <table:table-cell office:value-type="float" office:value="0.434336713888034">
                <text:p>0.43433671388803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544577392168938">
                <text:p>0.544577392168938</text:p>
              </table:table-cell>
              <table:table-cell office:value-type="float" office:value="0.434346612538654">
                <text:p>0.434346612538654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544762267385526">
                <text:p>0.544762267385526</text:p>
              </table:table-cell>
              <table:table-cell office:value-type="float" office:value="0.434372651291258">
                <text:p>0.434372651291258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5449210974493">
                <text:p>0.5449210974493</text:p>
              </table:table-cell>
              <table:table-cell office:value-type="float" office:value="0.434423612772507">
                <text:p>0.43442361277250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545065637239411">
                <text:p>0.545065637239411</text:p>
              </table:table-cell>
              <table:table-cell office:value-type="float" office:value="0.434481763963319">
                <text:p>0.43448176396331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545178940924052">
                <text:p>0.545178940924052</text:p>
              </table:table-cell>
              <table:table-cell office:value-type="float" office:value="0.43450444175396">
                <text:p>0.4345044417539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54536940365937">
                <text:p>0.54536940365937</text:p>
              </table:table-cell>
              <table:table-cell office:value-type="float" office:value="0.434591201440474">
                <text:p>0.43459120144047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545457713067733">
                <text:p>0.545457713067733</text:p>
              </table:table-cell>
              <table:table-cell office:value-type="float" office:value="0.434639175013035">
                <text:p>0.434639175013035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545647527840377">
                <text:p>0.545647527840377</text:p>
              </table:table-cell>
              <table:table-cell office:value-type="float" office:value="0.434642248804794">
                <text:p>0.43464224880479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545827556890758">
                <text:p>0.545827556890758</text:p>
              </table:table-cell>
              <table:table-cell office:value-type="float" office:value="0.434710408828363">
                <text:p>0.43471040882836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545846362108063">
                <text:p>0.545846362108063</text:p>
              </table:table-cell>
              <table:table-cell office:value-type="float" office:value="0.434768062439569">
                <text:p>0.43476806243956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545978638892344">
                <text:p>0.545978638892344</text:p>
              </table:table-cell>
              <table:table-cell office:value-type="float" office:value="0.434795940517911">
                <text:p>0.43479594051791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546160350820848">
                <text:p>0.546160350820848</text:p>
              </table:table-cell>
              <table:table-cell office:value-type="float" office:value="0.434848064771463">
                <text:p>0.43484806477146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54618706415742">
                <text:p>0.54618706415742</text:p>
              </table:table-cell>
              <table:table-cell office:value-type="float" office:value="0.43492626380374">
                <text:p>0.4349262638037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546203100358809">
                <text:p>0.546203100358809</text:p>
              </table:table-cell>
              <table:table-cell office:value-type="float" office:value="0.434992053737031">
                <text:p>0.43499205373703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546380073509028">
                <text:p>0.546380073509028</text:p>
              </table:table-cell>
              <table:table-cell office:value-type="float" office:value="0.435004876637534">
                <text:p>0.43500487663753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546507767612653">
                <text:p>0.546507767612653</text:p>
              </table:table-cell>
              <table:table-cell office:value-type="float" office:value="0.435018259942006">
                <text:p>0.43501825994200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466251670208">
                <text:p>0.5466251670208</text:p>
              </table:table-cell>
              <table:table-cell office:value-type="float" office:value="0.435090963447004">
                <text:p>0.43509096344700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546658396145695">
                <text:p>0.546658396145695</text:p>
              </table:table-cell>
              <table:table-cell office:value-type="float" office:value="0.435096976599092">
                <text:p>0.43509697659909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546742374358709">
                <text:p>0.546742374358709</text:p>
              </table:table-cell>
              <table:table-cell office:value-type="float" office:value="0.435101836873916">
                <text:p>0.43510183687391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5467939425377">
                <text:p>0.5467939425377</text:p>
              </table:table-cell>
              <table:table-cell office:value-type="float" office:value="0.435149920056444">
                <text:p>0.43514992005644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546883147646416">
                <text:p>0.546883147646416</text:p>
              </table:table-cell>
              <table:table-cell office:value-type="float" office:value="0.435155464682453">
                <text:p>0.43515546468245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546927160394566">
                <text:p>0.546927160394566</text:p>
              </table:table-cell>
              <table:table-cell office:value-type="float" office:value="0.435241054243673">
                <text:p>0.43524105424367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546941376894746">
                <text:p>0.546941376894746</text:p>
              </table:table-cell>
              <table:table-cell office:value-type="float" office:value="0.435320165459764">
                <text:p>0.43532016545976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547089388372798">
                <text:p>0.547089388372798</text:p>
              </table:table-cell>
              <table:table-cell office:value-type="float" office:value="0.435381333077831">
                <text:p>0.43538133307783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547114648993728">
                <text:p>0.547114648993728</text:p>
              </table:table-cell>
              <table:table-cell office:value-type="float" office:value="0.435465937189213">
                <text:p>0.435465937189213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547219174427459">
                <text:p>0.547219174427459</text:p>
              </table:table-cell>
              <table:table-cell office:value-type="float" office:value="0.435506841111794">
                <text:p>0.43550684111179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547288681486198">
                <text:p>0.547288681486198</text:p>
              </table:table-cell>
              <table:table-cell office:value-type="float" office:value="0.435531003020808">
                <text:p>0.43553100302080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54745843075093">
                <text:p>0.54745843075093</text:p>
              </table:table-cell>
              <table:table-cell office:value-type="float" office:value="0.435590905834839">
                <text:p>0.435590905834839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547645837832567">
                <text:p>0.547645837832567</text:p>
              </table:table-cell>
              <table:table-cell office:value-type="float" office:value="0.435631448720854">
                <text:p>0.435631448720854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547793224508895">
                <text:p>0.547793224508895</text:p>
              </table:table-cell>
              <table:table-cell office:value-type="float" office:value="0.435645124577342">
                <text:p>0.435645124577342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547873331786733">
                <text:p>0.547873331786733</text:p>
              </table:table-cell>
              <table:table-cell office:value-type="float" office:value="0.435651903950324">
                <text:p>0.435651903950324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547941550518769">
                <text:p>0.547941550518769</text:p>
              </table:table-cell>
              <table:table-cell office:value-type="float" office:value="0.43572103522106">
                <text:p>0.43572103522106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548106524703752">
                <text:p>0.548106524703752</text:p>
              </table:table-cell>
              <table:table-cell office:value-type="float" office:value="0.435755016162653">
                <text:p>0.435755016162653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548197003833927">
                <text:p>0.548197003833927</text:p>
              </table:table-cell>
              <table:table-cell office:value-type="float" office:value="0.435846458774689">
                <text:p>0.43584645877468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548320969992477">
                <text:p>0.548320969992477</text:p>
              </table:table-cell>
              <table:table-cell office:value-type="float" office:value="0.435937151248976">
                <text:p>0.435937151248976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548480294090472">
                <text:p>0.548480294090472</text:p>
              </table:table-cell>
              <table:table-cell office:value-type="float" office:value="0.436033883700389">
                <text:p>0.43603388370038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548669890986161">
                <text:p>0.548669890986161</text:p>
              </table:table-cell>
              <table:table-cell office:value-type="float" office:value="0.436124597097038">
                <text:p>0.43612459709703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548796942910531">
                <text:p>0.548796942910531</text:p>
              </table:table-cell>
              <table:table-cell office:value-type="float" office:value="0.436175712958247">
                <text:p>0.43617571295824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548919198340244">
                <text:p>0.548919198340244</text:p>
              </table:table-cell>
              <table:table-cell office:value-type="float" office:value="0.436264650810238">
                <text:p>0.43626465081023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549061698830874">
                <text:p>0.549061698830874</text:p>
              </table:table-cell>
              <table:table-cell office:value-type="float" office:value="0.436270597105021">
                <text:p>0.436270597105021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549185815845228">
                <text:p>0.549185815845228</text:p>
              </table:table-cell>
              <table:table-cell office:value-type="float" office:value="0.436349332446792">
                <text:p>0.43634933244679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549304706167146">
                <text:p>0.549304706167146</text:p>
              </table:table-cell>
              <table:table-cell office:value-type="float" office:value="0.436410105456214">
                <text:p>0.43641010545621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549311008527222">
                <text:p>0.549311008527222</text:p>
              </table:table-cell>
              <table:table-cell office:value-type="float" office:value="0.436423621787492">
                <text:p>0.43642362178749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549345945720579">
                <text:p>0.549345945720579</text:p>
              </table:table-cell>
              <table:table-cell office:value-type="float" office:value="0.436464378793462">
                <text:p>0.43646437879346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549447839026778">
                <text:p>0.549447839026778</text:p>
              </table:table-cell>
              <table:table-cell office:value-type="float" office:value="0.436477867085003">
                <text:p>0.436477867085003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549479734334044">
                <text:p>0.549479734334044</text:p>
              </table:table-cell>
              <table:table-cell office:value-type="float" office:value="0.436563683565158">
                <text:p>0.4365636835651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54956787439134">
                <text:p>0.54956787439134</text:p>
              </table:table-cell>
              <table:table-cell office:value-type="float" office:value="0.436582371181444">
                <text:p>0.43658237118144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549767360781954">
                <text:p>0.549767360781954</text:p>
              </table:table-cell>
              <table:table-cell office:value-type="float" office:value="0.436630768273768">
                <text:p>0.436630768273768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54978626268113">
                <text:p>0.54978626268113</text:p>
              </table:table-cell>
              <table:table-cell office:value-type="float" office:value="0.436634275599719">
                <text:p>0.43663427559971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549901639912389">
                <text:p>0.549901639912389</text:p>
              </table:table-cell>
              <table:table-cell office:value-type="float" office:value="0.436733483206707">
                <text:p>0.43673348320670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549904920140444">
                <text:p>0.549904920140444</text:p>
              </table:table-cell>
              <table:table-cell office:value-type="float" office:value="0.436766994669661">
                <text:p>0.43676699466966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549906631036578">
                <text:p>0.549906631036578</text:p>
              </table:table-cell>
              <table:table-cell office:value-type="float" office:value="0.436832613356012">
                <text:p>0.43683261335601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549996630328058">
                <text:p>0.549996630328058</text:p>
              </table:table-cell>
              <table:table-cell office:value-type="float" office:value="0.436910061615165">
                <text:p>0.436910061615165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550116258893869">
                <text:p>0.550116258893869</text:p>
              </table:table-cell>
              <table:table-cell office:value-type="float" office:value="0.436999483101817">
                <text:p>0.43699948310181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550144450058816">
                <text:p>0.550144450058816</text:p>
              </table:table-cell>
              <table:table-cell office:value-type="float" office:value="0.437078106074871">
                <text:p>0.43707810607487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550282523590455">
                <text:p>0.550282523590455</text:p>
              </table:table-cell>
              <table:table-cell office:value-type="float" office:value="0.437105805914266">
                <text:p>0.43710580591426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550390780792029">
                <text:p>0.550390780792029</text:p>
              </table:table-cell>
              <table:table-cell office:value-type="float" office:value="0.437121586876248">
                <text:p>0.437121586876248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550441592453889">
                <text:p>0.550441592453889</text:p>
              </table:table-cell>
              <table:table-cell office:value-type="float" office:value="0.437136605079626">
                <text:p>0.43713660507962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550509152083125">
                <text:p>0.550509152083125</text:p>
              </table:table-cell>
              <table:table-cell office:value-type="float" office:value="0.437205286532457">
                <text:p>0.437205286532457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550683949078198">
                <text:p>0.550683949078198</text:p>
              </table:table-cell>
              <table:table-cell office:value-type="float" office:value="0.437297029153029">
                <text:p>0.43729702915302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550769826269527">
                <text:p>0.550769826269527</text:p>
              </table:table-cell>
              <table:table-cell office:value-type="float" office:value="0.437317072737901">
                <text:p>0.437317072737901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550871489069161">
                <text:p>0.550871489069161</text:p>
              </table:table-cell>
              <table:table-cell office:value-type="float" office:value="0.437334481388948">
                <text:p>0.43733448138894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550878320625505">
                <text:p>0.550878320625505</text:p>
              </table:table-cell>
              <table:table-cell office:value-type="float" office:value="0.437336032493083">
                <text:p>0.43733603249308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550984504877601">
                <text:p>0.550984504877601</text:p>
              </table:table-cell>
              <table:table-cell office:value-type="float" office:value="0.437383420905509">
                <text:p>0.437383420905509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551083218725446">
                <text:p>0.551083218725446</text:p>
              </table:table-cell>
              <table:table-cell office:value-type="float" office:value="0.437460321741513">
                <text:p>0.437460321741513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551130806296119">
                <text:p>0.551130806296119</text:p>
              </table:table-cell>
              <table:table-cell office:value-type="float" office:value="0.437544115947424">
                <text:p>0.4375441159474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51226712788214">
                <text:p>0.551226712788214</text:p>
              </table:table-cell>
              <table:table-cell office:value-type="float" office:value="0.437628246937759">
                <text:p>0.437628246937759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551240371475573">
                <text:p>0.551240371475573</text:p>
              </table:table-cell>
              <table:table-cell office:value-type="float" office:value="0.43772434443166">
                <text:p>0.43772434443166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551260934261175">
                <text:p>0.551260934261175</text:p>
              </table:table-cell>
              <table:table-cell office:value-type="float" office:value="0.437798735704921">
                <text:p>0.437798735704921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551374818002762">
                <text:p>0.551374818002762</text:p>
              </table:table-cell>
              <table:table-cell office:value-type="float" office:value="0.437848118258031">
                <text:p>0.43784811825803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551469312416018">
                <text:p>0.551469312416018</text:p>
              </table:table-cell>
              <table:table-cell office:value-type="float" office:value="0.437947441304739">
                <text:p>0.43794744130473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551470481627859">
                <text:p>0.551470481627859</text:p>
              </table:table-cell>
              <table:table-cell office:value-type="float" office:value="0.438046165572479">
                <text:p>0.438046165572479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55155554940889">
                <text:p>0.55155554940889</text:p>
              </table:table-cell>
              <table:table-cell office:value-type="float" office:value="0.438080848769434">
                <text:p>0.438080848769434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551719044397748">
                <text:p>0.551719044397748</text:p>
              </table:table-cell>
              <table:table-cell office:value-type="float" office:value="0.438087447215264">
                <text:p>0.43808744721526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551765982554455">
                <text:p>0.551765982554455</text:p>
              </table:table-cell>
              <table:table-cell office:value-type="float" office:value="0.43814927645884">
                <text:p>0.4381492764588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551797693803024">
                <text:p>0.551797693803024</text:p>
              </table:table-cell>
              <table:table-cell office:value-type="float" office:value="0.438237292281347">
                <text:p>0.43823729228134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55181117081597">
                <text:p>0.55181117081597</text:p>
              </table:table-cell>
              <table:table-cell office:value-type="float" office:value="0.438267661280473">
                <text:p>0.438267661280473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55190256183023">
                <text:p>0.55190256183023</text:p>
              </table:table-cell>
              <table:table-cell office:value-type="float" office:value="0.438332593063872">
                <text:p>0.43833259306387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551997679229645">
                <text:p>0.551997679229645</text:p>
              </table:table-cell>
              <table:table-cell office:value-type="float" office:value="0.438377676694721">
                <text:p>0.43837767669472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552163552268913">
                <text:p>0.552163552268913</text:p>
              </table:table-cell>
              <table:table-cell office:value-type="float" office:value="0.438409681365437">
                <text:p>0.43840968136543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552180479512385">
                <text:p>0.552180479512385</text:p>
              </table:table-cell>
              <table:table-cell office:value-type="float" office:value="0.438501379363969">
                <text:p>0.438501379363969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552238426181974">
                <text:p>0.552238426181974</text:p>
              </table:table-cell>
              <table:table-cell office:value-type="float" office:value="0.438530129504214">
                <text:p>0.438530129504214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552409854520076">
                <text:p>0.552409854520076</text:p>
              </table:table-cell>
              <table:table-cell office:value-type="float" office:value="0.438605812116221">
                <text:p>0.43860581211622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552489493835894">
                <text:p>0.552489493835894</text:p>
              </table:table-cell>
              <table:table-cell office:value-type="float" office:value="0.4386326495204">
                <text:p>0.438632649520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552610490479975">
                <text:p>0.552610490479975</text:p>
              </table:table-cell>
              <table:table-cell office:value-type="float" office:value="0.438638040169715">
                <text:p>0.438638040169715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552768052897056">
                <text:p>0.552768052897056</text:p>
              </table:table-cell>
              <table:table-cell office:value-type="float" office:value="0.438673024119353">
                <text:p>0.43867302411935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552902895605862">
                <text:p>0.552902895605862</text:p>
              </table:table-cell>
              <table:table-cell office:value-type="float" office:value="0.438747773574419">
                <text:p>0.438747773574419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553087177894172">
                <text:p>0.553087177894172</text:p>
              </table:table-cell>
              <table:table-cell office:value-type="float" office:value="0.438776106082041">
                <text:p>0.43877610608204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553104416908862">
                <text:p>0.553104416908862</text:p>
              </table:table-cell>
              <table:table-cell office:value-type="float" office:value="0.438806634405369">
                <text:p>0.438806634405369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553233121329111">
                <text:p>0.553233121329111</text:p>
              </table:table-cell>
              <table:table-cell office:value-type="float" office:value="0.438822022416339">
                <text:p>0.43882202241633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55329101433277">
                <text:p>0.55329101433277</text:p>
              </table:table-cell>
              <table:table-cell office:value-type="float" office:value="0.438915603872133">
                <text:p>0.43891560387213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55336869306488">
                <text:p>0.55336869306488</text:p>
              </table:table-cell>
              <table:table-cell office:value-type="float" office:value="0.439000365057027">
                <text:p>0.43900036505702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553523259788998">
                <text:p>0.553523259788998</text:p>
              </table:table-cell>
              <table:table-cell office:value-type="float" office:value="0.439085403774182">
                <text:p>0.439085403774182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553579246146284">
                <text:p>0.553579246146284</text:p>
              </table:table-cell>
              <table:table-cell office:value-type="float" office:value="0.439157607512296">
                <text:p>0.439157607512296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553762584851028">
                <text:p>0.553762584851028</text:p>
              </table:table-cell>
              <table:table-cell office:value-type="float" office:value="0.43915761000983">
                <text:p>0.43915761000983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553812840960234">
                <text:p>0.553812840960234</text:p>
              </table:table-cell>
              <table:table-cell office:value-type="float" office:value="0.439229345757089">
                <text:p>0.43922934575708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553846640763447">
                <text:p>0.553846640763447</text:p>
              </table:table-cell>
              <table:table-cell office:value-type="float" office:value="0.439321488235123">
                <text:p>0.439321488235123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553981998661234">
                <text:p>0.553981998661234</text:p>
              </table:table-cell>
              <table:table-cell office:value-type="float" office:value="0.439340336896664">
                <text:p>0.439340336896664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554048069573425">
                <text:p>0.554048069573425</text:p>
              </table:table-cell>
              <table:table-cell office:value-type="float" office:value="0.439388602704877">
                <text:p>0.439388602704877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554128220094391">
                <text:p>0.554128220094391</text:p>
              </table:table-cell>
              <table:table-cell office:value-type="float" office:value="0.439425507188043">
                <text:p>0.439425507188043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554261689086698">
                <text:p>0.554261689086698</text:p>
              </table:table-cell>
              <table:table-cell office:value-type="float" office:value="0.439431688463975">
                <text:p>0.43943168846397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554401242367295">
                <text:p>0.554401242367295</text:p>
              </table:table-cell>
              <table:table-cell office:value-type="float" office:value="0.439476334173064">
                <text:p>0.439476334173064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554416455071582">
                <text:p>0.554416455071582</text:p>
              </table:table-cell>
              <table:table-cell office:value-type="float" office:value="0.439510165025982">
                <text:p>0.43951016502598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55445701992983">
                <text:p>0.55445701992983</text:p>
              </table:table-cell>
              <table:table-cell office:value-type="float" office:value="0.439551370865463">
                <text:p>0.43955137086546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554591300500425">
                <text:p>0.554591300500425</text:p>
              </table:table-cell>
              <table:table-cell office:value-type="float" office:value="0.439624803061366">
                <text:p>0.439624803061366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55478330520189">
                <text:p>0.55478330520189</text:p>
              </table:table-cell>
              <table:table-cell office:value-type="float" office:value="0.439683945819309">
                <text:p>0.43968394581930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554886138981236">
                <text:p>0.554886138981236</text:p>
              </table:table-cell>
              <table:table-cell office:value-type="float" office:value="0.43977975840085">
                <text:p>0.4397797584008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555021016173468">
                <text:p>0.555021016173468</text:p>
              </table:table-cell>
              <table:table-cell office:value-type="float" office:value="0.439857607442807">
                <text:p>0.439857607442807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555064665718396">
                <text:p>0.555064665718396</text:p>
              </table:table-cell>
              <table:table-cell office:value-type="float" office:value="0.439868034648701">
                <text:p>0.43986803464870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555186249247336">
                <text:p>0.555186249247336</text:p>
              </table:table-cell>
              <table:table-cell office:value-type="float" office:value="0.439887037197171">
                <text:p>0.439887037197171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555186590099473">
                <text:p>0.555186590099473</text:p>
              </table:table-cell>
              <table:table-cell office:value-type="float" office:value="0.439933450768294">
                <text:p>0.43993345076829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555233362451619">
                <text:p>0.555233362451619</text:p>
              </table:table-cell>
              <table:table-cell office:value-type="float" office:value="0.439969758528603">
                <text:p>0.439969758528603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555331180575507">
                <text:p>0.555331180575507</text:p>
              </table:table-cell>
              <table:table-cell office:value-type="float" office:value="0.440040106451402">
                <text:p>0.440040106451402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555439425423774">
                <text:p>0.555439425423774</text:p>
              </table:table-cell>
              <table:table-cell office:value-type="float" office:value="0.440092299547417">
                <text:p>0.44009229954741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555541786274864">
                <text:p>0.555541786274864</text:p>
              </table:table-cell>
              <table:table-cell office:value-type="float" office:value="0.44017304942145">
                <text:p>0.4401730494214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55554651894068">
                <text:p>0.55554651894068</text:p>
              </table:table-cell>
              <table:table-cell office:value-type="float" office:value="0.440196735701256">
                <text:p>0.44019673570125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555740487687828">
                <text:p>0.555740487687828</text:p>
              </table:table-cell>
              <table:table-cell office:value-type="float" office:value="0.440233919693661">
                <text:p>0.440233919693661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55574116034964">
                <text:p>0.55574116034964</text:p>
              </table:table-cell>
              <table:table-cell office:value-type="float" office:value="0.440283587510114">
                <text:p>0.440283587510114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555915141637684">
                <text:p>0.555915141637684</text:p>
              </table:table-cell>
              <table:table-cell office:value-type="float" office:value="0.440285895759549">
                <text:p>0.440285895759549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556088761240585">
                <text:p>0.556088761240585</text:p>
              </table:table-cell>
              <table:table-cell office:value-type="float" office:value="0.440315865993976">
                <text:p>0.440315865993976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556203082920539">
                <text:p>0.556203082920539</text:p>
              </table:table-cell>
              <table:table-cell office:value-type="float" office:value="0.440366277046399">
                <text:p>0.440366277046399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556388843656287">
                <text:p>0.556388843656287</text:p>
              </table:table-cell>
              <table:table-cell office:value-type="float" office:value="0.440436974010948">
                <text:p>0.44043697401094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556562516397605">
                <text:p>0.556562516397605</text:p>
              </table:table-cell>
              <table:table-cell office:value-type="float" office:value="0.440510815541951">
                <text:p>0.44051081554195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556653218931917">
                <text:p>0.556653218931917</text:p>
              </table:table-cell>
              <table:table-cell office:value-type="float" office:value="0.44058775038438">
                <text:p>0.44058775038438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5566614988164">
                <text:p>0.5566614988164</text:p>
              </table:table-cell>
              <table:table-cell office:value-type="float" office:value="0.440634870717542">
                <text:p>0.44063487071754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55682654788039">
                <text:p>0.55682654788039</text:p>
              </table:table-cell>
              <table:table-cell office:value-type="float" office:value="0.440733570689094">
                <text:p>0.440733570689094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556847845976349">
                <text:p>0.556847845976349</text:p>
              </table:table-cell>
              <table:table-cell office:value-type="float" office:value="0.440751123555252">
                <text:p>0.44075112355525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557030484606842">
                <text:p>0.557030484606842</text:p>
              </table:table-cell>
              <table:table-cell office:value-type="float" office:value="0.440760496530392">
                <text:p>0.44076049653039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557187584211985">
                <text:p>0.557187584211985</text:p>
              </table:table-cell>
              <table:table-cell office:value-type="float" office:value="0.440810176910342">
                <text:p>0.440810176910342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55727563627021">
                <text:p>0.55727563627021</text:p>
              </table:table-cell>
              <table:table-cell office:value-type="float" office:value="0.440825046806435">
                <text:p>0.440825046806435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55736506194237">
                <text:p>0.55736506194237</text:p>
              </table:table-cell>
              <table:table-cell office:value-type="float" office:value="0.440921242967261">
                <text:p>0.44092124296726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557499000198551">
                <text:p>0.557499000198551</text:p>
              </table:table-cell>
              <table:table-cell office:value-type="float" office:value="0.440931896142049">
                <text:p>0.440931896142049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557576996925925">
                <text:p>0.557576996925925</text:p>
              </table:table-cell>
              <table:table-cell office:value-type="float" office:value="0.44098612029549">
                <text:p>0.44098612029549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557628337725204">
                <text:p>0.557628337725204</text:p>
              </table:table-cell>
              <table:table-cell office:value-type="float" office:value="0.441054275217779">
                <text:p>0.44105427521777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557738439815236">
                <text:p>0.557738439815236</text:p>
              </table:table-cell>
              <table:table-cell office:value-type="float" office:value="0.44105479776994">
                <text:p>0.44105479776994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557833128858397">
                <text:p>0.557833128858397</text:p>
              </table:table-cell>
              <table:table-cell office:value-type="float" office:value="0.441126920553402">
                <text:p>0.44112692055340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557962366144861">
                <text:p>0.557962366144861</text:p>
              </table:table-cell>
              <table:table-cell office:value-type="float" office:value="0.441151325548583">
                <text:p>0.44115132554858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558049895374984">
                <text:p>0.558049895374984</text:p>
              </table:table-cell>
              <table:table-cell office:value-type="float" office:value="0.441243791463843">
                <text:p>0.441243791463843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55822843393543">
                <text:p>0.55822843393543</text:p>
              </table:table-cell>
              <table:table-cell office:value-type="float" office:value="0.44129492977988">
                <text:p>0.4412949297798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558287768574816">
                <text:p>0.558287768574816</text:p>
              </table:table-cell>
              <table:table-cell office:value-type="float" office:value="0.441317491323497">
                <text:p>0.441317491323497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558338945167661">
                <text:p>0.558338945167661</text:p>
              </table:table-cell>
              <table:table-cell office:value-type="float" office:value="0.44141717854367">
                <text:p>0.4414171785436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558488847107308">
                <text:p>0.558488847107308</text:p>
              </table:table-cell>
              <table:table-cell office:value-type="float" office:value="0.441515451814649">
                <text:p>0.44151545181464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558541212729456">
                <text:p>0.558541212729456</text:p>
              </table:table-cell>
              <table:table-cell office:value-type="float" office:value="0.441596239322315">
                <text:p>0.44159623932231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558579199784888">
                <text:p>0.558579199784888</text:p>
              </table:table-cell>
              <table:table-cell office:value-type="float" office:value="0.441627059479749">
                <text:p>0.441627059479749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558715604990519">
                <text:p>0.558715604990519</text:p>
              </table:table-cell>
              <table:table-cell office:value-type="float" office:value="0.441677598941017">
                <text:p>0.44167759894101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558852231715459">
                <text:p>0.558852231715459</text:p>
              </table:table-cell>
              <table:table-cell office:value-type="float" office:value="0.441690685753775">
                <text:p>0.44169068575377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558903838504517">
                <text:p>0.558903838504517</text:p>
              </table:table-cell>
              <table:table-cell office:value-type="float" office:value="0.441767320270656">
                <text:p>0.44176732027065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559023142693712">
                <text:p>0.559023142693712</text:p>
              </table:table-cell>
              <table:table-cell office:value-type="float" office:value="0.441781871204773">
                <text:p>0.441781871204773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559037102905732">
                <text:p>0.559037102905732</text:p>
              </table:table-cell>
              <table:table-cell office:value-type="float" office:value="0.441782508412832">
                <text:p>0.441782508412832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559131151615799">
                <text:p>0.559131151615799</text:p>
              </table:table-cell>
              <table:table-cell office:value-type="float" office:value="0.441856256765783">
                <text:p>0.44185625676578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559184504098286">
                <text:p>0.559184504098286</text:p>
              </table:table-cell>
              <table:table-cell office:value-type="float" office:value="0.441857487980278">
                <text:p>0.44185748798027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55922087920489">
                <text:p>0.55922087920489</text:p>
              </table:table-cell>
              <table:table-cell office:value-type="float" office:value="0.441930420157607">
                <text:p>0.441930420157607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559351232561698">
                <text:p>0.559351232561698</text:p>
              </table:table-cell>
              <table:table-cell office:value-type="float" office:value="0.441967821504332">
                <text:p>0.44196782150433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5595050226317">
                <text:p>0.5595050226317</text:p>
              </table:table-cell>
              <table:table-cell office:value-type="float" office:value="0.442004657189838">
                <text:p>0.442004657189838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559625944243428">
                <text:p>0.559625944243428</text:p>
              </table:table-cell>
              <table:table-cell office:value-type="float" office:value="0.442085438513171">
                <text:p>0.442085438513171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559736381022335">
                <text:p>0.559736381022335</text:p>
              </table:table-cell>
              <table:table-cell office:value-type="float" office:value="0.442173197205968">
                <text:p>0.442173197205968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559851566993517">
                <text:p>0.559851566993517</text:p>
              </table:table-cell>
              <table:table-cell office:value-type="float" office:value="0.442238221908122">
                <text:p>0.44223822190812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55992333817113">
                <text:p>0.55992333817113</text:p>
              </table:table-cell>
              <table:table-cell office:value-type="float" office:value="0.442302286441666">
                <text:p>0.442302286441666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560119795656175">
                <text:p>0.560119795656175</text:p>
              </table:table-cell>
              <table:table-cell office:value-type="float" office:value="0.442393602709083">
                <text:p>0.442393602709083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560305196492667">
                <text:p>0.560305196492667</text:p>
              </table:table-cell>
              <table:table-cell office:value-type="float" office:value="0.442443197036224">
                <text:p>0.44244319703622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560307865020852">
                <text:p>0.560307865020852</text:p>
              </table:table-cell>
              <table:table-cell office:value-type="float" office:value="0.442451227691203">
                <text:p>0.44245122769120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56047682374301">
                <text:p>0.56047682374301</text:p>
              </table:table-cell>
              <table:table-cell office:value-type="float" office:value="0.442520896201204">
                <text:p>0.442520896201204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560548152475103">
                <text:p>0.560548152475103</text:p>
              </table:table-cell>
              <table:table-cell office:value-type="float" office:value="0.442580250723763">
                <text:p>0.442580250723763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560719453716465">
                <text:p>0.560719453716465</text:p>
              </table:table-cell>
              <table:table-cell office:value-type="float" office:value="0.442584432939116">
                <text:p>0.442584432939116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560836656362494">
                <text:p>0.560836656362494</text:p>
              </table:table-cell>
              <table:table-cell office:value-type="float" office:value="0.44260429497704">
                <text:p>0.44260429497704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560916207958979">
                <text:p>0.560916207958979</text:p>
              </table:table-cell>
              <table:table-cell office:value-type="float" office:value="0.442629096230874">
                <text:p>0.4426290962308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61086913217552">
                <text:p>0.561086913217552</text:p>
              </table:table-cell>
              <table:table-cell office:value-type="float" office:value="0.442644941649189">
                <text:p>0.442644941649189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0.561220000331239">
                <text:p>0.561220000331239</text:p>
              </table:table-cell>
              <table:table-cell office:value-type="float" office:value="0.442718407269318">
                <text:p>0.442718407269318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0.56127280278572">
                <text:p>0.56127280278572</text:p>
              </table:table-cell>
              <table:table-cell office:value-type="float" office:value="0.442783411248293">
                <text:p>0.442783411248293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0.561411983924474">
                <text:p>0.561411983924474</text:p>
              </table:table-cell>
              <table:table-cell office:value-type="float" office:value="0.442802369311877">
                <text:p>0.442802369311877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0.561421596866979">
                <text:p>0.561421596866979</text:p>
              </table:table-cell>
              <table:table-cell office:value-type="float" office:value="0.44281232832567">
                <text:p>0.44281232832567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0.561580342852936">
                <text:p>0.561580342852936</text:p>
              </table:table-cell>
              <table:table-cell office:value-type="float" office:value="0.442910056519786">
                <text:p>0.442910056519786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0.561679547780759">
                <text:p>0.561679547780759</text:p>
              </table:table-cell>
              <table:table-cell office:value-type="float" office:value="0.442980452002905">
                <text:p>0.44298045200290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0.561748331753434">
                <text:p>0.561748331753434</text:p>
              </table:table-cell>
              <table:table-cell office:value-type="float" office:value="0.443034362781327">
                <text:p>0.443034362781327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0.561791003273918">
                <text:p>0.561791003273918</text:p>
              </table:table-cell>
              <table:table-cell office:value-type="float" office:value="0.443094584282954">
                <text:p>0.443094584282954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0.57183094985106">
                <text:p>0.57183094985106</text:p>
              </table:table-cell>
              <table:table-cell office:value-type="float" office:value="0.451159319921777">
                <text:p>0.45115931992177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57202447143716">
                <text:p>0.57202447143716</text:p>
              </table:table-cell>
              <table:table-cell office:value-type="float" office:value="0.451159937613982">
                <text:p>0.451159937613982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0.572125667047056">
                <text:p>0.572125667047056</text:p>
              </table:table-cell>
              <table:table-cell office:value-type="float" office:value="0.451203209992549">
                <text:p>0.4512032099925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572317998508332">
                <text:p>0.572317998508332</text:p>
              </table:table-cell>
              <table:table-cell office:value-type="float" office:value="0.45128127439681">
                <text:p>0.45128127439681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0.572404712678379">
                <text:p>0.572404712678379</text:p>
              </table:table-cell>
              <table:table-cell office:value-type="float" office:value="0.451339632393802">
                <text:p>0.45133963239380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0.572505524188802">
                <text:p>0.572505524188802</text:p>
              </table:table-cell>
              <table:table-cell office:value-type="float" office:value="0.451372772016027">
                <text:p>0.451372772016027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0.572546966419891">
                <text:p>0.572546966419891</text:p>
              </table:table-cell>
              <table:table-cell office:value-type="float" office:value="0.451451009980423">
                <text:p>0.451451009980423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0.572717133218233">
                <text:p>0.572717133218233</text:p>
              </table:table-cell>
              <table:table-cell office:value-type="float" office:value="0.451537231223959">
                <text:p>0.451537231223959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0.572886696036144">
                <text:p>0.572886696036144</text:p>
              </table:table-cell>
              <table:table-cell office:value-type="float" office:value="0.451581018451659">
                <text:p>0.451581018451659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0.573084967066351">
                <text:p>0.573084967066351</text:p>
              </table:table-cell>
              <table:table-cell office:value-type="float" office:value="0.451618340931038">
                <text:p>0.451618340931038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0.573174492285805">
                <text:p>0.573174492285805</text:p>
              </table:table-cell>
              <table:table-cell office:value-type="float" office:value="0.451700436199708">
                <text:p>0.45170043619970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573365858728552">
                <text:p>0.573365858728552</text:p>
              </table:table-cell>
              <table:table-cell office:value-type="float" office:value="0.451705703147584">
                <text:p>0.451705703147584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0.573561368892405">
                <text:p>0.573561368892405</text:p>
              </table:table-cell>
              <table:table-cell office:value-type="float" office:value="0.451764755109459">
                <text:p>0.451764755109459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0.573623380553841">
                <text:p>0.573623380553841</text:p>
              </table:table-cell>
              <table:table-cell office:value-type="float" office:value="0.451772940354533">
                <text:p>0.451772940354533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0.573695982014172">
                <text:p>0.573695982014172</text:p>
              </table:table-cell>
              <table:table-cell office:value-type="float" office:value="0.451861585935258">
                <text:p>0.451861585935258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0.573708294627629">
                <text:p>0.573708294627629</text:p>
              </table:table-cell>
              <table:table-cell office:value-type="float" office:value="0.451897355223174">
                <text:p>0.451897355223174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0.573845554554764">
                <text:p>0.573845554554764</text:p>
              </table:table-cell>
              <table:table-cell office:value-type="float" office:value="0.451967211150484">
                <text:p>0.451967211150484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0.573926751121183">
                <text:p>0.573926751121183</text:p>
              </table:table-cell>
              <table:table-cell office:value-type="float" office:value="0.452066471464445">
                <text:p>0.452066471464445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0.573944493355978">
                <text:p>0.573944493355978</text:p>
              </table:table-cell>
              <table:table-cell office:value-type="float" office:value="0.452111153773584">
                <text:p>0.452111153773584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0.573986217451224">
                <text:p>0.573986217451224</text:p>
              </table:table-cell>
              <table:table-cell office:value-type="float" office:value="0.452151892841213">
                <text:p>0.452151892841213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0.574134451132821">
                <text:p>0.574134451132821</text:p>
              </table:table-cell>
              <table:table-cell office:value-type="float" office:value="0.452196188040047">
                <text:p>0.45219618804004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58431058021636">
                <text:p>0.58431058021636</text:p>
              </table:table-cell>
              <table:table-cell office:value-type="float" office:value="0.460293722856915">
                <text:p>0.46029372285691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0.584321560357638">
                <text:p>0.584321560357638</text:p>
              </table:table-cell>
              <table:table-cell office:value-type="float" office:value="0.460381826980977">
                <text:p>0.46038182698097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0.584322087538999">
                <text:p>0.584322087538999</text:p>
              </table:table-cell>
              <table:table-cell office:value-type="float" office:value="0.460395647114068">
                <text:p>0.460395647114068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0.584494763557937">
                <text:p>0.584494763557937</text:p>
              </table:table-cell>
              <table:table-cell office:value-type="float" office:value="0.460488316144173">
                <text:p>0.460488316144173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0.584687128323507">
                <text:p>0.584687128323507</text:p>
              </table:table-cell>
              <table:table-cell office:value-type="float" office:value="0.460551678179583">
                <text:p>0.46055167817958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0.584836389151079">
                <text:p>0.584836389151079</text:p>
              </table:table-cell>
              <table:table-cell office:value-type="float" office:value="0.460633276619998">
                <text:p>0.460633276619998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0.584880733271729">
                <text:p>0.584880733271729</text:p>
              </table:table-cell>
              <table:table-cell office:value-type="float" office:value="0.460679840153">
                <text:p>0.460679840153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0.58500672500247">
                <text:p>0.58500672500247</text:p>
              </table:table-cell>
              <table:table-cell office:value-type="float" office:value="0.460755562580585">
                <text:p>0.460755562580585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0.585140846948667">
                <text:p>0.585140846948667</text:p>
              </table:table-cell>
              <table:table-cell office:value-type="float" office:value="0.46083256472444">
                <text:p>0.46083256472444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0.585275828597194">
                <text:p>0.585275828597194</text:p>
              </table:table-cell>
              <table:table-cell office:value-type="float" office:value="0.460870366720768">
                <text:p>0.46087036672076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585380288561674">
                <text:p>0.585380288561674</text:p>
              </table:table-cell>
              <table:table-cell office:value-type="float" office:value="0.460929982856565">
                <text:p>0.460929982856565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0.585483925828213">
                <text:p>0.585483925828213</text:p>
              </table:table-cell>
              <table:table-cell office:value-type="float" office:value="0.460984300588412">
                <text:p>0.460984300588412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0.58555733536185">
                <text:p>0.58555733536185</text:p>
              </table:table-cell>
              <table:table-cell office:value-type="float" office:value="0.460997595065325">
                <text:p>0.46099759506532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0.585599594530759">
                <text:p>0.585599594530759</text:p>
              </table:table-cell>
              <table:table-cell office:value-type="float" office:value="0.461032132631012">
                <text:p>0.461032132631012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0.585773409455319">
                <text:p>0.585773409455319</text:p>
              </table:table-cell>
              <table:table-cell office:value-type="float" office:value="0.461044843214333">
                <text:p>0.461044843214333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0.585861573748851">
                <text:p>0.585861573748851</text:p>
              </table:table-cell>
              <table:table-cell office:value-type="float" office:value="0.461066237073653">
                <text:p>0.461066237073653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0.58601302137072">
                <text:p>0.58601302137072</text:p>
              </table:table-cell>
              <table:table-cell office:value-type="float" office:value="0.461147768161239">
                <text:p>0.46114776816123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0.586077326585069">
                <text:p>0.586077326585069</text:p>
              </table:table-cell>
              <table:table-cell office:value-type="float" office:value="0.461200888857181">
                <text:p>0.461200888857181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0.586223123369642">
                <text:p>0.586223123369642</text:p>
              </table:table-cell>
              <table:table-cell office:value-type="float" office:value="0.461267212080331">
                <text:p>0.46126721208033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0.586237881586635">
                <text:p>0.586237881586635</text:p>
              </table:table-cell>
              <table:table-cell office:value-type="float" office:value="0.46130082105424">
                <text:p>0.4613008210542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586306886823513">
                <text:p>0.586306886823513</text:p>
              </table:table-cell>
              <table:table-cell office:value-type="float" office:value="0.461385326565964">
                <text:p>0.461385326565964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0.586307502725863">
                <text:p>0.586307502725863</text:p>
              </table:table-cell>
              <table:table-cell office:value-type="float" office:value="0.461405246227996">
                <text:p>0.461405246227996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0.586348887567124">
                <text:p>0.586348887567124</text:p>
              </table:table-cell>
              <table:table-cell office:value-type="float" office:value="0.461426026927975">
                <text:p>0.461426026927975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0.586376118615651">
                <text:p>0.586376118615651</text:p>
              </table:table-cell>
              <table:table-cell office:value-type="float" office:value="0.461525047560963">
                <text:p>0.461525047560963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0.586435776139213">
                <text:p>0.586435776139213</text:p>
              </table:table-cell>
              <table:table-cell office:value-type="float" office:value="0.461596959542297">
                <text:p>0.46159695954229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0.586585986277296">
                <text:p>0.586585986277296</text:p>
              </table:table-cell>
              <table:table-cell office:value-type="float" office:value="0.461678655442334">
                <text:p>0.461678655442334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0.586599354613365">
                <text:p>0.586599354613365</text:p>
              </table:table-cell>
              <table:table-cell office:value-type="float" office:value="0.461772303948821">
                <text:p>0.461772303948821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0.586640017181217">
                <text:p>0.586640017181217</text:p>
              </table:table-cell>
              <table:table-cell office:value-type="float" office:value="0.461826034393803">
                <text:p>0.461826034393803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0.586646055617209">
                <text:p>0.586646055617209</text:p>
              </table:table-cell>
              <table:table-cell office:value-type="float" office:value="0.461851797984702">
                <text:p>0.46185179798470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0.586798881973599">
                <text:p>0.586798881973599</text:p>
              </table:table-cell>
              <table:table-cell office:value-type="float" office:value="0.461888677692853">
                <text:p>0.461888677692853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586897017525409">
                <text:p>0.586897017525409</text:p>
              </table:table-cell>
              <table:table-cell office:value-type="float" office:value="0.461972849617356">
                <text:p>0.46197284961735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587061543110847">
                <text:p>0.587061543110847</text:p>
              </table:table-cell>
              <table:table-cell office:value-type="float" office:value="0.462017035933426">
                <text:p>0.462017035933426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0.587136603396468">
                <text:p>0.587136603396468</text:p>
              </table:table-cell>
              <table:table-cell office:value-type="float" office:value="0.462095873424129">
                <text:p>0.462095873424129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0.587209023490504">
                <text:p>0.587209023490504</text:p>
              </table:table-cell>
              <table:table-cell office:value-type="float" office:value="0.462174047558985">
                <text:p>0.46217404755898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0.587393851784273">
                <text:p>0.587393851784273</text:p>
              </table:table-cell>
              <table:table-cell office:value-type="float" office:value="0.462187050633617">
                <text:p>0.462187050633617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0.587544564730509">
                <text:p>0.587544564730509</text:p>
              </table:table-cell>
              <table:table-cell office:value-type="float" office:value="0.462232207233385">
                <text:p>0.462232207233385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0.587677063106903">
                <text:p>0.587677063106903</text:p>
              </table:table-cell>
              <table:table-cell office:value-type="float" office:value="0.462270151516028">
                <text:p>0.462270151516028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0.587867697466763">
                <text:p>0.587867697466763</text:p>
              </table:table-cell>
              <table:table-cell office:value-type="float" office:value="0.462351931352059">
                <text:p>0.46235193135205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0.587937632636504">
                <text:p>0.587937632636504</text:p>
              </table:table-cell>
              <table:table-cell office:value-type="float" office:value="0.46241722366464">
                <text:p>0.4624172236646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0.588042706655485">
                <text:p>0.588042706655485</text:p>
              </table:table-cell>
              <table:table-cell office:value-type="float" office:value="0.462517221763113">
                <text:p>0.46251722176311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588095291077028">
                <text:p>0.588095291077028</text:p>
              </table:table-cell>
              <table:table-cell office:value-type="float" office:value="0.462589576027422">
                <text:p>0.462589576027422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0.588218544063041">
                <text:p>0.588218544063041</text:p>
              </table:table-cell>
              <table:table-cell office:value-type="float" office:value="0.462680750194884">
                <text:p>0.462680750194884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0.588223424546386">
                <text:p>0.588223424546386</text:p>
              </table:table-cell>
              <table:table-cell office:value-type="float" office:value="0.462684587091032">
                <text:p>0.462684587091032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0.588225863150664">
                <text:p>0.588225863150664</text:p>
              </table:table-cell>
              <table:table-cell office:value-type="float" office:value="0.462767185005313">
                <text:p>0.462767185005313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0.5883841230292">
                <text:p>0.5883841230292</text:p>
              </table:table-cell>
              <table:table-cell office:value-type="float" office:value="0.462832266049757">
                <text:p>0.46283226604975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598499450072604">
                <text:p>0.598499450072604</text:p>
              </table:table-cell>
              <table:table-cell office:value-type="float" office:value="0.470919977775076">
                <text:p>0.47091997777507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598622298021312">
                <text:p>0.598622298021312</text:p>
              </table:table-cell>
              <table:table-cell office:value-type="float" office:value="0.470989798113998">
                <text:p>0.470989798113998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0.598748291294037">
                <text:p>0.598748291294037</text:p>
              </table:table-cell>
              <table:table-cell office:value-type="float" office:value="0.471017066874758">
                <text:p>0.471017066874758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0.598755926977171">
                <text:p>0.598755926977171</text:p>
              </table:table-cell>
              <table:table-cell office:value-type="float" office:value="0.471055030603662">
                <text:p>0.471055030603662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0.598869222015834">
                <text:p>0.598869222015834</text:p>
              </table:table-cell>
              <table:table-cell office:value-type="float" office:value="0.471124279160736">
                <text:p>0.47112427916073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599026296724391">
                <text:p>0.599026296724391</text:p>
              </table:table-cell>
              <table:table-cell office:value-type="float" office:value="0.471201534802834">
                <text:p>0.471201534802834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0.599165011042075">
                <text:p>0.599165011042075</text:p>
              </table:table-cell>
              <table:table-cell office:value-type="float" office:value="0.471256677929243">
                <text:p>0.47125667792924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0.599197381906137">
                <text:p>0.599197381906137</text:p>
              </table:table-cell>
              <table:table-cell office:value-type="float" office:value="0.471356663528128">
                <text:p>0.471356663528128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0.599273046797231">
                <text:p>0.599273046797231</text:p>
              </table:table-cell>
              <table:table-cell office:value-type="float" office:value="0.47145002607106">
                <text:p>0.47145002607106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0.599417093254729">
                <text:p>0.599417093254729</text:p>
              </table:table-cell>
              <table:table-cell office:value-type="float" office:value="0.47152537849989">
                <text:p>0.47152537849989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0.599427180286583">
                <text:p>0.599427180286583</text:p>
              </table:table-cell>
              <table:table-cell office:value-type="float" office:value="0.471551501953485">
                <text:p>0.471551501953485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0.599475771824357">
                <text:p>0.599475771824357</text:p>
              </table:table-cell>
              <table:table-cell office:value-type="float" office:value="0.47161974009251">
                <text:p>0.47161974009251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0.59952474964688">
                <text:p>0.59952474964688</text:p>
              </table:table-cell>
              <table:table-cell office:value-type="float" office:value="0.471641364270154">
                <text:p>0.471641364270154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0.599535202285331">
                <text:p>0.599535202285331</text:p>
              </table:table-cell>
              <table:table-cell office:value-type="float" office:value="0.471671395327968">
                <text:p>0.471671395327968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0.599584112178233">
                <text:p>0.599584112178233</text:p>
              </table:table-cell>
              <table:table-cell office:value-type="float" office:value="0.471672452822383">
                <text:p>0.47167245282238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599657429926859">
                <text:p>0.599657429926859</text:p>
              </table:table-cell>
              <table:table-cell office:value-type="float" office:value="0.471752292757425">
                <text:p>0.471752292757425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0.599826599008505">
                <text:p>0.599826599008505</text:p>
              </table:table-cell>
              <table:table-cell office:value-type="float" office:value="0.47180697542295">
                <text:p>0.47180697542295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0.599931262881358">
                <text:p>0.599931262881358</text:p>
              </table:table-cell>
              <table:table-cell office:value-type="float" office:value="0.471900858434169">
                <text:p>0.471900858434169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0.599967965494266">
                <text:p>0.599967965494266</text:p>
              </table:table-cell>
              <table:table-cell office:value-type="float" office:value="0.471979698955026">
                <text:p>0.47197969895502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0.600088595925879">
                <text:p>0.600088595925879</text:p>
              </table:table-cell>
              <table:table-cell office:value-type="float" office:value="0.472020668414587">
                <text:p>0.47202066841458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0.600232539957336">
                <text:p>0.600232539957336</text:p>
              </table:table-cell>
              <table:table-cell office:value-type="float" office:value="0.472084239043483">
                <text:p>0.472084239043483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0.600252656448332">
                <text:p>0.600252656448332</text:p>
              </table:table-cell>
              <table:table-cell office:value-type="float" office:value="0.472090074377871">
                <text:p>0.472090074377871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0.600381595909406">
                <text:p>0.600381595909406</text:p>
              </table:table-cell>
              <table:table-cell office:value-type="float" office:value="0.47215836409492">
                <text:p>0.47215836409492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0.600579994208335">
                <text:p>0.600579994208335</text:p>
              </table:table-cell>
              <table:table-cell office:value-type="float" office:value="0.472159348166828">
                <text:p>0.47215934816682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0.600584103491468">
                <text:p>0.600584103491468</text:p>
              </table:table-cell>
              <table:table-cell office:value-type="float" office:value="0.472218011303091">
                <text:p>0.47221801130309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600587355873928">
                <text:p>0.600587355873928</text:p>
              </table:table-cell>
              <table:table-cell office:value-type="float" office:value="0.472312117170233">
                <text:p>0.47231211717023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0.60061901209388">
                <text:p>0.60061901209388</text:p>
              </table:table-cell>
              <table:table-cell office:value-type="float" office:value="0.472365189319546">
                <text:p>0.472365189319546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0.600789175747917">
                <text:p>0.600789175747917</text:p>
              </table:table-cell>
              <table:table-cell office:value-type="float" office:value="0.472389671326024">
                <text:p>0.472389671326024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0.600834727089987">
                <text:p>0.600834727089987</text:p>
              </table:table-cell>
              <table:table-cell office:value-type="float" office:value="0.472461447316678">
                <text:p>0.472461447316678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0.600981054678982">
                <text:p>0.600981054678982</text:p>
              </table:table-cell>
              <table:table-cell office:value-type="float" office:value="0.472491890320147">
                <text:p>0.472491890320147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0.601045838038965">
                <text:p>0.601045838038965</text:p>
              </table:table-cell>
              <table:table-cell office:value-type="float" office:value="0.472498234863844">
                <text:p>0.47249823486384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0.60112353865464">
                <text:p>0.60112353865464</text:p>
              </table:table-cell>
              <table:table-cell office:value-type="float" office:value="0.472505957808575">
                <text:p>0.472505957808575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0.601242298530306">
                <text:p>0.601242298530306</text:p>
              </table:table-cell>
              <table:table-cell office:value-type="float" office:value="0.472561515021612">
                <text:p>0.472561515021612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0.601323795258918">
                <text:p>0.601323795258918</text:p>
              </table:table-cell>
              <table:table-cell office:value-type="float" office:value="0.472614788776919">
                <text:p>0.472614788776919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0.60139306749253">
                <text:p>0.60139306749253</text:p>
              </table:table-cell>
              <table:table-cell office:value-type="float" office:value="0.472617114352575">
                <text:p>0.47261711435257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601477632035477">
                <text:p>0.601477632035477</text:p>
              </table:table-cell>
              <table:table-cell office:value-type="float" office:value="0.472671916767122">
                <text:p>0.472671916767122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0.601673716846116">
                <text:p>0.601673716846116</text:p>
              </table:table-cell>
              <table:table-cell office:value-type="float" office:value="0.472767439903269">
                <text:p>0.47276743990326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0.60173699424424">
                <text:p>0.60173699424424</text:p>
              </table:table-cell>
              <table:table-cell office:value-type="float" office:value="0.472864388423766">
                <text:p>0.472864388423766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0.601790070267968">
                <text:p>0.601790070267968</text:p>
              </table:table-cell>
              <table:table-cell office:value-type="float" office:value="0.472942995661852">
                <text:p>0.472942995661852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0.601888147570676">
                <text:p>0.601888147570676</text:p>
              </table:table-cell>
              <table:table-cell office:value-type="float" office:value="0.472957138314194">
                <text:p>0.472957138314194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0.601940207116003">
                <text:p>0.601940207116003</text:p>
              </table:table-cell>
              <table:table-cell office:value-type="float" office:value="0.472959954958697">
                <text:p>0.472959954958697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0.602080215556342">
                <text:p>0.602080215556342</text:p>
              </table:table-cell>
              <table:table-cell office:value-type="float" office:value="0.473007185114508">
                <text:p>0.473007185114508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0.602115653938073">
                <text:p>0.602115653938073</text:p>
              </table:table-cell>
              <table:table-cell office:value-type="float" office:value="0.473045995837304">
                <text:p>0.47304599583730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0.602168493514207">
                <text:p>0.602168493514207</text:p>
              </table:table-cell>
              <table:table-cell office:value-type="float" office:value="0.473118787619506">
                <text:p>0.473118787619506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0.602228293687399">
                <text:p>0.602228293687399</text:p>
              </table:table-cell>
              <table:table-cell office:value-type="float" office:value="0.473183185857001">
                <text:p>0.473183185857001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602239832274282">
                <text:p>0.602239832274282</text:p>
              </table:table-cell>
              <table:table-cell office:value-type="float" office:value="0.473232519214005">
                <text:p>0.47323251921400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0.602385037704226">
                <text:p>0.602385037704226</text:p>
              </table:table-cell>
              <table:table-cell office:value-type="float" office:value="0.473283287474268">
                <text:p>0.473283287474268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0.602462296906594">
                <text:p>0.602462296906594</text:p>
              </table:table-cell>
              <table:table-cell office:value-type="float" office:value="0.473310199383308">
                <text:p>0.473310199383308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0.602471782952778">
                <text:p>0.602471782952778</text:p>
              </table:table-cell>
              <table:table-cell office:value-type="float" office:value="0.473376685810323">
                <text:p>0.473376685810323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0.602630272633362">
                <text:p>0.602630272633362</text:p>
              </table:table-cell>
              <table:table-cell office:value-type="float" office:value="0.473428917961455">
                <text:p>0.47342891796145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0.602715994039456">
                <text:p>0.602715994039456</text:p>
              </table:table-cell>
              <table:table-cell office:value-type="float" office:value="0.473522558044729">
                <text:p>0.473522558044729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0.602743071041403">
                <text:p>0.602743071041403</text:p>
              </table:table-cell>
              <table:table-cell office:value-type="float" office:value="0.473572296242276">
                <text:p>0.473572296242276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0.60278386919185">
                <text:p>0.60278386919185</text:p>
              </table:table-cell>
              <table:table-cell office:value-type="float" office:value="0.473611488568768">
                <text:p>0.473611488568768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0.602828774374488">
                <text:p>0.602828774374488</text:p>
              </table:table-cell>
              <table:table-cell office:value-type="float" office:value="0.473655551974862">
                <text:p>0.47365555197486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0.602951072626125">
                <text:p>0.602951072626125</text:p>
              </table:table-cell>
              <table:table-cell office:value-type="float" office:value="0.473716307464205">
                <text:p>0.47371630746420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603129410692908">
                <text:p>0.603129410692908</text:p>
              </table:table-cell>
              <table:table-cell office:value-type="float" office:value="0.473786454358069">
                <text:p>0.473786454358069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0.603214195694408">
                <text:p>0.603214195694408</text:p>
              </table:table-cell>
              <table:table-cell office:value-type="float" office:value="0.473801669943168">
                <text:p>0.473801669943168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0.603368643790372">
                <text:p>0.603368643790372</text:p>
              </table:table-cell>
              <table:table-cell office:value-type="float" office:value="0.473826823059942">
                <text:p>0.473826823059942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0.603546899585601">
                <text:p>0.603546899585601</text:p>
              </table:table-cell>
              <table:table-cell office:value-type="float" office:value="0.473834642993829">
                <text:p>0.473834642993829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0.603556627036125">
                <text:p>0.603556627036125</text:p>
              </table:table-cell>
              <table:table-cell office:value-type="float" office:value="0.473835046866762">
                <text:p>0.47383504686676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0.603695393359932">
                <text:p>0.603695393359932</text:p>
              </table:table-cell>
              <table:table-cell office:value-type="float" office:value="0.473859044782008">
                <text:p>0.473859044782008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0.603731044710153">
                <text:p>0.603731044710153</text:p>
              </table:table-cell>
              <table:table-cell office:value-type="float" office:value="0.473936343193131">
                <text:p>0.473936343193131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0.603791955729307">
                <text:p>0.603791955729307</text:p>
              </table:table-cell>
              <table:table-cell office:value-type="float" office:value="0.474015794724426">
                <text:p>0.474015794724426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0.603981741184494">
                <text:p>0.603981741184494</text:p>
              </table:table-cell>
              <table:table-cell office:value-type="float" office:value="0.474022134554051">
                <text:p>0.474022134554051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0.603998430059937">
                <text:p>0.603998430059937</text:p>
              </table:table-cell>
              <table:table-cell office:value-type="float" office:value="0.474055687226449">
                <text:p>0.47405568722644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604147219579027">
                <text:p>0.604147219579027</text:p>
              </table:table-cell>
              <table:table-cell office:value-type="float" office:value="0.47407654171285">
                <text:p>0.47407654171285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0.604183565065771">
                <text:p>0.604183565065771</text:p>
              </table:table-cell>
              <table:table-cell office:value-type="float" office:value="0.474113042898811">
                <text:p>0.474113042898811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0.604194073155726">
                <text:p>0.604194073155726</text:p>
              </table:table-cell>
              <table:table-cell office:value-type="float" office:value="0.47411608130739">
                <text:p>0.47411608130739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0.604278083219409">
                <text:p>0.604278083219409</text:p>
              </table:table-cell>
              <table:table-cell office:value-type="float" office:value="0.474163393361939">
                <text:p>0.47416339336193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0.604285217012799">
                <text:p>0.604285217012799</text:p>
              </table:table-cell>
              <table:table-cell office:value-type="float" office:value="0.474213709574198">
                <text:p>0.474213709574198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0.604343515886778">
                <text:p>0.604343515886778</text:p>
              </table:table-cell>
              <table:table-cell office:value-type="float" office:value="0.474265145298884">
                <text:p>0.47426514529888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0.604411264470354">
                <text:p>0.604411264470354</text:p>
              </table:table-cell>
              <table:table-cell office:value-type="float" office:value="0.474276257409684">
                <text:p>0.474276257409684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0.604498129801654">
                <text:p>0.604498129801654</text:p>
              </table:table-cell>
              <table:table-cell office:value-type="float" office:value="0.474375509158514">
                <text:p>0.47437550915851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0.604648015855741">
                <text:p>0.604648015855741</text:p>
              </table:table-cell>
              <table:table-cell office:value-type="float" office:value="0.474392872404709">
                <text:p>0.474392872404709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0.604835712728585">
                <text:p>0.604835712728585</text:p>
              </table:table-cell>
              <table:table-cell office:value-type="float" office:value="0.474489240682257">
                <text:p>0.47448924068225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605000538706507">
                <text:p>0.605000538706507</text:p>
              </table:table-cell>
              <table:table-cell office:value-type="float" office:value="0.474521884976738">
                <text:p>0.474521884976738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0.605022561660978">
                <text:p>0.605022561660978</text:p>
              </table:table-cell>
              <table:table-cell office:value-type="float" office:value="0.474572272046065">
                <text:p>0.474572272046065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0.605104164139358">
                <text:p>0.605104164139358</text:p>
              </table:table-cell>
              <table:table-cell office:value-type="float" office:value="0.474599857685442">
                <text:p>0.47459985768544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0.605118945085463">
                <text:p>0.605118945085463</text:p>
              </table:table-cell>
              <table:table-cell office:value-type="float" office:value="0.474673518755882">
                <text:p>0.474673518755882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0.605150745037492">
                <text:p>0.605150745037492</text:p>
              </table:table-cell>
              <table:table-cell office:value-type="float" office:value="0.474725515471615">
                <text:p>0.474725515471615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0.605319227351607">
                <text:p>0.605319227351607</text:p>
              </table:table-cell>
              <table:table-cell office:value-type="float" office:value="0.474801889708903">
                <text:p>0.474801889708903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0.605321476342569">
                <text:p>0.605321476342569</text:p>
              </table:table-cell>
              <table:table-cell office:value-type="float" office:value="0.47488304812154">
                <text:p>0.47488304812154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0.60536397062521">
                <text:p>0.60536397062521</text:p>
              </table:table-cell>
              <table:table-cell office:value-type="float" office:value="0.474939476484732">
                <text:p>0.474939476484732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0.605379639269914">
                <text:p>0.605379639269914</text:p>
              </table:table-cell>
              <table:table-cell office:value-type="float" office:value="0.475030835650937">
                <text:p>0.47503083565093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0.605473989462297">
                <text:p>0.605473989462297</text:p>
              </table:table-cell>
              <table:table-cell office:value-type="float" office:value="0.475091325550506">
                <text:p>0.47509132555050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605491143571946">
                <text:p>0.605491143571946</text:p>
              </table:table-cell>
              <table:table-cell office:value-type="float" office:value="0.475153090668085">
                <text:p>0.475153090668085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0.605688957796065">
                <text:p>0.605688957796065</text:p>
              </table:table-cell>
              <table:table-cell office:value-type="float" office:value="0.475190121163916">
                <text:p>0.475190121163916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0.605689350753982">
                <text:p>0.605689350753982</text:p>
              </table:table-cell>
              <table:table-cell office:value-type="float" office:value="0.47521402616528">
                <text:p>0.4752140261652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0.605716229137679">
                <text:p>0.605716229137679</text:p>
              </table:table-cell>
              <table:table-cell office:value-type="float" office:value="0.475222391070346">
                <text:p>0.475222391070346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0.6057886732119">
                <text:p>0.6057886732119</text:p>
              </table:table-cell>
              <table:table-cell office:value-type="float" office:value="0.475233624114349">
                <text:p>0.475233624114349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0.605888772044149">
                <text:p>0.605888772044149</text:p>
              </table:table-cell>
              <table:table-cell office:value-type="float" office:value="0.475330743972527">
                <text:p>0.475330743972527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0.606000579277188">
                <text:p>0.606000579277188</text:p>
              </table:table-cell>
              <table:table-cell office:value-type="float" office:value="0.475346102190849">
                <text:p>0.47534610219084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0.606095354683454">
                <text:p>0.606095354683454</text:p>
              </table:table-cell>
              <table:table-cell office:value-type="float" office:value="0.475388448581801">
                <text:p>0.475388448581801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0.606253673094907">
                <text:p>0.606253673094907</text:p>
              </table:table-cell>
              <table:table-cell office:value-type="float" office:value="0.475431450551591">
                <text:p>0.47543145055159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0.606431673690869">
                <text:p>0.606431673690869</text:p>
              </table:table-cell>
              <table:table-cell office:value-type="float" office:value="0.475482022631283">
                <text:p>0.475482022631283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606556003995658">
                <text:p>0.606556003995658</text:p>
              </table:table-cell>
              <table:table-cell office:value-type="float" office:value="0.475527240362152">
                <text:p>0.47552724036215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0.606684624248839">
                <text:p>0.606684624248839</text:p>
              </table:table-cell>
              <table:table-cell office:value-type="float" office:value="0.475607243364334">
                <text:p>0.475607243364334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0.606690003848003">
                <text:p>0.606690003848003</text:p>
              </table:table-cell>
              <table:table-cell office:value-type="float" office:value="0.475632698083683">
                <text:p>0.475632698083683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0.606729541830264">
                <text:p>0.606729541830264</text:p>
              </table:table-cell>
              <table:table-cell office:value-type="float" office:value="0.475684085454823">
                <text:p>0.475684085454823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0.606734401414983">
                <text:p>0.606734401414983</text:p>
              </table:table-cell>
              <table:table-cell office:value-type="float" office:value="0.47577195119788">
                <text:p>0.47577195119788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0.606890965287741">
                <text:p>0.606890965287741</text:p>
              </table:table-cell>
              <table:table-cell office:value-type="float" office:value="0.47583820671725">
                <text:p>0.47583820671725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0.607066571972">
                <text:p>0.607066571972</text:p>
              </table:table-cell>
              <table:table-cell office:value-type="float" office:value="0.475861154993834">
                <text:p>0.475861154993834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0.607160302969106">
                <text:p>0.607160302969106</text:p>
              </table:table-cell>
              <table:table-cell office:value-type="float" office:value="0.475948237972805">
                <text:p>0.475948237972805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0.607235375269154">
                <text:p>0.607235375269154</text:p>
              </table:table-cell>
              <table:table-cell office:value-type="float" office:value="0.476020804411828">
                <text:p>0.476020804411828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0.60734720010328">
                <text:p>0.60734720010328</text:p>
              </table:table-cell>
              <table:table-cell office:value-type="float" office:value="0.476060998321738">
                <text:p>0.47606099832173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607478009344079">
                <text:p>0.607478009344079</text:p>
              </table:table-cell>
              <table:table-cell office:value-type="float" office:value="0.47614596274542">
                <text:p>0.4761459627454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0.607587233336893">
                <text:p>0.607587233336893</text:p>
              </table:table-cell>
              <table:table-cell office:value-type="float" office:value="0.47617822768772">
                <text:p>0.47617822768772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607663530658523">
                <text:p>0.607663530658523</text:p>
              </table:table-cell>
              <table:table-cell office:value-type="float" office:value="0.476195185964267">
                <text:p>0.476195185964267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0.607706518046284">
                <text:p>0.607706518046284</text:p>
              </table:table-cell>
              <table:table-cell office:value-type="float" office:value="0.476198480293017">
                <text:p>0.476198480293017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0.607728120244392">
                <text:p>0.607728120244392</text:p>
              </table:table-cell>
              <table:table-cell office:value-type="float" office:value="0.476217472091262">
                <text:p>0.47621747209126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0.60778996761933">
                <text:p>0.60778996761933</text:p>
              </table:table-cell>
              <table:table-cell office:value-type="float" office:value="0.476251828921329">
                <text:p>0.476251828921329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0.60790345552185">
                <text:p>0.60790345552185</text:p>
              </table:table-cell>
              <table:table-cell office:value-type="float" office:value="0.476259578415064">
                <text:p>0.476259578415064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0.607988767020184">
                <text:p>0.607988767020184</text:p>
              </table:table-cell>
              <table:table-cell office:value-type="float" office:value="0.476352161291214">
                <text:p>0.47635216129121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0.618147533249482">
                <text:p>0.618147533249482</text:p>
              </table:table-cell>
              <table:table-cell office:value-type="float" office:value="0.484372502340964">
                <text:p>0.484372502340964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0.618166096760477">
                <text:p>0.618166096760477</text:p>
              </table:table-cell>
              <table:table-cell office:value-type="float" office:value="0.484462463070822">
                <text:p>0.48446246307082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618308008750316">
                <text:p>0.618308008750316</text:p>
              </table:table-cell>
              <table:table-cell office:value-type="float" office:value="0.484484725032609">
                <text:p>0.484484725032609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0.618392342930401">
                <text:p>0.618392342930401</text:p>
              </table:table-cell>
              <table:table-cell office:value-type="float" office:value="0.484493195023331">
                <text:p>0.484493195023331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0.618468435422269">
                <text:p>0.618468435422269</text:p>
              </table:table-cell>
              <table:table-cell office:value-type="float" office:value="0.48452415472529">
                <text:p>0.48452415472529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0.618568385584731">
                <text:p>0.618568385584731</text:p>
              </table:table-cell>
              <table:table-cell office:value-type="float" office:value="0.484586207745026">
                <text:p>0.484586207745026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0.628742466558093">
                <text:p>0.628742466558093</text:p>
              </table:table-cell>
              <table:table-cell office:value-type="float" office:value="0.492666240653433">
                <text:p>0.492666240653433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0.628776613440982">
                <text:p>0.628776613440982</text:p>
              </table:table-cell>
              <table:table-cell office:value-type="float" office:value="0.492667765098">
                <text:p>0.492667765098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0.628778199722108">
                <text:p>0.628778199722108</text:p>
              </table:table-cell>
              <table:table-cell office:value-type="float" office:value="0.492728994722046">
                <text:p>0.492728994722046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0.638934346766249">
                <text:p>0.638934346766249</text:p>
              </table:table-cell>
              <table:table-cell office:value-type="float" office:value="0.500777579602066">
                <text:p>0.500777579602066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0.63896678953414">
                <text:p>0.63896678953414</text:p>
              </table:table-cell>
              <table:table-cell office:value-type="float" office:value="0.500824423996446">
                <text:p>0.500824423996446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0.63899767217076">
                <text:p>0.63899767217076</text:p>
              </table:table-cell>
              <table:table-cell office:value-type="float" office:value="0.500904928496785">
                <text:p>0.50090492849678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63906629644994">
                <text:p>0.63906629644994</text:p>
              </table:table-cell>
              <table:table-cell office:value-type="float" office:value="0.500915932557206">
                <text:p>0.500915932557206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0.639224211984668">
                <text:p>0.639224211984668</text:p>
              </table:table-cell>
              <table:table-cell office:value-type="float" office:value="0.501010270463822">
                <text:p>0.501010270463822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0.639238753495628">
                <text:p>0.639238753495628</text:p>
              </table:table-cell>
              <table:table-cell office:value-type="float" office:value="0.501058194059687">
                <text:p>0.501058194059687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0.639270462307071">
                <text:p>0.639270462307071</text:p>
              </table:table-cell>
              <table:table-cell office:value-type="float" office:value="0.501153888848283">
                <text:p>0.50115388884828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639431618693672">
                <text:p>0.639431618693672</text:p>
              </table:table-cell>
              <table:table-cell office:value-type="float" office:value="0.501215900479185">
                <text:p>0.501215900479185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639597520916699">
                <text:p>0.639597520916699</text:p>
              </table:table-cell>
              <table:table-cell office:value-type="float" office:value="0.501228113686259">
                <text:p>0.501228113686259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0.63963479679799">
                <text:p>0.63963479679799</text:p>
              </table:table-cell>
              <table:table-cell office:value-type="float" office:value="0.501319659754728">
                <text:p>0.50131965975472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0.639679711093451">
                <text:p>0.639679711093451</text:p>
              </table:table-cell>
              <table:table-cell office:value-type="float" office:value="0.501361481504568">
                <text:p>0.501361481504568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0.63968309620511">
                <text:p>0.63968309620511</text:p>
              </table:table-cell>
              <table:table-cell office:value-type="float" office:value="0.501383820380833">
                <text:p>0.501383820380833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0.639799426074576">
                <text:p>0.639799426074576</text:p>
              </table:table-cell>
              <table:table-cell office:value-type="float" office:value="0.501401351131277">
                <text:p>0.50140135113127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639803968041301">
                <text:p>0.639803968041301</text:p>
              </table:table-cell>
              <table:table-cell office:value-type="float" office:value="0.501432032904285">
                <text:p>0.50143203290428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0.639945361456755">
                <text:p>0.639945361456755</text:p>
              </table:table-cell>
              <table:table-cell office:value-type="float" office:value="0.50143917862416">
                <text:p>0.50143917862416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0.640053969739194">
                <text:p>0.640053969739194</text:p>
              </table:table-cell>
              <table:table-cell office:value-type="float" office:value="0.501485485410661">
                <text:p>0.501485485410661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0.640191930973452">
                <text:p>0.640191930973452</text:p>
              </table:table-cell>
              <table:table-cell office:value-type="float" office:value="0.501502108133438">
                <text:p>0.501502108133438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0.640280027769769">
                <text:p>0.640280027769769</text:p>
              </table:table-cell>
              <table:table-cell office:value-type="float" office:value="0.501553603816717">
                <text:p>0.50155360381671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0.640327070356242">
                <text:p>0.640327070356242</text:p>
              </table:table-cell>
              <table:table-cell office:value-type="float" office:value="0.501632617824452">
                <text:p>0.501632617824452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0.640446651834832">
                <text:p>0.640446651834832</text:p>
              </table:table-cell>
              <table:table-cell office:value-type="float" office:value="0.501680790585573">
                <text:p>0.501680790585573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0.640470223979564">
                <text:p>0.640470223979564</text:p>
              </table:table-cell>
              <table:table-cell office:value-type="float" office:value="0.501767437538838">
                <text:p>0.501767437538838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0.640555962354613">
                <text:p>0.640555962354613</text:p>
              </table:table-cell>
              <table:table-cell office:value-type="float" office:value="0.501811385593682">
                <text:p>0.501811385593682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0.640660932439491">
                <text:p>0.640660932439491</text:p>
              </table:table-cell>
              <table:table-cell office:value-type="float" office:value="0.501837975156681">
                <text:p>0.50183797515668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640846667389479">
                <text:p>0.640846667389479</text:p>
              </table:table-cell>
              <table:table-cell office:value-type="float" office:value="0.501931988197982">
                <text:p>0.50193198819798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0.640874668276454">
                <text:p>0.640874668276454</text:p>
              </table:table-cell>
              <table:table-cell office:value-type="float" office:value="0.501983665960006">
                <text:p>0.501983665960006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0.641069177340488">
                <text:p>0.641069177340488</text:p>
              </table:table-cell>
              <table:table-cell office:value-type="float" office:value="0.502047807113786">
                <text:p>0.502047807113786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0.641083879409922">
                <text:p>0.641083879409922</text:p>
              </table:table-cell>
              <table:table-cell office:value-type="float" office:value="0.50210420863656">
                <text:p>0.50210420863656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0.641123306208862">
                <text:p>0.641123306208862</text:p>
              </table:table-cell>
              <table:table-cell office:value-type="float" office:value="0.502124212528844">
                <text:p>0.502124212528844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0.641133093931009">
                <text:p>0.641133093931009</text:p>
              </table:table-cell>
              <table:table-cell office:value-type="float" office:value="0.502144119382622">
                <text:p>0.50214411938262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0.641236384456483">
                <text:p>0.641236384456483</text:p>
              </table:table-cell>
              <table:table-cell office:value-type="float" office:value="0.502206814159746">
                <text:p>0.50220681415974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0.641249193894329">
                <text:p>0.641249193894329</text:p>
              </table:table-cell>
              <table:table-cell office:value-type="float" office:value="0.502208831576666">
                <text:p>0.502208831576666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0.641262553410395">
                <text:p>0.641262553410395</text:p>
              </table:table-cell>
              <table:table-cell office:value-type="float" office:value="0.502254862916348">
                <text:p>0.502254862916348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0.641360574822627">
                <text:p>0.641360574822627</text:p>
              </table:table-cell>
              <table:table-cell office:value-type="float" office:value="0.502352574828131">
                <text:p>0.50235257482813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641450653844904">
                <text:p>0.641450653844904</text:p>
              </table:table-cell>
              <table:table-cell office:value-type="float" office:value="0.502403183472424">
                <text:p>0.502403183472424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0.641474431617867">
                <text:p>0.641474431617867</text:p>
              </table:table-cell>
              <table:table-cell office:value-type="float" office:value="0.502410094298">
                <text:p>0.502410094298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0.641634858082087">
                <text:p>0.641634858082087</text:p>
              </table:table-cell>
              <table:table-cell office:value-type="float" office:value="0.502446465894533">
                <text:p>0.502446465894533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0.641773874965849">
                <text:p>0.641773874965849</text:p>
              </table:table-cell>
              <table:table-cell office:value-type="float" office:value="0.502468807060635">
                <text:p>0.502468807060635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0.641871363786338">
                <text:p>0.641871363786338</text:p>
              </table:table-cell>
              <table:table-cell office:value-type="float" office:value="0.502564967086972">
                <text:p>0.502564967086972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0.641955621870384">
                <text:p>0.641955621870384</text:p>
              </table:table-cell>
              <table:table-cell office:value-type="float" office:value="0.502616674163958">
                <text:p>0.502616674163958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0.641962801227476">
                <text:p>0.641962801227476</text:p>
              </table:table-cell>
              <table:table-cell office:value-type="float" office:value="0.502670500989695">
                <text:p>0.502670500989695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0.642130973572235">
                <text:p>0.642130973572235</text:p>
              </table:table-cell>
              <table:table-cell office:value-type="float" office:value="0.502724997071456">
                <text:p>0.502724997071456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0.642190747780698">
                <text:p>0.642190747780698</text:p>
              </table:table-cell>
              <table:table-cell office:value-type="float" office:value="0.502727215429061">
                <text:p>0.502727215429061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0.642278648720582">
                <text:p>0.642278648720582</text:p>
              </table:table-cell>
              <table:table-cell office:value-type="float" office:value="0.502765083155305">
                <text:p>0.502765083155305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642364426257995">
                <text:p>0.642364426257995</text:p>
              </table:table-cell>
              <table:table-cell office:value-type="float" office:value="0.502829235802198">
                <text:p>0.502829235802198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0.642537036565396">
                <text:p>0.642537036565396</text:p>
              </table:table-cell>
              <table:table-cell office:value-type="float" office:value="0.502926853483433">
                <text:p>0.502926853483433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0.652729343380253">
                <text:p>0.652729343380253</text:p>
              </table:table-cell>
              <table:table-cell office:value-type="float" office:value="0.511016962447719">
                <text:p>0.511016962447719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0.652902439574952">
                <text:p>0.652902439574952</text:p>
              </table:table-cell>
              <table:table-cell office:value-type="float" office:value="0.511072184589206">
                <text:p>0.511072184589206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0.652925420295934">
                <text:p>0.652925420295934</text:p>
              </table:table-cell>
              <table:table-cell office:value-type="float" office:value="0.511144702364079">
                <text:p>0.511144702364079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0.652959518946935">
                <text:p>0.652959518946935</text:p>
              </table:table-cell>
              <table:table-cell office:value-type="float" office:value="0.511185562648082">
                <text:p>0.511185562648082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0.653090060117766">
                <text:p>0.653090060117766</text:p>
              </table:table-cell>
              <table:table-cell office:value-type="float" office:value="0.511243350698392">
                <text:p>0.51124335069839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0.653179200466803">
                <text:p>0.653179200466803</text:p>
              </table:table-cell>
              <table:table-cell office:value-type="float" office:value="0.511333743661467">
                <text:p>0.511333743661467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0.653259270677386">
                <text:p>0.653259270677386</text:p>
              </table:table-cell>
              <table:table-cell office:value-type="float" office:value="0.511380857137884">
                <text:p>0.511380857137884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0.653390004071668">
                <text:p>0.653390004071668</text:p>
              </table:table-cell>
              <table:table-cell office:value-type="float" office:value="0.511408835666863">
                <text:p>0.51140883566686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653448404510054">
                <text:p>0.653448404510054</text:p>
              </table:table-cell>
              <table:table-cell office:value-type="float" office:value="0.51146658849389">
                <text:p>0.51146658849389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0.653488838393621">
                <text:p>0.653488838393621</text:p>
              </table:table-cell>
              <table:table-cell office:value-type="float" office:value="0.511555806282751">
                <text:p>0.511555806282751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0.653623120588877">
                <text:p>0.653623120588877</text:p>
              </table:table-cell>
              <table:table-cell office:value-type="float" office:value="0.511603565481355">
                <text:p>0.511603565481355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0.653676197775328">
                <text:p>0.653676197775328</text:p>
              </table:table-cell>
              <table:table-cell office:value-type="float" office:value="0.511626567435515">
                <text:p>0.511626567435515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0.653851223059837">
                <text:p>0.653851223059837</text:p>
              </table:table-cell>
              <table:table-cell office:value-type="float" office:value="0.511648230166315">
                <text:p>0.51164823016631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0.653939029549125">
                <text:p>0.653939029549125</text:p>
              </table:table-cell>
              <table:table-cell office:value-type="float" office:value="0.511727019174781">
                <text:p>0.511727019174781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0.65396675462438">
                <text:p>0.65396675462438</text:p>
              </table:table-cell>
              <table:table-cell office:value-type="float" office:value="0.511818019247118">
                <text:p>0.511818019247118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0.654156890977656">
                <text:p>0.654156890977656</text:p>
              </table:table-cell>
              <table:table-cell office:value-type="float" office:value="0.511849912878347">
                <text:p>0.511849912878347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0.654171113184564">
                <text:p>0.654171113184564</text:p>
              </table:table-cell>
              <table:table-cell office:value-type="float" office:value="0.511855624528384">
                <text:p>0.511855624528384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0.654177500736663">
                <text:p>0.654177500736663</text:p>
              </table:table-cell>
              <table:table-cell office:value-type="float" office:value="0.511935109535172">
                <text:p>0.51193510953517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65421520641042">
                <text:p>0.65421520641042</text:p>
              </table:table-cell>
              <table:table-cell office:value-type="float" office:value="0.51201647292765">
                <text:p>0.51201647292765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0.654301402417874">
                <text:p>0.654301402417874</text:p>
              </table:table-cell>
              <table:table-cell office:value-type="float" office:value="0.512070398775126">
                <text:p>0.512070398775126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0.654427081589004">
                <text:p>0.654427081589004</text:p>
              </table:table-cell>
              <table:table-cell office:value-type="float" office:value="0.512114238426206">
                <text:p>0.512114238426206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0.654597276419927">
                <text:p>0.654597276419927</text:p>
              </table:table-cell>
              <table:table-cell office:value-type="float" office:value="0.512182251793938">
                <text:p>0.512182251793938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0.654708771627508">
                <text:p>0.654708771627508</text:p>
              </table:table-cell>
              <table:table-cell office:value-type="float" office:value="0.512280021459875">
                <text:p>0.512280021459875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0.654717759434506">
                <text:p>0.654717759434506</text:p>
              </table:table-cell>
              <table:table-cell office:value-type="float" office:value="0.512303659771956">
                <text:p>0.512303659771956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0.654789327734674">
                <text:p>0.654789327734674</text:p>
              </table:table-cell>
              <table:table-cell office:value-type="float" office:value="0.512344808906255">
                <text:p>0.512344808906255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0.654922922448834">
                <text:p>0.654922922448834</text:p>
              </table:table-cell>
              <table:table-cell office:value-type="float" office:value="0.512388213965807">
                <text:p>0.51238821396580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654976111402157">
                <text:p>0.654976111402157</text:p>
              </table:table-cell>
              <table:table-cell office:value-type="float" office:value="0.512470594326019">
                <text:p>0.512470594326019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0.655152241494653">
                <text:p>0.655152241494653</text:p>
              </table:table-cell>
              <table:table-cell office:value-type="float" office:value="0.512540130234392">
                <text:p>0.512540130234392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655255527318773">
                <text:p>0.655255527318773</text:p>
              </table:table-cell>
              <table:table-cell office:value-type="float" office:value="0.51261005991808">
                <text:p>0.5126100599180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0.655266344351665">
                <text:p>0.655266344351665</text:p>
              </table:table-cell>
              <table:table-cell office:value-type="float" office:value="0.51269246836135">
                <text:p>0.51269246836135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0.655285897941949">
                <text:p>0.655285897941949</text:p>
              </table:table-cell>
              <table:table-cell office:value-type="float" office:value="0.512781203592795">
                <text:p>0.512781203592795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0.655323928228302">
                <text:p>0.655323928228302</text:p>
              </table:table-cell>
              <table:table-cell office:value-type="float" office:value="0.512828413663454">
                <text:p>0.51282841366345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0.655353250449486">
                <text:p>0.655353250449486</text:p>
              </table:table-cell>
              <table:table-cell office:value-type="float" office:value="0.512901637340494">
                <text:p>0.512901637340494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0.655515772966874">
                <text:p>0.655515772966874</text:p>
              </table:table-cell>
              <table:table-cell office:value-type="float" office:value="0.512985225734321">
                <text:p>0.512985225734321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0.655666310225802">
                <text:p>0.655666310225802</text:p>
              </table:table-cell>
              <table:table-cell office:value-type="float" office:value="0.513004503564874">
                <text:p>0.513004503564874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0.655864539230883">
                <text:p>0.655864539230883</text:p>
              </table:table-cell>
              <table:table-cell office:value-type="float" office:value="0.513087009658405">
                <text:p>0.513087009658405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0.655898944120111">
                <text:p>0.655898944120111</text:p>
              </table:table-cell>
              <table:table-cell office:value-type="float" office:value="0.513101295222634">
                <text:p>0.513101295222634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0.655968740950822">
                <text:p>0.655968740950822</text:p>
              </table:table-cell>
              <table:table-cell office:value-type="float" office:value="0.51314390536519">
                <text:p>0.5131439053651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656130221369455">
                <text:p>0.656130221369455</text:p>
              </table:table-cell>
              <table:table-cell office:value-type="float" office:value="0.513163519686502">
                <text:p>0.51316351968650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0.656263836303921">
                <text:p>0.656263836303921</text:p>
              </table:table-cell>
              <table:table-cell office:value-type="float" office:value="0.51325148707832">
                <text:p>0.5132514870783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0.656455092568785">
                <text:p>0.656455092568785</text:p>
              </table:table-cell>
              <table:table-cell office:value-type="float" office:value="0.513341015364982">
                <text:p>0.513341015364982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0.656576237488403">
                <text:p>0.656576237488403</text:p>
              </table:table-cell>
              <table:table-cell office:value-type="float" office:value="0.513350016393166">
                <text:p>0.51335001639316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0.656596547483768">
                <text:p>0.656596547483768</text:p>
              </table:table-cell>
              <table:table-cell office:value-type="float" office:value="0.513397948532084">
                <text:p>0.513397948532084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0.656746443294436">
                <text:p>0.656746443294436</text:p>
              </table:table-cell>
              <table:table-cell office:value-type="float" office:value="0.513427859676323">
                <text:p>0.513427859676323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0.6569417535521">
                <text:p>0.6569417535521</text:p>
              </table:table-cell>
              <table:table-cell office:value-type="float" office:value="0.513430489096869">
                <text:p>0.513430489096869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0.657141722484697">
                <text:p>0.657141722484697</text:p>
              </table:table-cell>
              <table:table-cell office:value-type="float" office:value="0.513512844719179">
                <text:p>0.513512844719179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0.657296953326375">
                <text:p>0.657296953326375</text:p>
              </table:table-cell>
              <table:table-cell office:value-type="float" office:value="0.513607718617635">
                <text:p>0.513607718617635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0.657390880197349">
                <text:p>0.657390880197349</text:p>
              </table:table-cell>
              <table:table-cell office:value-type="float" office:value="0.513702672456661">
                <text:p>0.513702672456661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657529675043585">
                <text:p>0.657529675043585</text:p>
              </table:table-cell>
              <table:table-cell office:value-type="float" office:value="0.513761851614401">
                <text:p>0.513761851614401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0.657715226493537">
                <text:p>0.657715226493537</text:p>
              </table:table-cell>
              <table:table-cell office:value-type="float" office:value="0.513766023559756">
                <text:p>0.513766023559756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0.657912156550609">
                <text:p>0.657912156550609</text:p>
              </table:table-cell>
              <table:table-cell office:value-type="float" office:value="0.513808491781357">
                <text:p>0.513808491781357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0.657999993095148">
                <text:p>0.657999993095148</text:p>
              </table:table-cell>
              <table:table-cell office:value-type="float" office:value="0.513818800978599">
                <text:p>0.513818800978599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0.658156997387492">
                <text:p>0.658156997387492</text:p>
              </table:table-cell>
              <table:table-cell office:value-type="float" office:value="0.513899560846039">
                <text:p>0.513899560846039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0.65832900672757">
                <text:p>0.65832900672757</text:p>
              </table:table-cell>
              <table:table-cell office:value-type="float" office:value="0.513930161077012">
                <text:p>0.513930161077012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0.658518985775764">
                <text:p>0.658518985775764</text:p>
              </table:table-cell>
              <table:table-cell office:value-type="float" office:value="0.514005789694374">
                <text:p>0.514005789694374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0.658559256669201">
                <text:p>0.658559256669201</text:p>
              </table:table-cell>
              <table:table-cell office:value-type="float" office:value="0.514051088572798">
                <text:p>0.514051088572798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0.658694752351833">
                <text:p>0.658694752351833</text:p>
              </table:table-cell>
              <table:table-cell office:value-type="float" office:value="0.514125630438492">
                <text:p>0.514125630438492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0.658731629960265">
                <text:p>0.658731629960265</text:p>
              </table:table-cell>
              <table:table-cell office:value-type="float" office:value="0.514156217925304">
                <text:p>0.5141562179253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658758614614372">
                <text:p>0.658758614614372</text:p>
              </table:table-cell>
              <table:table-cell office:value-type="float" office:value="0.514227373073116">
                <text:p>0.514227373073116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0.65890835977063">
                <text:p>0.65890835977063</text:p>
              </table:table-cell>
              <table:table-cell office:value-type="float" office:value="0.514273237191938">
                <text:p>0.514273237191938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0.659003626143514">
                <text:p>0.659003626143514</text:p>
              </table:table-cell>
              <table:table-cell office:value-type="float" office:value="0.514284210410024">
                <text:p>0.514284210410024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0.659012751053411">
                <text:p>0.659012751053411</text:p>
              </table:table-cell>
              <table:table-cell office:value-type="float" office:value="0.514364929421378">
                <text:p>0.514364929421378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0.659054229638923">
                <text:p>0.659054229638923</text:p>
              </table:table-cell>
              <table:table-cell office:value-type="float" office:value="0.514417680782129">
                <text:p>0.514417680782129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0.659232918724924">
                <text:p>0.659232918724924</text:p>
              </table:table-cell>
              <table:table-cell office:value-type="float" office:value="0.514464287426229">
                <text:p>0.514464287426229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0.65942498798572">
                <text:p>0.65942498798572</text:p>
              </table:table-cell>
              <table:table-cell office:value-type="float" office:value="0.514513480934903">
                <text:p>0.514513480934903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0.65947249380499">
                <text:p>0.65947249380499</text:p>
              </table:table-cell>
              <table:table-cell office:value-type="float" office:value="0.514561273944044">
                <text:p>0.514561273944044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0.659474257706672">
                <text:p>0.659474257706672</text:p>
              </table:table-cell>
              <table:table-cell office:value-type="float" office:value="0.514648909585145">
                <text:p>0.51464890958514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0.659613070502433">
                <text:p>0.659613070502433</text:p>
              </table:table-cell>
              <table:table-cell office:value-type="float" office:value="0.514675776128389">
                <text:p>0.51467577612838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659706203444117">
                <text:p>0.659706203444117</text:p>
              </table:table-cell>
              <table:table-cell office:value-type="float" office:value="0.514712650991884">
                <text:p>0.514712650991884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0.659888969973799">
                <text:p>0.659888969973799</text:p>
              </table:table-cell>
              <table:table-cell office:value-type="float" office:value="0.514788003840578">
                <text:p>0.514788003840578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0.659893364788414">
                <text:p>0.659893364788414</text:p>
              </table:table-cell>
              <table:table-cell office:value-type="float" office:value="0.514793493294141">
                <text:p>0.514793493294141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0.659966730821631">
                <text:p>0.659966730821631</text:p>
              </table:table-cell>
              <table:table-cell office:value-type="float" office:value="0.514852959692902">
                <text:p>0.51485295969290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0.660026981039269">
                <text:p>0.660026981039269</text:p>
              </table:table-cell>
              <table:table-cell office:value-type="float" office:value="0.514881289691695">
                <text:p>0.514881289691695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0.660097670359952">
                <text:p>0.660097670359952</text:p>
              </table:table-cell>
              <table:table-cell office:value-type="float" office:value="0.514928286091818">
                <text:p>0.514928286091818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0.660218339674525">
                <text:p>0.660218339674525</text:p>
              </table:table-cell>
              <table:table-cell office:value-type="float" office:value="0.515001755803107">
                <text:p>0.515001755803107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0.670238515431238">
                <text:p>0.670238515431238</text:p>
              </table:table-cell>
              <table:table-cell office:value-type="float" office:value="0.523066968341349">
                <text:p>0.523066968341349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0.680363539062024">
                <text:p>0.680363539062024</text:p>
              </table:table-cell>
              <table:table-cell office:value-type="float" office:value="0.531099035641042">
                <text:p>0.531099035641042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0.680542346883357">
                <text:p>0.680542346883357</text:p>
              </table:table-cell>
              <table:table-cell office:value-type="float" office:value="0.531164174357652">
                <text:p>0.53116417435765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680583052158469">
                <text:p>0.680583052158469</text:p>
              </table:table-cell>
              <table:table-cell office:value-type="float" office:value="0.531262337946089">
                <text:p>0.53126233794608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0.680622208524968">
                <text:p>0.680622208524968</text:p>
              </table:table-cell>
              <table:table-cell office:value-type="float" office:value="0.531310569485794">
                <text:p>0.531310569485794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0.68069579281113">
                <text:p>0.68069579281113</text:p>
              </table:table-cell>
              <table:table-cell office:value-type="float" office:value="0.53134731809223">
                <text:p>0.53134731809223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0.680853602096132">
                <text:p>0.680853602096132</text:p>
              </table:table-cell>
              <table:table-cell office:value-type="float" office:value="0.531417632281857">
                <text:p>0.531417632281857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0.680926112639101">
                <text:p>0.680926112639101</text:p>
              </table:table-cell>
              <table:table-cell office:value-type="float" office:value="0.53151310903448">
                <text:p>0.5315131090344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0.68102755977367">
                <text:p>0.68102755977367</text:p>
              </table:table-cell>
              <table:table-cell office:value-type="float" office:value="0.531568794251805">
                <text:p>0.531568794251805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0.68119533578087">
                <text:p>0.68119533578087</text:p>
              </table:table-cell>
              <table:table-cell office:value-type="float" office:value="0.531651812948019">
                <text:p>0.531651812948019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0.681348812767075">
                <text:p>0.681348812767075</text:p>
              </table:table-cell>
              <table:table-cell office:value-type="float" office:value="0.531671504498585">
                <text:p>0.531671504498585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0.681391903749958">
                <text:p>0.681391903749958</text:p>
              </table:table-cell>
              <table:table-cell office:value-type="float" office:value="0.531747299788199">
                <text:p>0.531747299788199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0.68153275928359">
                <text:p>0.68153275928359</text:p>
              </table:table-cell>
              <table:table-cell office:value-type="float" office:value="0.531772935040747">
                <text:p>0.53177293504074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681566970861104">
                <text:p>0.681566970861104</text:p>
              </table:table-cell>
              <table:table-cell office:value-type="float" office:value="0.53183059197504">
                <text:p>0.53183059197504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0.681719364056393">
                <text:p>0.681719364056393</text:p>
              </table:table-cell>
              <table:table-cell office:value-type="float" office:value="0.531872335229909">
                <text:p>0.53187233522990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681840825053421">
                <text:p>0.681840825053421</text:p>
              </table:table-cell>
              <table:table-cell office:value-type="float" office:value="0.531930677232518">
                <text:p>0.531930677232518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0.681869539207105">
                <text:p>0.681869539207105</text:p>
              </table:table-cell>
              <table:table-cell office:value-type="float" office:value="0.531946652053265">
                <text:p>0.53194665205326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0.681926712555095">
                <text:p>0.681926712555095</text:p>
              </table:table-cell>
              <table:table-cell office:value-type="float" office:value="0.53203348093945">
                <text:p>0.53203348093945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0.682098855244475">
                <text:p>0.682098855244475</text:p>
              </table:table-cell>
              <table:table-cell office:value-type="float" office:value="0.532071342839615">
                <text:p>0.532071342839615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0.68211053778112">
                <text:p>0.68211053778112</text:p>
              </table:table-cell>
              <table:table-cell office:value-type="float" office:value="0.532123827350732">
                <text:p>0.532123827350732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0.682128343113933">
                <text:p>0.682128343113933</text:p>
              </table:table-cell>
              <table:table-cell office:value-type="float" office:value="0.532140004728095">
                <text:p>0.53214000472809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0.682154568521356">
                <text:p>0.682154568521356</text:p>
              </table:table-cell>
              <table:table-cell office:value-type="float" office:value="0.532174715035669">
                <text:p>0.532174715035669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0.68222731984875">
                <text:p>0.68222731984875</text:p>
              </table:table-cell>
              <table:table-cell office:value-type="float" office:value="0.532188196884411">
                <text:p>0.532188196884411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682339642238051">
                <text:p>0.682339642238051</text:p>
              </table:table-cell>
              <table:table-cell office:value-type="float" office:value="0.532262861597038">
                <text:p>0.532262861597038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0.682402371762618">
                <text:p>0.682402371762618</text:p>
              </table:table-cell>
              <table:table-cell office:value-type="float" office:value="0.532271749801025">
                <text:p>0.532271749801025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0.682591199233764">
                <text:p>0.682591199233764</text:p>
              </table:table-cell>
              <table:table-cell office:value-type="float" office:value="0.532286224455489">
                <text:p>0.532286224455489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0.682771163839614">
                <text:p>0.682771163839614</text:p>
              </table:table-cell>
              <table:table-cell office:value-type="float" office:value="0.532333026882275">
                <text:p>0.532333026882275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0.682787561176698">
                <text:p>0.682787561176698</text:p>
              </table:table-cell>
              <table:table-cell office:value-type="float" office:value="0.532398440926492">
                <text:p>0.53239844092649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0.682926022614066">
                <text:p>0.682926022614066</text:p>
              </table:table-cell>
              <table:table-cell office:value-type="float" office:value="0.532489400832879">
                <text:p>0.532489400832879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0.682953080134314">
                <text:p>0.682953080134314</text:p>
              </table:table-cell>
              <table:table-cell office:value-type="float" office:value="0.53254677488787">
                <text:p>0.5325467748878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0.683016418503517">
                <text:p>0.683016418503517</text:p>
              </table:table-cell>
              <table:table-cell office:value-type="float" office:value="0.532626396163394">
                <text:p>0.53262639616339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0.683153612284107">
                <text:p>0.683153612284107</text:p>
              </table:table-cell>
              <table:table-cell office:value-type="float" office:value="0.532668291230435">
                <text:p>0.532668291230435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0.683234267749908">
                <text:p>0.683234267749908</text:p>
              </table:table-cell>
              <table:table-cell office:value-type="float" office:value="0.532762372291057">
                <text:p>0.53276237229105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683254684063069">
                <text:p>0.683254684063069</text:p>
              </table:table-cell>
              <table:table-cell office:value-type="float" office:value="0.532830414714617">
                <text:p>0.532830414714617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0.683351052628523">
                <text:p>0.683351052628523</text:p>
              </table:table-cell>
              <table:table-cell office:value-type="float" office:value="0.532852865555594">
                <text:p>0.532852865555594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0.683414884979855">
                <text:p>0.683414884979855</text:p>
              </table:table-cell>
              <table:table-cell office:value-type="float" office:value="0.532907743896122">
                <text:p>0.53290774389612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0.683516968349738">
                <text:p>0.683516968349738</text:p>
              </table:table-cell>
              <table:table-cell office:value-type="float" office:value="0.532950327655562">
                <text:p>0.53295032765556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0.683600273926081">
                <text:p>0.683600273926081</text:p>
              </table:table-cell>
              <table:table-cell office:value-type="float" office:value="0.532992758052343">
                <text:p>0.532992758052343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0.683767301100743">
                <text:p>0.683767301100743</text:p>
              </table:table-cell>
              <table:table-cell office:value-type="float" office:value="0.532994446008088">
                <text:p>0.532994446008088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0.683803051264416">
                <text:p>0.683803051264416</text:p>
              </table:table-cell>
              <table:table-cell office:value-type="float" office:value="0.533020583645459">
                <text:p>0.533020583645459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0.683846572035776">
                <text:p>0.683846572035776</text:p>
              </table:table-cell>
              <table:table-cell office:value-type="float" office:value="0.533085467672442">
                <text:p>0.533085467672442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0.683894780991996">
                <text:p>0.683894780991996</text:p>
              </table:table-cell>
              <table:table-cell office:value-type="float" office:value="0.533089304220986">
                <text:p>0.533089304220986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0.683895597545862">
                <text:p>0.683895597545862</text:p>
              </table:table-cell>
              <table:table-cell office:value-type="float" office:value="0.533165575913382">
                <text:p>0.533165575913382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684074341926887">
                <text:p>0.684074341926887</text:p>
              </table:table-cell>
              <table:table-cell office:value-type="float" office:value="0.533258556728093">
                <text:p>0.533258556728093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0.684120766829145">
                <text:p>0.684120766829145</text:p>
              </table:table-cell>
              <table:table-cell office:value-type="float" office:value="0.533349637817826">
                <text:p>0.533349637817826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0.684294565359564">
                <text:p>0.684294565359564</text:p>
              </table:table-cell>
              <table:table-cell office:value-type="float" office:value="0.533377470871785">
                <text:p>0.533377470871785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0.684484780845714">
                <text:p>0.684484780845714</text:p>
              </table:table-cell>
              <table:table-cell office:value-type="float" office:value="0.533432298234671">
                <text:p>0.533432298234671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0.684620274723317">
                <text:p>0.684620274723317</text:p>
              </table:table-cell>
              <table:table-cell office:value-type="float" office:value="0.533507087204405">
                <text:p>0.533507087204405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0.684657760982582">
                <text:p>0.684657760982582</text:p>
              </table:table-cell>
              <table:table-cell office:value-type="float" office:value="0.533542698553486">
                <text:p>0.533542698553486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0.684675407165894">
                <text:p>0.684675407165894</text:p>
              </table:table-cell>
              <table:table-cell office:value-type="float" office:value="0.53361603165546">
                <text:p>0.53361603165546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0.684719924685537">
                <text:p>0.684719924685537</text:p>
              </table:table-cell>
              <table:table-cell office:value-type="float" office:value="0.533639998787144">
                <text:p>0.533639998787144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0.684896377590289">
                <text:p>0.684896377590289</text:p>
              </table:table-cell>
              <table:table-cell office:value-type="float" office:value="0.533665004115663">
                <text:p>0.53366500411566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0.68501470705832">
                <text:p>0.68501470705832</text:p>
              </table:table-cell>
              <table:table-cell office:value-type="float" office:value="0.533718136410667">
                <text:p>0.53371813641066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695190952085802">
                <text:p>0.695190952085802</text:p>
              </table:table-cell>
              <table:table-cell office:value-type="float" office:value="0.541736957830178">
                <text:p>0.541736957830178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0.695379803041774">
                <text:p>0.695379803041774</text:p>
              </table:table-cell>
              <table:table-cell office:value-type="float" office:value="0.541760324657522">
                <text:p>0.541760324657522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0.695560537612967">
                <text:p>0.695560537612967</text:p>
              </table:table-cell>
              <table:table-cell office:value-type="float" office:value="0.541765579572904">
                <text:p>0.541765579572904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0.695569430097373">
                <text:p>0.695569430097373</text:p>
              </table:table-cell>
              <table:table-cell office:value-type="float" office:value="0.541803562781686">
                <text:p>0.541803562781686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695692412197262">
                <text:p>0.695692412197262</text:p>
              </table:table-cell>
              <table:table-cell office:value-type="float" office:value="0.54182057541493">
                <text:p>0.54182057541493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0.695724406768073">
                <text:p>0.695724406768073</text:p>
              </table:table-cell>
              <table:table-cell office:value-type="float" office:value="0.541845970781556">
                <text:p>0.541845970781556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0.695858007696645">
                <text:p>0.695858007696645</text:p>
              </table:table-cell>
              <table:table-cell office:value-type="float" office:value="0.541886555755522">
                <text:p>0.54188655575552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0.695936557650459">
                <text:p>0.695936557650459</text:p>
              </table:table-cell>
              <table:table-cell office:value-type="float" office:value="0.541931400486091">
                <text:p>0.541931400486091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0.695946525623683">
                <text:p>0.695946525623683</text:p>
              </table:table-cell>
              <table:table-cell office:value-type="float" office:value="0.542028181089057">
                <text:p>0.54202818108905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0.696121209034891">
                <text:p>0.696121209034891</text:p>
              </table:table-cell>
              <table:table-cell office:value-type="float" office:value="0.542097426804997">
                <text:p>0.54209742680499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696205198420859">
                <text:p>0.696205198420859</text:p>
              </table:table-cell>
              <table:table-cell office:value-type="float" office:value="0.542102030088334">
                <text:p>0.542102030088334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0.696381264152443">
                <text:p>0.696381264152443</text:p>
              </table:table-cell>
              <table:table-cell office:value-type="float" office:value="0.542110699135293">
                <text:p>0.542110699135293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0.696399353817592">
                <text:p>0.696399353817592</text:p>
              </table:table-cell>
              <table:table-cell office:value-type="float" office:value="0.542132401812914">
                <text:p>0.542132401812914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0.69650728627694">
                <text:p>0.69650728627694</text:p>
              </table:table-cell>
              <table:table-cell office:value-type="float" office:value="0.542150923436841">
                <text:p>0.54215092343684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0.696693032897717">
                <text:p>0.696693032897717</text:p>
              </table:table-cell>
              <table:table-cell office:value-type="float" office:value="0.542170924837834">
                <text:p>0.542170924837834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0.696773520750203">
                <text:p>0.696773520750203</text:p>
              </table:table-cell>
              <table:table-cell office:value-type="float" office:value="0.542198490706234">
                <text:p>0.542198490706234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0.696897163814412">
                <text:p>0.696897163814412</text:p>
              </table:table-cell>
              <table:table-cell office:value-type="float" office:value="0.542284767244988">
                <text:p>0.542284767244988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0.697032156649395">
                <text:p>0.697032156649395</text:p>
              </table:table-cell>
              <table:table-cell office:value-type="float" office:value="0.542332125594673">
                <text:p>0.542332125594673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0.697131564329678">
                <text:p>0.697131564329678</text:p>
              </table:table-cell>
              <table:table-cell office:value-type="float" office:value="0.542389812285809">
                <text:p>0.542389812285809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0.69721711575653">
                <text:p>0.69721711575653</text:p>
              </table:table-cell>
              <table:table-cell office:value-type="float" office:value="0.542397838291062">
                <text:p>0.54239783829106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.697376907844537">
                <text:p>0.697376907844537</text:p>
              </table:table-cell>
              <table:table-cell office:value-type="float" office:value="0.542476600135307">
                <text:p>0.542476600135307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0.697445352697974">
                <text:p>0.697445352697974</text:p>
              </table:table-cell>
              <table:table-cell office:value-type="float" office:value="0.542547671577295">
                <text:p>0.542547671577295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0.697537049022108">
                <text:p>0.697537049022108</text:p>
              </table:table-cell>
              <table:table-cell office:value-type="float" office:value="0.542641168808761">
                <text:p>0.542641168808761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0.697546235780123">
                <text:p>0.697546235780123</text:p>
              </table:table-cell>
              <table:table-cell office:value-type="float" office:value="0.542719369408019">
                <text:p>0.542719369408019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0.697572408741453">
                <text:p>0.697572408741453</text:p>
              </table:table-cell>
              <table:table-cell office:value-type="float" office:value="0.542742907620475">
                <text:p>0.54274290762047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0.697713427850686">
                <text:p>0.697713427850686</text:p>
              </table:table-cell>
              <table:table-cell office:value-type="float" office:value="0.542743676933712">
                <text:p>0.54274367693371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697864807999508">
                <text:p>0.697864807999508</text:p>
              </table:table-cell>
              <table:table-cell office:value-type="float" office:value="0.542841924796984">
                <text:p>0.542841924796984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0.697984302130296">
                <text:p>0.697984302130296</text:p>
              </table:table-cell>
              <table:table-cell office:value-type="float" office:value="0.542845215555746">
                <text:p>0.542845215555746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0.698058446966697">
                <text:p>0.698058446966697</text:p>
              </table:table-cell>
              <table:table-cell office:value-type="float" office:value="0.542922905024122">
                <text:p>0.542922905024122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0.698075803455547">
                <text:p>0.698075803455547</text:p>
              </table:table-cell>
              <table:table-cell office:value-type="float" office:value="0.542963539441146">
                <text:p>0.54296353944114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698217043295394">
                <text:p>0.698217043295394</text:p>
              </table:table-cell>
              <table:table-cell office:value-type="float" office:value="0.542995896613708">
                <text:p>0.542995896613708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0.698276265368467">
                <text:p>0.698276265368467</text:p>
              </table:table-cell>
              <table:table-cell office:value-type="float" office:value="0.54306590023574">
                <text:p>0.54306590023574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0.698423520389452">
                <text:p>0.698423520389452</text:p>
              </table:table-cell>
              <table:table-cell office:value-type="float" office:value="0.543094905240321">
                <text:p>0.543094905240321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0.698438780896629">
                <text:p>0.698438780896629</text:p>
              </table:table-cell>
              <table:table-cell office:value-type="float" office:value="0.543164036844566">
                <text:p>0.543164036844566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0.698619934885507">
                <text:p>0.698619934885507</text:p>
              </table:table-cell>
              <table:table-cell office:value-type="float" office:value="0.543178605854481">
                <text:p>0.543178605854481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0.698781828142043">
                <text:p>0.698781828142043</text:p>
              </table:table-cell>
              <table:table-cell office:value-type="float" office:value="0.543257319721609">
                <text:p>0.543257319721609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0.698969627334953">
                <text:p>0.698969627334953</text:p>
              </table:table-cell>
              <table:table-cell office:value-type="float" office:value="0.543339959726406">
                <text:p>0.543339959726406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0.699136284577568">
                <text:p>0.699136284577568</text:p>
              </table:table-cell>
              <table:table-cell office:value-type="float" office:value="0.543366183133298">
                <text:p>0.543366183133298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699329567592524">
                <text:p>0.699329567592524</text:p>
              </table:table-cell>
              <table:table-cell office:value-type="float" office:value="0.543371804075541">
                <text:p>0.543371804075541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0.699474341476604">
                <text:p>0.699474341476604</text:p>
              </table:table-cell>
              <table:table-cell office:value-type="float" office:value="0.543415367264944">
                <text:p>0.54341536726494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.699517581016002">
                <text:p>0.699517581016002</text:p>
              </table:table-cell>
              <table:table-cell office:value-type="float" office:value="0.543510392569572">
                <text:p>0.543510392569572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0.699626693295045">
                <text:p>0.699626693295045</text:p>
              </table:table-cell>
              <table:table-cell office:value-type="float" office:value="0.543599813789393">
                <text:p>0.543599813789393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0.699820789847936">
                <text:p>0.699820789847936</text:p>
              </table:table-cell>
              <table:table-cell office:value-type="float" office:value="0.543664547459485">
                <text:p>0.543664547459485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0.699875918377329">
                <text:p>0.699875918377329</text:p>
              </table:table-cell>
              <table:table-cell office:value-type="float" office:value="0.543754221268467">
                <text:p>0.543754221268467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0.699977591413183">
                <text:p>0.699977591413183</text:p>
              </table:table-cell>
              <table:table-cell office:value-type="float" office:value="0.543781833363758">
                <text:p>0.54378183336375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0.700058285675758">
                <text:p>0.700058285675758</text:p>
              </table:table-cell>
              <table:table-cell office:value-type="float" office:value="0.543789287002119">
                <text:p>0.543789287002119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0.700078856814034">
                <text:p>0.700078856814034</text:p>
              </table:table-cell>
              <table:table-cell office:value-type="float" office:value="0.543857376668628">
                <text:p>0.543857376668628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0.700189727998064">
                <text:p>0.700189727998064</text:p>
              </table:table-cell>
              <table:table-cell office:value-type="float" office:value="0.543868549684552">
                <text:p>0.543868549684552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0.700237270038711">
                <text:p>0.700237270038711</text:p>
              </table:table-cell>
              <table:table-cell office:value-type="float" office:value="0.543959469707542">
                <text:p>0.543959469707542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0.700380685378414">
                <text:p>0.700380685378414</text:p>
              </table:table-cell>
              <table:table-cell office:value-type="float" office:value="0.544052863145819">
                <text:p>0.54405286314581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700530657222554">
                <text:p>0.700530657222554</text:p>
              </table:table-cell>
              <table:table-cell office:value-type="float" office:value="0.544093329585849">
                <text:p>0.544093329585849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0.700727015852664">
                <text:p>0.700727015852664</text:p>
              </table:table-cell>
              <table:table-cell office:value-type="float" office:value="0.54410281905078">
                <text:p>0.54410281905078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0.700902749463401">
                <text:p>0.700902749463401</text:p>
              </table:table-cell>
              <table:table-cell office:value-type="float" office:value="0.544118576057633">
                <text:p>0.544118576057633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0.701023173306175">
                <text:p>0.701023173306175</text:p>
              </table:table-cell>
              <table:table-cell office:value-type="float" office:value="0.544131712509093">
                <text:p>0.544131712509093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0.70106092551259">
                <text:p>0.70106092551259</text:p>
              </table:table-cell>
              <table:table-cell office:value-type="float" office:value="0.544211115216143">
                <text:p>0.544211115216143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0.701083027458157">
                <text:p>0.701083027458157</text:p>
              </table:table-cell>
              <table:table-cell office:value-type="float" office:value="0.544281121638735">
                <text:p>0.544281121638735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0.701161227620502">
                <text:p>0.701161227620502</text:p>
              </table:table-cell>
              <table:table-cell office:value-type="float" office:value="0.544289354652683">
                <text:p>0.544289354652683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701267629777932">
                <text:p>0.701267629777932</text:p>
              </table:table-cell>
              <table:table-cell office:value-type="float" office:value="0.544322400551618">
                <text:p>0.544322400551618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0.70133504681475">
                <text:p>0.70133504681475</text:p>
              </table:table-cell>
              <table:table-cell office:value-type="float" office:value="0.544408331163816">
                <text:p>0.54440833116381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0.701467021698426">
                <text:p>0.701467021698426</text:p>
              </table:table-cell>
              <table:table-cell office:value-type="float" office:value="0.544433415422898">
                <text:p>0.54443341542289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.701550652744047">
                <text:p>0.701550652744047</text:p>
              </table:table-cell>
              <table:table-cell office:value-type="float" office:value="0.544447158619892">
                <text:p>0.544447158619892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0.701730542147821">
                <text:p>0.701730542147821</text:p>
              </table:table-cell>
              <table:table-cell office:value-type="float" office:value="0.544469899309304">
                <text:p>0.544469899309304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0.701841361316299">
                <text:p>0.701841361316299</text:p>
              </table:table-cell>
              <table:table-cell office:value-type="float" office:value="0.544499141199024">
                <text:p>0.544499141199024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0.711894933736819">
                <text:p>0.711894933736819</text:p>
              </table:table-cell>
              <table:table-cell office:value-type="float" office:value="0.552517961363406">
                <text:p>0.552517961363406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0.711960072507049">
                <text:p>0.711960072507049</text:p>
              </table:table-cell>
              <table:table-cell office:value-type="float" office:value="0.552601910352791">
                <text:p>0.552601910352791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0.711983799175227">
                <text:p>0.711983799175227</text:p>
              </table:table-cell>
              <table:table-cell office:value-type="float" office:value="0.552614463412034">
                <text:p>0.55261446341203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0.712046299897831">
                <text:p>0.712046299897831</text:p>
              </table:table-cell>
              <table:table-cell office:value-type="float" office:value="0.5526667888607">
                <text:p>0.5526667888607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0.712112947066052">
                <text:p>0.712112947066052</text:p>
              </table:table-cell>
              <table:table-cell office:value-type="float" office:value="0.552683216336525">
                <text:p>0.552683216336525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0.712113059480435">
                <text:p>0.712113059480435</text:p>
              </table:table-cell>
              <table:table-cell office:value-type="float" office:value="0.552698432606664">
                <text:p>0.552698432606664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0.71220178170801">
                <text:p>0.71220178170801</text:p>
              </table:table-cell>
              <table:table-cell office:value-type="float" office:value="0.552730075425869">
                <text:p>0.55273007542586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722265301526245">
                <text:p>0.722265301526245</text:p>
              </table:table-cell>
              <table:table-cell office:value-type="float" office:value="0.560768347403668">
                <text:p>0.560768347403668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0.722433464136499">
                <text:p>0.722433464136499</text:p>
              </table:table-cell>
              <table:table-cell office:value-type="float" office:value="0.560812706839716">
                <text:p>0.560812706839716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0.722456770018938">
                <text:p>0.722456770018938</text:p>
              </table:table-cell>
              <table:table-cell office:value-type="float" office:value="0.560872875053539">
                <text:p>0.560872875053539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0.722486510351869">
                <text:p>0.722486510351869</text:p>
              </table:table-cell>
              <table:table-cell office:value-type="float" office:value="0.560902156542254">
                <text:p>0.560902156542254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0.722676178018569">
                <text:p>0.722676178018569</text:p>
              </table:table-cell>
              <table:table-cell office:value-type="float" office:value="0.560988648385267">
                <text:p>0.560988648385267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0.722711384204967">
                <text:p>0.722711384204967</text:p>
              </table:table-cell>
              <table:table-cell office:value-type="float" office:value="0.561056274044262">
                <text:p>0.561056274044262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0.722743032602392">
                <text:p>0.722743032602392</text:p>
              </table:table-cell>
              <table:table-cell office:value-type="float" office:value="0.56106484812452">
                <text:p>0.56106484812452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0.722777082196516">
                <text:p>0.722777082196516</text:p>
              </table:table-cell>
              <table:table-cell office:value-type="float" office:value="0.561136935023452">
                <text:p>0.561136935023452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0.722973150349643">
                <text:p>0.722973150349643</text:p>
              </table:table-cell>
              <table:table-cell office:value-type="float" office:value="0.561222743280784">
                <text:p>0.561222743280784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0.723152346424475">
                <text:p>0.723152346424475</text:p>
              </table:table-cell>
              <table:table-cell office:value-type="float" office:value="0.561316828705097">
                <text:p>0.56131682870509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723182361339188">
                <text:p>0.723182361339188</text:p>
              </table:table-cell>
              <table:table-cell office:value-type="float" office:value="0.561384709713347">
                <text:p>0.561384709713347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0.72328248996485">
                <text:p>0.72328248996485</text:p>
              </table:table-cell>
              <table:table-cell office:value-type="float" office:value="0.561425156391039">
                <text:p>0.561425156391039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0.723437338045967">
                <text:p>0.723437338045967</text:p>
              </table:table-cell>
              <table:table-cell office:value-type="float" office:value="0.561462069904558">
                <text:p>0.561462069904558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0.723579880162651">
                <text:p>0.723579880162651</text:p>
              </table:table-cell>
              <table:table-cell office:value-type="float" office:value="0.561492153596375">
                <text:p>0.561492153596375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0.72377134777122">
                <text:p>0.72377134777122</text:p>
              </table:table-cell>
              <table:table-cell office:value-type="float" office:value="0.561506672208601">
                <text:p>0.561506672208601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0.723784566144267">
                <text:p>0.723784566144267</text:p>
              </table:table-cell>
              <table:table-cell office:value-type="float" office:value="0.561530982088753">
                <text:p>0.561530982088753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0.72389751482308">
                <text:p>0.72389751482308</text:p>
              </table:table-cell>
              <table:table-cell office:value-type="float" office:value="0.56159995375845">
                <text:p>0.56159995375845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0.724040568611365">
                <text:p>0.724040568611365</text:p>
              </table:table-cell>
              <table:table-cell office:value-type="float" office:value="0.561691980502211">
                <text:p>0.561691980502211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0.724173509946067">
                <text:p>0.724173509946067</text:p>
              </table:table-cell>
              <table:table-cell office:value-type="float" office:value="0.561748006314419">
                <text:p>0.561748006314419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0.724308041562429">
                <text:p>0.724308041562429</text:p>
              </table:table-cell>
              <table:table-cell office:value-type="float" office:value="0.561763106691672">
                <text:p>0.56176310669167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724347959681322">
                <text:p>0.724347959681322</text:p>
              </table:table-cell>
              <table:table-cell office:value-type="float" office:value="0.561820048726565">
                <text:p>0.561820048726565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0.724491623918781">
                <text:p>0.724491623918781</text:p>
              </table:table-cell>
              <table:table-cell office:value-type="float" office:value="0.561877407128553">
                <text:p>0.561877407128553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0.724679401237772">
                <text:p>0.724679401237772</text:p>
              </table:table-cell>
              <table:table-cell office:value-type="float" office:value="0.561951590075957">
                <text:p>0.561951590075957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0.724840175000812">
                <text:p>0.724840175000812</text:p>
              </table:table-cell>
              <table:table-cell office:value-type="float" office:value="0.561957669471598">
                <text:p>0.561957669471598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0.724899267733486">
                <text:p>0.724899267733486</text:p>
              </table:table-cell>
              <table:table-cell office:value-type="float" office:value="0.562057303035781">
                <text:p>0.562057303035781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0.725043679719759">
                <text:p>0.725043679719759</text:p>
              </table:table-cell>
              <table:table-cell office:value-type="float" office:value="0.562081487094654">
                <text:p>0.562081487094654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0.725138663508524">
                <text:p>0.725138663508524</text:p>
              </table:table-cell>
              <table:table-cell office:value-type="float" office:value="0.562142670897566">
                <text:p>0.562142670897566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0.725165288383771">
                <text:p>0.725165288383771</text:p>
              </table:table-cell>
              <table:table-cell office:value-type="float" office:value="0.562197764459727">
                <text:p>0.562197764459727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0.725318205227209">
                <text:p>0.725318205227209</text:p>
              </table:table-cell>
              <table:table-cell office:value-type="float" office:value="0.56224217719981">
                <text:p>0.56224217719981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0.725497151944628">
                <text:p>0.725497151944628</text:p>
              </table:table-cell>
              <table:table-cell office:value-type="float" office:value="0.562288179070845">
                <text:p>0.56228817907084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.725616245911732">
                <text:p>0.725616245911732</text:p>
              </table:table-cell>
              <table:table-cell office:value-type="float" office:value="0.562360942470549">
                <text:p>0.562360942470549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0.725784108780882">
                <text:p>0.725784108780882</text:p>
              </table:table-cell>
              <table:table-cell office:value-type="float" office:value="0.562383109992673">
                <text:p>0.562383109992673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0.725810434465003">
                <text:p>0.725810434465003</text:p>
              </table:table-cell>
              <table:table-cell office:value-type="float" office:value="0.562390813402902">
                <text:p>0.56239081340290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0.725861672898955">
                <text:p>0.725861672898955</text:p>
              </table:table-cell>
              <table:table-cell office:value-type="float" office:value="0.562488053100101">
                <text:p>0.562488053100101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0.726032715370174">
                <text:p>0.726032715370174</text:p>
              </table:table-cell>
              <table:table-cell office:value-type="float" office:value="0.562572755077584">
                <text:p>0.562572755077584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0.726042957214684">
                <text:p>0.726042957214684</text:p>
              </table:table-cell>
              <table:table-cell office:value-type="float" office:value="0.562651457928914">
                <text:p>0.562651457928914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0.726146907419133">
                <text:p>0.726146907419133</text:p>
              </table:table-cell>
              <table:table-cell office:value-type="float" office:value="0.56266773940105">
                <text:p>0.56266773940105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0.726286455375933">
                <text:p>0.726286455375933</text:p>
              </table:table-cell>
              <table:table-cell office:value-type="float" office:value="0.562718807608186">
                <text:p>0.562718807608186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0.726388532530809">
                <text:p>0.726388532530809</text:p>
              </table:table-cell>
              <table:table-cell office:value-type="float" office:value="0.562762149436938">
                <text:p>0.562762149436938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0.726493490316593">
                <text:p>0.726493490316593</text:p>
              </table:table-cell>
              <table:table-cell office:value-type="float" office:value="0.56285843163385">
                <text:p>0.5628584316338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726580323965976">
                <text:p>0.726580323965976</text:p>
              </table:table-cell>
              <table:table-cell office:value-type="float" office:value="0.562885370106172">
                <text:p>0.56288537010617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0.726742431901506">
                <text:p>0.726742431901506</text:p>
              </table:table-cell>
              <table:table-cell office:value-type="float" office:value="0.562946016998675">
                <text:p>0.56294601699867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0.726852365965844">
                <text:p>0.726852365965844</text:p>
              </table:table-cell>
              <table:table-cell office:value-type="float" office:value="0.563031418229548">
                <text:p>0.56303141822954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0.727027948546868">
                <text:p>0.727027948546868</text:p>
              </table:table-cell>
              <table:table-cell office:value-type="float" office:value="0.563106446718996">
                <text:p>0.563106446718996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0.727108959118171">
                <text:p>0.727108959118171</text:p>
              </table:table-cell>
              <table:table-cell office:value-type="float" office:value="0.563107001662192">
                <text:p>0.563107001662192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0.727116242340539">
                <text:p>0.727116242340539</text:p>
              </table:table-cell>
              <table:table-cell office:value-type="float" office:value="0.563113431641801">
                <text:p>0.563113431641801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0.727133637296574">
                <text:p>0.727133637296574</text:p>
              </table:table-cell>
              <table:table-cell office:value-type="float" office:value="0.563124828184379">
                <text:p>0.563124828184379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0.727298343597335">
                <text:p>0.727298343597335</text:p>
              </table:table-cell>
              <table:table-cell office:value-type="float" office:value="0.563158143256004">
                <text:p>0.56315814325600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0.727348187676644">
                <text:p>0.727348187676644</text:p>
              </table:table-cell>
              <table:table-cell office:value-type="float" office:value="0.563170433457026">
                <text:p>0.563170433457026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0.72749565470797">
                <text:p>0.72749565470797</text:p>
              </table:table-cell>
              <table:table-cell office:value-type="float" office:value="0.563228472340022">
                <text:p>0.56322847234002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.727583164549206">
                <text:p>0.727583164549206</text:p>
              </table:table-cell>
              <table:table-cell office:value-type="float" office:value="0.563289910354564">
                <text:p>0.563289910354564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0.727656798189087">
                <text:p>0.727656798189087</text:p>
              </table:table-cell>
              <table:table-cell office:value-type="float" office:value="0.563364699082045">
                <text:p>0.563364699082045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0.727751751453618">
                <text:p>0.727751751453618</text:p>
              </table:table-cell>
              <table:table-cell office:value-type="float" office:value="0.563365493928809">
                <text:p>0.563365493928809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0.727825400993052">
                <text:p>0.727825400993052</text:p>
              </table:table-cell>
              <table:table-cell office:value-type="float" office:value="0.563438546067647">
                <text:p>0.563438546067647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0.727951898951345">
                <text:p>0.727951898951345</text:p>
              </table:table-cell>
              <table:table-cell office:value-type="float" office:value="0.5635360536378">
                <text:p>0.5635360536378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0.728000007726957">
                <text:p>0.728000007726957</text:p>
              </table:table-cell>
              <table:table-cell office:value-type="float" office:value="0.563567121550041">
                <text:p>0.563567121550041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0.728016878148867">
                <text:p>0.728016878148867</text:p>
              </table:table-cell>
              <table:table-cell office:value-type="float" office:value="0.563650983735471">
                <text:p>0.563650983735471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.728044277657562">
                <text:p>0.728044277657562</text:p>
              </table:table-cell>
              <table:table-cell office:value-type="float" office:value="0.563724419158467">
                <text:p>0.563724419158467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.728146588184224">
                <text:p>0.728146588184224</text:p>
              </table:table-cell>
              <table:table-cell office:value-type="float" office:value="0.563749127092456">
                <text:p>0.563749127092456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.728314353499158">
                <text:p>0.728314353499158</text:p>
              </table:table-cell>
              <table:table-cell office:value-type="float" office:value="0.563842922514564">
                <text:p>0.56384292251456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28424952884596">
                <text:p>0.728424952884596</text:p>
              </table:table-cell>
              <table:table-cell office:value-type="float" office:value="0.563871975926822">
                <text:p>0.563871975926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